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165in"/>
    </style:style>
    <style:style style:name="co2" style:family="table-column">
      <style:table-column-properties fo:break-before="auto" style:column-width="4.2516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3.4319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1.0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/>
    </style:style>
    <style:style style:name="ce3" style:family="table-cell" style:parent-style-name="Default" style:data-style-name="N116">
      <style:table-cell-properties style:cell-protect="protected" style:print-content="true"/>
    </style:style>
    <style:style style:name="ce4" style:family="table-cell" style:parent-style-name="Default" style:data-style-name="N3">
      <style:table-cell-properties style:cell-protect="protected" style:print-content="true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number-columns-repeated="1015" table:default-cell-style-name="Default"/>
        <table:table-row table:style-name="ro1">
          <table:table-cell office:value-type="string">
            <text:p>Table <text:s/>A49. <text:s text:c="3"/>Number of Establishments by Total Inputs of Energy for Heat, Power, and Electricity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27"/>Generation, by Program Sponsorship, Industry Group, Selecte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28"/>Industries, and Type of Energy-Management Program, 1994: <text:s/>Part 2</text:p>
          </table:table-cell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1" office:value-type="string">
            <text:p><text:s text:c="8"/>Type of Sponsorship of Management Program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table:style-name="Default" table:number-columns-repeated="4"/>
          <table:table-cell table:style-name="ce1" office:value-type="string">
            <text:p>(1992 through 1994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" office:value-type="string">
            <text:p><text:s/>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2" office:value-type="string">
            <text:p>Federal, State, 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" office:value-type="string">
            <text:p>No Energy</text:p>
          </table:table-cell>
          <table:table-cell table:style-name="Default"/>
          <table:table-cell table:style-name="ce2" office:value-type="string">
            <text:p>Electric Utility</text:p>
          </table:table-cell>
          <table:table-cell table:style-name="Default"/>
          <table:table-cell table:style-name="ce2" office:value-type="string">
            <text:p>Local Government</text:p>
          </table:table-cell>
          <table:table-cell table:style-name="ce2" office:value-type="string">
            <text:p>Third Party</text:p>
          </table:table-cell>
          <table:table-cell table:style-name="ce2" office:value-type="string">
            <text:p>RSE</text:p>
          </table:table-cell>
          <table:table-cell table:number-columns-repeated="1015"/>
        </table:table-row>
        <table:table-row table:style-name="ro1">
          <table:table-cell office:value-type="string">
            <text:p>SIC</text:p>
          </table:table-cell>
          <table:table-cell table:style-name="Default"/>
          <table:table-cell table:style-name="ce2" office:value-type="string">
            <text:p>Management</text:p>
          </table:table-cell>
          <table:table-cell table:style-name="ce2" office:value-type="string">
            <text:p>Any Type of</text:p>
          </table:table-cell>
          <table:table-cell table:style-name="ce2" office:value-type="string">
            <text:p>Sponsored</text:p>
          </table:table-cell>
          <table:table-cell table:style-name="ce2" office:value-type="string">
            <text:p>Self-Sponsored</text:p>
          </table:table-cell>
          <table:table-cell table:number-columns-repeated="2" table:style-name="ce2" office:value-type="string">
            <text:p>Sponsored</text:p>
          </table:table-cell>
          <table:table-cell table:style-name="ce2" office:value-type="string">
            <text:p>Row</text:p>
          </table:table-cell>
          <table:table-cell table:number-columns-repeated="1015"/>
        </table:table-row>
        <table:table-row table:style-name="ro1">
          <table:table-cell office:value-type="string">
            <text:p>Code(a)</text:p>
          </table:table-cell>
          <table:table-cell office:value-type="string">
            <text:p><text:s/>Industry Group and Industry</text:p>
          </table:table-cell>
          <table:table-cell table:style-name="ce2" office:value-type="string">
            <text:p>Program(b)</text:p>
          </table:table-cell>
          <table:table-cell table:style-name="ce2" office:value-type="string">
            <text:p>Sponsorship</text:p>
          </table:table-cell>
          <table:table-cell table:number-columns-repeated="4" table:style-name="ce2" office:value-type="string">
            <text:p>Involvement</text:p>
          </table:table-cell>
          <table:table-cell table:style-name="ce2" office:value-type="string">
            <text:p>Factors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RSE Column Factors: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3">
            <text:p>1.3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1.2">
            <text:p>1.2</text:p>
          </table:table-cell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3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20-39</text:p>
          </table:table-cell>
          <table:table-cell office:value-type="string">
            <text:p>ALL INDUSTRY GROUPS</text:p>
          </table:table-cell>
          <table:table-cell table:style-name="Default"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02190">
            <text:p>202,190</text:p>
          </table:table-cell>
          <table:table-cell office:value-type="float" office:value="44735">
            <text:p>44,735</text:p>
          </table:table-cell>
          <table:table-cell office:value-type="float" office:value="29256">
            <text:p>29,256</text:p>
          </table:table-cell>
          <table:table-cell office:value-type="float" office:value="27887">
            <text:p>27,887</text:p>
          </table:table-cell>
          <table:table-cell office:value-type="float" office:value="3554">
            <text:p>3,554</text:p>
          </table:table-cell>
          <table:table-cell office:value-type="float" office:value="6537">
            <text:p>6,537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20482">
            <text:p>220,482</text:p>
          </table:table-cell>
          <table:table-cell office:value-type="float" office:value="26443">
            <text:p>26,443</text:p>
          </table:table-cell>
          <table:table-cell office:value-type="float" office:value="14644">
            <text:p>14,644</text:p>
          </table:table-cell>
          <table:table-cell office:value-type="float" office:value="13864">
            <text:p>13,864</text:p>
          </table:table-cell>
          <table:table-cell office:value-type="float" office:value="1430">
            <text:p>1,430</text:p>
          </table:table-cell>
          <table:table-cell office:value-type="float" office:value="3971">
            <text:p>3,971</text:p>
          </table:table-cell>
          <table:table-cell office:value-type="float" office:value="4">
            <text:p>4.0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29367">
            <text:p>229,367</text:p>
          </table:table-cell>
          <table:table-cell office:value-type="float" office:value="17558">
            <text:p>17,558</text:p>
          </table:table-cell>
          <table:table-cell office:value-type="float" office:value="7663">
            <text:p>7,663</text:p>
          </table:table-cell>
          <table:table-cell office:value-type="float" office:value="12281">
            <text:p>12,281</text:p>
          </table:table-cell>
          <table:table-cell office:value-type="float" office:value="462">
            <text:p>462</text:p>
          </table:table-cell>
          <table:table-cell office:value-type="float" office:value="1399">
            <text:p>1,399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35859">
            <text:p>235,859</text:p>
          </table:table-cell>
          <table:table-cell table:number-columns-repeated="2" office:value-type="float" office:value="11066">
            <text:p>11,06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43937">
            <text:p>243,937</text:p>
          </table:table-cell>
          <table:table-cell office:value-type="float" office:value="2988">
            <text:p>2,988</text:p>
          </table:table-cell>
          <table:table-cell office:value-type="float" office:value="820">
            <text:p>820</text:p>
          </table:table-cell>
          <table:table-cell office:value-type="float" office:value="2229">
            <text:p>2,229</text:p>
          </table:table-cell>
          <table:table-cell office:value-type="float" office:value="36">
            <text:p>36</text:p>
          </table:table-cell>
          <table:table-cell office:value-type="float" office:value="283">
            <text:p>283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34256">
            <text:p>234,256</text:p>
          </table:table-cell>
          <table:table-cell office:value-type="float" office:value="12668">
            <text:p>12,668</text:p>
          </table:table-cell>
          <table:table-cell office:value-type="float" office:value="10927">
            <text:p>10,927</text:p>
          </table:table-cell>
          <table:table-cell office:value-type="float" office:value="2179">
            <text:p>2,179</text:p>
          </table:table-cell>
          <table:table-cell office:value-type="float" office:value="484">
            <text:p>484</text:p>
          </table:table-cell>
          <table:table-cell office:value-type="float" office:value="1151">
            <text:p>1,151</text:p>
          </table:table-cell>
          <table:table-cell office:value-type="float" office:value="7.5">
            <text:p>7.5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34328">
            <text:p>234,328</text:p>
          </table:table-cell>
          <table:table-cell office:value-type="float" office:value="12597">
            <text:p>12,597</text:p>
          </table:table-cell>
          <table:table-cell office:value-type="float" office:value="5931">
            <text:p>5,931</text:p>
          </table:table-cell>
          <table:table-cell office:value-type="float" office:value="7861">
            <text:p>7,861</text:p>
          </table:table-cell>
          <table:table-cell office:value-type="float" office:value="72">
            <text:p>72</text:p>
          </table:table-cell>
          <table:table-cell office:value-type="float" office:value="838">
            <text:p>838</text:p>
          </table:table-cell>
          <table:table-cell office:value-type="float" office:value="5.7">
            <text:p>5.7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46545">
            <text:p>246,545</text:p>
          </table:table-cell>
          <table:table-cell office:value-type="float" office:value="380">
            <text:p>38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80">
            <text:p>380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45286">
            <text:p>245,286</text:p>
          </table:table-cell>
          <table:table-cell office:value-type="float" office:value="1639">
            <text:p>1,639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639">
            <text:p>1,639</text:p>
          </table:table-cell>
          <table:table-cell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46525">
            <text:p>246,525</text:p>
          </table:table-cell>
          <table:table-cell office:value-type="float" office:value="400">
            <text:p>40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00">
            <text:p>400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12"/>Steam Production (d)</text:p>
          </table:table-cell>
          <table:table-cell office:value-type="float" office:value="241246">
            <text:p>241,246</text:p>
          </table:table-cell>
          <table:table-cell office:value-type="float" office:value="5679">
            <text:p>5,679</text:p>
          </table:table-cell>
          <table:table-cell office:value-type="float" office:value="798">
            <text:p>798</text:p>
          </table:table-cell>
          <table:table-cell office:value-type="float" office:value="4751">
            <text:p>4,751</text:p>
          </table:table-cell>
          <table:table-cell office:value-type="float" office:value="190">
            <text:p>190</text:p>
          </table:table-cell>
          <table:table-cell office:value-type="float" office:value="548">
            <text:p>548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12"/>Direct/Indirect Process Heating</text:p>
          </table:table-cell>
          <table:table-cell office:value-type="float" office:value="240953">
            <text:p>240,953</text:p>
          </table:table-cell>
          <table:table-cell office:value-type="float" office:value="5972">
            <text:p>5,972</text:p>
          </table:table-cell>
          <table:table-cell office:value-type="float" office:value="1050">
            <text:p>1,050</text:p>
          </table:table-cell>
          <table:table-cell office:value-type="float" office:value="4910">
            <text:p>4,910</text:p>
          </table:table-cell>
          <table:table-cell office:value-type="float" office:value="78">
            <text:p>78</text:p>
          </table:table-cell>
          <table:table-cell office:value-type="float" office:value="422">
            <text:p>422</text:p>
          </table:table-cell>
          <table:table-cell office:value-type="float" office:value="8.1">
            <text:p>8.1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42498">
            <text:p>242,498</text:p>
          </table:table-cell>
          <table:table-cell office:value-type="float" office:value="4427">
            <text:p>4,427</text:p>
          </table:table-cell>
          <table:table-cell office:value-type="float" office:value="1066">
            <text:p>1,066</text:p>
          </table:table-cell>
          <table:table-cell office:value-type="float" office:value="3421">
            <text:p>3,421</text:p>
          </table:table-cell>
          <table:table-cell office:value-type="float" office:value="29">
            <text:p>29</text:p>
          </table:table-cell>
          <table:table-cell office:value-type="float" office:value="430">
            <text:p>430</text:p>
          </table:table-cell>
          <table:table-cell office:value-type="float" office:value="8.3">
            <text:p>8.3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<text:s text:c="12"/>Direct Machine Drive (e)</text:p>
          </table:table-cell>
          <table:table-cell office:value-type="float" office:value="235939">
            <text:p>235,939</text:p>
          </table:table-cell>
          <table:table-cell office:value-type="float" office:value="10986">
            <text:p>10,986</text:p>
          </table:table-cell>
          <table:table-cell office:value-type="float" office:value="3529">
            <text:p>3,529</text:p>
          </table:table-cell>
          <table:table-cell office:value-type="float" office:value="8246">
            <text:p>8,246</text:p>
          </table:table-cell>
          <table:table-cell office:value-type="float" office:value="67">
            <text:p>67</text:p>
          </table:table-cell>
          <table:table-cell office:value-type="float" office:value="883">
            <text:p>883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35218">
            <text:p>235,218</text:p>
          </table:table-cell>
          <table:table-cell office:value-type="float" office:value="11707">
            <text:p>11,707</text:p>
          </table:table-cell>
          <table:table-cell office:value-type="float" office:value="2833">
            <text:p>2,833</text:p>
          </table:table-cell>
          <table:table-cell office:value-type="float" office:value="8909">
            <text:p>8,909</text:p>
          </table:table-cell>
          <table:table-cell office:value-type="float" office:value="230">
            <text:p>230</text:p>
          </table:table-cell>
          <table:table-cell office:value-type="float" office:value="1169">
            <text:p>1,169</text:p>
          </table:table-cell>
          <table:table-cell office:value-type="float" office:value="7.5">
            <text:p>7.5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28851">
            <text:p>228,851</text:p>
          </table:table-cell>
          <table:table-cell office:value-type="float" office:value="18074">
            <text:p>18,074</text:p>
          </table:table-cell>
          <table:table-cell office:value-type="float" office:value="8528">
            <text:p>8,528</text:p>
          </table:table-cell>
          <table:table-cell office:value-type="float" office:value="10391">
            <text:p>10,391</text:p>
          </table:table-cell>
          <table:table-cell office:value-type="float" office:value="264">
            <text:p>264</text:p>
          </table:table-cell>
          <table:table-cell office:value-type="float" office:value="1561">
            <text:p>1,561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6"/>Using a Different Energy Source (f)</text:p>
          </table:table-cell>
          <table:table-cell office:value-type="float" office:value="244201">
            <text:p>244,201</text:p>
          </table:table-cell>
          <table:table-cell office:value-type="float" office:value="2724">
            <text:p>2,724</text:p>
          </table:table-cell>
          <table:table-cell office:value-type="float" office:value="379">
            <text:p>379</text:p>
          </table:table-cell>
          <table:table-cell office:value-type="float" office:value="2346">
            <text:p>2,34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2">
            <text:p>172</text:p>
          </table:table-cell>
          <table:table-cell office:value-type="float" office:value="8.7">
            <text:p>8.7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45934">
            <text:p>245,934</text:p>
          </table:table-cell>
          <table:table-cell office:value-type="float" office:value="991">
            <text:p>991</text:p>
          </table:table-cell>
          <table:table-cell office:value-type="float" office:value="330">
            <text:p>330</text:p>
          </table:table-cell>
          <table:table-cell office:value-type="float" office:value="745">
            <text:p>74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11">
            <text:p>211</text:p>
          </table:table-cell>
          <table:table-cell office:value-type="float" office:value="18.4">
            <text:p>18.4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table:style-name="Default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Food</text:p>
          </table:table-cell>
          <table:table-cell table:formula="of:=IF(ISNUMBER([.C63]);[.C63];0)+IF(ISNUMBER([.C316]);[.C316];0)" office:value-type="float" office:value="10377">
            <text:p>10,377</text:p>
          </table:table-cell>
          <table:table-cell table:formula="of:=IF(ISNUMBER([.D63]);[.D63];0)+IF(ISNUMBER([.D316]);[.D316];0)" office:value-type="float" office:value="4442">
            <text:p>4,442</text:p>
          </table:table-cell>
          <table:table-cell table:formula="of:=IF(ISNUMBER([.E63]);[.E63];0)+IF(ISNUMBER([.E316]);[.E316];0)" office:value-type="float" office:value="2759">
            <text:p>2,759</text:p>
          </table:table-cell>
          <table:table-cell table:formula="of:=IF(ISNUMBER([.F63]);[.F63];0)+IF(ISNUMBER([.F316]);[.F316];0)" office:value-type="float" office:value="3197">
            <text:p>3,197</text:p>
          </table:table-cell>
          <table:table-cell table:formula="of:=IF(ISNUMBER([.G63]);[.G63];0)+IF(ISNUMBER([.G316]);[.G316];0)" office:value-type="float" office:value="275">
            <text:p>275</text:p>
          </table:table-cell>
          <table:table-cell table:formula="of:=IF(ISNUMBER([.H63]);[.H63];0)+IF(ISNUMBER([.H316]);[.H316];0)" office:value-type="float" office:value="604">
            <text:p>604</text:p>
          </table:table-cell>
          <table:table-cell table:style-name="ce4" table:formula="of:=IF(ISNUMBER([.I63]);[.I63];0)+IF(ISNUMBER([.I316]);[.I316];0)" office:value-type="float" office:value="16.8">
            <text:p>1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3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64]);[.C64];0)+IF(ISNUMBER([.C317]);[.C317];0)" office:value-type="float" office:value="11882">
            <text:p>11,882</text:p>
          </table:table-cell>
          <table:table-cell table:formula="of:=IF(ISNUMBER([.D64]);[.D64];0)+IF(ISNUMBER([.D317]);[.D317];0)" office:value-type="float" office:value="2937">
            <text:p>2,937</text:p>
          </table:table-cell>
          <table:table-cell table:formula="of:=IF(ISNUMBER([.E64]);[.E64];0)+IF(ISNUMBER([.E317]);[.E317];0)" office:value-type="float" office:value="1291">
            <text:p>1,291</text:p>
          </table:table-cell>
          <table:table-cell table:formula="of:=IF(ISNUMBER([.F64]);[.F64];0)+IF(ISNUMBER([.F317]);[.F317];0)" office:value-type="float" office:value="1920">
            <text:p>1,920</text:p>
          </table:table-cell>
          <table:table-cell table:formula="of:=IF(ISNUMBER([.G64]);[.G64];0)+IF(ISNUMBER([.G317]);[.G317];0)" office:value-type="float" office:value="144">
            <text:p>144</text:p>
          </table:table-cell>
          <table:table-cell table:formula="of:=IF(ISNUMBER([.H64]);[.H64];0)+IF(ISNUMBER([.H317]);[.H317];0)" office:value-type="float" office:value="327">
            <text:p>327</text:p>
          </table:table-cell>
          <table:table-cell table:style-name="ce4" table:formula="of:=IF(ISNUMBER([.I64]);[.I64];0)+IF(ISNUMBER([.I317]);[.I317];0)" office:value-type="float" office:value="19.6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4]" office:value-type="string" office:string-value="    Energy Audits">
            <text:p><text:s text:c="4"/>Energy Audits</text:p>
          </table:table-cell>
          <table:table-cell table:formula="of:=IF(ISNUMBER([.C65]);[.C65];0)+IF(ISNUMBER([.C318]);[.C318];0)" office:value-type="float" office:value="12858">
            <text:p>12,858</text:p>
          </table:table-cell>
          <table:table-cell table:formula="of:=IF(ISNUMBER([.D65]);[.D65];0)+IF(ISNUMBER([.D318]);[.D318];0)" office:value-type="float" office:value="1961">
            <text:p>1,961</text:p>
          </table:table-cell>
          <table:table-cell table:formula="of:=IF(ISNUMBER([.E65]);[.E65];0)+IF(ISNUMBER([.E318]);[.E318];0)" office:value-type="float" office:value="748">
            <text:p>748</text:p>
          </table:table-cell>
          <table:table-cell table:formula="of:=IF(ISNUMBER([.F65]);[.F65];0)+IF(ISNUMBER([.F318]);[.F318];0)" office:value-type="float" office:value="1497">
            <text:p>1,497</text:p>
          </table:table-cell>
          <table:table-cell table:formula="of:=IF(ISNUMBER([.G65]);[.G65];0)+IF(ISNUMBER([.G318]);[.G318];0)" office:value-type="float" office:value="0">
            <text:p>0</text:p>
          </table:table-cell>
          <table:table-cell table:formula="of:=IF(ISNUMBER([.H65]);[.H65];0)+IF(ISNUMBER([.H318]);[.H318];0)" office:value-type="float" office:value="142">
            <text:p>142</text:p>
          </table:table-cell>
          <table:table-cell table:style-name="ce4" table:formula="of:=IF(ISNUMBER([.I65]);[.I65];0)+IF(ISNUMBER([.I318]);[.I318];0)" office:value-type="float" office:value="22.1">
            <text:p>2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5]" office:value-type="string" office:string-value="    Electricity Load Control">
            <text:p><text:s text:c="4"/>Electricity Load Control</text:p>
          </table:table-cell>
          <table:table-cell table:formula="of:=IF(ISNUMBER([.C66]);[.C66];0)+IF(ISNUMBER([.C319]);[.C319];0)" office:value-type="float" office:value="13640">
            <text:p>13,640</text:p>
          </table:table-cell>
          <table:table-cell table:formula="of:=IF(ISNUMBER([.D66]);[.D66];0)+IF(ISNUMBER([.D319]);[.D319];0)" office:value-type="float" office:value="1179">
            <text:p>1,179</text:p>
          </table:table-cell>
          <table:table-cell table:formula="of:=IF(ISNUMBER([.E66]);[.E66];0)+IF(ISNUMBER([.E319]);[.E319];0)" office:value-type="float" office:value="1179">
            <text:p>1,179</text:p>
          </table:table-cell>
          <table:table-cell table:formula="of:=IF(ISNUMBER([.F66]);[.F66];0)+IF(ISNUMBER([.F319]);[.F319];0)" office:value-type="float" office:value="0">
            <text:p>0</text:p>
          </table:table-cell>
          <table:table-cell table:formula="of:=IF(ISNUMBER([.G66]);[.G66];0)+IF(ISNUMBER([.G319]);[.G319];0)" office:value-type="float" office:value="0">
            <text:p>0</text:p>
          </table:table-cell>
          <table:table-cell table:formula="of:=IF(ISNUMBER([.H66]);[.H66];0)+IF(ISNUMBER([.H319]);[.H319];0)" office:value-type="float" office:value="0">
            <text:p>0</text:p>
          </table:table-cell>
          <table:table-cell table:style-name="ce4" table:formula="of:=IF(ISNUMBER([.I66]);[.I66];0)+IF(ISNUMBER([.I319]);[.I319];0)" office:value-type="float" office:value="4.6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6]" office:value-type="string" office:string-value="    Special Rate Schedule (c)">
            <text:p><text:s text:c="4"/>Special Rate Schedule (c)</text:p>
          </table:table-cell>
          <table:table-cell table:formula="of:=IF(ISNUMBER([.C67]);[.C67];0)+IF(ISNUMBER([.C320]);[.C320];0)" office:value-type="float" office:value="14479">
            <text:p>14,479</text:p>
          </table:table-cell>
          <table:table-cell table:formula="of:=IF(ISNUMBER([.D67]);[.D67];0)+IF(ISNUMBER([.D320]);[.D320];0)" office:value-type="float" office:value="340">
            <text:p>340</text:p>
          </table:table-cell>
          <table:table-cell table:formula="of:=IF(ISNUMBER([.E67]);[.E67];0)+IF(ISNUMBER([.E320]);[.E320];0)" office:value-type="float" office:value="132">
            <text:p>132</text:p>
          </table:table-cell>
          <table:table-cell table:formula="of:=IF(ISNUMBER([.F67]);[.F67];0)+IF(ISNUMBER([.F320]);[.F320];0)" office:value-type="float" office:value="200">
            <text:p>200</text:p>
          </table:table-cell>
          <table:table-cell table:formula="of:=IF(ISNUMBER([.G67]);[.G67];0)+IF(ISNUMBER([.G320]);[.G320];0)" office:value-type="float" office:value="0">
            <text:p>0</text:p>
          </table:table-cell>
          <table:table-cell table:formula="of:=IF(ISNUMBER([.H67]);[.H67];0)+IF(ISNUMBER([.H320]);[.H320];0)" office:value-type="float" office:value="39">
            <text:p>39</text:p>
          </table:table-cell>
          <table:table-cell table:style-name="ce4" table:formula="of:=IF(ISNUMBER([.I67]);[.I67];0)+IF(ISNUMBER([.I320]);[.I320];0)" office:value-type="float" office:value="16.5">
            <text:p>1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7]" office:value-type="string" office:string-value="    Standby Generation Program">
            <text:p><text:s text:c="4"/>Standby Generation Program</text:p>
          </table:table-cell>
          <table:table-cell table:formula="of:=IF(ISNUMBER([.C68]);[.C68];0)+IF(ISNUMBER([.C321]);[.C321];0)" office:value-type="float" office:value="13391">
            <text:p>13,391</text:p>
          </table:table-cell>
          <table:table-cell table:formula="of:=IF(ISNUMBER([.D68]);[.D68];0)+IF(ISNUMBER([.D321]);[.D321];0)" office:value-type="float" office:value="1428">
            <text:p>1,428</text:p>
          </table:table-cell>
          <table:table-cell table:formula="of:=IF(ISNUMBER([.E68]);[.E68];0)+IF(ISNUMBER([.E321]);[.E321];0)" office:value-type="float" office:value="1232">
            <text:p>1,232</text:p>
          </table:table-cell>
          <table:table-cell table:formula="of:=IF(ISNUMBER([.F68]);[.F68];0)+IF(ISNUMBER([.F321]);[.F321];0)" office:value-type="float" office:value="245">
            <text:p>245</text:p>
          </table:table-cell>
          <table:table-cell table:formula="of:=IF(ISNUMBER([.G68]);[.G68];0)+IF(ISNUMBER([.G321]);[.G321];0)" office:value-type="float" office:value="34">
            <text:p>34</text:p>
          </table:table-cell>
          <table:table-cell table:formula="of:=IF(ISNUMBER([.H68]);[.H68];0)+IF(ISNUMBER([.H321]);[.H321];0)" office:value-type="float" office:value="56">
            <text:p>56</text:p>
          </table:table-cell>
          <table:table-cell table:style-name="ce4" table:formula="of:=IF(ISNUMBER([.I68]);[.I68];0)+IF(ISNUMBER([.I321]);[.I321];0)" office:value-type="float" office:value="21.7">
            <text:p>2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8]" office:value-type="string" office:string-value="    Equipment Rebates">
            <text:p><text:s text:c="4"/>Equipment Rebates</text:p>
          </table:table-cell>
          <table:table-cell table:formula="of:=IF(ISNUMBER([.C69]);[.C69];0)+IF(ISNUMBER([.C322]);[.C322];0)" office:value-type="float" office:value="13289">
            <text:p>13,289</text:p>
          </table:table-cell>
          <table:table-cell table:formula="of:=IF(ISNUMBER([.D69]);[.D69];0)+IF(ISNUMBER([.D322]);[.D322];0)" office:value-type="float" office:value="1530">
            <text:p>1,530</text:p>
          </table:table-cell>
          <table:table-cell table:formula="of:=IF(ISNUMBER([.E69]);[.E69];0)+IF(ISNUMBER([.E322]);[.E322];0)" office:value-type="float" office:value="568">
            <text:p>568</text:p>
          </table:table-cell>
          <table:table-cell table:formula="of:=IF(ISNUMBER([.F69]);[.F69];0)+IF(ISNUMBER([.F322]);[.F322];0)" office:value-type="float" office:value="1066">
            <text:p>1,066</text:p>
          </table:table-cell>
          <table:table-cell table:formula="of:=IF(ISNUMBER([.G69]);[.G69];0)+IF(ISNUMBER([.G322]);[.G322];0)" office:value-type="float" office:value="0">
            <text:p>0</text:p>
          </table:table-cell>
          <table:table-cell table:formula="of:=IF(ISNUMBER([.H69]);[.H69];0)+IF(ISNUMBER([.H322]);[.H322];0)" office:value-type="float" office:value="167">
            <text:p>167</text:p>
          </table:table-cell>
          <table:table-cell table:style-name="ce4" table:formula="of:=IF(ISNUMBER([.I69]);[.I69];0)+IF(ISNUMBER([.I322]);[.I322];0)" office:value-type="float" office:value="19.5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69]" office:value-type="string" office:string-value="    Power Factor Correction or Improvement">
            <text:p><text:s text:c="4"/>Power Factor Correction or Improvement</text:p>
          </table:table-cell>
          <table:table-cell table:formula="of:=IF(ISNUMBER([.C70]);[.C70];0)+IF(ISNUMBER([.C323]);[.C323];0)" office:value-type="float" office:value="121">
            <text:p>121</text:p>
          </table:table-cell>
          <table:table-cell table:formula="of:=IF(ISNUMBER([.D70]);[.D70];0)+IF(ISNUMBER([.D323]);[.D323];0)" office:value-type="float" office:value="0">
            <text:p>0</text:p>
          </table:table-cell>
          <table:table-cell table:formula="of:=IF(ISNUMBER([.E70]);[.E70];0)+IF(ISNUMBER([.E323]);[.E323];0)" office:value-type="float" office:value="0">
            <text:p>0</text:p>
          </table:table-cell>
          <table:table-cell table:formula="of:=IF(ISNUMBER([.F70]);[.F70];0)+IF(ISNUMBER([.F323]);[.F323];0)" office:value-type="float" office:value="0">
            <text:p>0</text:p>
          </table:table-cell>
          <table:table-cell table:formula="of:=IF(ISNUMBER([.G70]);[.G70];0)+IF(ISNUMBER([.G323]);[.G323];0)" office:value-type="float" office:value="0">
            <text:p>0</text:p>
          </table:table-cell>
          <table:table-cell table:formula="of:=IF(ISNUMBER([.H70]);[.H70];0)+IF(ISNUMBER([.H323]);[.H323];0)" office:value-type="float" office:value="0">
            <text:p>0</text:p>
          </table:table-cell>
          <table:table-cell table:style-name="ce4" table:formula="of:=IF(ISNUMBER([.I70]);[.I70];0)+IF(ISNUMBER([.I323]);[.I323];0)" office:value-type="float" office:value="2.6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0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71]);[.C71];0)+IF(ISNUMBER([.C324]);[.C324];0)" office:value-type="float" office:value="14747">
            <text:p>14,747</text:p>
          </table:table-cell>
          <table:table-cell table:formula="of:=IF(ISNUMBER([.D71]);[.D71];0)+IF(ISNUMBER([.D324]);[.D324];0)" office:value-type="float" office:value="72">
            <text:p>72</text:p>
          </table:table-cell>
          <table:table-cell table:formula="of:=IF(ISNUMBER([.E71]);[.E71];0)+IF(ISNUMBER([.E324]);[.E324];0)" office:value-type="float" office:value="0">
            <text:p>0</text:p>
          </table:table-cell>
          <table:table-cell table:formula="of:=IF(ISNUMBER([.F71]);[.F71];0)+IF(ISNUMBER([.F324]);[.F324];0)" office:value-type="float" office:value="0">
            <text:p>0</text:p>
          </table:table-cell>
          <table:table-cell table:formula="of:=IF(ISNUMBER([.G71]);[.G71];0)+IF(ISNUMBER([.G324]);[.G324];0)" office:value-type="float" office:value="72">
            <text:p>72</text:p>
          </table:table-cell>
          <table:table-cell table:formula="of:=IF(ISNUMBER([.H71]);[.H71];0)+IF(ISNUMBER([.H324]);[.H324];0)" office:value-type="float" office:value="0">
            <text:p>0</text:p>
          </table:table-cell>
          <table:table-cell table:style-name="ce4" table:formula="of:=IF(ISNUMBER([.I71]);[.I71];0)+IF(ISNUMBER([.I324]);[.I324]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72]);[.C72];0)+IF(ISNUMBER([.C325]);[.C325];0)" office:value-type="float" office:value="14800">
            <text:p>14,800</text:p>
          </table:table-cell>
          <table:table-cell table:formula="of:=IF(ISNUMBER([.D72]);[.D72];0)+IF(ISNUMBER([.D325]);[.D325];0)" office:value-type="float" office:value="19">
            <text:p>19</text:p>
          </table:table-cell>
          <table:table-cell table:formula="of:=IF(ISNUMBER([.E72]);[.E72];0)+IF(ISNUMBER([.E325]);[.E325];0)" office:value-type="float" office:value="0">
            <text:p>0</text:p>
          </table:table-cell>
          <table:table-cell table:formula="of:=IF(ISNUMBER([.F72]);[.F72];0)+IF(ISNUMBER([.F325]);[.F325];0)" office:value-type="float" office:value="0">
            <text:p>0</text:p>
          </table:table-cell>
          <table:table-cell table:formula="of:=IF(ISNUMBER([.G72]);[.G72];0)+IF(ISNUMBER([.G325]);[.G325];0)" office:value-type="float" office:value="19">
            <text:p>19</text:p>
          </table:table-cell>
          <table:table-cell table:formula="of:=IF(ISNUMBER([.H72]);[.H72];0)+IF(ISNUMBER([.H325]);[.H325];0)" office:value-type="float" office:value="0">
            <text:p>0</text:p>
          </table:table-cell>
          <table:table-cell table:style-name="ce4" table:formula="of:=IF(ISNUMBER([.I72]);[.I72];0)+IF(ISNUMBER([.I325]);[.I325];0)" office:value-type="float" office:value="3.9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73]);[.C73];0)+IF(ISNUMBER([.C326]);[.C326];0)" office:value-type="float" office:value="0">
            <text:p>0</text:p>
          </table:table-cell>
          <table:table-cell table:formula="of:=IF(ISNUMBER([.D73]);[.D73];0)+IF(ISNUMBER([.D326]);[.D326];0)" office:value-type="float" office:value="0">
            <text:p>0</text:p>
          </table:table-cell>
          <table:table-cell table:formula="of:=IF(ISNUMBER([.E73]);[.E73];0)+IF(ISNUMBER([.E326]);[.E326];0)" office:value-type="float" office:value="0">
            <text:p>0</text:p>
          </table:table-cell>
          <table:table-cell table:formula="of:=IF(ISNUMBER([.F73]);[.F73];0)+IF(ISNUMBER([.F326]);[.F326];0)" office:value-type="float" office:value="0">
            <text:p>0</text:p>
          </table:table-cell>
          <table:table-cell table:formula="of:=IF(ISNUMBER([.G73]);[.G73];0)+IF(ISNUMBER([.G326]);[.G326];0)" office:value-type="float" office:value="0">
            <text:p>0</text:p>
          </table:table-cell>
          <table:table-cell table:formula="of:=IF(ISNUMBER([.H73]);[.H73];0)+IF(ISNUMBER([.H326]);[.H326];0)" office:value-type="float" office:value="0">
            <text:p>0</text:p>
          </table:table-cell>
          <table:table-cell table:style-name="ce4" table:formula="of:=IF(ISNUMBER([.I73]);[.I73];0)+IF(ISNUMBER([.I326]);[.I32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3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74]);[.C74];0)+IF(ISNUMBER([.C327]);[.C327];0)" office:value-type="float" office:value="0">
            <text:p>0</text:p>
          </table:table-cell>
          <table:table-cell table:formula="of:=IF(ISNUMBER([.D74]);[.D74];0)+IF(ISNUMBER([.D327]);[.D327];0)" office:value-type="float" office:value="0">
            <text:p>0</text:p>
          </table:table-cell>
          <table:table-cell table:formula="of:=IF(ISNUMBER([.E74]);[.E74];0)+IF(ISNUMBER([.E327]);[.E327];0)" office:value-type="float" office:value="0">
            <text:p>0</text:p>
          </table:table-cell>
          <table:table-cell table:formula="of:=IF(ISNUMBER([.F74]);[.F74];0)+IF(ISNUMBER([.F327]);[.F327];0)" office:value-type="float" office:value="0">
            <text:p>0</text:p>
          </table:table-cell>
          <table:table-cell table:formula="of:=IF(ISNUMBER([.G74]);[.G74];0)+IF(ISNUMBER([.G327]);[.G327];0)" office:value-type="float" office:value="0">
            <text:p>0</text:p>
          </table:table-cell>
          <table:table-cell table:formula="of:=IF(ISNUMBER([.H74]);[.H74];0)+IF(ISNUMBER([.H327]);[.H327];0)" office:value-type="float" office:value="0">
            <text:p>0</text:p>
          </table:table-cell>
          <table:table-cell table:style-name="ce4" table:formula="of:=IF(ISNUMBER([.I74]);[.I74];0)+IF(ISNUMBER([.I327]);[.I327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4]" office:value-type="string" office:string-value="      Improving Energy Efficiency Affecting:">
            <text:p><text:s text:c="6"/>Improving Energy Efficiency Affecting:</text:p>
          </table:table-cell>
          <table:table-cell table:formula="of:=IF(ISNUMBER([.C75]);[.C75];0)+IF(ISNUMBER([.C328]);[.C328];0)" office:value-type="float" office:value="13537">
            <text:p>13,537</text:p>
          </table:table-cell>
          <table:table-cell table:formula="of:=IF(ISNUMBER([.D75]);[.D75];0)+IF(ISNUMBER([.D328]);[.D328];0)" office:value-type="float" office:value="1282">
            <text:p>1,282</text:p>
          </table:table-cell>
          <table:table-cell table:formula="of:=IF(ISNUMBER([.E75]);[.E75];0)+IF(ISNUMBER([.E328]);[.E328];0)" office:value-type="float" office:value="141">
            <text:p>141</text:p>
          </table:table-cell>
          <table:table-cell table:formula="of:=IF(ISNUMBER([.F75]);[.F75];0)+IF(ISNUMBER([.F328]);[.F328];0)" office:value-type="float" office:value="1114">
            <text:p>1,114</text:p>
          </table:table-cell>
          <table:table-cell table:formula="of:=IF(ISNUMBER([.G75]);[.G75];0)+IF(ISNUMBER([.G328]);[.G328];0)" office:value-type="float" office:value="16">
            <text:p>16</text:p>
          </table:table-cell>
          <table:table-cell table:formula="of:=IF(ISNUMBER([.H75]);[.H75];0)+IF(ISNUMBER([.H328]);[.H328];0)" office:value-type="float" office:value="100">
            <text:p>100</text:p>
          </table:table-cell>
          <table:table-cell table:style-name="ce4" table:formula="of:=IF(ISNUMBER([.I75]);[.I75];0)+IF(ISNUMBER([.I328]);[.I328];0)" office:value-type="float" office:value="23.1">
            <text:p>2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5]" office:value-type="string" office:string-value="            Steam Production (d)">
            <text:p><text:s text:c="12"/>Steam Production (d)</text:p>
          </table:table-cell>
          <table:table-cell table:formula="of:=IF(ISNUMBER([.C76]);[.C76];0)+IF(ISNUMBER([.C329]);[.C329];0)" office:value-type="float" office:value="13868">
            <text:p>13,868</text:p>
          </table:table-cell>
          <table:table-cell table:formula="of:=IF(ISNUMBER([.D76]);[.D76];0)+IF(ISNUMBER([.D329]);[.D329];0)" office:value-type="float" office:value="951">
            <text:p>951</text:p>
          </table:table-cell>
          <table:table-cell table:formula="of:=IF(ISNUMBER([.E76]);[.E76];0)+IF(ISNUMBER([.E329]);[.E329];0)" office:value-type="float" office:value="62">
            <text:p>62</text:p>
          </table:table-cell>
          <table:table-cell table:formula="of:=IF(ISNUMBER([.F76]);[.F76];0)+IF(ISNUMBER([.F329]);[.F329];0)" office:value-type="float" office:value="890">
            <text:p>890</text:p>
          </table:table-cell>
          <table:table-cell table:formula="of:=IF(ISNUMBER([.G76]);[.G76];0)+IF(ISNUMBER([.G329]);[.G329];0)" office:value-type="float" office:value="0">
            <text:p>0</text:p>
          </table:table-cell>
          <table:table-cell table:formula="of:=IF(ISNUMBER([.H76]);[.H76];0)+IF(ISNUMBER([.H329]);[.H329];0)" office:value-type="float" office:value="35">
            <text:p>35</text:p>
          </table:table-cell>
          <table:table-cell table:style-name="ce4" table:formula="of:=IF(ISNUMBER([.I76]);[.I76];0)+IF(ISNUMBER([.I329]);[.I329];0)" office:value-type="float" office:value="20.7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6]" office:value-type="string" office:string-value="            Direct/Indirect Process Heating">
            <text:p><text:s text:c="12"/>Direct/Indirect Process Heating</text:p>
          </table:table-cell>
          <table:table-cell table:formula="of:=IF(ISNUMBER([.C77]);[.C77];0)+IF(ISNUMBER([.C330]);[.C330];0)" office:value-type="float" office:value="13850">
            <text:p>13,850</text:p>
          </table:table-cell>
          <table:table-cell table:formula="of:=IF(ISNUMBER([.D77]);[.D77];0)+IF(ISNUMBER([.D330]);[.D330];0)" office:value-type="float" office:value="969">
            <text:p>969</text:p>
          </table:table-cell>
          <table:table-cell table:formula="of:=IF(ISNUMBER([.E77]);[.E77];0)+IF(ISNUMBER([.E330]);[.E330];0)" office:value-type="float" office:value="129">
            <text:p>129</text:p>
          </table:table-cell>
          <table:table-cell table:formula="of:=IF(ISNUMBER([.F77]);[.F77];0)+IF(ISNUMBER([.F330]);[.F330];0)" office:value-type="float" office:value="853">
            <text:p>853</text:p>
          </table:table-cell>
          <table:table-cell table:formula="of:=IF(ISNUMBER([.G77]);[.G77];0)+IF(ISNUMBER([.G330]);[.G330];0)" office:value-type="float" office:value="0">
            <text:p>0</text:p>
          </table:table-cell>
          <table:table-cell table:formula="of:=IF(ISNUMBER([.H77]);[.H77];0)+IF(ISNUMBER([.H330]);[.H330];0)" office:value-type="float" office:value="75">
            <text:p>75</text:p>
          </table:table-cell>
          <table:table-cell table:style-name="ce4" table:formula="of:=IF(ISNUMBER([.I77]);[.I77];0)+IF(ISNUMBER([.I330]);[.I330];0)" office:value-type="float" office:value="20.6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7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78]);[.C78];0)+IF(ISNUMBER([.C331]);[.C331];0)" office:value-type="float" office:value="13006">
            <text:p>13,006</text:p>
          </table:table-cell>
          <table:table-cell table:formula="of:=IF(ISNUMBER([.D78]);[.D78];0)+IF(ISNUMBER([.D331]);[.D331];0)" office:value-type="float" office:value="1813">
            <text:p>1,813</text:p>
          </table:table-cell>
          <table:table-cell table:formula="of:=IF(ISNUMBER([.E78]);[.E78];0)+IF(ISNUMBER([.E331]);[.E331];0)" office:value-type="float" office:value="468">
            <text:p>468</text:p>
          </table:table-cell>
          <table:table-cell table:formula="of:=IF(ISNUMBER([.F78]);[.F78];0)+IF(ISNUMBER([.F331]);[.F331];0)" office:value-type="float" office:value="1419">
            <text:p>1,419</text:p>
          </table:table-cell>
          <table:table-cell table:formula="of:=IF(ISNUMBER([.G78]);[.G78];0)+IF(ISNUMBER([.G331]);[.G331];0)" office:value-type="float" office:value="10">
            <text:p>10</text:p>
          </table:table-cell>
          <table:table-cell table:formula="of:=IF(ISNUMBER([.H78]);[.H78];0)+IF(ISNUMBER([.H331]);[.H331];0)" office:value-type="float" office:value="94">
            <text:p>94</text:p>
          </table:table-cell>
          <table:table-cell table:style-name="ce4" table:formula="of:=IF(ISNUMBER([.I78]);[.I78];0)+IF(ISNUMBER([.I331]);[.I331];0)" office:value-type="float" office:value="19.8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8]" office:value-type="string" office:string-value="            Direct Machine Drive (e)">
            <text:p><text:s text:c="12"/>Direct Machine Drive (e)</text:p>
          </table:table-cell>
          <table:table-cell table:formula="of:=IF(ISNUMBER([.C79]);[.C79];0)+IF(ISNUMBER([.C332]);[.C332];0)" office:value-type="float" office:value="13851">
            <text:p>13,851</text:p>
          </table:table-cell>
          <table:table-cell table:formula="of:=IF(ISNUMBER([.D79]);[.D79];0)+IF(ISNUMBER([.D332]);[.D332];0)" office:value-type="float" office:value="968">
            <text:p>968</text:p>
          </table:table-cell>
          <table:table-cell table:formula="of:=IF(ISNUMBER([.E79]);[.E79];0)+IF(ISNUMBER([.E332]);[.E332];0)" office:value-type="float" office:value="109">
            <text:p>109</text:p>
          </table:table-cell>
          <table:table-cell table:formula="of:=IF(ISNUMBER([.F79]);[.F79];0)+IF(ISNUMBER([.F332]);[.F332];0)" office:value-type="float" office:value="832">
            <text:p>832</text:p>
          </table:table-cell>
          <table:table-cell table:formula="of:=IF(ISNUMBER([.G79]);[.G79];0)+IF(ISNUMBER([.G332]);[.G332];0)" office:value-type="float" office:value="4">
            <text:p>4</text:p>
          </table:table-cell>
          <table:table-cell table:formula="of:=IF(ISNUMBER([.H79]);[.H79];0)+IF(ISNUMBER([.H332]);[.H332];0)" office:value-type="float" office:value="77">
            <text:p>77</text:p>
          </table:table-cell>
          <table:table-cell table:style-name="ce4" table:formula="of:=IF(ISNUMBER([.I79]);[.I79];0)+IF(ISNUMBER([.I332]);[.I332];0)" office:value-type="float" office:value="20.9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9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80]);[.C80];0)+IF(ISNUMBER([.C333]);[.C333];0)" office:value-type="float" office:value="12910">
            <text:p>12,910</text:p>
          </table:table-cell>
          <table:table-cell table:formula="of:=IF(ISNUMBER([.D80]);[.D80];0)+IF(ISNUMBER([.D333]);[.D333];0)" office:value-type="float" office:value="1909">
            <text:p>1,909</text:p>
          </table:table-cell>
          <table:table-cell table:formula="of:=IF(ISNUMBER([.E80]);[.E80];0)+IF(ISNUMBER([.E333]);[.E333];0)" office:value-type="float" office:value="739">
            <text:p>739</text:p>
          </table:table-cell>
          <table:table-cell table:formula="of:=IF(ISNUMBER([.F80]);[.F80];0)+IF(ISNUMBER([.F333]);[.F333];0)" office:value-type="float" office:value="1270">
            <text:p>1,270</text:p>
          </table:table-cell>
          <table:table-cell table:formula="of:=IF(ISNUMBER([.G80]);[.G80];0)+IF(ISNUMBER([.G333]);[.G333];0)" office:value-type="float" office:value="0">
            <text:p>0</text:p>
          </table:table-cell>
          <table:table-cell table:formula="of:=IF(ISNUMBER([.H80]);[.H80];0)+IF(ISNUMBER([.H333]);[.H333];0)" office:value-type="float" office:value="98">
            <text:p>98</text:p>
          </table:table-cell>
          <table:table-cell table:style-name="ce4" table:formula="of:=IF(ISNUMBER([.I80]);[.I80];0)+IF(ISNUMBER([.I333]);[.I333];0)" office:value-type="float" office:value="20.4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80]" office:value-type="string" office:string-value="            Facility Lighting">
            <text:p><text:s text:c="12"/>Facility Lighting</text:p>
          </table:table-cell>
          <table:table-cell table:formula="of:=IF(ISNUMBER([.C81]);[.C81];0)+IF(ISNUMBER([.C334]);[.C334];0)" office:value-type="float" office:value="0">
            <text:p>0</text:p>
          </table:table-cell>
          <table:table-cell table:formula="of:=IF(ISNUMBER([.D81]);[.D81];0)+IF(ISNUMBER([.D334]);[.D334];0)" office:value-type="float" office:value="0">
            <text:p>0</text:p>
          </table:table-cell>
          <table:table-cell table:formula="of:=IF(ISNUMBER([.E81]);[.E81];0)+IF(ISNUMBER([.E334]);[.E334];0)" office:value-type="float" office:value="0">
            <text:p>0</text:p>
          </table:table-cell>
          <table:table-cell table:formula="of:=IF(ISNUMBER([.F81]);[.F81];0)+IF(ISNUMBER([.F334]);[.F334];0)" office:value-type="float" office:value="0">
            <text:p>0</text:p>
          </table:table-cell>
          <table:table-cell table:formula="of:=IF(ISNUMBER([.G81]);[.G81];0)+IF(ISNUMBER([.G334]);[.G334];0)" office:value-type="float" office:value="0">
            <text:p>0</text:p>
          </table:table-cell>
          <table:table-cell table:formula="of:=IF(ISNUMBER([.H81]);[.H81];0)+IF(ISNUMBER([.H334]);[.H334];0)" office:value-type="float" office:value="0">
            <text:p>0</text:p>
          </table:table-cell>
          <table:table-cell table:style-name="ce4" table:formula="of:=IF(ISNUMBER([.I81]);[.I81];0)+IF(ISNUMBER([.I334]);[.I334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81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82]);[.C82];0)+IF(ISNUMBER([.C335]);[.C335];0)" office:value-type="float" office:value="14538">
            <text:p>14,538</text:p>
          </table:table-cell>
          <table:table-cell table:formula="of:=IF(ISNUMBER([.D82]);[.D82];0)+IF(ISNUMBER([.D335]);[.D335];0)" office:value-type="float" office:value="160">
            <text:p>160</text:p>
          </table:table-cell>
          <table:table-cell table:formula="of:=IF(ISNUMBER([.E82]);[.E82];0)+IF(ISNUMBER([.E335]);[.E335];0)" office:value-type="float" office:value="14">
            <text:p>14</text:p>
          </table:table-cell>
          <table:table-cell table:formula="of:=IF(ISNUMBER([.F82]);[.F82];0)+IF(ISNUMBER([.F335]);[.F335];0)" office:value-type="float" office:value="145">
            <text:p>145</text:p>
          </table:table-cell>
          <table:table-cell table:formula="of:=IF(ISNUMBER([.G82]);[.G82];0)+IF(ISNUMBER([.G335]);[.G335];0)" office:value-type="float" office:value="0">
            <text:p>0</text:p>
          </table:table-cell>
          <table:table-cell table:formula="of:=IF(ISNUMBER([.H82]);[.H82];0)+IF(ISNUMBER([.H335]);[.H335];0)" office:value-type="float" office:value="30">
            <text:p>30</text:p>
          </table:table-cell>
          <table:table-cell table:style-name="ce4" table:formula="of:=IF(ISNUMBER([.I82]);[.I82];0)+IF(ISNUMBER([.I335]);[.I335];0)" office:value-type="float" office:value="20.3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82]" office:value-type="string" office:string-value="      Using a Different Energy Source (f)">
            <text:p><text:s text:c="6"/>Using a Different Energy Source (f)</text:p>
          </table:table-cell>
          <table:table-cell table:formula="of:=IF(ISNUMBER([.C83]);[.C83];0)+IF(ISNUMBER([.C336]);[.C336];0)" office:value-type="float" office:value="14802">
            <text:p>14,802</text:p>
          </table:table-cell>
          <table:table-cell table:formula="of:=IF(ISNUMBER([.D83]);[.D83];0)+IF(ISNUMBER([.D336]);[.D336];0)" office:value-type="float" office:value="17">
            <text:p>17</text:p>
          </table:table-cell>
          <table:table-cell table:formula="of:=IF(ISNUMBER([.E83]);[.E83];0)+IF(ISNUMBER([.E336]);[.E336];0)" office:value-type="float" office:value="6">
            <text:p>6</text:p>
          </table:table-cell>
          <table:table-cell table:formula="of:=IF(ISNUMBER([.F83]);[.F83];0)+IF(ISNUMBER([.F336]);[.F336];0)" office:value-type="float" office:value="14">
            <text:p>14</text:p>
          </table:table-cell>
          <table:table-cell table:formula="of:=IF(ISNUMBER([.G83]);[.G83];0)+IF(ISNUMBER([.G336]);[.G336];0)" office:value-type="float" office:value="0">
            <text:p>0</text:p>
          </table:table-cell>
          <table:table-cell table:formula="of:=IF(ISNUMBER([.H83]);[.H83];0)+IF(ISNUMBER([.H336]);[.H336];0)" office:value-type="float" office:value="0">
            <text:p>0</text:p>
          </table:table-cell>
          <table:table-cell table:style-name="ce4" table:formula="of:=IF(ISNUMBER([.I83]);[.I83];0)+IF(ISNUMBER([.I336]);[.I336];0)" office:value-type="float" office:value="21.3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83]" office:value-type="string" office:string-value="    Other (g)">
            <text:p><text:s text:c="4"/>Other (g)</text:p>
          </table:table-cell>
          <table:table-cell table:formula="of:=IF(ISNUMBER([.C84]);[.C84];0)+IF(ISNUMBER([.C361]);[.C361];0)" office:value-type="float" office:value="0">
            <text:p>0</text:p>
          </table:table-cell>
          <table:table-cell table:formula="of:=IF(ISNUMBER([.D84]);[.D84];0)+IF(ISNUMBER([.D361]);[.D361];0)" office:value-type="float" office:value="0">
            <text:p>0</text:p>
          </table:table-cell>
          <table:table-cell table:formula="of:=IF(ISNUMBER([.E84]);[.E84];0)+IF(ISNUMBER([.E361]);[.E361];0)" office:value-type="float" office:value="0">
            <text:p>0</text:p>
          </table:table-cell>
          <table:table-cell table:formula="of:=IF(ISNUMBER([.F84]);[.F84];0)+IF(ISNUMBER([.F361]);[.F361];0)" office:value-type="float" office:value="0">
            <text:p>0</text:p>
          </table:table-cell>
          <table:table-cell table:formula="of:=IF(ISNUMBER([.G84]);[.G84];0)+IF(ISNUMBER([.G361]);[.G361];0)" office:value-type="float" office:value="0">
            <text:p>0</text:p>
          </table:table-cell>
          <table:table-cell table:formula="of:=IF(ISNUMBER([.H84]);[.H84];0)+IF(ISNUMBER([.H361]);[.H361];0)" office:value-type="float" office:value="0">
            <text:p>0</text:p>
          </table:table-cell>
          <table:table-cell table:style-name="ce4" table:formula="of:=IF(ISNUMBER([.I84]);[.I84];0)+IF(ISNUMBER([.I361]);[.I361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0</text:p>
          </table:table-cell>
          <table:table-cell office:value-type="string">
            <text:p>FOOD and KINDRE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0329">
            <text:p>10,329</text:p>
          </table:table-cell>
          <table:table-cell office:value-type="float" office:value="4369">
            <text:p>4,369</text:p>
          </table:table-cell>
          <table:table-cell office:value-type="float" office:value="2727">
            <text:p>2,727</text:p>
          </table:table-cell>
          <table:table-cell office:value-type="float" office:value="3136">
            <text:p>3,136</text:p>
          </table:table-cell>
          <table:table-cell office:value-type="float" office:value="266">
            <text:p>266</text:p>
          </table:table-cell>
          <table:table-cell office:value-type="float" office:value="604">
            <text:p>604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1821">
            <text:p>11,821</text:p>
          </table:table-cell>
          <table:table-cell office:value-type="float" office:value="2877">
            <text:p>2,877</text:p>
          </table:table-cell>
          <table:table-cell office:value-type="float" office:value="1281">
            <text:p>1,281</text:p>
          </table:table-cell>
          <table:table-cell office:value-type="float" office:value="1872">
            <text:p>1,872</text:p>
          </table:table-cell>
          <table:table-cell office:value-type="float" office:value="135">
            <text:p>135</text:p>
          </table:table-cell>
          <table:table-cell office:value-type="float" office:value="327">
            <text:p>327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2776">
            <text:p>12,776</text:p>
          </table:table-cell>
          <table:table-cell office:value-type="float" office:value="1922">
            <text:p>1,922</text:p>
          </table:table-cell>
          <table:table-cell office:value-type="float" office:value="748">
            <text:p>748</text:p>
          </table:table-cell>
          <table:table-cell office:value-type="float" office:value="1470">
            <text:p>1,47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2">
            <text:p>142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3551">
            <text:p>13,551</text:p>
          </table:table-cell>
          <table:table-cell table:number-columns-repeated="2" office:value-type="float" office:value="1147">
            <text:p>1,147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">
            <text:p>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4358">
            <text:p>14,358</text:p>
          </table:table-cell>
          <table:table-cell office:value-type="float" office:value="340">
            <text:p>340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Rebates</text:p>
          </table:table-cell>
          <table:table-cell office:value-type="float" office:value="13280">
            <text:p>13,280</text:p>
          </table:table-cell>
          <table:table-cell office:value-type="float" office:value="1418">
            <text:p>1,418</text:p>
          </table:table-cell>
          <table:table-cell office:value-type="float" office:value="1226">
            <text:p>1,226</text:p>
          </table:table-cell>
          <table:table-cell office:value-type="float" office:value="239">
            <text:p>239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3203">
            <text:p>13,203</text:p>
          </table:table-cell>
          <table:table-cell office:value-type="float" office:value="1495">
            <text:p>1,495</text:p>
          </table:table-cell>
          <table:table-cell office:value-type="float" office:value="568">
            <text:p>568</text:p>
          </table:table-cell>
          <table:table-cell office:value-type="float" office:value="1039">
            <text:p>1,039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4626">
            <text:p>14,626</text:p>
          </table:table-cell>
          <table:table-cell office:value-type="float" office:value="72">
            <text:p>7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72">
            <text:p>72</text:p>
          </table:table-cell>
          <table:table-cell table:style-name="ce5" office:value-type="string">
            <text:p><text:s text:c="7"/>--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U.S. Department of Energy's Motor Challenge Program</text:p>
          </table:table-cell>
          <table:table-cell office:value-type="float" office:value="14679">
            <text:p>14,679</text:p>
          </table:table-cell>
          <table:table-cell office:value-type="float" office:value="19">
            <text:p>19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9">
            <text:p>19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3444">
            <text:p>13,444</text:p>
          </table:table-cell>
          <table:table-cell office:value-type="float" office:value="1254">
            <text:p>1,254</text:p>
          </table:table-cell>
          <table:table-cell office:value-type="float" office:value="141">
            <text:p>141</text:p>
          </table:table-cell>
          <table:table-cell office:value-type="float" office:value="1091">
            <text:p>1,09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3766">
            <text:p>13,766</text:p>
          </table:table-cell>
          <table:table-cell office:value-type="float" office:value="932">
            <text:p>932</text:p>
          </table:table-cell>
          <table:table-cell office:value-type="float" office:value="62">
            <text:p>62</text:p>
          </table:table-cell>
          <table:table-cell office:value-type="float" office:value="877">
            <text:p>87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">
            <text:p>35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3757">
            <text:p>13,757</text:p>
          </table:table-cell>
          <table:table-cell office:value-type="float" office:value="941">
            <text:p>941</text:p>
          </table:table-cell>
          <table:table-cell office:value-type="float" office:value="129">
            <text:p>129</text:p>
          </table:table-cell>
          <table:table-cell office:value-type="float" office:value="833">
            <text:p>83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5">
            <text:p>75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2913">
            <text:p>12,913</text:p>
          </table:table-cell>
          <table:table-cell office:value-type="float" office:value="1785">
            <text:p>1,785</text:p>
          </table:table-cell>
          <table:table-cell office:value-type="float" office:value="468">
            <text:p>468</text:p>
          </table:table-cell>
          <table:table-cell office:value-type="float" office:value="1396">
            <text:p>1,396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3752">
            <text:p>13,752</text:p>
          </table:table-cell>
          <table:table-cell office:value-type="float" office:value="946">
            <text:p>946</text:p>
          </table:table-cell>
          <table:table-cell office:value-type="float" office:value="109">
            <text:p>109</text:p>
          </table:table-cell>
          <table:table-cell office:value-type="float" office:value="816">
            <text:p>816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2827">
            <text:p>12,827</text:p>
          </table:table-cell>
          <table:table-cell office:value-type="float" office:value="1871">
            <text:p>1,871</text:p>
          </table:table-cell>
          <table:table-cell office:value-type="float" office:value="739">
            <text:p>739</text:p>
          </table:table-cell>
          <table:table-cell office:value-type="float" office:value="1237">
            <text:p>1,23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98">
            <text:p>98</text:p>
          </table:table-cell>
          <table:table-cell office:value-type="float" office:value="11.1">
            <text:p>11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Installation/Retrofit for the Primary Purpose of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Using a Different Energy Source (f)</text:p>
          </table:table-cell>
          <table:table-cell office:value-type="float" office:value="14538">
            <text:p>14,538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4681">
            <text:p>14,68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7">
            <text:p>17.0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11</text:p>
          </table:table-cell>
          <table:table-cell office:value-type="string">
            <text:p>Meat Packing Plan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93">
            <text:p>593</text:p>
          </table:table-cell>
          <table:table-cell office:value-type="float" office:value="166">
            <text:p>166</text:p>
          </table:table-cell>
          <table:table-cell office:value-type="float" office:value="73">
            <text:p>73</text:p>
          </table:table-cell>
          <table:table-cell office:value-type="float" office:value="159">
            <text:p>15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670">
            <text:p>67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.3">
            <text:p>1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96">
            <text:p>696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33">
            <text:p>733</text:p>
          </table:table-cell>
          <table:table-cell table:number-columns-repeated="2" office:value-type="float" office:value="26">
            <text:p>2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748">
            <text:p>74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702">
            <text:p>702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89">
            <text:p>68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Installation or Retrofit for the Primary Purpose of 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720">
            <text:p>720</text:p>
          </table:table-cell>
          <table:table-cell office:value-type="float" office:value="39">
            <text:p>3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11">
            <text:p>71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701">
            <text:p>701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75">
            <text:p>675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9.1">
            <text:p>1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713">
            <text:p>713</text:p>
          </table:table-cell>
          <table:table-cell office:value-type="float" office:value="46">
            <text:p>4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699">
            <text:p>699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749">
            <text:p>7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33</text:p>
          </table:table-cell>
          <table:table-cell office:value-type="string">
            <text:p>Canned Fruits and Vegetabl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87">
            <text:p>287</text:p>
          </table:table-cell>
          <table:table-cell office:value-type="float" office:value="244">
            <text:p>244</text:p>
          </table:table-cell>
          <table:table-cell office:value-type="float" office:value="133">
            <text:p>133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93">
            <text:p>393</text:p>
          </table:table-cell>
          <table:table-cell office:value-type="float" office:value="138">
            <text:p>138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46">
            <text:p>446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.6">
            <text:p>1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66">
            <text:p>466</text:p>
          </table:table-cell>
          <table:table-cell table:number-columns-repeated="2" office:value-type="float" office:value="65">
            <text:p>6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17">
            <text:p>517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41">
            <text:p>44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6.4">
            <text:p>16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64">
            <text:p>46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28">
            <text:p>528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54">
            <text:p>454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">
            <text:p>2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92">
            <text:p>49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25">
            <text:p>425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90">
            <text:p>49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33">
            <text:p>433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Installation/Retrofit for the Primary Purpose of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Using a Different Energy Source (f)</text:p>
          </table:table-cell>
          <table:table-cell office:value-type="float" office:value="519">
            <text:p>5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31">
            <text:p>53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37</text:p>
          </table:table-cell>
          <table:table-cell office:value-type="string">
            <text:p>Frozen Fruits and Vegetabl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81">
            <text:p>181</text:p>
          </table:table-cell>
          <table:table-cell table:number-columns-repeated="5" table:style-name="ce5" office:value-type="string">
            <text:p><text:s text:c="10"/>Q <text:s text:c="3"/></text:p>
          </table:table-cell>
          <table:table-cell office:value-type="float" office:value="68.5">
            <text:p>6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04">
            <text:p>204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4.2">
            <text:p>3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13">
            <text:p>213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13">
            <text:p>213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8">
            <text:p>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10">
            <text:p>210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15">
            <text:p>215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1.4">
            <text:p>21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Installation or Retrofit for the Primary Purpose of 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21">
            <text:p>221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25">
            <text:p>22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11">
            <text:p>211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210">
            <text:p>210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26">
            <text:p>226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09">
            <text:p>209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0">
            <text:p>3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29">
            <text:p>229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32">
            <text:p>232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46</text:p>
          </table:table-cell>
          <table:table-cell office:value-type="string">
            <text:p>Wet Corn Milling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1">
            <text:p>41</text:p>
          </table:table-cell>
          <table:table-cell table:number-columns-repeated="2" office:value-type="float" office:value="17">
            <text:p>17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7">
            <text:p>1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4">
            <text:p>44</text:p>
          </table:table-cell>
          <table:table-cell table:number-columns-repeated="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51</text:p>
          </table:table-cell>
          <table:table-cell office:value-type="string">
            <text:p>Bread, Cake, and Relate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007">
            <text:p>1,007</text:p>
          </table:table-cell>
          <table:table-cell office:value-type="float" office:value="296">
            <text:p>296</text:p>
          </table:table-cell>
          <table:table-cell office:value-type="float" office:value="176">
            <text:p>176</text:p>
          </table:table-cell>
          <table:table-cell office:value-type="float" office:value="223">
            <text:p>22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1">
            <text:p>41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130">
            <text:p>1,130</text:p>
          </table:table-cell>
          <table:table-cell office:value-type="float" office:value="173">
            <text:p>173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6">
            <text:p>26</text:p>
          </table:table-cell>
          <table:table-cell office:value-type="float" office:value="19.3">
            <text:p>1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165">
            <text:p>1,165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4">
            <text:p>1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222">
            <text:p>1,222</text:p>
          </table:table-cell>
          <table:table-cell table:number-columns-repeated="2" office:value-type="float" office:value="81">
            <text:p>8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268">
            <text:p>1,26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214">
            <text:p>1,214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193">
            <text:p>1,193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303">
            <text:p>1,30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303">
            <text:p>1,30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291">
            <text:p>1,29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7">
            <text:p>18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271">
            <text:p>1,271</text:p>
          </table:table-cell>
          <table:table-cell office:value-type="float" office:value="32">
            <text:p>3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259">
            <text:p>1,25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1">
            <text:p>18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200">
            <text:p>1,200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">
            <text:p>1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242">
            <text:p>1,242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215">
            <text:p>1,215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289">
            <text:p>1,2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61</text:p>
          </table:table-cell>
          <table:table-cell office:value-type="string">
            <text:p>Cane Sugar, Except Refining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62</text:p>
          </table:table-cell>
          <table:table-cell office:value-type="string">
            <text:p>Cane Sugar Refining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.6">
            <text:p>2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.6">
            <text:p>24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1.9">
            <text:p>2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.7">
            <text:p>2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.4">
            <text:p>2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8.6">
            <text:p>2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63</text:p>
          </table:table-cell>
          <table:table-cell office:value-type="string">
            <text:p>Beet Sugar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.9">
            <text:p>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.9">
            <text:p>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.9">
            <text:p>3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75</text:p>
          </table:table-cell>
          <table:table-cell office:value-type="string">
            <text:p>Soybean Oil Mil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2">
            <text:p>72</text:p>
          </table:table-cell>
          <table:table-cell table:number-columns-repeated="2" office:value-type="float" office:value="23">
            <text:p>2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082</text:p>
          </table:table-cell>
          <table:table-cell office:value-type="string">
            <text:p>Malt Beverag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02">
            <text:p>102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4">
            <text:p>14</text:p>
          </table:table-cell>
          <table:table-cell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2">
            <text:p>1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9">
            <text:p>79</text:p>
          </table:table-cell>
          <table:table-cell table:number-columns-repeated="2" office:value-type="float" office:value="61">
            <text:p>6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1">
            <text:p>81</text:p>
          </table:table-cell>
          <table:table-cell table:number-columns-repeated="2" office:value-type="float" office:value="59">
            <text:p>5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8">
            <text:p>48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9.1">
            <text:p>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40">
            <text:p>14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1</text:p>
          </table:table-cell>
          <table:table-cell office:value-type="string">
            <text:p>TOBACCO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1">
            <text:p>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3">
            <text:p>10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7">
            <text:p>27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2">
            <text:p>1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9">
            <text:p>89</text:p>
          </table:table-cell>
          <table:table-cell table:number-columns-repeated="2" office:value-type="float" office:value="32">
            <text:p>3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21">
            <text:p>12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7">
            <text:p>27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0.3">
            <text:p>10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9.5">
            <text:p>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9">
            <text:p>9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21">
            <text:p>12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xtiles &amp; Apparel</text:p>
          </table:table-cell>
          <table:table-cell table:number-columns-repeated="1022"/>
        </table:table-row>
        <table:table-row table:style-name="ro1">
          <table:table-cell/>
          <table:table-cell table:style-name="Default" table:formula="of:=[.B363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363]);[.C363];0)+IF(ISNUMBER([.C386]);[.C386];0)+IF(ISNUMBER([.C1218]);[.C1218];0)" office:value-type="float" office:value="20466">
            <text:p>20,466</text:p>
          </table:table-cell>
          <table:table-cell table:formula="of:=IF(ISNUMBER([.D363]);[.D363];0)+IF(ISNUMBER([.D386]);[.D386];0)+IF(ISNUMBER([.D1218]);[.D1218];0)" office:value-type="float" office:value="3336">
            <text:p>3,336</text:p>
          </table:table-cell>
          <table:table-cell table:formula="of:=IF(ISNUMBER([.E363]);[.E363];0)+IF(ISNUMBER([.E386]);[.E386];0)+IF(ISNUMBER([.E1218]);[.E1218];0)" office:value-type="float" office:value="1884">
            <text:p>1,884</text:p>
          </table:table-cell>
          <table:table-cell table:formula="of:=IF(ISNUMBER([.F363]);[.F363];0)+IF(ISNUMBER([.F386]);[.F386];0)+IF(ISNUMBER([.F1218]);[.F1218];0)" office:value-type="float" office:value="2251">
            <text:p>2,251</text:p>
          </table:table-cell>
          <table:table-cell table:formula="of:=IF(ISNUMBER([.G363]);[.G363];0)+IF(ISNUMBER([.G386]);[.G386];0)+IF(ISNUMBER([.G1218]);[.G1218];0)" office:value-type="float" office:value="124">
            <text:p>124</text:p>
          </table:table-cell>
          <table:table-cell table:formula="of:=IF(ISNUMBER([.H363]);[.H363];0)+IF(ISNUMBER([.H386]);[.H386];0)+IF(ISNUMBER([.H1218]);[.H1218];0)" office:value-type="float" office:value="267">
            <text:p>267</text:p>
          </table:table-cell>
          <table:table-cell table:style-name="ce4" table:formula="of:=IF(ISNUMBER([.I363]);[.I363];0)+IF(ISNUMBER([.I386]);[.I386];0)+IF(ISNUMBER([.I1218]);[.I1218];0)" office:value-type="float" office:value="51.6">
            <text:p>5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4]" office:value-type="string" office:string-value="    Energy Audits">
            <text:p><text:s text:c="4"/>Energy Audits</text:p>
          </table:table-cell>
          <table:table-cell table:formula="of:=IF(ISNUMBER([.C364]);[.C364];0)+IF(ISNUMBER([.C387]);[.C387];0)+IF(ISNUMBER([.C1219]);[.C1219];0)" office:value-type="float" office:value="21910">
            <text:p>21,910</text:p>
          </table:table-cell>
          <table:table-cell table:formula="of:=IF(ISNUMBER([.D364]);[.D364];0)+IF(ISNUMBER([.D387]);[.D387];0)+IF(ISNUMBER([.D1219]);[.D1219];0)" office:value-type="float" office:value="1892">
            <text:p>1,892</text:p>
          </table:table-cell>
          <table:table-cell table:formula="of:=IF(ISNUMBER([.E364]);[.E364];0)+IF(ISNUMBER([.E387]);[.E387];0)+IF(ISNUMBER([.E1219]);[.E1219];0)" office:value-type="float" office:value="904">
            <text:p>904</text:p>
          </table:table-cell>
          <table:table-cell table:formula="of:=IF(ISNUMBER([.F364]);[.F364];0)+IF(ISNUMBER([.F387]);[.F387];0)+IF(ISNUMBER([.F1219]);[.F1219];0)" office:value-type="float" office:value="1117">
            <text:p>1,117</text:p>
          </table:table-cell>
          <table:table-cell table:formula="of:=IF(ISNUMBER([.G364]);[.G364];0)+IF(ISNUMBER([.G387]);[.G387];0)+IF(ISNUMBER([.G1219]);[.G1219];0)" office:value-type="float" office:value="66">
            <text:p>66</text:p>
          </table:table-cell>
          <table:table-cell table:formula="of:=IF(ISNUMBER([.H364]);[.H364];0)+IF(ISNUMBER([.H387]);[.H387];0)+IF(ISNUMBER([.H1219]);[.H1219];0)" office:value-type="float" office:value="161">
            <text:p>161</text:p>
          </table:table-cell>
          <table:table-cell table:style-name="ce4" table:formula="of:=IF(ISNUMBER([.I364]);[.I364];0)+IF(ISNUMBER([.I387]);[.I387];0)+IF(ISNUMBER([.I1219]);[.I1219];0)" office:value-type="float" office:value="55.2">
            <text:p>5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5]" office:value-type="string" office:string-value="    Electricity Load Control">
            <text:p><text:s text:c="4"/>Electricity Load Control</text:p>
          </table:table-cell>
          <table:table-cell table:formula="of:=IF(ISNUMBER([.C365]);[.C365];0)+IF(ISNUMBER([.C388]);[.C388];0)+IF(ISNUMBER([.C1220]);[.C1220];0)" office:value-type="float" office:value="22530">
            <text:p>22,530</text:p>
          </table:table-cell>
          <table:table-cell table:formula="of:=IF(ISNUMBER([.D365]);[.D365];0)+IF(ISNUMBER([.D388]);[.D388];0)+IF(ISNUMBER([.D1220]);[.D1220];0)" office:value-type="float" office:value="1272">
            <text:p>1,272</text:p>
          </table:table-cell>
          <table:table-cell table:formula="of:=IF(ISNUMBER([.E365]);[.E365];0)+IF(ISNUMBER([.E388]);[.E388];0)+IF(ISNUMBER([.E1220]);[.E1220];0)" office:value-type="float" office:value="218">
            <text:p>218</text:p>
          </table:table-cell>
          <table:table-cell table:formula="of:=IF(ISNUMBER([.F365]);[.F365];0)+IF(ISNUMBER([.F388]);[.F388];0)+IF(ISNUMBER([.F1220]);[.F1220];0)" office:value-type="float" office:value="873">
            <text:p>873</text:p>
          </table:table-cell>
          <table:table-cell table:formula="of:=IF(ISNUMBER([.G365]);[.G365];0)+IF(ISNUMBER([.G388]);[.G388];0)+IF(ISNUMBER([.G1220]);[.G1220];0)" office:value-type="float" office:value="0">
            <text:p>0</text:p>
          </table:table-cell>
          <table:table-cell table:formula="of:=IF(ISNUMBER([.H365]);[.H365];0)+IF(ISNUMBER([.H388]);[.H388];0)+IF(ISNUMBER([.H1220]);[.H1220];0)" office:value-type="float" office:value="18">
            <text:p>18</text:p>
          </table:table-cell>
          <table:table-cell table:style-name="ce4" table:formula="of:=IF(ISNUMBER([.I365]);[.I365];0)+IF(ISNUMBER([.I388]);[.I388];0)+IF(ISNUMBER([.I1220]);[.I1220];0)" office:value-type="float" office:value="56.5">
            <text:p>5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6]" office:value-type="string" office:string-value="    Special Rate Schedule (c)">
            <text:p><text:s text:c="4"/>Special Rate Schedule (c)</text:p>
          </table:table-cell>
          <table:table-cell table:formula="of:=IF(ISNUMBER([.C366]);[.C366];0)+IF(ISNUMBER([.C389]);[.C389];0)+IF(ISNUMBER([.C1221]);[.C1221];0)" office:value-type="float" office:value="22835">
            <text:p>22,835</text:p>
          </table:table-cell>
          <table:table-cell table:formula="of:=IF(ISNUMBER([.D366]);[.D366];0)+IF(ISNUMBER([.D389]);[.D389];0)+IF(ISNUMBER([.D1221]);[.D1221];0)" office:value-type="float" office:value="967">
            <text:p>967</text:p>
          </table:table-cell>
          <table:table-cell table:formula="of:=IF(ISNUMBER([.E366]);[.E366];0)+IF(ISNUMBER([.E389]);[.E389];0)+IF(ISNUMBER([.E1221]);[.E1221];0)" office:value-type="float" office:value="967">
            <text:p>967</text:p>
          </table:table-cell>
          <table:table-cell table:formula="of:=IF(ISNUMBER([.F366]);[.F366];0)+IF(ISNUMBER([.F389]);[.F389];0)+IF(ISNUMBER([.F1221]);[.F1221];0)" office:value-type="float" office:value="0">
            <text:p>0</text:p>
          </table:table-cell>
          <table:table-cell table:formula="of:=IF(ISNUMBER([.G366]);[.G366];0)+IF(ISNUMBER([.G389]);[.G389];0)+IF(ISNUMBER([.G1221]);[.G1221];0)" office:value-type="float" office:value="0">
            <text:p>0</text:p>
          </table:table-cell>
          <table:table-cell table:formula="of:=IF(ISNUMBER([.H366]);[.H366];0)+IF(ISNUMBER([.H389]);[.H389];0)+IF(ISNUMBER([.H1221]);[.H1221];0)" office:value-type="float" office:value="0">
            <text:p>0</text:p>
          </table:table-cell>
          <table:table-cell table:style-name="ce4" table:formula="of:=IF(ISNUMBER([.I366]);[.I366];0)+IF(ISNUMBER([.I389]);[.I389];0)+IF(ISNUMBER([.I1221]);[.I1221];0)" office:value-type="float" office:value="9.2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7]" office:value-type="string" office:string-value="    Standby Generation Program">
            <text:p><text:s text:c="4"/>Standby Generation Program</text:p>
          </table:table-cell>
          <table:table-cell table:formula="of:=IF(ISNUMBER([.C367]);[.C367];0)+IF(ISNUMBER([.C390]);[.C390];0)+IF(ISNUMBER([.C1222]);[.C1222];0)" office:value-type="float" office:value="23519">
            <text:p>23,519</text:p>
          </table:table-cell>
          <table:table-cell table:formula="of:=IF(ISNUMBER([.D367]);[.D367];0)+IF(ISNUMBER([.D390]);[.D390];0)+IF(ISNUMBER([.D1222]);[.D1222];0)" office:value-type="float" office:value="158">
            <text:p>158</text:p>
          </table:table-cell>
          <table:table-cell table:formula="of:=IF(ISNUMBER([.E367]);[.E367];0)+IF(ISNUMBER([.E390]);[.E390];0)+IF(ISNUMBER([.E1222]);[.E1222];0)" office:value-type="float" office:value="27">
            <text:p>27</text:p>
          </table:table-cell>
          <table:table-cell table:formula="of:=IF(ISNUMBER([.F367]);[.F367];0)+IF(ISNUMBER([.F390]);[.F390];0)+IF(ISNUMBER([.F1222]);[.F1222];0)" office:value-type="float" office:value="13">
            <text:p>13</text:p>
          </table:table-cell>
          <table:table-cell table:formula="of:=IF(ISNUMBER([.G367]);[.G367];0)+IF(ISNUMBER([.G390]);[.G390];0)+IF(ISNUMBER([.G1222]);[.G1222];0)" office:value-type="float" office:value="0">
            <text:p>0</text:p>
          </table:table-cell>
          <table:table-cell table:formula="of:=IF(ISNUMBER([.H367]);[.H367];0)+IF(ISNUMBER([.H390]);[.H390];0)+IF(ISNUMBER([.H1222]);[.H1222];0)" office:value-type="float" office:value="0">
            <text:p>0</text:p>
          </table:table-cell>
          <table:table-cell table:style-name="ce4" table:formula="of:=IF(ISNUMBER([.I367]);[.I367];0)+IF(ISNUMBER([.I390]);[.I390];0)+IF(ISNUMBER([.I1222]);[.I1222];0)" office:value-type="float" office:value="51.3">
            <text:p>5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8]" office:value-type="string" office:string-value="    Equipment Rebates">
            <text:p><text:s text:c="4"/>Equipment Rebates</text:p>
          </table:table-cell>
          <table:table-cell table:formula="of:=IF(ISNUMBER([.C368]);[.C368];0)+IF(ISNUMBER([.C391]);[.C391];0)+IF(ISNUMBER([.C1223]);[.C1223];0)" office:value-type="float" office:value="23005">
            <text:p>23,005</text:p>
          </table:table-cell>
          <table:table-cell table:formula="of:=IF(ISNUMBER([.D368]);[.D368];0)+IF(ISNUMBER([.D391]);[.D391];0)+IF(ISNUMBER([.D1223]);[.D1223];0)" office:value-type="float" office:value="797">
            <text:p>797</text:p>
          </table:table-cell>
          <table:table-cell table:formula="of:=IF(ISNUMBER([.E368]);[.E368];0)+IF(ISNUMBER([.E391]);[.E391];0)+IF(ISNUMBER([.E1223]);[.E1223];0)" office:value-type="float" office:value="466">
            <text:p>466</text:p>
          </table:table-cell>
          <table:table-cell table:formula="of:=IF(ISNUMBER([.F368]);[.F368];0)+IF(ISNUMBER([.F391]);[.F391];0)+IF(ISNUMBER([.F1223]);[.F1223];0)" office:value-type="float" office:value="0">
            <text:p>0</text:p>
          </table:table-cell>
          <table:table-cell table:formula="of:=IF(ISNUMBER([.G368]);[.G368];0)+IF(ISNUMBER([.G391]);[.G391];0)+IF(ISNUMBER([.G1223]);[.G1223];0)" office:value-type="float" office:value="0">
            <text:p>0</text:p>
          </table:table-cell>
          <table:table-cell table:formula="of:=IF(ISNUMBER([.H368]);[.H368];0)+IF(ISNUMBER([.H391]);[.H391];0)+IF(ISNUMBER([.H1223]);[.H1223];0)" office:value-type="float" office:value="0">
            <text:p>0</text:p>
          </table:table-cell>
          <table:table-cell table:style-name="ce4" table:formula="of:=IF(ISNUMBER([.I368]);[.I368];0)+IF(ISNUMBER([.I391]);[.I391];0)+IF(ISNUMBER([.I1223]);[.I1223];0)" office:value-type="float" office:value="50.7">
            <text:p>5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69]" office:value-type="string" office:string-value="    Power Factor Correction or Improvement">
            <text:p><text:s text:c="4"/>Power Factor Correction or Improvement</text:p>
          </table:table-cell>
          <table:table-cell table:formula="of:=IF(ISNUMBER([.C369]);[.C369];0)+IF(ISNUMBER([.C392]);[.C392];0)+IF(ISNUMBER([.C1224]);[.C1224];0)" office:value-type="float" office:value="22875">
            <text:p>22,875</text:p>
          </table:table-cell>
          <table:table-cell table:formula="of:=IF(ISNUMBER([.D369]);[.D369];0)+IF(ISNUMBER([.D392]);[.D392];0)+IF(ISNUMBER([.D1224]);[.D1224];0)" office:value-type="float" office:value="927">
            <text:p>927</text:p>
          </table:table-cell>
          <table:table-cell table:formula="of:=IF(ISNUMBER([.E369]);[.E369];0)+IF(ISNUMBER([.E392]);[.E392];0)+IF(ISNUMBER([.E1224]);[.E1224];0)" office:value-type="float" office:value="145">
            <text:p>145</text:p>
          </table:table-cell>
          <table:table-cell table:formula="of:=IF(ISNUMBER([.F369]);[.F369];0)+IF(ISNUMBER([.F392]);[.F392];0)+IF(ISNUMBER([.F1224]);[.F1224];0)" office:value-type="float" office:value="567">
            <text:p>567</text:p>
          </table:table-cell>
          <table:table-cell table:formula="of:=IF(ISNUMBER([.G369]);[.G369];0)+IF(ISNUMBER([.G392]);[.G392];0)+IF(ISNUMBER([.G1224]);[.G1224];0)" office:value-type="float" office:value="0">
            <text:p>0</text:p>
          </table:table-cell>
          <table:table-cell table:formula="of:=IF(ISNUMBER([.H369]);[.H369];0)+IF(ISNUMBER([.H392]);[.H392];0)+IF(ISNUMBER([.H1224]);[.H1224];0)" office:value-type="float" office:value="3">
            <text:p>3</text:p>
          </table:table-cell>
          <table:table-cell table:style-name="ce4" table:formula="of:=IF(ISNUMBER([.I369]);[.I369];0)+IF(ISNUMBER([.I392]);[.I392];0)+IF(ISNUMBER([.I1224]);[.I1224];0)" office:value-type="float" office:value="57.9">
            <text:p>5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0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370]);[.C370];0)+IF(ISNUMBER([.C393]);[.C393];0)+IF(ISNUMBER([.C1225]);[.C1225];0)" office:value-type="float" office:value="22439">
            <text:p>22,439</text:p>
          </table:table-cell>
          <table:table-cell table:formula="of:=IF(ISNUMBER([.D370]);[.D370];0)+IF(ISNUMBER([.D393]);[.D393];0)+IF(ISNUMBER([.D1225]);[.D1225];0)" office:value-type="float" office:value="0">
            <text:p>0</text:p>
          </table:table-cell>
          <table:table-cell table:formula="of:=IF(ISNUMBER([.E370]);[.E370];0)+IF(ISNUMBER([.E393]);[.E393];0)+IF(ISNUMBER([.E1225]);[.E1225];0)" office:value-type="float" office:value="0">
            <text:p>0</text:p>
          </table:table-cell>
          <table:table-cell table:formula="of:=IF(ISNUMBER([.F370]);[.F370];0)+IF(ISNUMBER([.F393]);[.F393];0)+IF(ISNUMBER([.F1225]);[.F1225];0)" office:value-type="float" office:value="0">
            <text:p>0</text:p>
          </table:table-cell>
          <table:table-cell table:formula="of:=IF(ISNUMBER([.G370]);[.G370];0)+IF(ISNUMBER([.G393]);[.G393];0)+IF(ISNUMBER([.G1225]);[.G1225];0)" office:value-type="float" office:value="0">
            <text:p>0</text:p>
          </table:table-cell>
          <table:table-cell table:formula="of:=IF(ISNUMBER([.H370]);[.H370];0)+IF(ISNUMBER([.H393]);[.H393];0)+IF(ISNUMBER([.H1225]);[.H1225];0)" office:value-type="float" office:value="0">
            <text:p>0</text:p>
          </table:table-cell>
          <table:table-cell table:style-name="ce4" table:formula="of:=IF(ISNUMBER([.I370]);[.I370];0)+IF(ISNUMBER([.I393]);[.I393];0)+IF(ISNUMBER([.I1225]);[.I1225];0)" office:value-type="float" office:value="6.1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1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371]);[.C371];0)+IF(ISNUMBER([.C394]);[.C394];0)+IF(ISNUMBER([.C1226]);[.C1226];0)" office:value-type="float" office:value="18019">
            <text:p>18,019</text:p>
          </table:table-cell>
          <table:table-cell table:formula="of:=IF(ISNUMBER([.D371]);[.D371];0)+IF(ISNUMBER([.D394]);[.D394];0)+IF(ISNUMBER([.D1226]);[.D1226];0)" office:value-type="float" office:value="0">
            <text:p>0</text:p>
          </table:table-cell>
          <table:table-cell table:formula="of:=IF(ISNUMBER([.E371]);[.E371];0)+IF(ISNUMBER([.E394]);[.E394];0)+IF(ISNUMBER([.E1226]);[.E1226];0)" office:value-type="float" office:value="0">
            <text:p>0</text:p>
          </table:table-cell>
          <table:table-cell table:formula="of:=IF(ISNUMBER([.F371]);[.F371];0)+IF(ISNUMBER([.F394]);[.F394];0)+IF(ISNUMBER([.F1226]);[.F1226];0)" office:value-type="float" office:value="0">
            <text:p>0</text:p>
          </table:table-cell>
          <table:table-cell table:formula="of:=IF(ISNUMBER([.G371]);[.G371];0)+IF(ISNUMBER([.G394]);[.G394];0)+IF(ISNUMBER([.G1226]);[.G1226];0)" office:value-type="float" office:value="0">
            <text:p>0</text:p>
          </table:table-cell>
          <table:table-cell table:formula="of:=IF(ISNUMBER([.H371]);[.H371];0)+IF(ISNUMBER([.H394]);[.H394];0)+IF(ISNUMBER([.H1226]);[.H1226];0)" office:value-type="float" office:value="0">
            <text:p>0</text:p>
          </table:table-cell>
          <table:table-cell table:style-name="ce4" table:formula="of:=IF(ISNUMBER([.I371]);[.I371];0)+IF(ISNUMBER([.I394]);[.I394];0)+IF(ISNUMBER([.I1226]);[.I1226];0)" office:value-type="float" office:value="8.3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2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372]);[.C372];0)+IF(ISNUMBER([.C395]);[.C395];0)+IF(ISNUMBER([.C1227]);[.C1227];0)" office:value-type="float" office:value="23791">
            <text:p>23,791</text:p>
          </table:table-cell>
          <table:table-cell table:formula="of:=IF(ISNUMBER([.D372]);[.D372];0)+IF(ISNUMBER([.D395]);[.D395];0)+IF(ISNUMBER([.D1227]);[.D1227];0)" office:value-type="float" office:value="10">
            <text:p>10</text:p>
          </table:table-cell>
          <table:table-cell table:formula="of:=IF(ISNUMBER([.E372]);[.E372];0)+IF(ISNUMBER([.E395]);[.E395];0)+IF(ISNUMBER([.E1227]);[.E1227];0)" office:value-type="float" office:value="0">
            <text:p>0</text:p>
          </table:table-cell>
          <table:table-cell table:formula="of:=IF(ISNUMBER([.F372]);[.F372];0)+IF(ISNUMBER([.F395]);[.F395];0)+IF(ISNUMBER([.F1227]);[.F1227];0)" office:value-type="float" office:value="0">
            <text:p>0</text:p>
          </table:table-cell>
          <table:table-cell table:formula="of:=IF(ISNUMBER([.G372]);[.G372];0)+IF(ISNUMBER([.G395]);[.G395];0)+IF(ISNUMBER([.G1227]);[.G1227];0)" office:value-type="float" office:value="10">
            <text:p>10</text:p>
          </table:table-cell>
          <table:table-cell table:formula="of:=IF(ISNUMBER([.H372]);[.H372];0)+IF(ISNUMBER([.H395]);[.H395];0)+IF(ISNUMBER([.H1227]);[.H1227];0)" office:value-type="float" office:value="0">
            <text:p>0</text:p>
          </table:table-cell>
          <table:table-cell table:style-name="ce4" table:formula="of:=IF(ISNUMBER([.I372]);[.I372];0)+IF(ISNUMBER([.I395]);[.I395];0)+IF(ISNUMBER([.I1227]);[.I1227];0)" office:value-type="float" office:value="5.9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3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373]);[.C373];0)+IF(ISNUMBER([.C396]);[.C396];0)+IF(ISNUMBER([.C1228]);[.C1228];0)" office:value-type="float" office:value="0">
            <text:p>0</text:p>
          </table:table-cell>
          <table:table-cell table:formula="of:=IF(ISNUMBER([.D373]);[.D373];0)+IF(ISNUMBER([.D396]);[.D396];0)+IF(ISNUMBER([.D1228]);[.D1228];0)" office:value-type="float" office:value="0">
            <text:p>0</text:p>
          </table:table-cell>
          <table:table-cell table:formula="of:=IF(ISNUMBER([.E373]);[.E373];0)+IF(ISNUMBER([.E396]);[.E396];0)+IF(ISNUMBER([.E1228]);[.E1228];0)" office:value-type="float" office:value="0">
            <text:p>0</text:p>
          </table:table-cell>
          <table:table-cell table:formula="of:=IF(ISNUMBER([.F373]);[.F373];0)+IF(ISNUMBER([.F396]);[.F396];0)+IF(ISNUMBER([.F1228]);[.F1228];0)" office:value-type="float" office:value="0">
            <text:p>0</text:p>
          </table:table-cell>
          <table:table-cell table:formula="of:=IF(ISNUMBER([.G373]);[.G373];0)+IF(ISNUMBER([.G396]);[.G396];0)+IF(ISNUMBER([.G1228]);[.G1228];0)" office:value-type="float" office:value="0">
            <text:p>0</text:p>
          </table:table-cell>
          <table:table-cell table:formula="of:=IF(ISNUMBER([.H373]);[.H373];0)+IF(ISNUMBER([.H396]);[.H396];0)+IF(ISNUMBER([.H1228]);[.H1228];0)" office:value-type="float" office:value="0">
            <text:p>0</text:p>
          </table:table-cell>
          <table:table-cell table:style-name="ce4" table:formula="of:=IF(ISNUMBER([.I373]);[.I373];0)+IF(ISNUMBER([.I396]);[.I396];0)+IF(ISNUMBER([.I1228]);[.I1228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4]" office:value-type="string" office:string-value="      Improving Energy Efficiency Affecting:">
            <text:p><text:s text:c="6"/>Improving Energy Efficiency Affecting:</text:p>
          </table:table-cell>
          <table:table-cell table:formula="of:=IF(ISNUMBER([.C374]);[.C374];0)+IF(ISNUMBER([.C397]);[.C397];0)+IF(ISNUMBER([.C1229]);[.C1229];0)" office:value-type="float" office:value="0">
            <text:p>0</text:p>
          </table:table-cell>
          <table:table-cell table:formula="of:=IF(ISNUMBER([.D374]);[.D374];0)+IF(ISNUMBER([.D397]);[.D397];0)+IF(ISNUMBER([.D1229]);[.D1229];0)" office:value-type="float" office:value="0">
            <text:p>0</text:p>
          </table:table-cell>
          <table:table-cell table:formula="of:=IF(ISNUMBER([.E374]);[.E374];0)+IF(ISNUMBER([.E397]);[.E397];0)+IF(ISNUMBER([.E1229]);[.E1229];0)" office:value-type="float" office:value="0">
            <text:p>0</text:p>
          </table:table-cell>
          <table:table-cell table:formula="of:=IF(ISNUMBER([.F374]);[.F374];0)+IF(ISNUMBER([.F397]);[.F397];0)+IF(ISNUMBER([.F1229]);[.F1229];0)" office:value-type="float" office:value="0">
            <text:p>0</text:p>
          </table:table-cell>
          <table:table-cell table:formula="of:=IF(ISNUMBER([.G374]);[.G374];0)+IF(ISNUMBER([.G397]);[.G397];0)+IF(ISNUMBER([.G1229]);[.G1229];0)" office:value-type="float" office:value="0">
            <text:p>0</text:p>
          </table:table-cell>
          <table:table-cell table:formula="of:=IF(ISNUMBER([.H374]);[.H374];0)+IF(ISNUMBER([.H397]);[.H397];0)+IF(ISNUMBER([.H1229]);[.H1229];0)" office:value-type="float" office:value="0">
            <text:p>0</text:p>
          </table:table-cell>
          <table:table-cell table:style-name="ce4" table:formula="of:=IF(ISNUMBER([.I374]);[.I374];0)+IF(ISNUMBER([.I397]);[.I397];0)+IF(ISNUMBER([.I1229]);[.I122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5]" office:value-type="string" office:string-value="            Steam Production (d)">
            <text:p><text:s text:c="12"/>Steam Production (d)</text:p>
          </table:table-cell>
          <table:table-cell table:formula="of:=IF(ISNUMBER([.C375]);[.C375];0)+IF(ISNUMBER([.C398]);[.C398];0)+IF(ISNUMBER([.C1230]);[.C1230];0)" office:value-type="float" office:value="23354">
            <text:p>23,354</text:p>
          </table:table-cell>
          <table:table-cell table:formula="of:=IF(ISNUMBER([.D375]);[.D375];0)+IF(ISNUMBER([.D398]);[.D398];0)+IF(ISNUMBER([.D1230]);[.D1230];0)" office:value-type="float" office:value="448">
            <text:p>448</text:p>
          </table:table-cell>
          <table:table-cell table:formula="of:=IF(ISNUMBER([.E375]);[.E375];0)+IF(ISNUMBER([.E398]);[.E398];0)+IF(ISNUMBER([.E1230]);[.E1230];0)" office:value-type="float" office:value="89">
            <text:p>89</text:p>
          </table:table-cell>
          <table:table-cell table:formula="of:=IF(ISNUMBER([.F375]);[.F375];0)+IF(ISNUMBER([.F398]);[.F398];0)+IF(ISNUMBER([.F1230]);[.F1230];0)" office:value-type="float" office:value="327">
            <text:p>327</text:p>
          </table:table-cell>
          <table:table-cell table:formula="of:=IF(ISNUMBER([.G375]);[.G375];0)+IF(ISNUMBER([.G398]);[.G398];0)+IF(ISNUMBER([.G1230]);[.G1230];0)" office:value-type="float" office:value="0">
            <text:p>0</text:p>
          </table:table-cell>
          <table:table-cell table:formula="of:=IF(ISNUMBER([.H375]);[.H375];0)+IF(ISNUMBER([.H398]);[.H398];0)+IF(ISNUMBER([.H1230]);[.H1230];0)" office:value-type="float" office:value="12">
            <text:p>12</text:p>
          </table:table-cell>
          <table:table-cell table:style-name="ce4" table:formula="of:=IF(ISNUMBER([.I375]);[.I375];0)+IF(ISNUMBER([.I398]);[.I398];0)+IF(ISNUMBER([.I1230]);[.I1230];0)" office:value-type="float" office:value="55.2">
            <text:p>5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6]" office:value-type="string" office:string-value="            Direct/Indirect Process Heating">
            <text:p><text:s text:c="12"/>Direct/Indirect Process Heating</text:p>
          </table:table-cell>
          <table:table-cell table:formula="of:=IF(ISNUMBER([.C376]);[.C376];0)+IF(ISNUMBER([.C399]);[.C399];0)+IF(ISNUMBER([.C1231]);[.C1231];0)" office:value-type="float" office:value="23355">
            <text:p>23,355</text:p>
          </table:table-cell>
          <table:table-cell table:formula="of:=IF(ISNUMBER([.D376]);[.D376];0)+IF(ISNUMBER([.D399]);[.D399];0)+IF(ISNUMBER([.D1231]);[.D1231];0)" office:value-type="float" office:value="446">
            <text:p>446</text:p>
          </table:table-cell>
          <table:table-cell table:formula="of:=IF(ISNUMBER([.E376]);[.E376];0)+IF(ISNUMBER([.E399]);[.E399];0)+IF(ISNUMBER([.E1231]);[.E1231];0)" office:value-type="float" office:value="45">
            <text:p>45</text:p>
          </table:table-cell>
          <table:table-cell table:formula="of:=IF(ISNUMBER([.F376]);[.F376];0)+IF(ISNUMBER([.F399]);[.F399];0)+IF(ISNUMBER([.F1231]);[.F1231];0)" office:value-type="float" office:value="258">
            <text:p>258</text:p>
          </table:table-cell>
          <table:table-cell table:formula="of:=IF(ISNUMBER([.G376]);[.G376];0)+IF(ISNUMBER([.G399]);[.G399];0)+IF(ISNUMBER([.G1231]);[.G1231];0)" office:value-type="float" office:value="0">
            <text:p>0</text:p>
          </table:table-cell>
          <table:table-cell table:formula="of:=IF(ISNUMBER([.H376]);[.H376];0)+IF(ISNUMBER([.H399]);[.H399];0)+IF(ISNUMBER([.H1231]);[.H1231];0)" office:value-type="float" office:value="0">
            <text:p>0</text:p>
          </table:table-cell>
          <table:table-cell table:style-name="ce4" table:formula="of:=IF(ISNUMBER([.I376]);[.I376];0)+IF(ISNUMBER([.I399]);[.I399];0)+IF(ISNUMBER([.I1231]);[.I1231];0)" office:value-type="float" office:value="45.6">
            <text:p>4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7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377]);[.C377];0)+IF(ISNUMBER([.C400]);[.C400];0)+IF(ISNUMBER([.C1232]);[.C1232];0)" office:value-type="float" office:value="23277">
            <text:p>23,277</text:p>
          </table:table-cell>
          <table:table-cell table:formula="of:=IF(ISNUMBER([.D377]);[.D377];0)+IF(ISNUMBER([.D400]);[.D400];0)+IF(ISNUMBER([.D1232]);[.D1232];0)" office:value-type="float" office:value="159">
            <text:p>159</text:p>
          </table:table-cell>
          <table:table-cell table:formula="of:=IF(ISNUMBER([.E377]);[.E377];0)+IF(ISNUMBER([.E400]);[.E400];0)+IF(ISNUMBER([.E1232]);[.E1232];0)" office:value-type="float" office:value="36">
            <text:p>36</text:p>
          </table:table-cell>
          <table:table-cell table:formula="of:=IF(ISNUMBER([.F377]);[.F377];0)+IF(ISNUMBER([.F400]);[.F400];0)+IF(ISNUMBER([.F1232]);[.F1232];0)" office:value-type="float" office:value="125">
            <text:p>125</text:p>
          </table:table-cell>
          <table:table-cell table:formula="of:=IF(ISNUMBER([.G377]);[.G377];0)+IF(ISNUMBER([.G400]);[.G400];0)+IF(ISNUMBER([.G1232]);[.G1232];0)" office:value-type="float" office:value="0">
            <text:p>0</text:p>
          </table:table-cell>
          <table:table-cell table:formula="of:=IF(ISNUMBER([.H377]);[.H377];0)+IF(ISNUMBER([.H400]);[.H400];0)+IF(ISNUMBER([.H1232]);[.H1232];0)" office:value-type="float" office:value="10">
            <text:p>10</text:p>
          </table:table-cell>
          <table:table-cell table:style-name="ce4" table:formula="of:=IF(ISNUMBER([.I377]);[.I377];0)+IF(ISNUMBER([.I400]);[.I400];0)+IF(ISNUMBER([.I1232]);[.I1232];0)" office:value-type="float" office:value="57.4">
            <text:p>5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8]" office:value-type="string" office:string-value="            Direct Machine Drive (e)">
            <text:p><text:s text:c="12"/>Direct Machine Drive (e)</text:p>
          </table:table-cell>
          <table:table-cell table:formula="of:=IF(ISNUMBER([.C378]);[.C378];0)+IF(ISNUMBER([.C401]);[.C401];0)+IF(ISNUMBER([.C1233]);[.C1233];0)" office:value-type="float" office:value="22907">
            <text:p>22,907</text:p>
          </table:table-cell>
          <table:table-cell table:formula="of:=IF(ISNUMBER([.D378]);[.D378];0)+IF(ISNUMBER([.D401]);[.D401];0)+IF(ISNUMBER([.D1233]);[.D1233];0)" office:value-type="float" office:value="894">
            <text:p>894</text:p>
          </table:table-cell>
          <table:table-cell table:formula="of:=IF(ISNUMBER([.E378]);[.E378];0)+IF(ISNUMBER([.E401]);[.E401];0)+IF(ISNUMBER([.E1233]);[.E1233];0)" office:value-type="float" office:value="168">
            <text:p>168</text:p>
          </table:table-cell>
          <table:table-cell table:formula="of:=IF(ISNUMBER([.F378]);[.F378];0)+IF(ISNUMBER([.F401]);[.F401];0)+IF(ISNUMBER([.F1233]);[.F1233];0)" office:value-type="float" office:value="376">
            <text:p>376</text:p>
          </table:table-cell>
          <table:table-cell table:formula="of:=IF(ISNUMBER([.G378]);[.G378];0)+IF(ISNUMBER([.G401]);[.G401];0)+IF(ISNUMBER([.G1233]);[.G1233];0)" office:value-type="float" office:value="0">
            <text:p>0</text:p>
          </table:table-cell>
          <table:table-cell table:formula="of:=IF(ISNUMBER([.H378]);[.H378];0)+IF(ISNUMBER([.H401]);[.H401];0)+IF(ISNUMBER([.H1233]);[.H1233];0)" office:value-type="float" office:value="0">
            <text:p>0</text:p>
          </table:table-cell>
          <table:table-cell table:style-name="ce4" table:formula="of:=IF(ISNUMBER([.I378]);[.I378];0)+IF(ISNUMBER([.I401]);[.I401];0)+IF(ISNUMBER([.I1233]);[.I1233];0)" office:value-type="float" office:value="53.9">
            <text:p>5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79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379]);[.C379];0)+IF(ISNUMBER([.C402]);[.C402];0)+IF(ISNUMBER([.C1234]);[.C1234];0)" office:value-type="float" office:value="22708">
            <text:p>22,708</text:p>
          </table:table-cell>
          <table:table-cell table:formula="of:=IF(ISNUMBER([.D379]);[.D379];0)+IF(ISNUMBER([.D402]);[.D402];0)+IF(ISNUMBER([.D1234]);[.D1234];0)" office:value-type="float" office:value="1094">
            <text:p>1,094</text:p>
          </table:table-cell>
          <table:table-cell table:formula="of:=IF(ISNUMBER([.E379]);[.E379];0)+IF(ISNUMBER([.E402]);[.E402];0)+IF(ISNUMBER([.E1234]);[.E1234];0)" office:value-type="float" office:value="50">
            <text:p>50</text:p>
          </table:table-cell>
          <table:table-cell table:formula="of:=IF(ISNUMBER([.F379]);[.F379];0)+IF(ISNUMBER([.F402]);[.F402];0)+IF(ISNUMBER([.F1234]);[.F1234];0)" office:value-type="float" office:value="947">
            <text:p>947</text:p>
          </table:table-cell>
          <table:table-cell table:formula="of:=IF(ISNUMBER([.G379]);[.G379];0)+IF(ISNUMBER([.G402]);[.G402];0)+IF(ISNUMBER([.G1234]);[.G1234];0)" office:value-type="float" office:value="0">
            <text:p>0</text:p>
          </table:table-cell>
          <table:table-cell table:formula="of:=IF(ISNUMBER([.H379]);[.H379];0)+IF(ISNUMBER([.H402]);[.H402];0)+IF(ISNUMBER([.H1234]);[.H1234];0)" office:value-type="float" office:value="35">
            <text:p>35</text:p>
          </table:table-cell>
          <table:table-cell table:style-name="ce4" table:formula="of:=IF(ISNUMBER([.I379]);[.I379];0)+IF(ISNUMBER([.I402]);[.I402];0)+IF(ISNUMBER([.I1234]);[.I1234];0)" office:value-type="float" office:value="64.1">
            <text:p>6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80]" office:value-type="string" office:string-value="            Facility Lighting">
            <text:p><text:s text:c="12"/>Facility Lighting</text:p>
          </table:table-cell>
          <table:table-cell table:formula="of:=IF(ISNUMBER([.C380]);[.C380];0)+IF(ISNUMBER([.C403]);[.C403];0)+IF(ISNUMBER([.C1235]);[.C1235];0)" office:value-type="float" office:value="22383">
            <text:p>22,383</text:p>
          </table:table-cell>
          <table:table-cell table:formula="of:=IF(ISNUMBER([.D380]);[.D380];0)+IF(ISNUMBER([.D403]);[.D403];0)+IF(ISNUMBER([.D1235]);[.D1235];0)" office:value-type="float" office:value="1419">
            <text:p>1,419</text:p>
          </table:table-cell>
          <table:table-cell table:formula="of:=IF(ISNUMBER([.E380]);[.E380];0)+IF(ISNUMBER([.E403]);[.E403];0)+IF(ISNUMBER([.E1235]);[.E1235];0)" office:value-type="float" office:value="387">
            <text:p>387</text:p>
          </table:table-cell>
          <table:table-cell table:formula="of:=IF(ISNUMBER([.F380]);[.F380];0)+IF(ISNUMBER([.F403]);[.F403];0)+IF(ISNUMBER([.F1235]);[.F1235];0)" office:value-type="float" office:value="893">
            <text:p>893</text:p>
          </table:table-cell>
          <table:table-cell table:formula="of:=IF(ISNUMBER([.G380]);[.G380];0)+IF(ISNUMBER([.G403]);[.G403];0)+IF(ISNUMBER([.G1235]);[.G1235];0)" office:value-type="float" office:value="0">
            <text:p>0</text:p>
          </table:table-cell>
          <table:table-cell table:formula="of:=IF(ISNUMBER([.H380]);[.H380];0)+IF(ISNUMBER([.H403]);[.H403];0)+IF(ISNUMBER([.H1235]);[.H1235];0)" office:value-type="float" office:value="211">
            <text:p>211</text:p>
          </table:table-cell>
          <table:table-cell table:style-name="ce4" table:formula="of:=IF(ISNUMBER([.I380]);[.I380];0)+IF(ISNUMBER([.I403]);[.I403];0)+IF(ISNUMBER([.I1235]);[.I1235];0)" office:value-type="float" office:value="60.7">
            <text:p>6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81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381]);[.C381];0)+IF(ISNUMBER([.C404]);[.C404];0)+IF(ISNUMBER([.C1236]);[.C1236];0)" office:value-type="float" office:value="0">
            <text:p>0</text:p>
          </table:table-cell>
          <table:table-cell table:formula="of:=IF(ISNUMBER([.D381]);[.D381];0)+IF(ISNUMBER([.D404]);[.D404];0)+IF(ISNUMBER([.D1236]);[.D1236];0)" office:value-type="float" office:value="0">
            <text:p>0</text:p>
          </table:table-cell>
          <table:table-cell table:formula="of:=IF(ISNUMBER([.E381]);[.E381];0)+IF(ISNUMBER([.E404]);[.E404];0)+IF(ISNUMBER([.E1236]);[.E1236];0)" office:value-type="float" office:value="0">
            <text:p>0</text:p>
          </table:table-cell>
          <table:table-cell table:formula="of:=IF(ISNUMBER([.F381]);[.F381];0)+IF(ISNUMBER([.F404]);[.F404];0)+IF(ISNUMBER([.F1236]);[.F1236];0)" office:value-type="float" office:value="0">
            <text:p>0</text:p>
          </table:table-cell>
          <table:table-cell table:formula="of:=IF(ISNUMBER([.G381]);[.G381];0)+IF(ISNUMBER([.G404]);[.G404];0)+IF(ISNUMBER([.G1236]);[.G1236];0)" office:value-type="float" office:value="0">
            <text:p>0</text:p>
          </table:table-cell>
          <table:table-cell table:formula="of:=IF(ISNUMBER([.H381]);[.H381];0)+IF(ISNUMBER([.H404]);[.H404];0)+IF(ISNUMBER([.H1236]);[.H1236];0)" office:value-type="float" office:value="0">
            <text:p>0</text:p>
          </table:table-cell>
          <table:table-cell table:style-name="ce4" table:formula="of:=IF(ISNUMBER([.I381]);[.I381];0)+IF(ISNUMBER([.I404]);[.I404];0)+IF(ISNUMBER([.I1236]);[.I123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82]" office:value-type="string" office:string-value="      Using a Different Energy Source (f)">
            <text:p><text:s text:c="6"/>Using a Different Energy Source (f)</text:p>
          </table:table-cell>
          <table:table-cell table:formula="of:=IF(ISNUMBER([.C382]);[.C382];0)+IF(ISNUMBER([.C405]);[.C405];0)+IF(ISNUMBER([.C1237]);[.C1237];0)" office:value-type="float" office:value="23679">
            <text:p>23,679</text:p>
          </table:table-cell>
          <table:table-cell table:formula="of:=IF(ISNUMBER([.D382]);[.D382];0)+IF(ISNUMBER([.D405]);[.D405];0)+IF(ISNUMBER([.D1237]);[.D1237];0)" office:value-type="float" office:value="122">
            <text:p>122</text:p>
          </table:table-cell>
          <table:table-cell table:formula="of:=IF(ISNUMBER([.E382]);[.E382];0)+IF(ISNUMBER([.E405]);[.E405];0)+IF(ISNUMBER([.E1237]);[.E1237];0)" office:value-type="float" office:value="15">
            <text:p>15</text:p>
          </table:table-cell>
          <table:table-cell table:formula="of:=IF(ISNUMBER([.F382]);[.F382];0)+IF(ISNUMBER([.F405]);[.F405];0)+IF(ISNUMBER([.F1237]);[.F1237];0)" office:value-type="float" office:value="26">
            <text:p>26</text:p>
          </table:table-cell>
          <table:table-cell table:formula="of:=IF(ISNUMBER([.G382]);[.G382];0)+IF(ISNUMBER([.G405]);[.G405];0)+IF(ISNUMBER([.G1237]);[.G1237];0)" office:value-type="float" office:value="0">
            <text:p>0</text:p>
          </table:table-cell>
          <table:table-cell table:formula="of:=IF(ISNUMBER([.H382]);[.H382];0)+IF(ISNUMBER([.H405]);[.H405];0)+IF(ISNUMBER([.H1237]);[.H1237];0)" office:value-type="float" office:value="0">
            <text:p>0</text:p>
          </table:table-cell>
          <table:table-cell table:style-name="ce4" table:formula="of:=IF(ISNUMBER([.I382]);[.I382];0)+IF(ISNUMBER([.I405]);[.I405];0)+IF(ISNUMBER([.I1237]);[.I1237];0)" office:value-type="float" office:value="59.2">
            <text:p>5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383]" office:value-type="string" office:string-value="    Other (g)">
            <text:p><text:s text:c="4"/>Other (g)</text:p>
          </table:table-cell>
          <table:table-cell table:formula="of:=IF(ISNUMBER([.C383]);[.C383];0)+IF(ISNUMBER([.C406]);[.C406];0)+IF(ISNUMBER([.C1238]);[.C1238];0)" office:value-type="float" office:value="23772">
            <text:p>23,772</text:p>
          </table:table-cell>
          <table:table-cell table:formula="of:=IF(ISNUMBER([.D383]);[.D383];0)+IF(ISNUMBER([.D406]);[.D406];0)+IF(ISNUMBER([.D1238]);[.D1238];0)" office:value-type="float" office:value="24">
            <text:p>24</text:p>
          </table:table-cell>
          <table:table-cell table:formula="of:=IF(ISNUMBER([.E383]);[.E383];0)+IF(ISNUMBER([.E406]);[.E406];0)+IF(ISNUMBER([.E1238]);[.E1238];0)" office:value-type="float" office:value="0">
            <text:p>0</text:p>
          </table:table-cell>
          <table:table-cell table:formula="of:=IF(ISNUMBER([.F383]);[.F383];0)+IF(ISNUMBER([.F406]);[.F406];0)+IF(ISNUMBER([.F1238]);[.F1238];0)" office:value-type="float" office:value="24">
            <text:p>24</text:p>
          </table:table-cell>
          <table:table-cell table:formula="of:=IF(ISNUMBER([.G383]);[.G383];0)+IF(ISNUMBER([.G406]);[.G406];0)+IF(ISNUMBER([.G1238]);[.G1238];0)" office:value-type="float" office:value="0">
            <text:p>0</text:p>
          </table:table-cell>
          <table:table-cell table:formula="of:=IF(ISNUMBER([.H383]);[.H383];0)+IF(ISNUMBER([.H406]);[.H406];0)+IF(ISNUMBER([.H1238]);[.H1238];0)" office:value-type="float" office:value="0">
            <text:p>0</text:p>
          </table:table-cell>
          <table:table-cell table:style-name="ce4" table:formula="of:=IF(ISNUMBER([.I383]);[.I383];0)+IF(ISNUMBER([.I406]);[.I406];0)+IF(ISNUMBER([.I1238]);[.I1238];0)" office:value-type="float" office:value="32.7">
            <text:p>33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2</text:p>
          </table:table-cell>
          <table:table-cell office:value-type="string">
            <text:p>TEXTILE MILL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986">
            <text:p>2,986</text:p>
          </table:table-cell>
          <table:table-cell office:value-type="float" office:value="1441">
            <text:p>1,441</text:p>
          </table:table-cell>
          <table:table-cell office:value-type="float" office:value="1090">
            <text:p>1,090</text:p>
          </table:table-cell>
          <table:table-cell office:value-type="float" office:value="1064">
            <text:p>1,064</text:p>
          </table:table-cell>
          <table:table-cell office:value-type="float" office:value="106">
            <text:p>10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614">
            <text:p>3,614</text:p>
          </table:table-cell>
          <table:table-cell office:value-type="float" office:value="813">
            <text:p>813</text:p>
          </table:table-cell>
          <table:table-cell office:value-type="float" office:value="414">
            <text:p>414</text:p>
          </table:table-cell>
          <table:table-cell office:value-type="float" office:value="538">
            <text:p>538</text:p>
          </table:table-cell>
          <table:table-cell office:value-type="float" office:value="57">
            <text:p>5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">
            <text:p>14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923">
            <text:p>3,923</text:p>
          </table:table-cell>
          <table:table-cell office:value-type="float" office:value="504">
            <text:p>50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5">
            <text:p>355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772">
            <text:p>3,772</text:p>
          </table:table-cell>
          <table:table-cell table:number-columns-repeated="2" office:value-type="float" office:value="655">
            <text:p>65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4302">
            <text:p>4,302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.1">
            <text:p>2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128">
            <text:p>4,128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080">
            <text:p>4,080</text:p>
          </table:table-cell>
          <table:table-cell office:value-type="float" office:value="347">
            <text:p>34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420">
            <text:p>4,42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416">
            <text:p>4,416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164">
            <text:p>4,164</text:p>
          </table:table-cell>
          <table:table-cell office:value-type="float" office:value="263">
            <text:p>263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20.6">
            <text:p>20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179">
            <text:p>4,179</text:p>
          </table:table-cell>
          <table:table-cell office:value-type="float" office:value="247">
            <text:p>24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35">
            <text:p>235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7">
            <text:p>17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306">
            <text:p>4,306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996">
            <text:p>3,996</text:p>
          </table:table-cell>
          <table:table-cell office:value-type="float" office:value="430">
            <text:p>430</text:p>
          </table:table-cell>
          <table:table-cell office:value-type="float" office:value="117">
            <text:p>11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198">
            <text:p>4,198</text:p>
          </table:table-cell>
          <table:table-cell office:value-type="float" office:value="229">
            <text:p>22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8">
            <text:p>20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">
            <text:p>35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882">
            <text:p>3,882</text:p>
          </table:table-cell>
          <table:table-cell office:value-type="float" office:value="545">
            <text:p>545</text:p>
          </table:table-cell>
          <table:table-cell office:value-type="float" office:value="152">
            <text:p>152</text:p>
          </table:table-cell>
          <table:table-cell office:value-type="float" office:value="412">
            <text:p>41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56">
            <text:p>56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4347">
            <text:p>4,347</text:p>
          </table:table-cell>
          <table:table-cell office:value-type="float" office:value="79">
            <text:p>7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9.2">
            <text:p>19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4421">
            <text:p>4,421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3</text:p>
          </table:table-cell>
          <table:table-cell office:value-type="string">
            <text:p>APPAREL and OTHER TEXTILE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6297">
            <text:p>16,297</text:p>
          </table:table-cell>
          <table:table-cell office:value-type="float" office:value="1722">
            <text:p>1,722</text:p>
          </table:table-cell>
          <table:table-cell office:value-type="float" office:value="704">
            <text:p>704</text:p>
          </table:table-cell>
          <table:table-cell office:value-type="float" office:value="1106">
            <text:p>1,106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7082">
            <text:p>17,082</text:p>
          </table:table-cell>
          <table:table-cell office:value-type="float" office:value="937">
            <text:p>937</text:p>
          </table:table-cell>
          <table:table-cell office:value-type="float" office:value="418">
            <text:p>418</text:p>
          </table:table-cell>
          <table:table-cell office:value-type="float" office:value="529">
            <text:p>529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17.8">
            <text:p>1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7327">
            <text:p>17,327</text:p>
          </table:table-cell>
          <table:table-cell office:value-type="float" office:value="692">
            <text:p>692</text:p>
          </table:table-cell>
          <table:table-cell office:value-type="float" office:value="180">
            <text:p>18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8.3">
            <text:p>18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7728">
            <text:p>17,728</text:p>
          </table:table-cell>
          <table:table-cell table:number-columns-repeated="2" office:value-type="float" office:value="291">
            <text:p>29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7878">
            <text:p>17,878</text:p>
          </table:table-cell>
          <table:table-cell office:value-type="float" office:value="141">
            <text:p>141</text:p>
          </table:table-cell>
          <table:table-cell office:value-type="float" office:value="27">
            <text:p>2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7565">
            <text:p>17,565</text:p>
          </table:table-cell>
          <table:table-cell office:value-type="float" office:value="454">
            <text:p>454</text:p>
          </table:table-cell>
          <table:table-cell office:value-type="float" office:value="139">
            <text:p>139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7">
            <text:p>15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7476">
            <text:p>17,476</text:p>
          </table:table-cell>
          <table:table-cell office:value-type="float" office:value="543">
            <text:p>543</text:p>
          </table:table-cell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1.7">
            <text:p>21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8019">
            <text:p>18,01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8019">
            <text:p>18,01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8019">
            <text:p>18,01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7863">
            <text:p>17,863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7849">
            <text:p>17,849</text:p>
          </table:table-cell>
          <table:table-cell office:value-type="float" office:value="170">
            <text:p>170</text:p>
          </table:table-cell>
          <table:table-cell office:value-type="float" office:value="39">
            <text:p>39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7654">
            <text:p>17,654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4">
            <text:p>1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7580">
            <text:p>17,580</text:p>
          </table:table-cell>
          <table:table-cell office:value-type="float" office:value="439">
            <text:p>439</text:p>
          </table:table-cell>
          <table:table-cell office:value-type="float" office:value="43">
            <text:p>4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0.2">
            <text:p>2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7221">
            <text:p>17,221</text:p>
          </table:table-cell>
          <table:table-cell office:value-type="float" office:value="798">
            <text:p>798</text:p>
          </table:table-cell>
          <table:table-cell office:value-type="float" office:value="45">
            <text:p>45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2.9">
            <text:p>2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7228">
            <text:p>17,228</text:p>
          </table:table-cell>
          <table:table-cell office:value-type="float" office:value="791">
            <text:p>791</text:p>
          </table:table-cell>
          <table:table-cell office:value-type="float" office:value="205">
            <text:p>205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21.6">
            <text:p>2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8002">
            <text:p>18,00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.2">
            <text:p>2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7995">
            <text:p>17,995</text:p>
          </table:table-cell>
          <table:table-cell office:value-type="float" office:value="24">
            <text:p>2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4">
            <text:p>2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ood Products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/>
          <table:table-cell table:style-name="Default" table:formula="of:=[.B433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433]);[.C433];0)+IF(ISNUMBER([.C525]);[.C525];0)+IF(ISNUMBER([.C571]);[.C571];0)+IF(ISNUMBER([.C663]);[.C663];0)" office:value-type="float" office:value="62313">
            <text:p>62,313</text:p>
          </table:table-cell>
          <table:table-cell table:formula="of:=IF(ISNUMBER([.D433]);[.D433];0)+IF(ISNUMBER([.D525]);[.D525];0)+IF(ISNUMBER([.D571]);[.D571];0)+IF(ISNUMBER([.D663]);[.D663];0)" office:value-type="float" office:value="9819">
            <text:p>9,819</text:p>
          </table:table-cell>
          <table:table-cell table:formula="of:=IF(ISNUMBER([.E433]);[.E433];0)+IF(ISNUMBER([.E525]);[.E525];0)+IF(ISNUMBER([.E571]);[.E571];0)+IF(ISNUMBER([.E663]);[.E663];0)" office:value-type="float" office:value="6917">
            <text:p>6,917</text:p>
          </table:table-cell>
          <table:table-cell table:formula="of:=IF(ISNUMBER([.F433]);[.F433];0)+IF(ISNUMBER([.F525]);[.F525];0)+IF(ISNUMBER([.F571]);[.F571];0)+IF(ISNUMBER([.F663]);[.F663];0)" office:value-type="float" office:value="5049">
            <text:p>5,049</text:p>
          </table:table-cell>
          <table:table-cell table:formula="of:=IF(ISNUMBER([.G433]);[.G433];0)+IF(ISNUMBER([.G525]);[.G525];0)+IF(ISNUMBER([.G571]);[.G571];0)+IF(ISNUMBER([.G663]);[.G663];0)" office:value-type="float" office:value="668">
            <text:p>668</text:p>
          </table:table-cell>
          <table:table-cell table:formula="of:=IF(ISNUMBER([.H433]);[.H433];0)+IF(ISNUMBER([.H525]);[.H525];0)+IF(ISNUMBER([.H571]);[.H571];0)+IF(ISNUMBER([.H663]);[.H663];0)" office:value-type="float" office:value="1287">
            <text:p>1,287</text:p>
          </table:table-cell>
          <table:table-cell table:style-name="ce4" table:formula="of:=IF(ISNUMBER([.I433]);[.I433];0)+IF(ISNUMBER([.I525]);[.I525];0)+IF(ISNUMBER([.I571]);[.I571];0)+IF(ISNUMBER([.I663]);[.I663];0)" office:value-type="float" office:value="43.7">
            <text:p>4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4]" office:value-type="string" office:string-value="    Energy Audits">
            <text:p><text:s text:c="4"/>Energy Audits</text:p>
          </table:table-cell>
          <table:table-cell table:formula="of:=IF(ISNUMBER([.C434]);[.C434];0)+IF(ISNUMBER([.C526]);[.C526];0)+IF(ISNUMBER([.C572]);[.C572];0)+IF(ISNUMBER([.C664]);[.C664];0)" office:value-type="float" office:value="66874">
            <text:p>66,874</text:p>
          </table:table-cell>
          <table:table-cell table:formula="of:=IF(ISNUMBER([.D434]);[.D434];0)+IF(ISNUMBER([.D526]);[.D526];0)+IF(ISNUMBER([.D572]);[.D572];0)+IF(ISNUMBER([.D664]);[.D664];0)" office:value-type="float" office:value="5259">
            <text:p>5,259</text:p>
          </table:table-cell>
          <table:table-cell table:formula="of:=IF(ISNUMBER([.E434]);[.E434];0)+IF(ISNUMBER([.E526]);[.E526];0)+IF(ISNUMBER([.E572]);[.E572];0)+IF(ISNUMBER([.E664]);[.E664];0)" office:value-type="float" office:value="3141">
            <text:p>3,141</text:p>
          </table:table-cell>
          <table:table-cell table:formula="of:=IF(ISNUMBER([.F434]);[.F434];0)+IF(ISNUMBER([.F526]);[.F526];0)+IF(ISNUMBER([.F572]);[.F572];0)+IF(ISNUMBER([.F664]);[.F664];0)" office:value-type="float" office:value="2173">
            <text:p>2,173</text:p>
          </table:table-cell>
          <table:table-cell table:formula="of:=IF(ISNUMBER([.G434]);[.G434];0)+IF(ISNUMBER([.G526]);[.G526];0)+IF(ISNUMBER([.G572]);[.G572];0)+IF(ISNUMBER([.G664]);[.G664];0)" office:value-type="float" office:value="172">
            <text:p>172</text:p>
          </table:table-cell>
          <table:table-cell table:formula="of:=IF(ISNUMBER([.H434]);[.H434];0)+IF(ISNUMBER([.H526]);[.H526];0)+IF(ISNUMBER([.H572]);[.H572];0)+IF(ISNUMBER([.H664]);[.H664];0)" office:value-type="float" office:value="737">
            <text:p>737</text:p>
          </table:table-cell>
          <table:table-cell table:style-name="ce4" table:formula="of:=IF(ISNUMBER([.I434]);[.I434];0)+IF(ISNUMBER([.I526]);[.I526];0)+IF(ISNUMBER([.I572]);[.I572];0)+IF(ISNUMBER([.I664]);[.I664];0)" office:value-type="float" office:value="49.4">
            <text:p>4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5]" office:value-type="string" office:string-value="    Electricity Load Control">
            <text:p><text:s text:c="4"/>Electricity Load Control</text:p>
          </table:table-cell>
          <table:table-cell table:formula="of:=IF(ISNUMBER([.C435]);[.C435];0)+IF(ISNUMBER([.C527]);[.C527];0)+IF(ISNUMBER([.C573]);[.C573];0)+IF(ISNUMBER([.C665]);[.C665];0)" office:value-type="float" office:value="68733">
            <text:p>68,733</text:p>
          </table:table-cell>
          <table:table-cell table:formula="of:=IF(ISNUMBER([.D435]);[.D435];0)+IF(ISNUMBER([.D527]);[.D527];0)+IF(ISNUMBER([.D573]);[.D573];0)+IF(ISNUMBER([.D665]);[.D665];0)" office:value-type="float" office:value="3399">
            <text:p>3,399</text:p>
          </table:table-cell>
          <table:table-cell table:formula="of:=IF(ISNUMBER([.E435]);[.E435];0)+IF(ISNUMBER([.E527]);[.E527];0)+IF(ISNUMBER([.E573]);[.E573];0)+IF(ISNUMBER([.E665]);[.E665];0)" office:value-type="float" office:value="1613">
            <text:p>1,613</text:p>
          </table:table-cell>
          <table:table-cell table:formula="of:=IF(ISNUMBER([.F435]);[.F435];0)+IF(ISNUMBER([.F527]);[.F527];0)+IF(ISNUMBER([.F573]);[.F573];0)+IF(ISNUMBER([.F665]);[.F665];0)" office:value-type="float" office:value="2163">
            <text:p>2,163</text:p>
          </table:table-cell>
          <table:table-cell table:formula="of:=IF(ISNUMBER([.G435]);[.G435];0)+IF(ISNUMBER([.G527]);[.G527];0)+IF(ISNUMBER([.G573]);[.G573];0)+IF(ISNUMBER([.G665]);[.G665];0)" office:value-type="float" office:value="28">
            <text:p>28</text:p>
          </table:table-cell>
          <table:table-cell table:formula="of:=IF(ISNUMBER([.H435]);[.H435];0)+IF(ISNUMBER([.H527]);[.H527];0)+IF(ISNUMBER([.H573]);[.H573];0)+IF(ISNUMBER([.H665]);[.H665];0)" office:value-type="float" office:value="280">
            <text:p>280</text:p>
          </table:table-cell>
          <table:table-cell table:style-name="ce4" table:formula="of:=IF(ISNUMBER([.I435]);[.I435];0)+IF(ISNUMBER([.I527]);[.I527];0)+IF(ISNUMBER([.I573]);[.I573];0)+IF(ISNUMBER([.I665]);[.I665];0)" office:value-type="float" office:value="53.9">
            <text:p>5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6]" office:value-type="string" office:string-value="    Special Rate Schedule (c)">
            <text:p><text:s text:c="4"/>Special Rate Schedule (c)</text:p>
          </table:table-cell>
          <table:table-cell table:formula="of:=IF(ISNUMBER([.C436]);[.C436];0)+IF(ISNUMBER([.C528]);[.C528];0)+IF(ISNUMBER([.C574]);[.C574];0)+IF(ISNUMBER([.C666]);[.C666];0)" office:value-type="float" office:value="69974">
            <text:p>69,974</text:p>
          </table:table-cell>
          <table:table-cell table:formula="of:=IF(ISNUMBER([.D436]);[.D436];0)+IF(ISNUMBER([.D528]);[.D528];0)+IF(ISNUMBER([.D574]);[.D574];0)+IF(ISNUMBER([.D666]);[.D666];0)" office:value-type="float" office:value="2159">
            <text:p>2,159</text:p>
          </table:table-cell>
          <table:table-cell table:formula="of:=IF(ISNUMBER([.E436]);[.E436];0)+IF(ISNUMBER([.E528]);[.E528];0)+IF(ISNUMBER([.E574]);[.E574];0)+IF(ISNUMBER([.E666]);[.E666];0)" office:value-type="float" office:value="2159">
            <text:p>2,159</text:p>
          </table:table-cell>
          <table:table-cell table:formula="of:=IF(ISNUMBER([.F436]);[.F436];0)+IF(ISNUMBER([.F528]);[.F528];0)+IF(ISNUMBER([.F574]);[.F574];0)+IF(ISNUMBER([.F666]);[.F666];0)" office:value-type="float" office:value="0">
            <text:p>0</text:p>
          </table:table-cell>
          <table:table-cell table:formula="of:=IF(ISNUMBER([.G436]);[.G436];0)+IF(ISNUMBER([.G528]);[.G528];0)+IF(ISNUMBER([.G574]);[.G574];0)+IF(ISNUMBER([.G666]);[.G666];0)" office:value-type="float" office:value="0">
            <text:p>0</text:p>
          </table:table-cell>
          <table:table-cell table:formula="of:=IF(ISNUMBER([.H436]);[.H436];0)+IF(ISNUMBER([.H528]);[.H528];0)+IF(ISNUMBER([.H574]);[.H574];0)+IF(ISNUMBER([.H666]);[.H666];0)" office:value-type="float" office:value="0">
            <text:p>0</text:p>
          </table:table-cell>
          <table:table-cell table:style-name="ce4" table:formula="of:=IF(ISNUMBER([.I436]);[.I436];0)+IF(ISNUMBER([.I528]);[.I528];0)+IF(ISNUMBER([.I574]);[.I574];0)+IF(ISNUMBER([.I666]);[.I666];0)" office:value-type="float" office:value="10.9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7]" office:value-type="string" office:string-value="    Standby Generation Program">
            <text:p><text:s text:c="4"/>Standby Generation Program</text:p>
          </table:table-cell>
          <table:table-cell table:formula="of:=IF(ISNUMBER([.C437]);[.C437];0)+IF(ISNUMBER([.C529]);[.C529];0)+IF(ISNUMBER([.C575]);[.C575];0)+IF(ISNUMBER([.C667]);[.C667];0)" office:value-type="float" office:value="71463">
            <text:p>71,463</text:p>
          </table:table-cell>
          <table:table-cell table:formula="of:=IF(ISNUMBER([.D437]);[.D437];0)+IF(ISNUMBER([.D529]);[.D529];0)+IF(ISNUMBER([.D575]);[.D575];0)+IF(ISNUMBER([.D667]);[.D667];0)" office:value-type="float" office:value="670">
            <text:p>670</text:p>
          </table:table-cell>
          <table:table-cell table:formula="of:=IF(ISNUMBER([.E437]);[.E437];0)+IF(ISNUMBER([.E529]);[.E529];0)+IF(ISNUMBER([.E575]);[.E575];0)+IF(ISNUMBER([.E667]);[.E667];0)" office:value-type="float" office:value="155">
            <text:p>155</text:p>
          </table:table-cell>
          <table:table-cell table:formula="of:=IF(ISNUMBER([.F437]);[.F437];0)+IF(ISNUMBER([.F529]);[.F529];0)+IF(ISNUMBER([.F575]);[.F575];0)+IF(ISNUMBER([.F667]);[.F667];0)" office:value-type="float" office:value="564">
            <text:p>564</text:p>
          </table:table-cell>
          <table:table-cell table:formula="of:=IF(ISNUMBER([.G437]);[.G437];0)+IF(ISNUMBER([.G529]);[.G529];0)+IF(ISNUMBER([.G575]);[.G575];0)+IF(ISNUMBER([.G667]);[.G667];0)" office:value-type="float" office:value="0">
            <text:p>0</text:p>
          </table:table-cell>
          <table:table-cell table:formula="of:=IF(ISNUMBER([.H437]);[.H437];0)+IF(ISNUMBER([.H529]);[.H529];0)+IF(ISNUMBER([.H575]);[.H575];0)+IF(ISNUMBER([.H667]);[.H667];0)" office:value-type="float" office:value="15">
            <text:p>15</text:p>
          </table:table-cell>
          <table:table-cell table:style-name="ce4" table:formula="of:=IF(ISNUMBER([.I437]);[.I437];0)+IF(ISNUMBER([.I529]);[.I529];0)+IF(ISNUMBER([.I575]);[.I575];0)+IF(ISNUMBER([.I667]);[.I667];0)" office:value-type="float" office:value="57.3">
            <text:p>5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8]" office:value-type="string" office:string-value="    Equipment Rebates">
            <text:p><text:s text:c="4"/>Equipment Rebates</text:p>
          </table:table-cell>
          <table:table-cell table:formula="of:=IF(ISNUMBER([.C438]);[.C438];0)+IF(ISNUMBER([.C530]);[.C530];0)+IF(ISNUMBER([.C576]);[.C576];0)+IF(ISNUMBER([.C668]);[.C668];0)" office:value-type="float" office:value="69742">
            <text:p>69,742</text:p>
          </table:table-cell>
          <table:table-cell table:formula="of:=IF(ISNUMBER([.D438]);[.D438];0)+IF(ISNUMBER([.D530]);[.D530];0)+IF(ISNUMBER([.D576]);[.D576];0)+IF(ISNUMBER([.D668]);[.D668];0)" office:value-type="float" office:value="2391">
            <text:p>2,391</text:p>
          </table:table-cell>
          <table:table-cell table:formula="of:=IF(ISNUMBER([.E438]);[.E438];0)+IF(ISNUMBER([.E530]);[.E530];0)+IF(ISNUMBER([.E576]);[.E576];0)+IF(ISNUMBER([.E668]);[.E668];0)" office:value-type="float" office:value="2037">
            <text:p>2,037</text:p>
          </table:table-cell>
          <table:table-cell table:formula="of:=IF(ISNUMBER([.F438]);[.F438];0)+IF(ISNUMBER([.F530]);[.F530];0)+IF(ISNUMBER([.F576]);[.F576];0)+IF(ISNUMBER([.F668]);[.F668];0)" office:value-type="float" office:value="402">
            <text:p>402</text:p>
          </table:table-cell>
          <table:table-cell table:formula="of:=IF(ISNUMBER([.G438]);[.G438];0)+IF(ISNUMBER([.G530]);[.G530];0)+IF(ISNUMBER([.G576]);[.G576];0)+IF(ISNUMBER([.G668]);[.G668];0)" office:value-type="float" office:value="157">
            <text:p>157</text:p>
          </table:table-cell>
          <table:table-cell table:formula="of:=IF(ISNUMBER([.H438]);[.H438];0)+IF(ISNUMBER([.H530]);[.H530];0)+IF(ISNUMBER([.H576]);[.H576];0)+IF(ISNUMBER([.H668]);[.H668];0)" office:value-type="float" office:value="87">
            <text:p>87</text:p>
          </table:table-cell>
          <table:table-cell table:style-name="ce4" table:formula="of:=IF(ISNUMBER([.I438]);[.I438];0)+IF(ISNUMBER([.I530]);[.I530];0)+IF(ISNUMBER([.I576]);[.I576];0)+IF(ISNUMBER([.I668]);[.I668];0)" office:value-type="float" office:value="58.6">
            <text:p>5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39]" office:value-type="string" office:string-value="    Power Factor Correction or Improvement">
            <text:p><text:s text:c="4"/>Power Factor Correction or Improvement</text:p>
          </table:table-cell>
          <table:table-cell table:formula="of:=IF(ISNUMBER([.C439]);[.C439];0)+IF(ISNUMBER([.C531]);[.C531];0)+IF(ISNUMBER([.C577]);[.C577];0)+IF(ISNUMBER([.C669]);[.C669];0)" office:value-type="float" office:value="69702">
            <text:p>69,702</text:p>
          </table:table-cell>
          <table:table-cell table:formula="of:=IF(ISNUMBER([.D439]);[.D439];0)+IF(ISNUMBER([.D531]);[.D531];0)+IF(ISNUMBER([.D577]);[.D577];0)+IF(ISNUMBER([.D669]);[.D669];0)" office:value-type="float" office:value="2431">
            <text:p>2,431</text:p>
          </table:table-cell>
          <table:table-cell table:formula="of:=IF(ISNUMBER([.E439]);[.E439];0)+IF(ISNUMBER([.E531]);[.E531];0)+IF(ISNUMBER([.E577]);[.E577];0)+IF(ISNUMBER([.E669]);[.E669];0)" office:value-type="float" office:value="1209">
            <text:p>1,209</text:p>
          </table:table-cell>
          <table:table-cell table:formula="of:=IF(ISNUMBER([.F439]);[.F439];0)+IF(ISNUMBER([.F531]);[.F531];0)+IF(ISNUMBER([.F577]);[.F577];0)+IF(ISNUMBER([.F669]);[.F669];0)" office:value-type="float" office:value="1466">
            <text:p>1,466</text:p>
          </table:table-cell>
          <table:table-cell table:formula="of:=IF(ISNUMBER([.G439]);[.G439];0)+IF(ISNUMBER([.G531]);[.G531];0)+IF(ISNUMBER([.G577]);[.G577];0)+IF(ISNUMBER([.G669]);[.G669];0)" office:value-type="float" office:value="3">
            <text:p>3</text:p>
          </table:table-cell>
          <table:table-cell table:formula="of:=IF(ISNUMBER([.H439]);[.H439];0)+IF(ISNUMBER([.H531]);[.H531];0)+IF(ISNUMBER([.H577]);[.H577];0)+IF(ISNUMBER([.H669]);[.H669];0)" office:value-type="float" office:value="92">
            <text:p>92</text:p>
          </table:table-cell>
          <table:table-cell table:style-name="ce4" table:formula="of:=IF(ISNUMBER([.I439]);[.I439];0)+IF(ISNUMBER([.I531]);[.I531];0)+IF(ISNUMBER([.I577]);[.I577];0)+IF(ISNUMBER([.I669]);[.I669];0)" office:value-type="float" office:value="48.5">
            <text:p>4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0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440]);[.C440];0)+IF(ISNUMBER([.C532]);[.C532];0)+IF(ISNUMBER([.C578]);[.C578];0)+IF(ISNUMBER([.C670]);[.C670];0)" office:value-type="float" office:value="64433">
            <text:p>64,433</text:p>
          </table:table-cell>
          <table:table-cell table:formula="of:=IF(ISNUMBER([.D440]);[.D440];0)+IF(ISNUMBER([.D532]);[.D532];0)+IF(ISNUMBER([.D578]);[.D578];0)+IF(ISNUMBER([.D670]);[.D670];0)" office:value-type="float" office:value="14">
            <text:p>14</text:p>
          </table:table-cell>
          <table:table-cell table:formula="of:=IF(ISNUMBER([.E440]);[.E440];0)+IF(ISNUMBER([.E532]);[.E532];0)+IF(ISNUMBER([.E578]);[.E578];0)+IF(ISNUMBER([.E670]);[.E670];0)" office:value-type="float" office:value="0">
            <text:p>0</text:p>
          </table:table-cell>
          <table:table-cell table:formula="of:=IF(ISNUMBER([.F440]);[.F440];0)+IF(ISNUMBER([.F532]);[.F532];0)+IF(ISNUMBER([.F578]);[.F578];0)+IF(ISNUMBER([.F670]);[.F670];0)" office:value-type="float" office:value="0">
            <text:p>0</text:p>
          </table:table-cell>
          <table:table-cell table:formula="of:=IF(ISNUMBER([.G440]);[.G440];0)+IF(ISNUMBER([.G532]);[.G532];0)+IF(ISNUMBER([.G578]);[.G578];0)+IF(ISNUMBER([.G670]);[.G670];0)" office:value-type="float" office:value="14">
            <text:p>14</text:p>
          </table:table-cell>
          <table:table-cell table:formula="of:=IF(ISNUMBER([.H440]);[.H440];0)+IF(ISNUMBER([.H532]);[.H532];0)+IF(ISNUMBER([.H578]);[.H578];0)+IF(ISNUMBER([.H670]);[.H670];0)" office:value-type="float" office:value="0">
            <text:p>0</text:p>
          </table:table-cell>
          <table:table-cell table:style-name="ce4" table:formula="of:=IF(ISNUMBER([.I440]);[.I440];0)+IF(ISNUMBER([.I532]);[.I532];0)+IF(ISNUMBER([.I578]);[.I578];0)+IF(ISNUMBER([.I670]);[.I670];0)" office:value-type="float" office:value="7.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1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441]);[.C441];0)+IF(ISNUMBER([.C533]);[.C533];0)+IF(ISNUMBER([.C579]);[.C579];0)+IF(ISNUMBER([.C671]);[.C671];0)" office:value-type="float" office:value="64303">
            <text:p>64,303</text:p>
          </table:table-cell>
          <table:table-cell table:formula="of:=IF(ISNUMBER([.D441]);[.D441];0)+IF(ISNUMBER([.D533]);[.D533];0)+IF(ISNUMBER([.D579]);[.D579];0)+IF(ISNUMBER([.D671]);[.D671];0)" office:value-type="float" office:value="144">
            <text:p>144</text:p>
          </table:table-cell>
          <table:table-cell table:formula="of:=IF(ISNUMBER([.E441]);[.E441];0)+IF(ISNUMBER([.E533]);[.E533];0)+IF(ISNUMBER([.E579]);[.E579];0)+IF(ISNUMBER([.E671]);[.E671];0)" office:value-type="float" office:value="0">
            <text:p>0</text:p>
          </table:table-cell>
          <table:table-cell table:formula="of:=IF(ISNUMBER([.F441]);[.F441];0)+IF(ISNUMBER([.F533]);[.F533];0)+IF(ISNUMBER([.F579]);[.F579];0)+IF(ISNUMBER([.F671]);[.F671];0)" office:value-type="float" office:value="0">
            <text:p>0</text:p>
          </table:table-cell>
          <table:table-cell table:formula="of:=IF(ISNUMBER([.G441]);[.G441];0)+IF(ISNUMBER([.G533]);[.G533];0)+IF(ISNUMBER([.G579]);[.G579];0)+IF(ISNUMBER([.G671]);[.G671];0)" office:value-type="float" office:value="144">
            <text:p>144</text:p>
          </table:table-cell>
          <table:table-cell table:formula="of:=IF(ISNUMBER([.H441]);[.H441];0)+IF(ISNUMBER([.H533]);[.H533];0)+IF(ISNUMBER([.H579]);[.H579];0)+IF(ISNUMBER([.H671]);[.H671];0)" office:value-type="float" office:value="0">
            <text:p>0</text:p>
          </table:table-cell>
          <table:table-cell table:style-name="ce4" table:formula="of:=IF(ISNUMBER([.I441]);[.I441];0)+IF(ISNUMBER([.I533]);[.I533];0)+IF(ISNUMBER([.I579]);[.I579];0)+IF(ISNUMBER([.I671]);[.I671];0)" office:value-type="float" office:value="11.4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2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442]);[.C442];0)+IF(ISNUMBER([.C534]);[.C534];0)+IF(ISNUMBER([.C580]);[.C580];0)+IF(ISNUMBER([.C672]);[.C672];0)" office:value-type="float" office:value="72082">
            <text:p>72,082</text:p>
          </table:table-cell>
          <table:table-cell table:formula="of:=IF(ISNUMBER([.D442]);[.D442];0)+IF(ISNUMBER([.D534]);[.D534];0)+IF(ISNUMBER([.D580]);[.D580];0)+IF(ISNUMBER([.D672]);[.D672];0)" office:value-type="float" office:value="50">
            <text:p>50</text:p>
          </table:table-cell>
          <table:table-cell table:formula="of:=IF(ISNUMBER([.E442]);[.E442];0)+IF(ISNUMBER([.E534]);[.E534];0)+IF(ISNUMBER([.E580]);[.E580];0)+IF(ISNUMBER([.E672]);[.E672];0)" office:value-type="float" office:value="0">
            <text:p>0</text:p>
          </table:table-cell>
          <table:table-cell table:formula="of:=IF(ISNUMBER([.F442]);[.F442];0)+IF(ISNUMBER([.F534]);[.F534];0)+IF(ISNUMBER([.F580]);[.F580];0)+IF(ISNUMBER([.F672]);[.F672];0)" office:value-type="float" office:value="0">
            <text:p>0</text:p>
          </table:table-cell>
          <table:table-cell table:formula="of:=IF(ISNUMBER([.G442]);[.G442];0)+IF(ISNUMBER([.G534]);[.G534];0)+IF(ISNUMBER([.G580]);[.G580];0)+IF(ISNUMBER([.G672]);[.G672];0)" office:value-type="float" office:value="50">
            <text:p>50</text:p>
          </table:table-cell>
          <table:table-cell table:formula="of:=IF(ISNUMBER([.H442]);[.H442];0)+IF(ISNUMBER([.H534]);[.H534];0)+IF(ISNUMBER([.H580]);[.H580];0)+IF(ISNUMBER([.H672]);[.H672];0)" office:value-type="float" office:value="0">
            <text:p>0</text:p>
          </table:table-cell>
          <table:table-cell table:style-name="ce4" table:formula="of:=IF(ISNUMBER([.I442]);[.I442];0)+IF(ISNUMBER([.I534]);[.I534];0)+IF(ISNUMBER([.I580]);[.I580];0)+IF(ISNUMBER([.I672]);[.I672];0)" office:value-type="float" office:value="11.8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3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443]);[.C443];0)+IF(ISNUMBER([.C535]);[.C535];0)+IF(ISNUMBER([.C581]);[.C581];0)+IF(ISNUMBER([.C673]);[.C673];0)" office:value-type="float" office:value="0">
            <text:p>0</text:p>
          </table:table-cell>
          <table:table-cell table:formula="of:=IF(ISNUMBER([.D443]);[.D443];0)+IF(ISNUMBER([.D535]);[.D535];0)+IF(ISNUMBER([.D581]);[.D581];0)+IF(ISNUMBER([.D673]);[.D673];0)" office:value-type="float" office:value="0">
            <text:p>0</text:p>
          </table:table-cell>
          <table:table-cell table:formula="of:=IF(ISNUMBER([.E443]);[.E443];0)+IF(ISNUMBER([.E535]);[.E535];0)+IF(ISNUMBER([.E581]);[.E581];0)+IF(ISNUMBER([.E673]);[.E673];0)" office:value-type="float" office:value="0">
            <text:p>0</text:p>
          </table:table-cell>
          <table:table-cell table:formula="of:=IF(ISNUMBER([.F443]);[.F443];0)+IF(ISNUMBER([.F535]);[.F535];0)+IF(ISNUMBER([.F581]);[.F581];0)+IF(ISNUMBER([.F673]);[.F673];0)" office:value-type="float" office:value="0">
            <text:p>0</text:p>
          </table:table-cell>
          <table:table-cell table:formula="of:=IF(ISNUMBER([.G443]);[.G443];0)+IF(ISNUMBER([.G535]);[.G535];0)+IF(ISNUMBER([.G581]);[.G581];0)+IF(ISNUMBER([.G673]);[.G673];0)" office:value-type="float" office:value="0">
            <text:p>0</text:p>
          </table:table-cell>
          <table:table-cell table:formula="of:=IF(ISNUMBER([.H443]);[.H443];0)+IF(ISNUMBER([.H535]);[.H535];0)+IF(ISNUMBER([.H581]);[.H581];0)+IF(ISNUMBER([.H673]);[.H673];0)" office:value-type="float" office:value="0">
            <text:p>0</text:p>
          </table:table-cell>
          <table:table-cell table:style-name="ce4" table:formula="of:=IF(ISNUMBER([.I443]);[.I443];0)+IF(ISNUMBER([.I535]);[.I535];0)+IF(ISNUMBER([.I581]);[.I581];0)+IF(ISNUMBER([.I673]);[.I67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4]" office:value-type="string" office:string-value="      Improving Energy Efficiency Affecting:">
            <text:p><text:s text:c="6"/>Improving Energy Efficiency Affecting:</text:p>
          </table:table-cell>
          <table:table-cell table:formula="of:=IF(ISNUMBER([.C444]);[.C444];0)+IF(ISNUMBER([.C536]);[.C536];0)+IF(ISNUMBER([.C582]);[.C582];0)+IF(ISNUMBER([.C674]);[.C674];0)" office:value-type="float" office:value="0">
            <text:p>0</text:p>
          </table:table-cell>
          <table:table-cell table:formula="of:=IF(ISNUMBER([.D444]);[.D444];0)+IF(ISNUMBER([.D536]);[.D536];0)+IF(ISNUMBER([.D582]);[.D582];0)+IF(ISNUMBER([.D674]);[.D674];0)" office:value-type="float" office:value="0">
            <text:p>0</text:p>
          </table:table-cell>
          <table:table-cell table:formula="of:=IF(ISNUMBER([.E444]);[.E444];0)+IF(ISNUMBER([.E536]);[.E536];0)+IF(ISNUMBER([.E582]);[.E582];0)+IF(ISNUMBER([.E674]);[.E674];0)" office:value-type="float" office:value="0">
            <text:p>0</text:p>
          </table:table-cell>
          <table:table-cell table:formula="of:=IF(ISNUMBER([.F444]);[.F444];0)+IF(ISNUMBER([.F536]);[.F536];0)+IF(ISNUMBER([.F582]);[.F582];0)+IF(ISNUMBER([.F674]);[.F674];0)" office:value-type="float" office:value="0">
            <text:p>0</text:p>
          </table:table-cell>
          <table:table-cell table:formula="of:=IF(ISNUMBER([.G444]);[.G444];0)+IF(ISNUMBER([.G536]);[.G536];0)+IF(ISNUMBER([.G582]);[.G582];0)+IF(ISNUMBER([.G674]);[.G674];0)" office:value-type="float" office:value="0">
            <text:p>0</text:p>
          </table:table-cell>
          <table:table-cell table:formula="of:=IF(ISNUMBER([.H444]);[.H444];0)+IF(ISNUMBER([.H536]);[.H536];0)+IF(ISNUMBER([.H582]);[.H582];0)+IF(ISNUMBER([.H674]);[.H674];0)" office:value-type="float" office:value="0">
            <text:p>0</text:p>
          </table:table-cell>
          <table:table-cell table:style-name="ce4" table:formula="of:=IF(ISNUMBER([.I444]);[.I444];0)+IF(ISNUMBER([.I536]);[.I536];0)+IF(ISNUMBER([.I582]);[.I582];0)+IF(ISNUMBER([.I674]);[.I674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5]" office:value-type="string" office:string-value="            Steam Production (d)">
            <text:p><text:s text:c="12"/>Steam Production (d)</text:p>
          </table:table-cell>
          <table:table-cell table:formula="of:=IF(ISNUMBER([.C445]);[.C445];0)+IF(ISNUMBER([.C537]);[.C537];0)+IF(ISNUMBER([.C583]);[.C583];0)+IF(ISNUMBER([.C675]);[.C675];0)" office:value-type="float" office:value="71053">
            <text:p>71,053</text:p>
          </table:table-cell>
          <table:table-cell table:formula="of:=IF(ISNUMBER([.D445]);[.D445];0)+IF(ISNUMBER([.D537]);[.D537];0)+IF(ISNUMBER([.D583]);[.D583];0)+IF(ISNUMBER([.D675]);[.D675];0)" office:value-type="float" office:value="1080">
            <text:p>1,080</text:p>
          </table:table-cell>
          <table:table-cell table:formula="of:=IF(ISNUMBER([.E445]);[.E445];0)+IF(ISNUMBER([.E537]);[.E537];0)+IF(ISNUMBER([.E583]);[.E583];0)+IF(ISNUMBER([.E675]);[.E675];0)" office:value-type="float" office:value="48">
            <text:p>48</text:p>
          </table:table-cell>
          <table:table-cell table:formula="of:=IF(ISNUMBER([.F445]);[.F445];0)+IF(ISNUMBER([.F537]);[.F537];0)+IF(ISNUMBER([.F583]);[.F583];0)+IF(ISNUMBER([.F675]);[.F675];0)" office:value-type="float" office:value="992">
            <text:p>992</text:p>
          </table:table-cell>
          <table:table-cell table:formula="of:=IF(ISNUMBER([.G445]);[.G445];0)+IF(ISNUMBER([.G537]);[.G537];0)+IF(ISNUMBER([.G583]);[.G583];0)+IF(ISNUMBER([.G675]);[.G675];0)" office:value-type="float" office:value="8">
            <text:p>8</text:p>
          </table:table-cell>
          <table:table-cell table:formula="of:=IF(ISNUMBER([.H445]);[.H445];0)+IF(ISNUMBER([.H537]);[.H537];0)+IF(ISNUMBER([.H583]);[.H583];0)+IF(ISNUMBER([.H675]);[.H675];0)" office:value-type="float" office:value="45">
            <text:p>45</text:p>
          </table:table-cell>
          <table:table-cell table:style-name="ce4" table:formula="of:=IF(ISNUMBER([.I445]);[.I445];0)+IF(ISNUMBER([.I537]);[.I537];0)+IF(ISNUMBER([.I583]);[.I583];0)+IF(ISNUMBER([.I675]);[.I675];0)" office:value-type="float" office:value="60.8">
            <text:p>6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6]" office:value-type="string" office:string-value="            Direct/Indirect Process Heating">
            <text:p><text:s text:c="12"/>Direct/Indirect Process Heating</text:p>
          </table:table-cell>
          <table:table-cell table:formula="of:=IF(ISNUMBER([.C446]);[.C446];0)+IF(ISNUMBER([.C538]);[.C538];0)+IF(ISNUMBER([.C584]);[.C584];0)+IF(ISNUMBER([.C676]);[.C676];0)" office:value-type="float" office:value="71328">
            <text:p>71,328</text:p>
          </table:table-cell>
          <table:table-cell table:formula="of:=IF(ISNUMBER([.D446]);[.D446];0)+IF(ISNUMBER([.D538]);[.D538];0)+IF(ISNUMBER([.D584]);[.D584];0)+IF(ISNUMBER([.D676]);[.D676];0)" office:value-type="float" office:value="804">
            <text:p>804</text:p>
          </table:table-cell>
          <table:table-cell table:formula="of:=IF(ISNUMBER([.E446]);[.E446];0)+IF(ISNUMBER([.E538]);[.E538];0)+IF(ISNUMBER([.E584]);[.E584];0)+IF(ISNUMBER([.E676]);[.E676];0)" office:value-type="float" office:value="82">
            <text:p>82</text:p>
          </table:table-cell>
          <table:table-cell table:formula="of:=IF(ISNUMBER([.F446]);[.F446];0)+IF(ISNUMBER([.F538]);[.F538];0)+IF(ISNUMBER([.F584]);[.F584];0)+IF(ISNUMBER([.F676]);[.F676];0)" office:value-type="float" office:value="720">
            <text:p>720</text:p>
          </table:table-cell>
          <table:table-cell table:formula="of:=IF(ISNUMBER([.G446]);[.G446];0)+IF(ISNUMBER([.G538]);[.G538];0)+IF(ISNUMBER([.G584]);[.G584];0)+IF(ISNUMBER([.G676]);[.G676];0)" office:value-type="float" office:value="0">
            <text:p>0</text:p>
          </table:table-cell>
          <table:table-cell table:formula="of:=IF(ISNUMBER([.H446]);[.H446];0)+IF(ISNUMBER([.H538]);[.H538];0)+IF(ISNUMBER([.H584]);[.H584];0)+IF(ISNUMBER([.H676]);[.H676];0)" office:value-type="float" office:value="50">
            <text:p>50</text:p>
          </table:table-cell>
          <table:table-cell table:style-name="ce4" table:formula="of:=IF(ISNUMBER([.I446]);[.I446];0)+IF(ISNUMBER([.I538]);[.I538];0)+IF(ISNUMBER([.I584]);[.I584];0)+IF(ISNUMBER([.I676]);[.I676];0)" office:value-type="float" office:value="57.9">
            <text:p>5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7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447]);[.C447];0)+IF(ISNUMBER([.C539]);[.C539];0)+IF(ISNUMBER([.C585]);[.C585];0)+IF(ISNUMBER([.C677]);[.C677];0)" office:value-type="float" office:value="71555">
            <text:p>71,555</text:p>
          </table:table-cell>
          <table:table-cell table:formula="of:=IF(ISNUMBER([.D447]);[.D447];0)+IF(ISNUMBER([.D539]);[.D539];0)+IF(ISNUMBER([.D585]);[.D585];0)+IF(ISNUMBER([.D677]);[.D677];0)" office:value-type="float" office:value="303">
            <text:p>303</text:p>
          </table:table-cell>
          <table:table-cell table:formula="of:=IF(ISNUMBER([.E447]);[.E447];0)+IF(ISNUMBER([.E539]);[.E539];0)+IF(ISNUMBER([.E585]);[.E585];0)+IF(ISNUMBER([.E677]);[.E677];0)" office:value-type="float" office:value="90">
            <text:p>90</text:p>
          </table:table-cell>
          <table:table-cell table:formula="of:=IF(ISNUMBER([.F447]);[.F447];0)+IF(ISNUMBER([.F539]);[.F539];0)+IF(ISNUMBER([.F585]);[.F585];0)+IF(ISNUMBER([.F677]);[.F677];0)" office:value-type="float" office:value="307">
            <text:p>307</text:p>
          </table:table-cell>
          <table:table-cell table:formula="of:=IF(ISNUMBER([.G447]);[.G447];0)+IF(ISNUMBER([.G539]);[.G539];0)+IF(ISNUMBER([.G585]);[.G585];0)+IF(ISNUMBER([.G677]);[.G677];0)" office:value-type="float" office:value="0">
            <text:p>0</text:p>
          </table:table-cell>
          <table:table-cell table:formula="of:=IF(ISNUMBER([.H447]);[.H447];0)+IF(ISNUMBER([.H539]);[.H539];0)+IF(ISNUMBER([.H585]);[.H585];0)+IF(ISNUMBER([.H677]);[.H677];0)" office:value-type="float" office:value="15">
            <text:p>15</text:p>
          </table:table-cell>
          <table:table-cell table:style-name="ce4" table:formula="of:=IF(ISNUMBER([.I447]);[.I447];0)+IF(ISNUMBER([.I539]);[.I539];0)+IF(ISNUMBER([.I585]);[.I585];0)+IF(ISNUMBER([.I677]);[.I677];0)" office:value-type="float" office:value="55.6">
            <text:p>5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8]" office:value-type="string" office:string-value="            Direct Machine Drive (e)">
            <text:p><text:s text:c="12"/>Direct Machine Drive (e)</text:p>
          </table:table-cell>
          <table:table-cell table:formula="of:=IF(ISNUMBER([.C448]);[.C448];0)+IF(ISNUMBER([.C540]);[.C540];0)+IF(ISNUMBER([.C586]);[.C586];0)+IF(ISNUMBER([.C678]);[.C678];0)" office:value-type="float" office:value="70158">
            <text:p>70,158</text:p>
          </table:table-cell>
          <table:table-cell table:formula="of:=IF(ISNUMBER([.D448]);[.D448];0)+IF(ISNUMBER([.D540]);[.D540];0)+IF(ISNUMBER([.D586]);[.D586];0)+IF(ISNUMBER([.D678]);[.D678];0)" office:value-type="float" office:value="1973">
            <text:p>1,973</text:p>
          </table:table-cell>
          <table:table-cell table:formula="of:=IF(ISNUMBER([.E448]);[.E448];0)+IF(ISNUMBER([.E540]);[.E540];0)+IF(ISNUMBER([.E586]);[.E586];0)+IF(ISNUMBER([.E678]);[.E678];0)" office:value-type="float" office:value="693">
            <text:p>693</text:p>
          </table:table-cell>
          <table:table-cell table:formula="of:=IF(ISNUMBER([.F448]);[.F448];0)+IF(ISNUMBER([.F540]);[.F540];0)+IF(ISNUMBER([.F586]);[.F586];0)+IF(ISNUMBER([.F678]);[.F678];0)" office:value-type="float" office:value="1405">
            <text:p>1,405</text:p>
          </table:table-cell>
          <table:table-cell table:formula="of:=IF(ISNUMBER([.G448]);[.G448];0)+IF(ISNUMBER([.G540]);[.G540];0)+IF(ISNUMBER([.G586]);[.G586];0)+IF(ISNUMBER([.G678]);[.G678];0)" office:value-type="float" office:value="11">
            <text:p>11</text:p>
          </table:table-cell>
          <table:table-cell table:formula="of:=IF(ISNUMBER([.H448]);[.H448];0)+IF(ISNUMBER([.H540]);[.H540];0)+IF(ISNUMBER([.H586]);[.H586];0)+IF(ISNUMBER([.H678]);[.H678];0)" office:value-type="float" office:value="115">
            <text:p>115</text:p>
          </table:table-cell>
          <table:table-cell table:style-name="ce4" table:formula="of:=IF(ISNUMBER([.I448]);[.I448];0)+IF(ISNUMBER([.I540]);[.I540];0)+IF(ISNUMBER([.I586]);[.I586];0)+IF(ISNUMBER([.I678]);[.I678];0)" office:value-type="float" office:value="47.7">
            <text:p>4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49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449]);[.C449];0)+IF(ISNUMBER([.C541]);[.C541];0)+IF(ISNUMBER([.C587]);[.C587];0)+IF(ISNUMBER([.C679]);[.C679];0)" office:value-type="float" office:value="69881">
            <text:p>69,881</text:p>
          </table:table-cell>
          <table:table-cell table:formula="of:=IF(ISNUMBER([.D449]);[.D449];0)+IF(ISNUMBER([.D541]);[.D541];0)+IF(ISNUMBER([.D587]);[.D587];0)+IF(ISNUMBER([.D679]);[.D679];0)" office:value-type="float" office:value="2252">
            <text:p>2,252</text:p>
          </table:table-cell>
          <table:table-cell table:formula="of:=IF(ISNUMBER([.E449]);[.E449];0)+IF(ISNUMBER([.E541]);[.E541];0)+IF(ISNUMBER([.E587]);[.E587];0)+IF(ISNUMBER([.E679]);[.E679];0)" office:value-type="float" office:value="589">
            <text:p>589</text:p>
          </table:table-cell>
          <table:table-cell table:formula="of:=IF(ISNUMBER([.F449]);[.F449];0)+IF(ISNUMBER([.F541]);[.F541];0)+IF(ISNUMBER([.F587]);[.F587];0)+IF(ISNUMBER([.F679]);[.F679];0)" office:value-type="float" office:value="1239">
            <text:p>1,239</text:p>
          </table:table-cell>
          <table:table-cell table:formula="of:=IF(ISNUMBER([.G449]);[.G449];0)+IF(ISNUMBER([.G541]);[.G541];0)+IF(ISNUMBER([.G587]);[.G587];0)+IF(ISNUMBER([.G679]);[.G679];0)" office:value-type="float" office:value="0">
            <text:p>0</text:p>
          </table:table-cell>
          <table:table-cell table:formula="of:=IF(ISNUMBER([.H449]);[.H449];0)+IF(ISNUMBER([.H541]);[.H541];0)+IF(ISNUMBER([.H587]);[.H587];0)+IF(ISNUMBER([.H679]);[.H679];0)" office:value-type="float" office:value="57">
            <text:p>57</text:p>
          </table:table-cell>
          <table:table-cell table:style-name="ce4" table:formula="of:=IF(ISNUMBER([.I449]);[.I449];0)+IF(ISNUMBER([.I541]);[.I541];0)+IF(ISNUMBER([.I587]);[.I587];0)+IF(ISNUMBER([.I679]);[.I679];0)" office:value-type="float" office:value="61.5">
            <text:p>6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50]" office:value-type="string" office:string-value="            Facility Lighting">
            <text:p><text:s text:c="12"/>Facility Lighting</text:p>
          </table:table-cell>
          <table:table-cell table:formula="of:=IF(ISNUMBER([.C450]);[.C450];0)+IF(ISNUMBER([.C542]);[.C542];0)+IF(ISNUMBER([.C588]);[.C588];0)+IF(ISNUMBER([.C680]);[.C680];0)" office:value-type="float" office:value="68738">
            <text:p>68,738</text:p>
          </table:table-cell>
          <table:table-cell table:formula="of:=IF(ISNUMBER([.D450]);[.D450];0)+IF(ISNUMBER([.D542]);[.D542];0)+IF(ISNUMBER([.D588]);[.D588];0)+IF(ISNUMBER([.D680]);[.D680];0)" office:value-type="float" office:value="3395">
            <text:p>3,395</text:p>
          </table:table-cell>
          <table:table-cell table:formula="of:=IF(ISNUMBER([.E450]);[.E450];0)+IF(ISNUMBER([.E542]);[.E542];0)+IF(ISNUMBER([.E588]);[.E588];0)+IF(ISNUMBER([.E680]);[.E680];0)" office:value-type="float" office:value="2039">
            <text:p>2,039</text:p>
          </table:table-cell>
          <table:table-cell table:formula="of:=IF(ISNUMBER([.F450]);[.F450];0)+IF(ISNUMBER([.F542]);[.F542];0)+IF(ISNUMBER([.F588]);[.F588];0)+IF(ISNUMBER([.F680]);[.F680];0)" office:value-type="float" office:value="1597">
            <text:p>1,597</text:p>
          </table:table-cell>
          <table:table-cell table:formula="of:=IF(ISNUMBER([.G450]);[.G450];0)+IF(ISNUMBER([.G542]);[.G542];0)+IF(ISNUMBER([.G588]);[.G588];0)+IF(ISNUMBER([.G680]);[.G680];0)" office:value-type="float" office:value="45">
            <text:p>45</text:p>
          </table:table-cell>
          <table:table-cell table:formula="of:=IF(ISNUMBER([.H450]);[.H450];0)+IF(ISNUMBER([.H542]);[.H542];0)+IF(ISNUMBER([.H588]);[.H588];0)+IF(ISNUMBER([.H680]);[.H680];0)" office:value-type="float" office:value="222">
            <text:p>222</text:p>
          </table:table-cell>
          <table:table-cell table:style-name="ce4" table:formula="of:=IF(ISNUMBER([.I450]);[.I450];0)+IF(ISNUMBER([.I542]);[.I542];0)+IF(ISNUMBER([.I588]);[.I588];0)+IF(ISNUMBER([.I680]);[.I680];0)" office:value-type="float" office:value="55">
            <text:p>5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51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451]);[.C451];0)+IF(ISNUMBER([.C543]);[.C543];0)+IF(ISNUMBER([.C589]);[.C589];0)+IF(ISNUMBER([.C681]);[.C681];0)" office:value-type="float" office:value="0">
            <text:p>0</text:p>
          </table:table-cell>
          <table:table-cell table:formula="of:=IF(ISNUMBER([.D451]);[.D451];0)+IF(ISNUMBER([.D543]);[.D543];0)+IF(ISNUMBER([.D589]);[.D589];0)+IF(ISNUMBER([.D681]);[.D681];0)" office:value-type="float" office:value="0">
            <text:p>0</text:p>
          </table:table-cell>
          <table:table-cell table:formula="of:=IF(ISNUMBER([.E451]);[.E451];0)+IF(ISNUMBER([.E543]);[.E543];0)+IF(ISNUMBER([.E589]);[.E589];0)+IF(ISNUMBER([.E681]);[.E681];0)" office:value-type="float" office:value="0">
            <text:p>0</text:p>
          </table:table-cell>
          <table:table-cell table:formula="of:=IF(ISNUMBER([.F451]);[.F451];0)+IF(ISNUMBER([.F543]);[.F543];0)+IF(ISNUMBER([.F589]);[.F589];0)+IF(ISNUMBER([.F681]);[.F681];0)" office:value-type="float" office:value="0">
            <text:p>0</text:p>
          </table:table-cell>
          <table:table-cell table:formula="of:=IF(ISNUMBER([.G451]);[.G451];0)+IF(ISNUMBER([.G543]);[.G543];0)+IF(ISNUMBER([.G589]);[.G589];0)+IF(ISNUMBER([.G681]);[.G681];0)" office:value-type="float" office:value="0">
            <text:p>0</text:p>
          </table:table-cell>
          <table:table-cell table:formula="of:=IF(ISNUMBER([.H451]);[.H451];0)+IF(ISNUMBER([.H543]);[.H543];0)+IF(ISNUMBER([.H589]);[.H589];0)+IF(ISNUMBER([.H681]);[.H681];0)" office:value-type="float" office:value="0">
            <text:p>0</text:p>
          </table:table-cell>
          <table:table-cell table:style-name="ce4" table:formula="of:=IF(ISNUMBER([.I451]);[.I451];0)+IF(ISNUMBER([.I543]);[.I543];0)+IF(ISNUMBER([.I589]);[.I589];0)+IF(ISNUMBER([.I681]);[.I681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52]" office:value-type="string" office:string-value="      Using a Different Energy Source (f)">
            <text:p><text:s text:c="6"/>Using a Different Energy Source (f)</text:p>
          </table:table-cell>
          <table:table-cell table:formula="of:=IF(ISNUMBER([.C452]);[.C452];0)+IF(ISNUMBER([.C544]);[.C544];0)+IF(ISNUMBER([.C590]);[.C590];0)+IF(ISNUMBER([.C682]);[.C682];0)" office:value-type="float" office:value="64001">
            <text:p>64,001</text:p>
          </table:table-cell>
          <table:table-cell table:formula="of:=IF(ISNUMBER([.D452]);[.D452];0)+IF(ISNUMBER([.D544]);[.D544];0)+IF(ISNUMBER([.D590]);[.D590];0)+IF(ISNUMBER([.D682]);[.D682];0)" office:value-type="float" office:value="446">
            <text:p>446</text:p>
          </table:table-cell>
          <table:table-cell table:formula="of:=IF(ISNUMBER([.E452]);[.E452];0)+IF(ISNUMBER([.E544]);[.E544];0)+IF(ISNUMBER([.E590]);[.E590];0)+IF(ISNUMBER([.E682]);[.E682];0)" office:value-type="float" office:value="50">
            <text:p>50</text:p>
          </table:table-cell>
          <table:table-cell table:formula="of:=IF(ISNUMBER([.F452]);[.F452];0)+IF(ISNUMBER([.F544]);[.F544];0)+IF(ISNUMBER([.F590]);[.F590];0)+IF(ISNUMBER([.F682]);[.F682];0)" office:value-type="float" office:value="333">
            <text:p>333</text:p>
          </table:table-cell>
          <table:table-cell table:formula="of:=IF(ISNUMBER([.G452]);[.G452];0)+IF(ISNUMBER([.G544]);[.G544];0)+IF(ISNUMBER([.G590]);[.G590];0)+IF(ISNUMBER([.G682]);[.G682];0)" office:value-type="float" office:value="0">
            <text:p>0</text:p>
          </table:table-cell>
          <table:table-cell table:formula="of:=IF(ISNUMBER([.H452]);[.H452];0)+IF(ISNUMBER([.H544]);[.H544];0)+IF(ISNUMBER([.H590]);[.H590];0)+IF(ISNUMBER([.H682]);[.H682];0)" office:value-type="float" office:value="22">
            <text:p>22</text:p>
          </table:table-cell>
          <table:table-cell table:style-name="ce4" table:formula="of:=IF(ISNUMBER([.I452]);[.I452];0)+IF(ISNUMBER([.I544]);[.I544];0)+IF(ISNUMBER([.I590]);[.I590];0)+IF(ISNUMBER([.I682]);[.I682];0)" office:value-type="float" office:value="60.9">
            <text:p>6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453]" office:value-type="string" office:string-value="    Other (g)">
            <text:p><text:s text:c="4"/>Other (g)</text:p>
          </table:table-cell>
          <table:table-cell table:formula="of:=IF(ISNUMBER([.C453]);[.C453];0)+IF(ISNUMBER([.C545]);[.C545];0)+IF(ISNUMBER([.C591]);[.C591];0)+IF(ISNUMBER([.C683]);[.C683];0)" office:value-type="float" office:value="64333">
            <text:p>64,333</text:p>
          </table:table-cell>
          <table:table-cell table:formula="of:=IF(ISNUMBER([.D453]);[.D453];0)+IF(ISNUMBER([.D545]);[.D545];0)+IF(ISNUMBER([.D591]);[.D591];0)+IF(ISNUMBER([.D683]);[.D683];0)" office:value-type="float" office:value="114">
            <text:p>114</text:p>
          </table:table-cell>
          <table:table-cell table:formula="of:=IF(ISNUMBER([.E453]);[.E453];0)+IF(ISNUMBER([.E545]);[.E545];0)+IF(ISNUMBER([.E591]);[.E591];0)+IF(ISNUMBER([.E683]);[.E683];0)" office:value-type="float" office:value="6">
            <text:p>6</text:p>
          </table:table-cell>
          <table:table-cell table:formula="of:=IF(ISNUMBER([.F453]);[.F453];0)+IF(ISNUMBER([.F545]);[.F545];0)+IF(ISNUMBER([.F591]);[.F591];0)+IF(ISNUMBER([.F683]);[.F683];0)" office:value-type="float" office:value="53">
            <text:p>53</text:p>
          </table:table-cell>
          <table:table-cell table:formula="of:=IF(ISNUMBER([.G453]);[.G453];0)+IF(ISNUMBER([.G545]);[.G545];0)+IF(ISNUMBER([.G591]);[.G591];0)+IF(ISNUMBER([.G683]);[.G683];0)" office:value-type="float" office:value="0">
            <text:p>0</text:p>
          </table:table-cell>
          <table:table-cell table:formula="of:=IF(ISNUMBER([.H453]);[.H453];0)+IF(ISNUMBER([.H545]);[.H545];0)+IF(ISNUMBER([.H591]);[.H591];0)+IF(ISNUMBER([.H683]);[.H683];0)" office:value-type="float" office:value="7">
            <text:p>7</text:p>
          </table:table-cell>
          <table:table-cell table:style-name="ce4" table:formula="of:=IF(ISNUMBER([.I453]);[.I453];0)+IF(ISNUMBER([.I545]);[.I545];0)+IF(ISNUMBER([.I591]);[.I591];0)+IF(ISNUMBER([.I683]);[.I683];0)" office:value-type="float" office:value="56.1">
            <text:p>56</text:p>
          </table:table-cell>
          <table:table-cell table:number-columns-repeated="1015"/>
        </table:table-row>
        <table:table-row table:style-name="ro1" table:visibility="collapse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4</text:p>
          </table:table-cell>
          <table:table-cell office:value-type="string">
            <text:p>LUMBER and WOO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8536">
            <text:p>18,536</text:p>
          </table:table-cell>
          <table:table-cell office:value-type="float" office:value="2944">
            <text:p>2,944</text:p>
          </table:table-cell>
          <table:table-cell office:value-type="float" office:value="1945">
            <text:p>1,945</text:p>
          </table:table-cell>
          <table:table-cell office:value-type="float" office:value="1682">
            <text:p>1,682</text:p>
          </table:table-cell>
          <table:table-cell office:value-type="float" office:value="157">
            <text:p>157</text:p>
          </table:table-cell>
          <table:table-cell office:value-type="float" office:value="180">
            <text:p>18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0068">
            <text:p>20,068</text:p>
          </table:table-cell>
          <table:table-cell office:value-type="float" office:value="1413">
            <text:p>1,413</text:p>
          </table:table-cell>
          <table:table-cell office:value-type="float" office:value="724">
            <text:p>724</text:p>
          </table:table-cell>
          <table:table-cell office:value-type="float" office:value="694">
            <text:p>694</text:p>
          </table:table-cell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0460">
            <text:p>20,460</text:p>
          </table:table-cell>
          <table:table-cell office:value-type="float" office:value="1021">
            <text:p>1,021</text:p>
          </table:table-cell>
          <table:table-cell office:value-type="float" office:value="486">
            <text:p>486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2">
            <text:p>1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0821">
            <text:p>20,821</text:p>
          </table:table-cell>
          <table:table-cell table:number-columns-repeated="2" office:value-type="float" office:value="660">
            <text:p>660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1066">
            <text:p>21,066</text:p>
          </table:table-cell>
          <table:table-cell office:value-type="float" office:value="415">
            <text:p>415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9.5">
            <text:p>1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0932">
            <text:p>20,932</text:p>
          </table:table-cell>
          <table:table-cell office:value-type="float" office:value="549">
            <text:p>549</text:p>
          </table:table-cell>
          <table:table-cell office:value-type="float" office:value="309">
            <text:p>309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14">
            <text:p>14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0413">
            <text:p>20,413</text:p>
          </table:table-cell>
          <table:table-cell office:value-type="float" office:value="1068">
            <text:p>1,068</text:p>
          </table:table-cell>
          <table:table-cell office:value-type="float" office:value="619">
            <text:p>619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1481">
            <text:p>21,48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1443">
            <text:p>21,443</text:p>
          </table:table-cell>
          <table:table-cell office:value-type="float" office:value="38">
            <text:p>3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8">
            <text:p>38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1467">
            <text:p>21,467</text:p>
          </table:table-cell>
          <table:table-cell office:value-type="float" office:value="13">
            <text:p>1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1114">
            <text:p>21,114</text:p>
          </table:table-cell>
          <table:table-cell office:value-type="float" office:value="367">
            <text:p>367</text:p>
          </table:table-cell>
          <table:table-cell office:value-type="float" office:value="23">
            <text:p>23</text:p>
          </table:table-cell>
          <table:table-cell office:value-type="float" office:value="349">
            <text:p>34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">
            <text:p>7</text:p>
          </table:table-cell>
          <table:table-cell office:value-type="float" office:value="13.1">
            <text:p>1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1126">
            <text:p>21,126</text:p>
          </table:table-cell>
          <table:table-cell office:value-type="float" office:value="354">
            <text:p>354</text:p>
          </table:table-cell>
          <table:table-cell office:value-type="float" office:value="42">
            <text:p>4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1206">
            <text:p>21,206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20773">
            <text:p>20,773</text:p>
          </table:table-cell>
          <table:table-cell office:value-type="float" office:value="707">
            <text:p>707</text:p>
          </table:table-cell>
          <table:table-cell office:value-type="float" office:value="331">
            <text:p>331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0907">
            <text:p>20,907</text:p>
          </table:table-cell>
          <table:table-cell office:value-type="float" office:value="574">
            <text:p>574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26">
            <text:p>32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">
            <text:p>20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0745">
            <text:p>20,745</text:p>
          </table:table-cell>
          <table:table-cell office:value-type="float" office:value="736">
            <text:p>736</text:p>
          </table:table-cell>
          <table:table-cell office:value-type="float" office:value="410">
            <text:p>410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5.7">
            <text:p>1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1298">
            <text:p>21,298</text:p>
          </table:table-cell>
          <table:table-cell office:value-type="float" office:value="183">
            <text:p>183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.8">
            <text:p>2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1459">
            <text:p>21,459</text:p>
          </table:table-cell>
          <table:table-cell office:value-type="float" office:value="22">
            <text:p>2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.8">
            <text:p>20.8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421</text:p>
          </table:table-cell>
          <table:table-cell office:value-type="string">
            <text:p>Sawmills and Planing Mills, General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774">
            <text:p>2,774</text:p>
          </table:table-cell>
          <table:table-cell office:value-type="float" office:value="632">
            <text:p>632</text:p>
          </table:table-cell>
          <table:table-cell office:value-type="float" office:value="404">
            <text:p>404</text:p>
          </table:table-cell>
          <table:table-cell office:value-type="float" office:value="451">
            <text:p>45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7">
            <text:p>17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135">
            <text:p>3,135</text:p>
          </table:table-cell>
          <table:table-cell office:value-type="float" office:value="272">
            <text:p>272</text:p>
          </table:table-cell>
          <table:table-cell office:value-type="float" office:value="118">
            <text:p>11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020">
            <text:p>3,020</text:p>
          </table:table-cell>
          <table:table-cell office:value-type="float" office:value="386">
            <text:p>386</text:p>
          </table:table-cell>
          <table:table-cell office:value-type="float" office:value="155">
            <text:p>155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4">
            <text:p>1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157">
            <text:p>3,157</text:p>
          </table:table-cell>
          <table:table-cell table:number-columns-repeated="2" office:value-type="float" office:value="249">
            <text:p>249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359">
            <text:p>3,359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292">
            <text:p>3,292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018">
            <text:p>3,018</text:p>
          </table:table-cell>
          <table:table-cell office:value-type="float" office:value="389">
            <text:p>389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406">
            <text:p>3,40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3400">
            <text:p>3,40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396">
            <text:p>3,396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298">
            <text:p>3,298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.6">
            <text:p>1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355">
            <text:p>3,355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3396">
            <text:p>3,39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236">
            <text:p>3,236</text:p>
          </table:table-cell>
          <table:table-cell office:value-type="float" office:value="170">
            <text:p>170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350">
            <text:p>3,350</text:p>
          </table:table-cell>
          <table:table-cell office:value-type="float" office:value="56">
            <text:p>5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286">
            <text:p>3,286</text:p>
          </table:table-cell>
          <table:table-cell office:value-type="float" office:value="120">
            <text:p>120</text:p>
          </table:table-cell>
          <table:table-cell office:value-type="float" office:value="51">
            <text:p>51</text:p>
          </table:table-cell>
          <table:table-cell office:value-type="float" office:value="97">
            <text:p>9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366">
            <text:p>3,366</text:p>
          </table:table-cell>
          <table:table-cell office:value-type="float" office:value="40">
            <text:p>4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406">
            <text:p>3,40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436</text:p>
          </table:table-cell>
          <table:table-cell office:value-type="string">
            <text:p>Softwood Veneer and Plywood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4">
            <text:p>10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2">
            <text:p>1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5">
            <text:p>15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23">
            <text:p>123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82">
            <text:p>182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3.8">
            <text:p>1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82">
            <text:p>182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493</text:p>
          </table:table-cell>
          <table:table-cell office:value-type="string">
            <text:p>Reconstituted Woo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3">
            <text:p>4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84">
            <text:p>184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54.2">
            <text:p>5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19">
            <text:p>21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5.7">
            <text:p>3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9">
            <text:p>29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">
            <text:p>2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35">
            <text:p>235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32.6">
            <text:p>3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33">
            <text:p>233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36">
            <text:p>23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43">
            <text:p>24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218">
            <text:p>218</text:p>
          </table:table-cell>
          <table:table-cell office:value-type="float" office:value="28">
            <text:p>2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8.8">
            <text:p>3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33">
            <text:p>233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3.4">
            <text:p>2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.6">
            <text:p>3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39">
            <text:p>239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7.7">
            <text:p>2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46">
            <text:p>24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5</text:p>
          </table:table-cell>
          <table:table-cell office:value-type="string">
            <text:p>FURNITURE and FIXTUR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6358">
            <text:p>6,358</text:p>
          </table:table-cell>
          <table:table-cell office:value-type="float" office:value="1328">
            <text:p>1,328</text:p>
          </table:table-cell>
          <table:table-cell office:value-type="float" office:value="826">
            <text:p>826</text:p>
          </table:table-cell>
          <table:table-cell office:value-type="float" office:value="673">
            <text:p>673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7006">
            <text:p>7,006</text:p>
          </table:table-cell>
          <table:table-cell office:value-type="float" office:value="680">
            <text:p>680</text:p>
          </table:table-cell>
          <table:table-cell office:value-type="float" office:value="330">
            <text:p>330</text:p>
          </table:table-cell>
          <table:table-cell office:value-type="float" office:value="303">
            <text:p>30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1">
            <text:p>141</text:p>
          </table:table-cell>
          <table:table-cell office:value-type="float" office:value="18.2">
            <text:p>1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7089">
            <text:p>7,089</text:p>
          </table:table-cell>
          <table:table-cell office:value-type="float" office:value="597">
            <text:p>597</text:p>
          </table:table-cell>
          <table:table-cell office:value-type="float" office:value="375">
            <text:p>375</text:p>
          </table:table-cell>
          <table:table-cell office:value-type="float" office:value="273">
            <text:p>27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9.3">
            <text:p>1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428">
            <text:p>7,428</text:p>
          </table:table-cell>
          <table:table-cell table:number-columns-repeated="2" office:value-type="float" office:value="258">
            <text:p>25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7655">
            <text:p>7,65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7351">
            <text:p>7,351</text:p>
          </table:table-cell>
          <table:table-cell office:value-type="float" office:value="335">
            <text:p>335</text:p>
          </table:table-cell>
          <table:table-cell office:value-type="float" office:value="321">
            <text:p>321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7492">
            <text:p>7,492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109">
            <text:p>109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.1">
            <text:p>1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7680">
            <text:p>7,680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7519">
            <text:p>7,519</text:p>
          </table:table-cell>
          <table:table-cell office:value-type="float" office:value="167">
            <text:p>16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7">
            <text:p>14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8">
            <text:p>1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614">
            <text:p>7,614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7654">
            <text:p>7,654</text:p>
          </table:table-cell>
          <table:table-cell office:value-type="float" office:value="32">
            <text:p>3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7561">
            <text:p>7,56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7388">
            <text:p>7,388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4.2">
            <text:p>2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7327">
            <text:p>7,327</text:p>
          </table:table-cell>
          <table:table-cell office:value-type="float" office:value="359">
            <text:p>359</text:p>
          </table:table-cell>
          <table:table-cell office:value-type="float" office:value="182">
            <text:p>182</text:p>
          </table:table-cell>
          <table:table-cell office:value-type="float" office:value="215">
            <text:p>21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511</text:p>
          </table:table-cell>
          <table:table-cell office:value-type="string">
            <text:p>Wood Furniture, Except Upholstered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227">
            <text:p>1,227</text:p>
          </table:table-cell>
          <table:table-cell office:value-type="float" office:value="316">
            <text:p>316</text:p>
          </table:table-cell>
          <table:table-cell office:value-type="float" office:value="124">
            <text:p>124</text:p>
          </table:table-cell>
          <table:table-cell office:value-type="float" office:value="201">
            <text:p>20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7">
            <text:p>27</text:p>
          </table:table-cell>
          <table:table-cell office:value-type="float" office:value="28.9">
            <text:p>2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408">
            <text:p>1,408</text:p>
          </table:table-cell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.1">
            <text:p>2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375">
            <text:p>1,375</text:p>
          </table:table-cell>
          <table:table-cell office:value-type="float" office:value="168">
            <text:p>168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office:value-type="float" office:value="27.7">
            <text:p>2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459">
            <text:p>1,459</text:p>
          </table:table-cell>
          <table:table-cell table:number-columns-repeated="2" office:value-type="float" office:value="84">
            <text:p>8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4.2">
            <text:p>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523">
            <text:p>1,5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529">
            <text:p>1,529</text:p>
          </table:table-cell>
          <table:table-cell table:number-columns-repeated="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89">
            <text:p>1,489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531">
            <text:p>1,531</text:p>
          </table:table-cell>
          <table:table-cell office:value-type="float" office:value="13">
            <text:p>1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493">
            <text:p>1,493</text:p>
          </table:table-cell>
          <table:table-cell office:value-type="float" office:value="50">
            <text:p>5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518">
            <text:p>1,5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.1">
            <text:p>1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531">
            <text:p>1,5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496">
            <text:p>1,49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.9">
            <text:p>1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463">
            <text:p>1,463</text:p>
          </table:table-cell>
          <table:table-cell office:value-type="float" office:value="80">
            <text:p>8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4.1">
            <text:p>24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480">
            <text:p>1,480</text:p>
          </table:table-cell>
          <table:table-cell office:value-type="float" office:value="63">
            <text:p>6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.2">
            <text:p>2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532">
            <text:p>1,5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6</text:p>
          </table:table-cell>
          <table:table-cell office:value-type="string">
            <text:p>PAPER and ALLIE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779">
            <text:p>3,779</text:p>
          </table:table-cell>
          <table:table-cell office:value-type="float" office:value="1803">
            <text:p>1,803</text:p>
          </table:table-cell>
          <table:table-cell office:value-type="float" office:value="1215">
            <text:p>1,215</text:p>
          </table:table-cell>
          <table:table-cell office:value-type="float" office:value="1224">
            <text:p>1,224</text:p>
          </table:table-cell>
          <table:table-cell office:value-type="float" office:value="186">
            <text:p>186</text:p>
          </table:table-cell>
          <table:table-cell office:value-type="float" office:value="295">
            <text:p>295</text:p>
          </table:table-cell>
          <table:table-cell office:value-type="float" office:value="7.1">
            <text:p>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548">
            <text:p>4,548</text:p>
          </table:table-cell>
          <table:table-cell office:value-type="float" office:value="1034">
            <text:p>1,034</text:p>
          </table:table-cell>
          <table:table-cell office:value-type="float" office:value="426">
            <text:p>426</text:p>
          </table:table-cell>
          <table:table-cell office:value-type="float" office:value="623">
            <text:p>623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913">
            <text:p>4,913</text:p>
          </table:table-cell>
          <table:table-cell office:value-type="float" office:value="669">
            <text:p>669</text:p>
          </table:table-cell>
          <table:table-cell office:value-type="float" office:value="267">
            <text:p>267</text:p>
          </table:table-cell>
          <table:table-cell office:value-type="float" office:value="456">
            <text:p>456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10.9">
            <text:p>1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5026">
            <text:p>5,026</text:p>
          </table:table-cell>
          <table:table-cell table:number-columns-repeated="2" office:value-type="float" office:value="556">
            <text:p>55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">
            <text:p>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496">
            <text:p>5,496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</text:p>
          </table:table-cell>
          <table:table-cell office:value-type="float" office:value="8.1">
            <text:p>8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947">
            <text:p>4,947</text:p>
          </table:table-cell>
          <table:table-cell office:value-type="float" office:value="635">
            <text:p>635</text:p>
          </table:table-cell>
          <table:table-cell office:value-type="float" office:value="553">
            <text:p>553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997">
            <text:p>4,997</text:p>
          </table:table-cell>
          <table:table-cell office:value-type="float" office:value="585">
            <text:p>585</text:p>
          </table:table-cell>
          <table:table-cell office:value-type="float" office:value="232">
            <text:p>232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576">
            <text:p>5,576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525">
            <text:p>5,525</text:p>
          </table:table-cell>
          <table:table-cell office:value-type="float" office:value="57">
            <text:p>5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57">
            <text:p>57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557">
            <text:p>5,557</text:p>
          </table:table-cell>
          <table:table-cell office:value-type="float" office:value="25">
            <text:p>2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5">
            <text:p>25</text:p>
          </table:table-cell>
          <table:table-cell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5314">
            <text:p>5,314</text:p>
          </table:table-cell>
          <table:table-cell office:value-type="float" office:value="268">
            <text:p>268</text:p>
          </table:table-cell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5294">
            <text:p>5,294</text:p>
          </table:table-cell>
          <table:table-cell office:value-type="float" office:value="288">
            <text:p>288</text:p>
          </table:table-cell>
          <table:table-cell office:value-type="float" office:value="21">
            <text:p>21</text:p>
          </table:table-cell>
          <table:table-cell office:value-type="float" office:value="244">
            <text:p>24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5">
            <text:p>35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491">
            <text:p>5,491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</text:p>
          </table:table-cell>
          <table:table-cell office:value-type="float" office:value="10.6">
            <text:p>10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970">
            <text:p>4,970</text:p>
          </table:table-cell>
          <table:table-cell office:value-type="float" office:value="612">
            <text:p>612</text:p>
          </table:table-cell>
          <table:table-cell office:value-type="float" office:value="201">
            <text:p>201</text:p>
          </table:table-cell>
          <table:table-cell office:value-type="float" office:value="459">
            <text:p>45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6.6">
            <text:p>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297">
            <text:p>5,297</text:p>
          </table:table-cell>
          <table:table-cell office:value-type="float" office:value="285">
            <text:p>285</text:p>
          </table:table-cell>
          <table:table-cell office:value-type="float" office:value="33">
            <text:p>33</text:p>
          </table:table-cell>
          <table:table-cell office:value-type="float" office:value="243">
            <text:p>24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7">
            <text:p>37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834">
            <text:p>4,834</text:p>
          </table:table-cell>
          <table:table-cell office:value-type="float" office:value="748">
            <text:p>748</text:p>
          </table:table-cell>
          <table:table-cell office:value-type="float" office:value="354">
            <text:p>354</text:p>
          </table:table-cell>
          <table:table-cell office:value-type="float" office:value="441">
            <text:p>44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10.9">
            <text:p>1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465">
            <text:p>5,465</text:p>
          </table:table-cell>
          <table:table-cell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566">
            <text:p>5,56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7">
            <text:p>7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611</text:p>
          </table:table-cell>
          <table:table-cell office:value-type="string">
            <text:p>Pulp Mil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1">
            <text:p>31</text:p>
          </table:table-cell>
          <table:table-cell table:number-columns-repeated="2" office:value-type="float" office:value="24">
            <text:p>2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5">
            <text:p>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5">
            <text:p>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0.9">
            <text:p>1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621</text:p>
          </table:table-cell>
          <table:table-cell office:value-type="string">
            <text:p>Paper Mil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  <table:table-cell office:value-type="float" office:value="85">
            <text:p>85</text:p>
          </table:table-cell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88">
            <text:p>188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99">
            <text:p>199</text:p>
          </table:table-cell>
          <table:table-cell table:number-columns-repeated="2" office:value-type="float" office:value="111">
            <text:p>11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4">
            <text:p>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74">
            <text:p>27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94">
            <text:p>194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27">
            <text:p>227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37">
            <text:p>237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90">
            <text:p>29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7.8">
            <text:p>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.2">
            <text:p>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73">
            <text:p>27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631</text:p>
          </table:table-cell>
          <table:table-cell office:value-type="string">
            <text:p>Paperboard Mil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0">
            <text:p>50</text:p>
          </table:table-cell>
          <table:table-cell office:value-type="float" office:value="169">
            <text:p>169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7">
            <text:p>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37">
            <text:p>137</text:p>
          </table:table-cell>
          <table:table-cell table:number-columns-repeated="2" office:value-type="float" office:value="82">
            <text:p>8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99">
            <text:p>1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.6">
            <text:p>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51">
            <text:p>151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81">
            <text:p>18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28">
            <text:p>128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86">
            <text:p>18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.4">
            <text:p>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58">
            <text:p>158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96">
            <text:p>19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.6">
            <text:p>7.6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7</text:p>
          </table:table-cell>
          <table:table-cell office:value-type="string">
            <text:p>PRINTING and PUBLISHING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3640">
            <text:p>33,640</text:p>
          </table:table-cell>
          <table:table-cell office:value-type="float" office:value="3744">
            <text:p>3,744</text:p>
          </table:table-cell>
          <table:table-cell office:value-type="float" office:value="2931">
            <text:p>2,931</text:p>
          </table:table-cell>
          <table:table-cell office:value-type="float" office:value="1470">
            <text:p>1,470</text:p>
          </table:table-cell>
          <table:table-cell office:value-type="float" office:value="154">
            <text:p>154</text:p>
          </table:table-cell>
          <table:table-cell office:value-type="float" office:value="631">
            <text:p>631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5252">
            <text:p>35,252</text:p>
          </table:table-cell>
          <table:table-cell office:value-type="float" office:value="2132">
            <text:p>2,132</text:p>
          </table:table-cell>
          <table:table-cell office:value-type="float" office:value="1661">
            <text:p>1,661</text:p>
          </table:table-cell>
          <table:table-cell office:value-type="float" office:value="553">
            <text:p>553</text:p>
          </table:table-cell>
          <table:table-cell office:value-type="float" office:value="39">
            <text:p>39</text:p>
          </table:table-cell>
          <table:table-cell office:value-type="float" office:value="258">
            <text:p>258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6271">
            <text:p>36,271</text:p>
          </table:table-cell>
          <table:table-cell office:value-type="float" office:value="1112">
            <text:p>1,112</text:p>
          </table:table-cell>
          <table:table-cell office:value-type="float" office:value="485">
            <text:p>485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6699">
            <text:p>36,699</text:p>
          </table:table-cell>
          <table:table-cell table:number-columns-repeated="2" office:value-type="float" office:value="685">
            <text:p>68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7246">
            <text:p>37,246</text:p>
          </table:table-cell>
          <table:table-cell office:value-type="float" office:value="138">
            <text:p>138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.4">
            <text:p>1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6512">
            <text:p>36,512</text:p>
          </table:table-cell>
          <table:table-cell office:value-type="float" office:value="872">
            <text:p>872</text:p>
          </table:table-cell>
          <table:table-cell office:value-type="float" office:value="854">
            <text:p>854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6800">
            <text:p>36,800</text:p>
          </table:table-cell>
          <table:table-cell office:value-type="float" office:value="584">
            <text:p>584</text:p>
          </table:table-cell>
          <table:table-cell office:value-type="float" office:value="301">
            <text:p>301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7376">
            <text:p>37,376</text:p>
          </table:table-cell>
          <table:table-cell office:value-type="float" office:value="8">
            <text:p>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37335">
            <text:p>37,335</text:p>
          </table:table-cell>
          <table:table-cell office:value-type="float" office:value="49">
            <text:p>49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9">
            <text:p>49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7378">
            <text:p>37,378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7106">
            <text:p>37,106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.4">
            <text:p>2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7294">
            <text:p>37,294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37204">
            <text:p>37,204</text:p>
          </table:table-cell>
          <table:table-cell office:value-type="float" office:value="180">
            <text:p>180</text:p>
          </table:table-cell>
          <table:table-cell office:value-type="float" office:value="71">
            <text:p>71</text:p>
          </table:table-cell>
          <table:table-cell office:value-type="float" office:value="157">
            <text:p>15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6854">
            <text:p>36,854</text:p>
          </table:table-cell>
          <table:table-cell office:value-type="float" office:value="529">
            <text:p>529</text:p>
          </table:table-cell>
          <table:table-cell office:value-type="float" office:value="137">
            <text:p>137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5.4">
            <text:p>1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6289">
            <text:p>36,289</text:p>
          </table:table-cell>
          <table:table-cell office:value-type="float" office:value="1095">
            <text:p>1,095</text:p>
          </table:table-cell>
          <table:table-cell office:value-type="float" office:value="498">
            <text:p>498</text:p>
          </table:table-cell>
          <table:table-cell office:value-type="float" office:value="414">
            <text:p>414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5832">
            <text:p>35,832</text:p>
          </table:table-cell>
          <table:table-cell office:value-type="float" office:value="1552">
            <text:p>1,552</text:p>
          </table:table-cell>
          <table:table-cell office:value-type="float" office:value="1093">
            <text:p>1,093</text:p>
          </table:table-cell>
          <table:table-cell office:value-type="float" office:value="581">
            <text:p>58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2">
            <text:p>132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7238">
            <text:p>37,238</text:p>
          </table:table-cell>
          <table:table-cell office:value-type="float" office:value="146">
            <text:p>14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83">
            <text:p>8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7308">
            <text:p>37,308</text:p>
          </table:table-cell>
          <table:table-cell office:value-type="float" office:value="76">
            <text:p>7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1">
            <text:p>3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>
            <text:p>Chemicals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/>
          <table:table-cell table:style-name="Default" table:formula="of:=[.B710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710]);[.C710];0)" office:value-type="float" office:value="6109">
            <text:p>6,109</text:p>
          </table:table-cell>
          <table:table-cell table:formula="of:=IF(ISNUMBER([.D710]);[.D710];0)" office:value-type="float" office:value="3456">
            <text:p>3,456</text:p>
          </table:table-cell>
          <table:table-cell table:formula="of:=IF(ISNUMBER([.E710]);[.E710];0)" office:value-type="float" office:value="2059">
            <text:p>2,059</text:p>
          </table:table-cell>
          <table:table-cell table:formula="of:=IF(ISNUMBER([.F710]);[.F710];0)" office:value-type="float" office:value="2691">
            <text:p>2,691</text:p>
          </table:table-cell>
          <table:table-cell table:formula="of:=IF(ISNUMBER([.G710]);[.G710];0)" office:value-type="float" office:value="255">
            <text:p>255</text:p>
          </table:table-cell>
          <table:table-cell table:formula="of:=IF(ISNUMBER([.H710]);[.H710];0)" office:value-type="float" office:value="352">
            <text:p>352</text:p>
          </table:table-cell>
          <table:table-cell table:style-name="ce4" table:formula="of:=IF(ISNUMBER([.I710]);[.I710];0)"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1]" office:value-type="string" office:string-value="    Energy Audits">
            <text:p><text:s text:c="4"/>Energy Audits</text:p>
          </table:table-cell>
          <table:table-cell table:formula="of:=IF(ISNUMBER([.C711]);[.C711];0)" office:value-type="float" office:value="7820">
            <text:p>7,820</text:p>
          </table:table-cell>
          <table:table-cell table:formula="of:=IF(ISNUMBER([.D711]);[.D711];0)" office:value-type="float" office:value="1745">
            <text:p>1,745</text:p>
          </table:table-cell>
          <table:table-cell table:formula="of:=IF(ISNUMBER([.E711]);[.E711];0)" office:value-type="float" office:value="835">
            <text:p>835</text:p>
          </table:table-cell>
          <table:table-cell table:formula="of:=IF(ISNUMBER([.F711]);[.F711];0)" office:value-type="float" office:value="1056">
            <text:p>1,056</text:p>
          </table:table-cell>
          <table:table-cell table:formula="of:=IF(ISNUMBER([.G711]);[.G711];0)" office:value-type="float" office:value="80">
            <text:p>80</text:p>
          </table:table-cell>
          <table:table-cell table:formula="of:=IF(ISNUMBER([.H711]);[.H711];0)" office:value-type="float" office:value="263">
            <text:p>263</text:p>
          </table:table-cell>
          <table:table-cell table:style-name="ce4" table:formula="of:=IF(ISNUMBER([.I711]);[.I711];0)" office:value-type="float" office:value="8.5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2]" office:value-type="string" office:string-value="    Electricity Load Control">
            <text:p><text:s text:c="4"/>Electricity Load Control</text:p>
          </table:table-cell>
          <table:table-cell table:formula="of:=IF(ISNUMBER([.C712]);[.C712];0)" office:value-type="float" office:value="8009">
            <text:p>8,009</text:p>
          </table:table-cell>
          <table:table-cell table:formula="of:=IF(ISNUMBER([.D712]);[.D712];0)" office:value-type="float" office:value="1556">
            <text:p>1,556</text:p>
          </table:table-cell>
          <table:table-cell table:formula="of:=IF(ISNUMBER([.E712]);[.E712];0)" office:value-type="float" office:value="580">
            <text:p>580</text:p>
          </table:table-cell>
          <table:table-cell table:formula="of:=IF(ISNUMBER([.F712]);[.F712];0)" office:value-type="float" office:value="1196">
            <text:p>1,196</text:p>
          </table:table-cell>
          <table:table-cell table:formula="of:=IF(ISNUMBER([.G712]);[.G712];0)" office:value-type="float" office:value="0">
            <text:p>0</text:p>
          </table:table-cell>
          <table:table-cell table:formula="of:=IF(ISNUMBER([.H712]);[.H712];0)" office:value-type="float" office:value="97">
            <text:p>97</text:p>
          </table:table-cell>
          <table:table-cell table:style-name="ce4" table:formula="of:=IF(ISNUMBER([.I712]);[.I712];0)" office:value-type="float" office:value="10.8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3]" office:value-type="string" office:string-value="    Special Rate Schedule (c)">
            <text:p><text:s text:c="4"/>Special Rate Schedule (c)</text:p>
          </table:table-cell>
          <table:table-cell table:formula="of:=IF(ISNUMBER([.C713]);[.C713];0)" office:value-type="float" office:value="8380">
            <text:p>8,380</text:p>
          </table:table-cell>
          <table:table-cell table:formula="of:=IF(ISNUMBER([.D713]);[.D713];0)" office:value-type="float" office:value="1185">
            <text:p>1,185</text:p>
          </table:table-cell>
          <table:table-cell table:formula="of:=IF(ISNUMBER([.E713]);[.E713];0)" office:value-type="float" office:value="1185">
            <text:p>1,185</text:p>
          </table:table-cell>
          <table:table-cell table:formula="of:=IF(ISNUMBER([.F713]);[.F713];0)" office:value-type="float" office:value="0">
            <text:p>0</text:p>
          </table:table-cell>
          <table:table-cell table:formula="of:=IF(ISNUMBER([.G713]);[.G713];0)" office:value-type="float" office:value="0">
            <text:p>0</text:p>
          </table:table-cell>
          <table:table-cell table:formula="of:=IF(ISNUMBER([.H713]);[.H713];0)" office:value-type="float" office:value="0">
            <text:p>0</text:p>
          </table:table-cell>
          <table:table-cell table:style-name="ce4" table:formula="of:=IF(ISNUMBER([.I713]);[.I713];0)" office:value-type="float" office:value="2.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4]" office:value-type="string" office:string-value="    Standby Generation Program">
            <text:p><text:s text:c="4"/>Standby Generation Program</text:p>
          </table:table-cell>
          <table:table-cell table:formula="of:=IF(ISNUMBER([.C714]);[.C714];0)" office:value-type="float" office:value="9299">
            <text:p>9,299</text:p>
          </table:table-cell>
          <table:table-cell table:formula="of:=IF(ISNUMBER([.D714]);[.D714];0)" office:value-type="float" office:value="266">
            <text:p>266</text:p>
          </table:table-cell>
          <table:table-cell table:formula="of:=IF(ISNUMBER([.E714]);[.E714];0)" office:value-type="float" office:value="110">
            <text:p>110</text:p>
          </table:table-cell>
          <table:table-cell table:formula="of:=IF(ISNUMBER([.F714]);[.F714];0)" office:value-type="float" office:value="167">
            <text:p>167</text:p>
          </table:table-cell>
          <table:table-cell table:formula="of:=IF(ISNUMBER([.G714]);[.G714];0)" office:value-type="float" office:value="0">
            <text:p>0</text:p>
          </table:table-cell>
          <table:table-cell table:formula="of:=IF(ISNUMBER([.H714]);[.H714];0)" office:value-type="float" office:value="23">
            <text:p>23</text:p>
          </table:table-cell>
          <table:table-cell table:style-name="ce4" table:formula="of:=IF(ISNUMBER([.I714]);[.I714];0)" office:value-type="float" office:value="10.8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5]" office:value-type="string" office:string-value="    Equipment Rebates">
            <text:p><text:s text:c="4"/>Equipment Rebates</text:p>
          </table:table-cell>
          <table:table-cell table:formula="of:=IF(ISNUMBER([.C715]);[.C715];0)" office:value-type="float" office:value="8706">
            <text:p>8,706</text:p>
          </table:table-cell>
          <table:table-cell table:formula="of:=IF(ISNUMBER([.D715]);[.D715];0)" office:value-type="float" office:value="859">
            <text:p>859</text:p>
          </table:table-cell>
          <table:table-cell table:formula="of:=IF(ISNUMBER([.E715]);[.E715];0)" office:value-type="float" office:value="788">
            <text:p>788</text:p>
          </table:table-cell>
          <table:table-cell table:formula="of:=IF(ISNUMBER([.F715]);[.F715];0)" office:value-type="float" office:value="90">
            <text:p>90</text:p>
          </table:table-cell>
          <table:table-cell table:formula="of:=IF(ISNUMBER([.G715]);[.G715];0)" office:value-type="float" office:value="6">
            <text:p>6</text:p>
          </table:table-cell>
          <table:table-cell table:formula="of:=IF(ISNUMBER([.H715]);[.H715];0)" office:value-type="float" office:value="17">
            <text:p>17</text:p>
          </table:table-cell>
          <table:table-cell table:style-name="ce4" table:formula="of:=IF(ISNUMBER([.I715]);[.I715];0)" office:value-type="float" office:value="13.4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6]" office:value-type="string" office:string-value="    Power Factor Correction or Improvement">
            <text:p><text:s text:c="4"/>Power Factor Correction or Improvement</text:p>
          </table:table-cell>
          <table:table-cell table:formula="of:=IF(ISNUMBER([.C716]);[.C716];0)" office:value-type="float" office:value="8441">
            <text:p>8,441</text:p>
          </table:table-cell>
          <table:table-cell table:formula="of:=IF(ISNUMBER([.D716]);[.D716];0)" office:value-type="float" office:value="1124">
            <text:p>1,124</text:p>
          </table:table-cell>
          <table:table-cell table:formula="of:=IF(ISNUMBER([.E716]);[.E716];0)" office:value-type="float" office:value="508">
            <text:p>508</text:p>
          </table:table-cell>
          <table:table-cell table:formula="of:=IF(ISNUMBER([.F716]);[.F716];0)" office:value-type="float" office:value="785">
            <text:p>785</text:p>
          </table:table-cell>
          <table:table-cell table:formula="of:=IF(ISNUMBER([.G716]);[.G716];0)" office:value-type="float" office:value="6">
            <text:p>6</text:p>
          </table:table-cell>
          <table:table-cell table:formula="of:=IF(ISNUMBER([.H716]);[.H716];0)" office:value-type="float" office:value="40">
            <text:p>40</text:p>
          </table:table-cell>
          <table:table-cell table:style-name="ce4" table:formula="of:=IF(ISNUMBER([.I716]);[.I716];0)" office:value-type="float" office:value="11.3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7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717]);[.C717];0)" office:value-type="float" office:value="9550">
            <text:p>9,550</text:p>
          </table:table-cell>
          <table:table-cell table:formula="of:=IF(ISNUMBER([.D717]);[.D717];0)" office:value-type="float" office:value="15">
            <text:p>15</text:p>
          </table:table-cell>
          <table:table-cell table:formula="of:=IF(ISNUMBER([.E717]);[.E717];0)" office:value-type="float" office:value="0">
            <text:p>0</text:p>
          </table:table-cell>
          <table:table-cell table:formula="of:=IF(ISNUMBER([.F717]);[.F717];0)" office:value-type="float" office:value="0">
            <text:p>0</text:p>
          </table:table-cell>
          <table:table-cell table:formula="of:=IF(ISNUMBER([.G717]);[.G717];0)" office:value-type="float" office:value="15">
            <text:p>15</text:p>
          </table:table-cell>
          <table:table-cell table:formula="of:=IF(ISNUMBER([.H717]);[.H717];0)" office:value-type="float" office:value="0">
            <text:p>0</text:p>
          </table:table-cell>
          <table:table-cell table:style-name="ce4" table:formula="of:=IF(ISNUMBER([.I717]);[.I717];0)" office:value-type="float" office:value="2.4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8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718]);[.C718];0)" office:value-type="float" office:value="9428">
            <text:p>9,428</text:p>
          </table:table-cell>
          <table:table-cell table:formula="of:=IF(ISNUMBER([.D718]);[.D718];0)" office:value-type="float" office:value="137">
            <text:p>137</text:p>
          </table:table-cell>
          <table:table-cell table:formula="of:=IF(ISNUMBER([.E718]);[.E718];0)" office:value-type="float" office:value="0">
            <text:p>0</text:p>
          </table:table-cell>
          <table:table-cell table:formula="of:=IF(ISNUMBER([.F718]);[.F718];0)" office:value-type="float" office:value="0">
            <text:p>0</text:p>
          </table:table-cell>
          <table:table-cell table:formula="of:=IF(ISNUMBER([.G718]);[.G718];0)" office:value-type="float" office:value="137">
            <text:p>137</text:p>
          </table:table-cell>
          <table:table-cell table:formula="of:=IF(ISNUMBER([.H718]);[.H718];0)" office:value-type="float" office:value="0">
            <text:p>0</text:p>
          </table:table-cell>
          <table:table-cell table:style-name="ce4" table:formula="of:=IF(ISNUMBER([.I718]);[.I718];0)" office:value-type="float" office:value="2.3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19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719]);[.C719];0)" office:value-type="float" office:value="9551">
            <text:p>9,551</text:p>
          </table:table-cell>
          <table:table-cell table:formula="of:=IF(ISNUMBER([.D719]);[.D719];0)" office:value-type="float" office:value="14">
            <text:p>14</text:p>
          </table:table-cell>
          <table:table-cell table:formula="of:=IF(ISNUMBER([.E719]);[.E719];0)" office:value-type="float" office:value="0">
            <text:p>0</text:p>
          </table:table-cell>
          <table:table-cell table:formula="of:=IF(ISNUMBER([.F719]);[.F719];0)" office:value-type="float" office:value="0">
            <text:p>0</text:p>
          </table:table-cell>
          <table:table-cell table:formula="of:=IF(ISNUMBER([.G719]);[.G719];0)" office:value-type="float" office:value="14">
            <text:p>14</text:p>
          </table:table-cell>
          <table:table-cell table:formula="of:=IF(ISNUMBER([.H719]);[.H719];0)" office:value-type="float" office:value="0">
            <text:p>0</text:p>
          </table:table-cell>
          <table:table-cell table:style-name="ce4" table:formula="of:=IF(ISNUMBER([.I719]);[.I719];0)" office:value-type="float" office:value="2.3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0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720]);[.C720];0)" office:value-type="float" office:value="0">
            <text:p>0</text:p>
          </table:table-cell>
          <table:table-cell table:formula="of:=IF(ISNUMBER([.D720]);[.D720];0)" office:value-type="float" office:value="0">
            <text:p>0</text:p>
          </table:table-cell>
          <table:table-cell table:formula="of:=IF(ISNUMBER([.E720]);[.E720];0)" office:value-type="float" office:value="0">
            <text:p>0</text:p>
          </table:table-cell>
          <table:table-cell table:formula="of:=IF(ISNUMBER([.F720]);[.F720];0)" office:value-type="float" office:value="0">
            <text:p>0</text:p>
          </table:table-cell>
          <table:table-cell table:formula="of:=IF(ISNUMBER([.G720]);[.G720];0)" office:value-type="float" office:value="0">
            <text:p>0</text:p>
          </table:table-cell>
          <table:table-cell table:formula="of:=IF(ISNUMBER([.H720]);[.H720];0)" office:value-type="float" office:value="0">
            <text:p>0</text:p>
          </table:table-cell>
          <table:table-cell table:style-name="ce4" table:formula="of:=IF(ISNUMBER([.I720]);[.I720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1]" office:value-type="string" office:string-value="      Improving Energy Efficiency Affecting:">
            <text:p><text:s text:c="6"/>Improving Energy Efficiency Affecting:</text:p>
          </table:table-cell>
          <table:table-cell table:formula="of:=IF(ISNUMBER([.C721]);[.C721];0)" office:value-type="float" office:value="0">
            <text:p>0</text:p>
          </table:table-cell>
          <table:table-cell table:formula="of:=IF(ISNUMBER([.D721]);[.D721];0)" office:value-type="float" office:value="0">
            <text:p>0</text:p>
          </table:table-cell>
          <table:table-cell table:formula="of:=IF(ISNUMBER([.E721]);[.E721];0)" office:value-type="float" office:value="0">
            <text:p>0</text:p>
          </table:table-cell>
          <table:table-cell table:formula="of:=IF(ISNUMBER([.F721]);[.F721];0)" office:value-type="float" office:value="0">
            <text:p>0</text:p>
          </table:table-cell>
          <table:table-cell table:formula="of:=IF(ISNUMBER([.G721]);[.G721];0)" office:value-type="float" office:value="0">
            <text:p>0</text:p>
          </table:table-cell>
          <table:table-cell table:formula="of:=IF(ISNUMBER([.H721]);[.H721];0)" office:value-type="float" office:value="0">
            <text:p>0</text:p>
          </table:table-cell>
          <table:table-cell table:style-name="ce4" table:formula="of:=IF(ISNUMBER([.I721]);[.I721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2]" office:value-type="string" office:string-value="            Steam Production (d)">
            <text:p><text:s text:c="12"/>Steam Production (d)</text:p>
          </table:table-cell>
          <table:table-cell table:formula="of:=IF(ISNUMBER([.C722]);[.C722];0)" office:value-type="float" office:value="8771">
            <text:p>8,771</text:p>
          </table:table-cell>
          <table:table-cell table:formula="of:=IF(ISNUMBER([.D722]);[.D722];0)" office:value-type="float" office:value="794">
            <text:p>794</text:p>
          </table:table-cell>
          <table:table-cell table:formula="of:=IF(ISNUMBER([.E722]);[.E722];0)" office:value-type="float" office:value="65">
            <text:p>65</text:p>
          </table:table-cell>
          <table:table-cell table:formula="of:=IF(ISNUMBER([.F722]);[.F722];0)" office:value-type="float" office:value="706">
            <text:p>706</text:p>
          </table:table-cell>
          <table:table-cell table:formula="of:=IF(ISNUMBER([.G722]);[.G722];0)" office:value-type="float" office:value="10">
            <text:p>10</text:p>
          </table:table-cell>
          <table:table-cell table:formula="of:=IF(ISNUMBER([.H722]);[.H722];0)" office:value-type="float" office:value="73">
            <text:p>73</text:p>
          </table:table-cell>
          <table:table-cell table:style-name="ce4" table:formula="of:=IF(ISNUMBER([.I722]);[.I722];0)" office:value-type="float" office:value="12.7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3]" office:value-type="string" office:string-value="            Direct/Indirect Process Heating">
            <text:p><text:s text:c="12"/>Direct/Indirect Process Heating</text:p>
          </table:table-cell>
          <table:table-cell table:formula="of:=IF(ISNUMBER([.C723]);[.C723];0)" office:value-type="float" office:value="9194">
            <text:p>9,194</text:p>
          </table:table-cell>
          <table:table-cell table:formula="of:=IF(ISNUMBER([.D723]);[.D723];0)" office:value-type="float" office:value="371">
            <text:p>371</text:p>
          </table:table-cell>
          <table:table-cell table:formula="of:=IF(ISNUMBER([.E723]);[.E723];0)" office:value-type="float" office:value="23">
            <text:p>23</text:p>
          </table:table-cell>
          <table:table-cell table:formula="of:=IF(ISNUMBER([.F723]);[.F723];0)" office:value-type="float" office:value="349">
            <text:p>349</text:p>
          </table:table-cell>
          <table:table-cell table:formula="of:=IF(ISNUMBER([.G723]);[.G723];0)" office:value-type="float" office:value="0">
            <text:p>0</text:p>
          </table:table-cell>
          <table:table-cell table:formula="of:=IF(ISNUMBER([.H723]);[.H723];0)" office:value-type="float" office:value="17">
            <text:p>17</text:p>
          </table:table-cell>
          <table:table-cell table:style-name="ce4" table:formula="of:=IF(ISNUMBER([.I723]);[.I723];0)" office:value-type="float" office:value="9.8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4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724]);[.C724];0)" office:value-type="float" office:value="9166">
            <text:p>9,166</text:p>
          </table:table-cell>
          <table:table-cell table:formula="of:=IF(ISNUMBER([.D724]);[.D724];0)" office:value-type="float" office:value="399">
            <text:p>399</text:p>
          </table:table-cell>
          <table:table-cell table:formula="of:=IF(ISNUMBER([.E724]);[.E724];0)" office:value-type="float" office:value="81">
            <text:p>81</text:p>
          </table:table-cell>
          <table:table-cell table:formula="of:=IF(ISNUMBER([.F724]);[.F724];0)" office:value-type="float" office:value="331">
            <text:p>331</text:p>
          </table:table-cell>
          <table:table-cell table:formula="of:=IF(ISNUMBER([.G724]);[.G724];0)" office:value-type="float" office:value="0">
            <text:p>0</text:p>
          </table:table-cell>
          <table:table-cell table:formula="of:=IF(ISNUMBER([.H724]);[.H724];0)" office:value-type="float" office:value="11">
            <text:p>11</text:p>
          </table:table-cell>
          <table:table-cell table:style-name="ce4" table:formula="of:=IF(ISNUMBER([.I724]);[.I724];0)" office:value-type="float" office:value="8.9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5]" office:value-type="string" office:string-value="            Direct Machine Drive (e)">
            <text:p><text:s text:c="12"/>Direct Machine Drive (e)</text:p>
          </table:table-cell>
          <table:table-cell table:formula="of:=IF(ISNUMBER([.C725]);[.C725];0)" office:value-type="float" office:value="8607">
            <text:p>8,607</text:p>
          </table:table-cell>
          <table:table-cell table:formula="of:=IF(ISNUMBER([.D725]);[.D725];0)" office:value-type="float" office:value="958">
            <text:p>958</text:p>
          </table:table-cell>
          <table:table-cell table:formula="of:=IF(ISNUMBER([.E725]);[.E725];0)" office:value-type="float" office:value="258">
            <text:p>258</text:p>
          </table:table-cell>
          <table:table-cell table:formula="of:=IF(ISNUMBER([.F725]);[.F725];0)" office:value-type="float" office:value="834">
            <text:p>834</text:p>
          </table:table-cell>
          <table:table-cell table:formula="of:=IF(ISNUMBER([.G725]);[.G725];0)" office:value-type="float" office:value="4">
            <text:p>4</text:p>
          </table:table-cell>
          <table:table-cell table:formula="of:=IF(ISNUMBER([.H725]);[.H725];0)" office:value-type="float" office:value="62">
            <text:p>62</text:p>
          </table:table-cell>
          <table:table-cell table:style-name="ce4" table:formula="of:=IF(ISNUMBER([.I725]);[.I725];0)" office:value-type="float" office:value="13.9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6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726]);[.C726];0)" office:value-type="float" office:value="8851">
            <text:p>8,851</text:p>
          </table:table-cell>
          <table:table-cell table:formula="of:=IF(ISNUMBER([.D726]);[.D726];0)" office:value-type="float" office:value="714">
            <text:p>714</text:p>
          </table:table-cell>
          <table:table-cell table:formula="of:=IF(ISNUMBER([.E726]);[.E726];0)" office:value-type="float" office:value="94">
            <text:p>94</text:p>
          </table:table-cell>
          <table:table-cell table:formula="of:=IF(ISNUMBER([.F726]);[.F726];0)" office:value-type="float" office:value="620">
            <text:p>620</text:p>
          </table:table-cell>
          <table:table-cell table:formula="of:=IF(ISNUMBER([.G726]);[.G726];0)" office:value-type="float" office:value="3">
            <text:p>3</text:p>
          </table:table-cell>
          <table:table-cell table:formula="of:=IF(ISNUMBER([.H726]);[.H726];0)" office:value-type="float" office:value="47">
            <text:p>47</text:p>
          </table:table-cell>
          <table:table-cell table:style-name="ce4" table:formula="of:=IF(ISNUMBER([.I726]);[.I726];0)" office:value-type="float" office:value="14.4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7]" office:value-type="string" office:string-value="            Facility Lighting">
            <text:p><text:s text:c="12"/>Facility Lighting</text:p>
          </table:table-cell>
          <table:table-cell table:formula="of:=IF(ISNUMBER([.C727]);[.C727];0)" office:value-type="float" office:value="8306">
            <text:p>8,306</text:p>
          </table:table-cell>
          <table:table-cell table:formula="of:=IF(ISNUMBER([.D727]);[.D727];0)" office:value-type="float" office:value="1259">
            <text:p>1,259</text:p>
          </table:table-cell>
          <table:table-cell table:formula="of:=IF(ISNUMBER([.E727]);[.E727];0)" office:value-type="float" office:value="359">
            <text:p>359</text:p>
          </table:table-cell>
          <table:table-cell table:formula="of:=IF(ISNUMBER([.F727]);[.F727];0)" office:value-type="float" office:value="969">
            <text:p>969</text:p>
          </table:table-cell>
          <table:table-cell table:formula="of:=IF(ISNUMBER([.G727]);[.G727];0)" office:value-type="float" office:value="21">
            <text:p>21</text:p>
          </table:table-cell>
          <table:table-cell table:formula="of:=IF(ISNUMBER([.H727]);[.H727];0)" office:value-type="float" office:value="80">
            <text:p>80</text:p>
          </table:table-cell>
          <table:table-cell table:style-name="ce4" table:formula="of:=IF(ISNUMBER([.I727]);[.I727];0)" office:value-type="float" office:value="13.2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8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728]);[.C728];0)" office:value-type="float" office:value="0">
            <text:p>0</text:p>
          </table:table-cell>
          <table:table-cell table:formula="of:=IF(ISNUMBER([.D728]);[.D728];0)" office:value-type="float" office:value="0">
            <text:p>0</text:p>
          </table:table-cell>
          <table:table-cell table:formula="of:=IF(ISNUMBER([.E728]);[.E728];0)" office:value-type="float" office:value="0">
            <text:p>0</text:p>
          </table:table-cell>
          <table:table-cell table:formula="of:=IF(ISNUMBER([.F728]);[.F728];0)" office:value-type="float" office:value="0">
            <text:p>0</text:p>
          </table:table-cell>
          <table:table-cell table:formula="of:=IF(ISNUMBER([.G728]);[.G728];0)" office:value-type="float" office:value="0">
            <text:p>0</text:p>
          </table:table-cell>
          <table:table-cell table:formula="of:=IF(ISNUMBER([.H728]);[.H728];0)" office:value-type="float" office:value="0">
            <text:p>0</text:p>
          </table:table-cell>
          <table:table-cell table:style-name="ce4" table:formula="of:=IF(ISNUMBER([.I728]);[.I728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29]" office:value-type="string" office:string-value="      Using a Different Energy Source (f)">
            <text:p><text:s text:c="6"/>Using a Different Energy Source (f)</text:p>
          </table:table-cell>
          <table:table-cell table:formula="of:=IF(ISNUMBER([.C729]);[.C729];0)" office:value-type="float" office:value="9404">
            <text:p>9,404</text:p>
          </table:table-cell>
          <table:table-cell table:formula="of:=IF(ISNUMBER([.D729]);[.D729];0)" office:value-type="float" office:value="161">
            <text:p>161</text:p>
          </table:table-cell>
          <table:table-cell table:formula="of:=IF(ISNUMBER([.E729]);[.E729];0)" office:value-type="float" office:value="12">
            <text:p>12</text:p>
          </table:table-cell>
          <table:table-cell table:formula="of:=IF(ISNUMBER([.F729]);[.F729];0)" office:value-type="float" office:value="137">
            <text:p>137</text:p>
          </table:table-cell>
          <table:table-cell table:formula="of:=IF(ISNUMBER([.G729]);[.G729];0)" office:value-type="float" office:value="3">
            <text:p>3</text:p>
          </table:table-cell>
          <table:table-cell table:formula="of:=IF(ISNUMBER([.H729]);[.H729];0)" office:value-type="float" office:value="18">
            <text:p>18</text:p>
          </table:table-cell>
          <table:table-cell table:style-name="ce4" table:formula="of:=IF(ISNUMBER([.I729]);[.I729];0)"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730]" office:value-type="string" office:string-value="    Other (g)">
            <text:p><text:s text:c="4"/>Other (g)</text:p>
          </table:table-cell>
          <table:table-cell table:formula="of:=IF(ISNUMBER([.C730]);[.C730];0)" office:value-type="float" office:value="9402">
            <text:p>9,402</text:p>
          </table:table-cell>
          <table:table-cell table:formula="of:=IF(ISNUMBER([.D730]);[.D730];0)" office:value-type="float" office:value="0">
            <text:p>0</text:p>
          </table:table-cell>
          <table:table-cell table:formula="of:=IF(ISNUMBER([.E730]);[.E730];0)" office:value-type="float" office:value="7">
            <text:p>7</text:p>
          </table:table-cell>
          <table:table-cell table:formula="of:=IF(ISNUMBER([.F730]);[.F730];0)" office:value-type="float" office:value="0">
            <text:p>0</text:p>
          </table:table-cell>
          <table:table-cell table:formula="of:=IF(ISNUMBER([.G730]);[.G730];0)" office:value-type="float" office:value="4">
            <text:p>4</text:p>
          </table:table-cell>
          <table:table-cell table:formula="of:=IF(ISNUMBER([.H730]);[.H730];0)" office:value-type="float" office:value="0">
            <text:p>0</text:p>
          </table:table-cell>
          <table:table-cell table:style-name="ce4" table:formula="of:=IF(ISNUMBER([.I730]);[.I730];0)" office:value-type="float" office:value="7.6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8</text:p>
          </table:table-cell>
          <table:table-cell office:value-type="string">
            <text:p>CHEMICALS and ALLIE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6109">
            <text:p>6,109</text:p>
          </table:table-cell>
          <table:table-cell office:value-type="float" office:value="3456">
            <text:p>3,456</text:p>
          </table:table-cell>
          <table:table-cell office:value-type="float" office:value="2059">
            <text:p>2,059</text:p>
          </table:table-cell>
          <table:table-cell office:value-type="float" office:value="2691">
            <text:p>2,691</text:p>
          </table:table-cell>
          <table:table-cell office:value-type="float" office:value="255">
            <text:p>255</text:p>
          </table:table-cell>
          <table:table-cell office:value-type="float" office:value="352">
            <text:p>352</text:p>
          </table:table-cell>
          <table:table-cell office:value-type="float" office:value="8">
            <text:p>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7820">
            <text:p>7,820</text:p>
          </table:table-cell>
          <table:table-cell office:value-type="float" office:value="1745">
            <text:p>1,745</text:p>
          </table:table-cell>
          <table:table-cell office:value-type="float" office:value="835">
            <text:p>835</text:p>
          </table:table-cell>
          <table:table-cell office:value-type="float" office:value="1056">
            <text:p>1,056</text:p>
          </table:table-cell>
          <table:table-cell office:value-type="float" office:value="80">
            <text:p>80</text:p>
          </table:table-cell>
          <table:table-cell office:value-type="float" office:value="263">
            <text:p>263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8009">
            <text:p>8,009</text:p>
          </table:table-cell>
          <table:table-cell office:value-type="float" office:value="1556">
            <text:p>1,556</text:p>
          </table:table-cell>
          <table:table-cell office:value-type="float" office:value="580">
            <text:p>580</text:p>
          </table:table-cell>
          <table:table-cell office:value-type="float" office:value="1196">
            <text:p>1,19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97">
            <text:p>97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380">
            <text:p>8,380</text:p>
          </table:table-cell>
          <table:table-cell table:number-columns-repeated="2" office:value-type="float" office:value="1185">
            <text:p>1,18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9299">
            <text:p>9,299</text:p>
          </table:table-cell>
          <table:table-cell office:value-type="float" office:value="266">
            <text:p>266</text:p>
          </table:table-cell>
          <table:table-cell office:value-type="float" office:value="110">
            <text:p>110</text:p>
          </table:table-cell>
          <table:table-cell office:value-type="float" office:value="167">
            <text:p>16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3">
            <text:p>23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706">
            <text:p>8,706</text:p>
          </table:table-cell>
          <table:table-cell office:value-type="float" office:value="859">
            <text:p>859</text:p>
          </table:table-cell>
          <table:table-cell office:value-type="float" office:value="788">
            <text:p>788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441">
            <text:p>8,441</text:p>
          </table:table-cell>
          <table:table-cell office:value-type="float" office:value="1124">
            <text:p>1,124</text:p>
          </table:table-cell>
          <table:table-cell office:value-type="float" office:value="508">
            <text:p>508</text:p>
          </table:table-cell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9550">
            <text:p>9,550</text:p>
          </table:table-cell>
          <table:table-cell office:value-type="float" office:value="15">
            <text:p>1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5">
            <text:p>15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9428">
            <text:p>9,428</text:p>
          </table:table-cell>
          <table:table-cell office:value-type="float" office:value="137">
            <text:p>13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37">
            <text:p>137</text:p>
          </table:table-cell>
          <table:table-cell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9551">
            <text:p>9,551</text:p>
          </table:table-cell>
          <table:table-cell office:value-type="float" office:value="14">
            <text:p>1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8771">
            <text:p>8,771</text:p>
          </table:table-cell>
          <table:table-cell office:value-type="float" office:value="794">
            <text:p>794</text:p>
          </table:table-cell>
          <table:table-cell office:value-type="float" office:value="65">
            <text:p>65</text:p>
          </table:table-cell>
          <table:table-cell office:value-type="float" office:value="706">
            <text:p>706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9194">
            <text:p>9,194</text:p>
          </table:table-cell>
          <table:table-cell office:value-type="float" office:value="371">
            <text:p>371</text:p>
          </table:table-cell>
          <table:table-cell office:value-type="float" office:value="23">
            <text:p>23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9166">
            <text:p>9,166</text:p>
          </table:table-cell>
          <table:table-cell office:value-type="float" office:value="399">
            <text:p>399</text:p>
          </table:table-cell>
          <table:table-cell office:value-type="float" office:value="81">
            <text:p>81</text:p>
          </table:table-cell>
          <table:table-cell office:value-type="float" office:value="331">
            <text:p>33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office:value-type="float" office:value="8.9">
            <text:p>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8607">
            <text:p>8,607</text:p>
          </table:table-cell>
          <table:table-cell office:value-type="float" office:value="958">
            <text:p>958</text:p>
          </table:table-cell>
          <table:table-cell office:value-type="float" office:value="258">
            <text:p>258</text:p>
          </table:table-cell>
          <table:table-cell office:value-type="float" office:value="834">
            <text:p>834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851">
            <text:p>8,851</text:p>
          </table:table-cell>
          <table:table-cell office:value-type="float" office:value="714">
            <text:p>714</text:p>
          </table:table-cell>
          <table:table-cell office:value-type="float" office:value="94">
            <text:p>94</text:p>
          </table:table-cell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306">
            <text:p>8,306</text:p>
          </table:table-cell>
          <table:table-cell office:value-type="float" office:value="1259">
            <text:p>1,259</text:p>
          </table:table-cell>
          <table:table-cell office:value-type="float" office:value="359">
            <text:p>359</text:p>
          </table:table-cell>
          <table:table-cell office:value-type="float" office:value="969">
            <text:p>969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13.2">
            <text:p>13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quipment Installation/Retrofit for the Primary Purpose of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Using a Different Energy Source (f)</text:p>
          </table:table-cell>
          <table:table-cell office:value-type="float" office:value="9404">
            <text:p>9,404</text:p>
          </table:table-cell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9402">
            <text:p>9,40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12</text:p>
          </table:table-cell>
          <table:table-cell office:value-type="string">
            <text:p>Alkalies and Chlorine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.4">
            <text:p>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8">
            <text:p>28</text:p>
          </table:table-cell>
          <table:table-cell table:number-columns-repeated="2" office:value-type="float" office:value="16">
            <text:p>1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8.2">
            <text:p>8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13</text:p>
          </table:table-cell>
          <table:table-cell office:value-type="string">
            <text:p>Industrial Gas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57">
            <text:p>257</text:p>
          </table:table-cell>
          <table:table-cell office:value-type="float" office:value="366">
            <text:p>366</text:p>
          </table:table-cell>
          <table:table-cell office:value-type="float" office:value="334">
            <text:p>33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539">
            <text:p>539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3">
            <text:p>1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21">
            <text:p>321</text:p>
          </table:table-cell>
          <table:table-cell office:value-type="float" office:value="302">
            <text:p>302</text:p>
          </table:table-cell>
          <table:table-cell office:value-type="float" office:value="91">
            <text:p>91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32">
            <text:p>33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616">
            <text:p>6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59">
            <text:p>459</text:p>
          </table:table-cell>
          <table:table-cell office:value-type="float" office:value="164">
            <text:p>164</text:p>
          </table:table-cell>
          <table:table-cell office:value-type="float" office:value="161">
            <text:p>161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86">
            <text:p>386</text:p>
          </table:table-cell>
          <table:table-cell office:value-type="float" office:value="237">
            <text:p>237</text:p>
          </table:table-cell>
          <table:table-cell office:value-type="float" office:value="159">
            <text:p>159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616">
            <text:p>6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07">
            <text:p>60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601">
            <text:p>6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.3">
            <text:p>20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623">
            <text:p>62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16</text:p>
          </table:table-cell>
          <table:table-cell office:value-type="string">
            <text:p>Inorganic Pigmen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office:value-type="float" office:value="4.7">
            <text:p>4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7">
            <text:p>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3">
            <text:p>73</text:p>
          </table:table-cell>
          <table:table-cell table:number-columns-repeated="2" office:value-type="float" office:value="8">
            <text:p>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8">
            <text:p>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.5">
            <text:p>7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5">
            <text:p>6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3">
            <text:p>6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.2">
            <text:p>7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.3">
            <text:p>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19</text:p>
          </table:table-cell>
          <table:table-cell office:value-type="string">
            <text:p>Industrial Inorganic Chemicals, nec.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30">
            <text:p>330</text:p>
          </table:table-cell>
          <table:table-cell office:value-type="float" office:value="238">
            <text:p>238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4.8">
            <text:p>14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22">
            <text:p>422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64">
            <text:p>464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52">
            <text:p>452</text:p>
          </table:table-cell>
          <table:table-cell table:number-columns-repeated="2" office:value-type="float" office:value="116">
            <text:p>11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25">
            <text:p>525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535">
            <text:p>53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66">
            <text:p>466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7">
            <text:p>15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56">
            <text:p>556</text:p>
          </table:table-cell>
          <table:table-cell office:value-type="float" office:value="12">
            <text:p>1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504">
            <text:p>504</text:p>
          </table:table-cell>
          <table:table-cell office:value-type="float" office:value="64">
            <text:p>64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519">
            <text:p>51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50">
            <text:p>55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63">
            <text:p>463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41">
            <text:p>54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1.1">
            <text:p>11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510">
            <text:p>51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55">
            <text:p>555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21</text:p>
          </table:table-cell>
          <table:table-cell office:value-type="string">
            <text:p>Plastics Materials and Resin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9">
            <text:p>19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38">
            <text:p>338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2">
            <text:p>1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61">
            <text:p>361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8">
            <text:p>1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68">
            <text:p>368</text:p>
          </table:table-cell>
          <table:table-cell table:number-columns-repeated="2" office:value-type="float" office:value="88">
            <text:p>8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441">
            <text:p>44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.5">
            <text:p>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04">
            <text:p>404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91">
            <text:p>391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438">
            <text:p>438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8">
            <text:p>18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02">
            <text:p>40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2">
            <text:p>1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88">
            <text:p>388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4.4">
            <text:p>2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419">
            <text:p>41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7">
            <text:p>9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35">
            <text:p>435</text:p>
          </table:table-cell>
          <table:table-cell office:value-type="float" office:value="21">
            <text:p>2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04">
            <text:p>404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429">
            <text:p>42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.8">
            <text:p>8.8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22</text:p>
          </table:table-cell>
          <table:table-cell office:value-type="string">
            <text:p>Synthetic Rubber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.4">
            <text:p>10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51">
            <text:p>51</text:p>
          </table:table-cell>
          <table:table-cell table:number-columns-repeated="2" office:value-type="float" office:value="12">
            <text:p>1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9.1">
            <text:p>1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.9">
            <text:p>2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2">
            <text:p>18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23</text:p>
          </table:table-cell>
          <table:table-cell office:value-type="string">
            <text:p>Cellulosic Manmade Fiber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24</text:p>
          </table:table-cell>
          <table:table-cell office:value-type="string">
            <text:p>Organic Fibers, Noncellulosic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.8">
            <text:p>4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1">
            <text:p>41</text:p>
          </table:table-cell>
          <table:table-cell table:number-columns-repeated="2" office:value-type="float" office:value="32">
            <text:p>3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6">
            <text:p>6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.7">
            <text:p>4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1">
            <text:p>21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6.2">
            <text:p>6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9.6">
            <text:p>9.6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61</text:p>
          </table:table-cell>
          <table:table-cell office:value-type="string">
            <text:p>Gum and Wood Chemica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1">
            <text:p>6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1">
            <text:p>6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9">
            <text:p>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5">
            <text:p>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3">
            <text:p>8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65</text:p>
          </table:table-cell>
          <table:table-cell office:value-type="string">
            <text:p>Cyclic Crudes and Intermediat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.2">
            <text:p>1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6.9">
            <text:p>1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40">
            <text:p>14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43">
            <text:p>143</text:p>
          </table:table-cell>
          <table:table-cell table:number-columns-repeated="2" office:value-type="float" office:value="44">
            <text:p>4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79">
            <text:p>17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0.1">
            <text:p>20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1">
            <text:p>14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.2">
            <text:p>18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53">
            <text:p>153</text:p>
          </table:table-cell>
          <table:table-cell office:value-type="float" office:value="34">
            <text:p>3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4">
            <text:p>3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73">
            <text:p>17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60">
            <text:p>16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63">
            <text:p>16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38">
            <text:p>138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76">
            <text:p>176</text:p>
          </table:table-cell>
          <table:table-cell office:value-type="float" office:value="11">
            <text:p>1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87">
            <text:p>187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69</text:p>
          </table:table-cell>
          <table:table-cell office:value-type="string">
            <text:p>Industrial Organic Chemicals, nec.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88">
            <text:p>388</text:p>
          </table:table-cell>
          <table:table-cell office:value-type="float" office:value="243">
            <text:p>243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5.6">
            <text:p>1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57">
            <text:p>457</text:p>
          </table:table-cell>
          <table:table-cell office:value-type="float" office:value="174">
            <text:p>174</text:p>
          </table:table-cell>
          <table:table-cell office:value-type="float" office:value="61">
            <text:p>61</text:p>
          </table:table-cell>
          <table:table-cell office:value-type="float" office:value="133">
            <text:p>13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1">
            <text:p>21</text:p>
          </table:table-cell>
          <table:table-cell office:value-type="float" office:value="16.7">
            <text:p>16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28">
            <text:p>528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503">
            <text:p>503</text:p>
          </table:table-cell>
          <table:table-cell table:number-columns-repeated="2" office:value-type="float" office:value="128">
            <text:p>12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97">
            <text:p>597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593">
            <text:p>59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2">
            <text:p>17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53">
            <text:p>553</text:p>
          </table:table-cell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13">
            <text:p>613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8">
            <text:p>18</text:p>
          </table:table-cell>
          <table:table-cell table:style-name="ce5" office:value-type="string">
            <text:p><text:s text:c="7"/>--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office:value-type="float" office:value="532">
            <text:p>532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5.8">
            <text:p>15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571">
            <text:p>571</text:p>
          </table:table-cell>
          <table:table-cell office:value-type="float" office:value="60">
            <text:p>6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81">
            <text:p>581</text:p>
          </table:table-cell>
          <table:table-cell office:value-type="float" office:value="50">
            <text:p>5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39">
            <text:p>539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82">
            <text:p>582</text:p>
          </table:table-cell>
          <table:table-cell office:value-type="float" office:value="49">
            <text:p>49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536">
            <text:p>536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office:value-type="float" office:value="618">
            <text:p>618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4">
            <text:p>10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><text:s text:c="2"/>2873</text:p>
          </table:table-cell>
          <table:table-cell office:value-type="string">
            <text:p>Nitrogenous Fertilizer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.8">
            <text:p>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5">
            <text:p>1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12">
            <text:p>11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.1">
            <text:p>8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7">
            <text:p>1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18">
            <text:p>11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74</text:p>
          </table:table-cell>
          <table:table-cell office:value-type="string">
            <text:p>Phosphatic Fertilizer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56">
            <text:p>56</text:p>
          </table:table-cell>
          <table:table-cell table:number-columns-repeated="2" office:value-type="float" office:value="13">
            <text:p>1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4">
            <text:p>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9">
            <text:p>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9">
            <text:p>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895</text:p>
          </table:table-cell>
          <table:table-cell office:value-type="string">
            <text:p>Carbon Black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7.8">
            <text:p>7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2">
            <text:p>1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.9">
            <text:p>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ining</text:p>
          </table:table-cell>
          <table:table-cell table:number-columns-repeated="1022"/>
        </table:table-row>
        <table:table-row table:style-name="ro1">
          <table:table-cell/>
          <table:table-cell table:style-name="Default" table:formula="of:=[.B1079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079]);[.C1079];0)" office:value-type="float" office:value="1443">
            <text:p>1,443</text:p>
          </table:table-cell>
          <table:table-cell table:formula="of:=IF(ISNUMBER([.D1079]);[.D1079];0)" office:value-type="float" office:value="528">
            <text:p>528</text:p>
          </table:table-cell>
          <table:table-cell table:formula="of:=IF(ISNUMBER([.E1079]);[.E1079];0)" office:value-type="float" office:value="251">
            <text:p>251</text:p>
          </table:table-cell>
          <table:table-cell table:formula="of:=IF(ISNUMBER([.F1079]);[.F1079];0)" office:value-type="float" office:value="446">
            <text:p>446</text:p>
          </table:table-cell>
          <table:table-cell table:formula="of:=IF(ISNUMBER([.G1079]);[.G1079];0)" office:value-type="float" office:value="51">
            <text:p>51</text:p>
          </table:table-cell>
          <table:table-cell table:formula="of:=IF(ISNUMBER([.H1079]);[.H1079];0)" office:value-type="float" office:value="41">
            <text:p>41</text:p>
          </table:table-cell>
          <table:table-cell table:style-name="ce4" table:formula="of:=IF(ISNUMBER([.I1079]);[.I1079];0)" office:value-type="float" office:value="13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0]" office:value-type="string" office:string-value="    Energy Audits">
            <text:p><text:s text:c="4"/>Energy Audits</text:p>
          </table:table-cell>
          <table:table-cell table:formula="of:=IF(ISNUMBER([.C1080]);[.C1080];0)" office:value-type="float" office:value="1598">
            <text:p>1,598</text:p>
          </table:table-cell>
          <table:table-cell table:formula="of:=IF(ISNUMBER([.D1080]);[.D1080];0)" office:value-type="float" office:value="373">
            <text:p>373</text:p>
          </table:table-cell>
          <table:table-cell table:formula="of:=IF(ISNUMBER([.E1080]);[.E1080];0)" office:value-type="float" office:value="74">
            <text:p>74</text:p>
          </table:table-cell>
          <table:table-cell table:formula="of:=IF(ISNUMBER([.F1080]);[.F1080];0)" office:value-type="float" office:value="315">
            <text:p>315</text:p>
          </table:table-cell>
          <table:table-cell table:formula="of:=IF(ISNUMBER([.G1080]);[.G1080];0)" office:value-type="float" office:value="0">
            <text:p>0</text:p>
          </table:table-cell>
          <table:table-cell table:formula="of:=IF(ISNUMBER([.H1080]);[.H1080];0)" office:value-type="float" office:value="25">
            <text:p>25</text:p>
          </table:table-cell>
          <table:table-cell table:style-name="ce4" table:formula="of:=IF(ISNUMBER([.I1080]);[.I1080];0)" office:value-type="float" office:value="13.4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1]" office:value-type="string" office:string-value="    Electricity Load Control">
            <text:p><text:s text:c="4"/>Electricity Load Control</text:p>
          </table:table-cell>
          <table:table-cell table:formula="of:=IF(ISNUMBER([.C1081]);[.C1081];0)" office:value-type="float" office:value="1717">
            <text:p>1,717</text:p>
          </table:table-cell>
          <table:table-cell table:formula="of:=IF(ISNUMBER([.D1081]);[.D1081];0)" office:value-type="float" office:value="254">
            <text:p>254</text:p>
          </table:table-cell>
          <table:table-cell table:formula="of:=IF(ISNUMBER([.E1081]);[.E1081];0)" office:value-type="float" office:value="45">
            <text:p>45</text:p>
          </table:table-cell>
          <table:table-cell table:formula="of:=IF(ISNUMBER([.F1081]);[.F1081];0)" office:value-type="float" office:value="226">
            <text:p>226</text:p>
          </table:table-cell>
          <table:table-cell table:formula="of:=IF(ISNUMBER([.G1081]);[.G1081];0)" office:value-type="float" office:value="0">
            <text:p>0</text:p>
          </table:table-cell>
          <table:table-cell table:formula="of:=IF(ISNUMBER([.H1081]);[.H1081];0)" office:value-type="float" office:value="5">
            <text:p>5</text:p>
          </table:table-cell>
          <table:table-cell table:style-name="ce4" table:formula="of:=IF(ISNUMBER([.I1081]);[.I1081];0)" office:value-type="float" office:value="16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2]" office:value-type="string" office:string-value="    Special Rate Schedule (c)">
            <text:p><text:s text:c="4"/>Special Rate Schedule (c)</text:p>
          </table:table-cell>
          <table:table-cell table:formula="of:=IF(ISNUMBER([.C1082]);[.C1082];0)" office:value-type="float" office:value="1845">
            <text:p>1,845</text:p>
          </table:table-cell>
          <table:table-cell table:formula="of:=IF(ISNUMBER([.D1082]);[.D1082];0)" office:value-type="float" office:value="126">
            <text:p>126</text:p>
          </table:table-cell>
          <table:table-cell table:formula="of:=IF(ISNUMBER([.E1082]);[.E1082];0)" office:value-type="float" office:value="126">
            <text:p>126</text:p>
          </table:table-cell>
          <table:table-cell table:formula="of:=IF(ISNUMBER([.F1082]);[.F1082];0)" office:value-type="float" office:value="0">
            <text:p>0</text:p>
          </table:table-cell>
          <table:table-cell table:formula="of:=IF(ISNUMBER([.G1082]);[.G1082];0)" office:value-type="float" office:value="0">
            <text:p>0</text:p>
          </table:table-cell>
          <table:table-cell table:formula="of:=IF(ISNUMBER([.H1082]);[.H1082];0)" office:value-type="float" office:value="0">
            <text:p>0</text:p>
          </table:table-cell>
          <table:table-cell table:style-name="ce4" table:formula="of:=IF(ISNUMBER([.I1082]);[.I1082];0)" office:value-type="float" office:value="2.4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3]" office:value-type="string" office:string-value="    Standby Generation Program">
            <text:p><text:s text:c="4"/>Standby Generation Program</text:p>
          </table:table-cell>
          <table:table-cell table:formula="of:=IF(ISNUMBER([.C1083]);[.C1083];0)" office:value-type="float" office:value="1928">
            <text:p>1,928</text:p>
          </table:table-cell>
          <table:table-cell table:formula="of:=IF(ISNUMBER([.D1083]);[.D1083];0)" office:value-type="float" office:value="43">
            <text:p>43</text:p>
          </table:table-cell>
          <table:table-cell table:formula="of:=IF(ISNUMBER([.E1083]);[.E1083];0)" office:value-type="float" office:value="29">
            <text:p>29</text:p>
          </table:table-cell>
          <table:table-cell table:formula="of:=IF(ISNUMBER([.F1083]);[.F1083];0)" office:value-type="float" office:value="19">
            <text:p>19</text:p>
          </table:table-cell>
          <table:table-cell table:formula="of:=IF(ISNUMBER([.G1083]);[.G1083];0)" office:value-type="float" office:value="0">
            <text:p>0</text:p>
          </table:table-cell>
          <table:table-cell table:formula="of:=IF(ISNUMBER([.H1083]);[.H1083];0)" office:value-type="float" office:value="0">
            <text:p>0</text:p>
          </table:table-cell>
          <table:table-cell table:style-name="ce4" table:formula="of:=IF(ISNUMBER([.I1083]);[.I1083];0)"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4]" office:value-type="string" office:string-value="    Equipment Rebates">
            <text:p><text:s text:c="4"/>Equipment Rebates</text:p>
          </table:table-cell>
          <table:table-cell table:formula="of:=IF(ISNUMBER([.C1084]);[.C1084];0)" office:value-type="float" office:value="1875">
            <text:p>1,875</text:p>
          </table:table-cell>
          <table:table-cell table:formula="of:=IF(ISNUMBER([.D1084]);[.D1084];0)" office:value-type="float" office:value="96">
            <text:p>96</text:p>
          </table:table-cell>
          <table:table-cell table:formula="of:=IF(ISNUMBER([.E1084]);[.E1084];0)" office:value-type="float" office:value="86">
            <text:p>86</text:p>
          </table:table-cell>
          <table:table-cell table:formula="of:=IF(ISNUMBER([.F1084]);[.F1084];0)" office:value-type="float" office:value="10">
            <text:p>10</text:p>
          </table:table-cell>
          <table:table-cell table:formula="of:=IF(ISNUMBER([.G1084]);[.G1084];0)" office:value-type="float" office:value="0">
            <text:p>0</text:p>
          </table:table-cell>
          <table:table-cell table:formula="of:=IF(ISNUMBER([.H1084]);[.H1084];0)" office:value-type="float" office:value="0">
            <text:p>0</text:p>
          </table:table-cell>
          <table:table-cell table:style-name="ce4" table:formula="of:=IF(ISNUMBER([.I1084]);[.I1084];0)" office:value-type="float" office:value="16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5]" office:value-type="string" office:string-value="    Power Factor Correction or Improvement">
            <text:p><text:s text:c="4"/>Power Factor Correction or Improvement</text:p>
          </table:table-cell>
          <table:table-cell table:formula="of:=IF(ISNUMBER([.C1085]);[.C1085];0)" office:value-type="float" office:value="1850">
            <text:p>1,850</text:p>
          </table:table-cell>
          <table:table-cell table:formula="of:=IF(ISNUMBER([.D1085]);[.D1085];0)" office:value-type="float" office:value="121">
            <text:p>121</text:p>
          </table:table-cell>
          <table:table-cell table:formula="of:=IF(ISNUMBER([.E1085]);[.E1085];0)" office:value-type="float" office:value="43">
            <text:p>43</text:p>
          </table:table-cell>
          <table:table-cell table:formula="of:=IF(ISNUMBER([.F1085]);[.F1085];0)" office:value-type="float" office:value="83">
            <text:p>83</text:p>
          </table:table-cell>
          <table:table-cell table:formula="of:=IF(ISNUMBER([.G1085]);[.G1085];0)" office:value-type="float" office:value="0">
            <text:p>0</text:p>
          </table:table-cell>
          <table:table-cell table:formula="of:=IF(ISNUMBER([.H1085]);[.H1085];0)" office:value-type="float" office:value="0">
            <text:p>0</text:p>
          </table:table-cell>
          <table:table-cell table:style-name="ce4" table:formula="of:=IF(ISNUMBER([.I1085]);[.I1085];0)" office:value-type="float" office:value="9.9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6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086]);[.C1086];0)" office:value-type="float" office:value="1971">
            <text:p>1,971</text:p>
          </table:table-cell>
          <table:table-cell table:formula="of:=IF(ISNUMBER([.D1086]);[.D1086];0)" office:value-type="float" office:value="0">
            <text:p>0</text:p>
          </table:table-cell>
          <table:table-cell table:formula="of:=IF(ISNUMBER([.E1086]);[.E1086];0)" office:value-type="float" office:value="0">
            <text:p>0</text:p>
          </table:table-cell>
          <table:table-cell table:formula="of:=IF(ISNUMBER([.F1086]);[.F1086];0)" office:value-type="float" office:value="0">
            <text:p>0</text:p>
          </table:table-cell>
          <table:table-cell table:formula="of:=IF(ISNUMBER([.G1086]);[.G1086];0)" office:value-type="float" office:value="0">
            <text:p>0</text:p>
          </table:table-cell>
          <table:table-cell table:formula="of:=IF(ISNUMBER([.H1086]);[.H1086];0)" office:value-type="float" office:value="0">
            <text:p>0</text:p>
          </table:table-cell>
          <table:table-cell table:style-name="ce4" table:formula="of:=IF(ISNUMBER([.I1086]);[.I1086];0)" office:value-type="float" office:value="1.3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7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087]);[.C1087];0)" office:value-type="float" office:value="1939">
            <text:p>1,939</text:p>
          </table:table-cell>
          <table:table-cell table:formula="of:=IF(ISNUMBER([.D1087]);[.D1087];0)" office:value-type="float" office:value="32">
            <text:p>32</text:p>
          </table:table-cell>
          <table:table-cell table:formula="of:=IF(ISNUMBER([.E1087]);[.E1087];0)" office:value-type="float" office:value="0">
            <text:p>0</text:p>
          </table:table-cell>
          <table:table-cell table:formula="of:=IF(ISNUMBER([.F1087]);[.F1087];0)" office:value-type="float" office:value="0">
            <text:p>0</text:p>
          </table:table-cell>
          <table:table-cell table:formula="of:=IF(ISNUMBER([.G1087]);[.G1087];0)" office:value-type="float" office:value="32">
            <text:p>32</text:p>
          </table:table-cell>
          <table:table-cell table:formula="of:=IF(ISNUMBER([.H1087]);[.H1087];0)" office:value-type="float" office:value="0">
            <text:p>0</text:p>
          </table:table-cell>
          <table:table-cell table:style-name="ce4" table:formula="of:=IF(ISNUMBER([.I1087]);[.I1087];0)" office:value-type="float" office:value="3.1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8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088]);[.C1088];0)" office:value-type="float" office:value="1968">
            <text:p>1,968</text:p>
          </table:table-cell>
          <table:table-cell table:formula="of:=IF(ISNUMBER([.D1088]);[.D1088];0)" office:value-type="float" office:value="3">
            <text:p>3</text:p>
          </table:table-cell>
          <table:table-cell table:formula="of:=IF(ISNUMBER([.E1088]);[.E1088];0)" office:value-type="float" office:value="0">
            <text:p>0</text:p>
          </table:table-cell>
          <table:table-cell table:formula="of:=IF(ISNUMBER([.F1088]);[.F1088];0)" office:value-type="float" office:value="0">
            <text:p>0</text:p>
          </table:table-cell>
          <table:table-cell table:formula="of:=IF(ISNUMBER([.G1088]);[.G1088];0)" office:value-type="float" office:value="3">
            <text:p>3</text:p>
          </table:table-cell>
          <table:table-cell table:formula="of:=IF(ISNUMBER([.H1088]);[.H1088];0)" office:value-type="float" office:value="0">
            <text:p>0</text:p>
          </table:table-cell>
          <table:table-cell table:style-name="ce4" table:formula="of:=IF(ISNUMBER([.I1088]);[.I1088];0)" office:value-type="float" office:value="3.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89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089]);[.C1089];0)" office:value-type="float" office:value="0">
            <text:p>0</text:p>
          </table:table-cell>
          <table:table-cell table:formula="of:=IF(ISNUMBER([.D1089]);[.D1089];0)" office:value-type="float" office:value="0">
            <text:p>0</text:p>
          </table:table-cell>
          <table:table-cell table:formula="of:=IF(ISNUMBER([.E1089]);[.E1089];0)" office:value-type="float" office:value="0">
            <text:p>0</text:p>
          </table:table-cell>
          <table:table-cell table:formula="of:=IF(ISNUMBER([.F1089]);[.F1089];0)" office:value-type="float" office:value="0">
            <text:p>0</text:p>
          </table:table-cell>
          <table:table-cell table:formula="of:=IF(ISNUMBER([.G1089]);[.G1089];0)" office:value-type="float" office:value="0">
            <text:p>0</text:p>
          </table:table-cell>
          <table:table-cell table:formula="of:=IF(ISNUMBER([.H1089]);[.H1089];0)" office:value-type="float" office:value="0">
            <text:p>0</text:p>
          </table:table-cell>
          <table:table-cell table:style-name="ce4" table:formula="of:=IF(ISNUMBER([.I1089]);[.I108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0]" office:value-type="string" office:string-value="      Improving Energy Efficiency Affecting:">
            <text:p><text:s text:c="6"/>Improving Energy Efficiency Affecting:</text:p>
          </table:table-cell>
          <table:table-cell table:formula="of:=IF(ISNUMBER([.C1090]);[.C1090];0)" office:value-type="float" office:value="0">
            <text:p>0</text:p>
          </table:table-cell>
          <table:table-cell table:formula="of:=IF(ISNUMBER([.D1090]);[.D1090];0)" office:value-type="float" office:value="0">
            <text:p>0</text:p>
          </table:table-cell>
          <table:table-cell table:formula="of:=IF(ISNUMBER([.E1090]);[.E1090];0)" office:value-type="float" office:value="0">
            <text:p>0</text:p>
          </table:table-cell>
          <table:table-cell table:formula="of:=IF(ISNUMBER([.F1090]);[.F1090];0)" office:value-type="float" office:value="0">
            <text:p>0</text:p>
          </table:table-cell>
          <table:table-cell table:formula="of:=IF(ISNUMBER([.G1090]);[.G1090];0)" office:value-type="float" office:value="0">
            <text:p>0</text:p>
          </table:table-cell>
          <table:table-cell table:formula="of:=IF(ISNUMBER([.H1090]);[.H1090];0)" office:value-type="float" office:value="0">
            <text:p>0</text:p>
          </table:table-cell>
          <table:table-cell table:style-name="ce4" table:formula="of:=IF(ISNUMBER([.I1090]);[.I1090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1]" office:value-type="string" office:string-value="            Steam Production (d)">
            <text:p><text:s text:c="12"/>Steam Production (d)</text:p>
          </table:table-cell>
          <table:table-cell table:formula="of:=IF(ISNUMBER([.C1091]);[.C1091];0)" office:value-type="float" office:value="1874">
            <text:p>1,874</text:p>
          </table:table-cell>
          <table:table-cell table:formula="of:=IF(ISNUMBER([.D1091]);[.D1091];0)" office:value-type="float" office:value="97">
            <text:p>97</text:p>
          </table:table-cell>
          <table:table-cell table:formula="of:=IF(ISNUMBER([.E1091]);[.E1091];0)" office:value-type="float" office:value="0">
            <text:p>0</text:p>
          </table:table-cell>
          <table:table-cell table:formula="of:=IF(ISNUMBER([.F1091]);[.F1091];0)" office:value-type="float" office:value="97">
            <text:p>97</text:p>
          </table:table-cell>
          <table:table-cell table:formula="of:=IF(ISNUMBER([.G1091]);[.G1091];0)" office:value-type="float" office:value="0">
            <text:p>0</text:p>
          </table:table-cell>
          <table:table-cell table:formula="of:=IF(ISNUMBER([.H1091]);[.H1091];0)" office:value-type="float" office:value="0">
            <text:p>0</text:p>
          </table:table-cell>
          <table:table-cell table:style-name="ce4" table:formula="of:=IF(ISNUMBER([.I1091]);[.I1091];0)" office:value-type="float" office:value="11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2]" office:value-type="string" office:string-value="            Direct/Indirect Process Heating">
            <text:p><text:s text:c="12"/>Direct/Indirect Process Heating</text:p>
          </table:table-cell>
          <table:table-cell table:formula="of:=IF(ISNUMBER([.C1092]);[.C1092];0)" office:value-type="float" office:value="1848">
            <text:p>1,848</text:p>
          </table:table-cell>
          <table:table-cell table:formula="of:=IF(ISNUMBER([.D1092]);[.D1092];0)" office:value-type="float" office:value="123">
            <text:p>123</text:p>
          </table:table-cell>
          <table:table-cell table:formula="of:=IF(ISNUMBER([.E1092]);[.E1092];0)" office:value-type="float" office:value="0">
            <text:p>0</text:p>
          </table:table-cell>
          <table:table-cell table:formula="of:=IF(ISNUMBER([.F1092]);[.F1092];0)" office:value-type="float" office:value="110">
            <text:p>110</text:p>
          </table:table-cell>
          <table:table-cell table:formula="of:=IF(ISNUMBER([.G1092]);[.G1092];0)" office:value-type="float" office:value="0">
            <text:p>0</text:p>
          </table:table-cell>
          <table:table-cell table:formula="of:=IF(ISNUMBER([.H1092]);[.H1092];0)" office:value-type="float" office:value="0">
            <text:p>0</text:p>
          </table:table-cell>
          <table:table-cell table:style-name="ce4" table:formula="of:=IF(ISNUMBER([.I1092]);[.I1092];0)" office:value-type="float" office:value="11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3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093]);[.C1093];0)" office:value-type="float" office:value="1927">
            <text:p>1,927</text:p>
          </table:table-cell>
          <table:table-cell table:formula="of:=IF(ISNUMBER([.D1093]);[.D1093];0)" office:value-type="float" office:value="44">
            <text:p>44</text:p>
          </table:table-cell>
          <table:table-cell table:formula="of:=IF(ISNUMBER([.E1093]);[.E1093];0)" office:value-type="float" office:value="0">
            <text:p>0</text:p>
          </table:table-cell>
          <table:table-cell table:formula="of:=IF(ISNUMBER([.F1093]);[.F1093];0)" office:value-type="float" office:value="42">
            <text:p>42</text:p>
          </table:table-cell>
          <table:table-cell table:formula="of:=IF(ISNUMBER([.G1093]);[.G1093];0)" office:value-type="float" office:value="0">
            <text:p>0</text:p>
          </table:table-cell>
          <table:table-cell table:formula="of:=IF(ISNUMBER([.H1093]);[.H1093];0)" office:value-type="float" office:value="0">
            <text:p>0</text:p>
          </table:table-cell>
          <table:table-cell table:style-name="ce4" table:formula="of:=IF(ISNUMBER([.I1093]);[.I1093];0)" office:value-type="float" office:value="8.9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4]" office:value-type="string" office:string-value="            Direct Machine Drive (e)">
            <text:p><text:s text:c="12"/>Direct Machine Drive (e)</text:p>
          </table:table-cell>
          <table:table-cell table:formula="of:=IF(ISNUMBER([.C1094]);[.C1094];0)" office:value-type="float" office:value="1815">
            <text:p>1,815</text:p>
          </table:table-cell>
          <table:table-cell table:formula="of:=IF(ISNUMBER([.D1094]);[.D1094];0)" office:value-type="float" office:value="156">
            <text:p>156</text:p>
          </table:table-cell>
          <table:table-cell table:formula="of:=IF(ISNUMBER([.E1094]);[.E1094];0)" office:value-type="float" office:value="54">
            <text:p>54</text:p>
          </table:table-cell>
          <table:table-cell table:formula="of:=IF(ISNUMBER([.F1094]);[.F1094];0)" office:value-type="float" office:value="110">
            <text:p>110</text:p>
          </table:table-cell>
          <table:table-cell table:formula="of:=IF(ISNUMBER([.G1094]);[.G1094];0)" office:value-type="float" office:value="0">
            <text:p>0</text:p>
          </table:table-cell>
          <table:table-cell table:formula="of:=IF(ISNUMBER([.H1094]);[.H1094];0)" office:value-type="float" office:value="0">
            <text:p>0</text:p>
          </table:table-cell>
          <table:table-cell table:style-name="ce4" table:formula="of:=IF(ISNUMBER([.I1094]);[.I1094];0)" office:value-type="float" office:value="15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5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095]);[.C1095];0)" office:value-type="float" office:value="1937">
            <text:p>1,937</text:p>
          </table:table-cell>
          <table:table-cell table:formula="of:=IF(ISNUMBER([.D1095]);[.D1095];0)" office:value-type="float" office:value="34">
            <text:p>34</text:p>
          </table:table-cell>
          <table:table-cell table:formula="of:=IF(ISNUMBER([.E1095]);[.E1095];0)" office:value-type="float" office:value="0">
            <text:p>0</text:p>
          </table:table-cell>
          <table:table-cell table:formula="of:=IF(ISNUMBER([.F1095]);[.F1095];0)" office:value-type="float" office:value="33">
            <text:p>33</text:p>
          </table:table-cell>
          <table:table-cell table:formula="of:=IF(ISNUMBER([.G1095]);[.G1095];0)" office:value-type="float" office:value="0">
            <text:p>0</text:p>
          </table:table-cell>
          <table:table-cell table:formula="of:=IF(ISNUMBER([.H1095]);[.H1095];0)" office:value-type="float" office:value="0">
            <text:p>0</text:p>
          </table:table-cell>
          <table:table-cell table:style-name="ce4" table:formula="of:=IF(ISNUMBER([.I1095]);[.I1095];0)" office:value-type="float" office:value="11.8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6]" office:value-type="string" office:string-value="            Facility Lighting">
            <text:p><text:s text:c="12"/>Facility Lighting</text:p>
          </table:table-cell>
          <table:table-cell table:formula="of:=IF(ISNUMBER([.C1096]);[.C1096];0)" office:value-type="float" office:value="1869">
            <text:p>1,869</text:p>
          </table:table-cell>
          <table:table-cell table:formula="of:=IF(ISNUMBER([.D1096]);[.D1096];0)" office:value-type="float" office:value="102">
            <text:p>102</text:p>
          </table:table-cell>
          <table:table-cell table:formula="of:=IF(ISNUMBER([.E1096]);[.E1096];0)" office:value-type="float" office:value="29">
            <text:p>29</text:p>
          </table:table-cell>
          <table:table-cell table:formula="of:=IF(ISNUMBER([.F1096]);[.F1096];0)" office:value-type="float" office:value="77">
            <text:p>77</text:p>
          </table:table-cell>
          <table:table-cell table:formula="of:=IF(ISNUMBER([.G1096]);[.G1096];0)" office:value-type="float" office:value="0">
            <text:p>0</text:p>
          </table:table-cell>
          <table:table-cell table:formula="of:=IF(ISNUMBER([.H1096]);[.H1096];0)" office:value-type="float" office:value="0">
            <text:p>0</text:p>
          </table:table-cell>
          <table:table-cell table:style-name="ce4" table:formula="of:=IF(ISNUMBER([.I1096]);[.I1096];0)" office:value-type="float" office:value="11.7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7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097]);[.C1097];0)" office:value-type="float" office:value="0">
            <text:p>0</text:p>
          </table:table-cell>
          <table:table-cell table:formula="of:=IF(ISNUMBER([.D1097]);[.D1097];0)" office:value-type="float" office:value="0">
            <text:p>0</text:p>
          </table:table-cell>
          <table:table-cell table:formula="of:=IF(ISNUMBER([.E1097]);[.E1097];0)" office:value-type="float" office:value="0">
            <text:p>0</text:p>
          </table:table-cell>
          <table:table-cell table:formula="of:=IF(ISNUMBER([.F1097]);[.F1097];0)" office:value-type="float" office:value="0">
            <text:p>0</text:p>
          </table:table-cell>
          <table:table-cell table:formula="of:=IF(ISNUMBER([.G1097]);[.G1097];0)" office:value-type="float" office:value="0">
            <text:p>0</text:p>
          </table:table-cell>
          <table:table-cell table:formula="of:=IF(ISNUMBER([.H1097]);[.H1097];0)" office:value-type="float" office:value="0">
            <text:p>0</text:p>
          </table:table-cell>
          <table:table-cell table:style-name="ce4" table:formula="of:=IF(ISNUMBER([.I1097]);[.I1097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8]" office:value-type="string" office:string-value="      Using a Different Energy Source (f)">
            <text:p><text:s text:c="6"/>Using a Different Energy Source (f)</text:p>
          </table:table-cell>
          <table:table-cell table:formula="of:=IF(ISNUMBER([.C1098]);[.C1098];0)" office:value-type="float" office:value="1914">
            <text:p>1,914</text:p>
          </table:table-cell>
          <table:table-cell table:formula="of:=IF(ISNUMBER([.D1098]);[.D1098];0)" office:value-type="float" office:value="57">
            <text:p>57</text:p>
          </table:table-cell>
          <table:table-cell table:formula="of:=IF(ISNUMBER([.E1098]);[.E1098];0)" office:value-type="float" office:value="0">
            <text:p>0</text:p>
          </table:table-cell>
          <table:table-cell table:formula="of:=IF(ISNUMBER([.F1098]);[.F1098];0)" office:value-type="float" office:value="57">
            <text:p>57</text:p>
          </table:table-cell>
          <table:table-cell table:formula="of:=IF(ISNUMBER([.G1098]);[.G1098];0)" office:value-type="float" office:value="0">
            <text:p>0</text:p>
          </table:table-cell>
          <table:table-cell table:formula="of:=IF(ISNUMBER([.H1098]);[.H1098];0)" office:value-type="float" office:value="0">
            <text:p>0</text:p>
          </table:table-cell>
          <table:table-cell table:style-name="ce4" table:formula="of:=IF(ISNUMBER([.I1098]);[.I1098];0)" office:value-type="float" office:value="12.7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099]" office:value-type="string" office:string-value="    Other (g)">
            <text:p><text:s text:c="4"/>Other (g)</text:p>
          </table:table-cell>
          <table:table-cell table:formula="of:=IF(ISNUMBER([.C1099]);[.C1099];0)" office:value-type="float" office:value="1964">
            <text:p>1,964</text:p>
          </table:table-cell>
          <table:table-cell table:formula="of:=IF(ISNUMBER([.D1099]);[.D1099];0)" office:value-type="float" office:value="7">
            <text:p>7</text:p>
          </table:table-cell>
          <table:table-cell table:formula="of:=IF(ISNUMBER([.E1099]);[.E1099];0)" office:value-type="float" office:value="0">
            <text:p>0</text:p>
          </table:table-cell>
          <table:table-cell table:formula="of:=IF(ISNUMBER([.F1099]);[.F1099];0)" office:value-type="float" office:value="5">
            <text:p>5</text:p>
          </table:table-cell>
          <table:table-cell table:formula="of:=IF(ISNUMBER([.G1099]);[.G1099];0)" office:value-type="float" office:value="0">
            <text:p>0</text:p>
          </table:table-cell>
          <table:table-cell table:formula="of:=IF(ISNUMBER([.H1099]);[.H1099];0)" office:value-type="float" office:value="0">
            <text:p>0</text:p>
          </table:table-cell>
          <table:table-cell table:style-name="ce4" table:formula="of:=IF(ISNUMBER([.I1099]);[.I1099];0)" office:value-type="float" office:value="7.6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29</text:p>
          </table:table-cell>
          <table:table-cell office:value-type="string">
            <text:p>PETROLEUM and COAL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443">
            <text:p>1,443</text:p>
          </table:table-cell>
          <table:table-cell office:value-type="float" office:value="528">
            <text:p>528</text:p>
          </table:table-cell>
          <table:table-cell office:value-type="float" office:value="251">
            <text:p>251</text:p>
          </table:table-cell>
          <table:table-cell office:value-type="float" office:value="446">
            <text:p>4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598">
            <text:p>1,598</text:p>
          </table:table-cell>
          <table:table-cell office:value-type="float" office:value="373">
            <text:p>373</text:p>
          </table:table-cell>
          <table:table-cell office:value-type="float" office:value="74">
            <text:p>74</text:p>
          </table:table-cell>
          <table:table-cell office:value-type="float" office:value="315">
            <text:p>31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5">
            <text:p>25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717">
            <text:p>1,717</text:p>
          </table:table-cell>
          <table:table-cell office:value-type="float" office:value="254">
            <text:p>254</text:p>
          </table:table-cell>
          <table:table-cell office:value-type="float" office:value="45">
            <text:p>45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845">
            <text:p>1,845</text:p>
          </table:table-cell>
          <table:table-cell table:number-columns-repeated="2" office:value-type="float" office:value="126">
            <text:p>12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928">
            <text:p>1,928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875">
            <text:p>1,87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850">
            <text:p>1,850</text:p>
          </table:table-cell>
          <table:table-cell office:value-type="float" office:value="121">
            <text:p>121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9.9">
            <text:p>9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971">
            <text:p>1,971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939">
            <text:p>1,939</text:p>
          </table:table-cell>
          <table:table-cell office:value-type="float" office:value="32">
            <text:p>3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2">
            <text:p>32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968">
            <text:p>1,968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874">
            <text:p>1,87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848">
            <text:p>1,848</text:p>
          </table:table-cell>
          <table:table-cell office:value-type="float" office:value="123">
            <text:p>12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10">
            <text:p>11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1">
            <text:p>1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927">
            <text:p>1,927</text:p>
          </table:table-cell>
          <table:table-cell office:value-type="float" office:value="44">
            <text:p>4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.9">
            <text:p>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815">
            <text:p>1,815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937">
            <text:p>1,937</text:p>
          </table:table-cell>
          <table:table-cell office:value-type="float" office:value="34">
            <text:p>3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869">
            <text:p>1,869</text:p>
          </table:table-cell>
          <table:table-cell office:value-type="float" office:value="102">
            <text:p>102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914">
            <text:p>1,914</text:p>
          </table:table-cell>
          <table:table-cell office:value-type="float" office:value="57">
            <text:p>5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964">
            <text:p>1,964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.6">
            <text:p>7.6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2911</text:p>
          </table:table-cell>
          <table:table-cell office:value-type="string">
            <text:p>Petroleum Refining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39">
            <text:p>139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6">
            <text:p>5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4">
            <text:p>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18">
            <text:p>21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18">
            <text:p>21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.4">
            <text:p>4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35">
            <text:p>235</text:p>
          </table:table-cell>
          <table:table-cell office:value-type="float" office:value="12">
            <text:p>1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7"/>--</text:p>
          </table:table-cell>
          <table:table-cell office:value-type="float" office:value="1.7">
            <text:p>1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84">
            <text:p>18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79">
            <text:p>179</text:p>
          </table:table-cell>
          <table:table-cell office:value-type="float" office:value="68">
            <text:p>6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90">
            <text:p>19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23">
            <text:p>223</text:p>
          </table:table-cell>
          <table:table-cell office:value-type="float" office:value="24">
            <text:p>2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bber</text:p>
          </table:table-cell>
          <table:table-cell table:number-columns-repeated="1022"/>
        </table:table-row>
        <table:table-row table:style-name="ro1">
          <table:table-cell/>
          <table:table-cell table:style-name="Default" table:formula="of:=[.B1149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149]);[.C1149];0)" office:value-type="float" office:value="8579">
            <text:p>8,579</text:p>
          </table:table-cell>
          <table:table-cell table:formula="of:=IF(ISNUMBER([.D1149]);[.D1149];0)" office:value-type="float" office:value="3373">
            <text:p>3,373</text:p>
          </table:table-cell>
          <table:table-cell table:formula="of:=IF(ISNUMBER([.E1149]);[.E1149];0)" office:value-type="float" office:value="2480">
            <text:p>2,480</text:p>
          </table:table-cell>
          <table:table-cell table:formula="of:=IF(ISNUMBER([.F1149]);[.F1149];0)" office:value-type="float" office:value="2099">
            <text:p>2,099</text:p>
          </table:table-cell>
          <table:table-cell table:formula="of:=IF(ISNUMBER([.G1149]);[.G1149];0)" office:value-type="float" office:value="270">
            <text:p>270</text:p>
          </table:table-cell>
          <table:table-cell table:formula="of:=IF(ISNUMBER([.H1149]);[.H1149];0)" office:value-type="float" office:value="415">
            <text:p>415</text:p>
          </table:table-cell>
          <table:table-cell table:style-name="ce4" table:formula="of:=IF(ISNUMBER([.I1149]);[.I1149];0)" office:value-type="float" office:value="8.4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0]" office:value-type="string" office:string-value="    Energy Audits">
            <text:p><text:s text:c="4"/>Energy Audits</text:p>
          </table:table-cell>
          <table:table-cell table:formula="of:=IF(ISNUMBER([.C1150]);[.C1150];0)" office:value-type="float" office:value="9792">
            <text:p>9,792</text:p>
          </table:table-cell>
          <table:table-cell table:formula="of:=IF(ISNUMBER([.D1150]);[.D1150];0)" office:value-type="float" office:value="2160">
            <text:p>2,160</text:p>
          </table:table-cell>
          <table:table-cell table:formula="of:=IF(ISNUMBER([.E1150]);[.E1150];0)" office:value-type="float" office:value="1434">
            <text:p>1,434</text:p>
          </table:table-cell>
          <table:table-cell table:formula="of:=IF(ISNUMBER([.F1150]);[.F1150];0)" office:value-type="float" office:value="1128">
            <text:p>1,128</text:p>
          </table:table-cell>
          <table:table-cell table:formula="of:=IF(ISNUMBER([.G1150]);[.G1150];0)" office:value-type="float" office:value="106">
            <text:p>106</text:p>
          </table:table-cell>
          <table:table-cell table:formula="of:=IF(ISNUMBER([.H1150]);[.H1150];0)" office:value-type="float" office:value="295">
            <text:p>295</text:p>
          </table:table-cell>
          <table:table-cell table:style-name="ce4" table:formula="of:=IF(ISNUMBER([.I1150]);[.I1150];0)" office:value-type="float" office:value="10.1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1]" office:value-type="string" office:string-value="    Electricity Load Control">
            <text:p><text:s text:c="4"/>Electricity Load Control</text:p>
          </table:table-cell>
          <table:table-cell table:formula="of:=IF(ISNUMBER([.C1151]);[.C1151];0)" office:value-type="float" office:value="10403">
            <text:p>10,403</text:p>
          </table:table-cell>
          <table:table-cell table:formula="of:=IF(ISNUMBER([.D1151]);[.D1151];0)" office:value-type="float" office:value="1549">
            <text:p>1,549</text:p>
          </table:table-cell>
          <table:table-cell table:formula="of:=IF(ISNUMBER([.E1151]);[.E1151];0)" office:value-type="float" office:value="820">
            <text:p>820</text:p>
          </table:table-cell>
          <table:table-cell table:formula="of:=IF(ISNUMBER([.F1151]);[.F1151];0)" office:value-type="float" office:value="1073">
            <text:p>1,073</text:p>
          </table:table-cell>
          <table:table-cell table:formula="of:=IF(ISNUMBER([.G1151]);[.G1151];0)" office:value-type="float" office:value="6">
            <text:p>6</text:p>
          </table:table-cell>
          <table:table-cell table:formula="of:=IF(ISNUMBER([.H1151]);[.H1151];0)" office:value-type="float" office:value="97">
            <text:p>97</text:p>
          </table:table-cell>
          <table:table-cell table:style-name="ce4" table:formula="of:=IF(ISNUMBER([.I1151]);[.I1151];0)" office:value-type="float" office:value="12.8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2]" office:value-type="string" office:string-value="    Special Rate Schedule (c)">
            <text:p><text:s text:c="4"/>Special Rate Schedule (c)</text:p>
          </table:table-cell>
          <table:table-cell table:formula="of:=IF(ISNUMBER([.C1152]);[.C1152];0)" office:value-type="float" office:value="10916">
            <text:p>10,916</text:p>
          </table:table-cell>
          <table:table-cell table:formula="of:=IF(ISNUMBER([.D1152]);[.D1152];0)" office:value-type="float" office:value="1035">
            <text:p>1,035</text:p>
          </table:table-cell>
          <table:table-cell table:formula="of:=IF(ISNUMBER([.E1152]);[.E1152];0)" office:value-type="float" office:value="1035">
            <text:p>1,035</text:p>
          </table:table-cell>
          <table:table-cell table:formula="of:=IF(ISNUMBER([.F1152]);[.F1152];0)" office:value-type="float" office:value="0">
            <text:p>0</text:p>
          </table:table-cell>
          <table:table-cell table:formula="of:=IF(ISNUMBER([.G1152]);[.G1152];0)" office:value-type="float" office:value="0">
            <text:p>0</text:p>
          </table:table-cell>
          <table:table-cell table:formula="of:=IF(ISNUMBER([.H1152]);[.H1152];0)" office:value-type="float" office:value="0">
            <text:p>0</text:p>
          </table:table-cell>
          <table:table-cell table:style-name="ce4" table:formula="of:=IF(ISNUMBER([.I1152]);[.I1152];0)" office:value-type="float" office:value="2.1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3]" office:value-type="string" office:string-value="    Standby Generation Program">
            <text:p><text:s text:c="4"/>Standby Generation Program</text:p>
          </table:table-cell>
          <table:table-cell table:formula="of:=IF(ISNUMBER([.C1153]);[.C1153];0)" office:value-type="float" office:value="11866">
            <text:p>11,866</text:p>
          </table:table-cell>
          <table:table-cell table:formula="of:=IF(ISNUMBER([.D1153]);[.D1153];0)" office:value-type="float" office:value="86">
            <text:p>86</text:p>
          </table:table-cell>
          <table:table-cell table:formula="of:=IF(ISNUMBER([.E1153]);[.E1153];0)" office:value-type="float" office:value="40">
            <text:p>40</text:p>
          </table:table-cell>
          <table:table-cell table:formula="of:=IF(ISNUMBER([.F1153]);[.F1153];0)" office:value-type="float" office:value="50">
            <text:p>50</text:p>
          </table:table-cell>
          <table:table-cell table:formula="of:=IF(ISNUMBER([.G1153]);[.G1153];0)" office:value-type="float" office:value="0">
            <text:p>0</text:p>
          </table:table-cell>
          <table:table-cell table:formula="of:=IF(ISNUMBER([.H1153]);[.H1153];0)" office:value-type="float" office:value="3">
            <text:p>3</text:p>
          </table:table-cell>
          <table:table-cell table:style-name="ce4" table:formula="of:=IF(ISNUMBER([.I1153]);[.I1153];0)" office:value-type="float" office:value="15.2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4]" office:value-type="string" office:string-value="    Equipment Rebates">
            <text:p><text:s text:c="4"/>Equipment Rebates</text:p>
          </table:table-cell>
          <table:table-cell table:formula="of:=IF(ISNUMBER([.C1154]);[.C1154];0)" office:value-type="float" office:value="11169">
            <text:p>11,169</text:p>
          </table:table-cell>
          <table:table-cell table:formula="of:=IF(ISNUMBER([.D1154]);[.D1154];0)" office:value-type="float" office:value="783">
            <text:p>783</text:p>
          </table:table-cell>
          <table:table-cell table:formula="of:=IF(ISNUMBER([.E1154]);[.E1154];0)" office:value-type="float" office:value="724">
            <text:p>724</text:p>
          </table:table-cell>
          <table:table-cell table:formula="of:=IF(ISNUMBER([.F1154]);[.F1154];0)" office:value-type="float" office:value="117">
            <text:p>117</text:p>
          </table:table-cell>
          <table:table-cell table:formula="of:=IF(ISNUMBER([.G1154]);[.G1154];0)" office:value-type="float" office:value="36">
            <text:p>36</text:p>
          </table:table-cell>
          <table:table-cell table:formula="of:=IF(ISNUMBER([.H1154]);[.H1154];0)" office:value-type="float" office:value="49">
            <text:p>49</text:p>
          </table:table-cell>
          <table:table-cell table:style-name="ce4" table:formula="of:=IF(ISNUMBER([.I1154]);[.I1154];0)" office:value-type="float" office:value="11.2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5]" office:value-type="string" office:string-value="    Power Factor Correction or Improvement">
            <text:p><text:s text:c="4"/>Power Factor Correction or Improvement</text:p>
          </table:table-cell>
          <table:table-cell table:formula="of:=IF(ISNUMBER([.C1155]);[.C1155];0)" office:value-type="float" office:value="10602">
            <text:p>10,602</text:p>
          </table:table-cell>
          <table:table-cell table:formula="of:=IF(ISNUMBER([.D1155]);[.D1155];0)" office:value-type="float" office:value="1350">
            <text:p>1,350</text:p>
          </table:table-cell>
          <table:table-cell table:formula="of:=IF(ISNUMBER([.E1155]);[.E1155];0)" office:value-type="float" office:value="780">
            <text:p>780</text:p>
          </table:table-cell>
          <table:table-cell table:formula="of:=IF(ISNUMBER([.F1155]);[.F1155];0)" office:value-type="float" office:value="814">
            <text:p>814</text:p>
          </table:table-cell>
          <table:table-cell table:formula="of:=IF(ISNUMBER([.G1155]);[.G1155];0)" office:value-type="float" office:value="0">
            <text:p>0</text:p>
          </table:table-cell>
          <table:table-cell table:formula="of:=IF(ISNUMBER([.H1155]);[.H1155];0)" office:value-type="float" office:value="88">
            <text:p>88</text:p>
          </table:table-cell>
          <table:table-cell table:style-name="ce4" table:formula="of:=IF(ISNUMBER([.I1155]);[.I1155];0)" office:value-type="float" office:value="13.8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6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156]);[.C1156];0)" office:value-type="float" office:value="11936">
            <text:p>11,936</text:p>
          </table:table-cell>
          <table:table-cell table:formula="of:=IF(ISNUMBER([.D1156]);[.D1156];0)" office:value-type="float" office:value="0">
            <text:p>0</text:p>
          </table:table-cell>
          <table:table-cell table:formula="of:=IF(ISNUMBER([.E1156]);[.E1156];0)" office:value-type="float" office:value="0">
            <text:p>0</text:p>
          </table:table-cell>
          <table:table-cell table:formula="of:=IF(ISNUMBER([.F1156]);[.F1156];0)" office:value-type="float" office:value="0">
            <text:p>0</text:p>
          </table:table-cell>
          <table:table-cell table:formula="of:=IF(ISNUMBER([.G1156]);[.G1156];0)" office:value-type="float" office:value="0">
            <text:p>0</text:p>
          </table:table-cell>
          <table:table-cell table:formula="of:=IF(ISNUMBER([.H1156]);[.H1156];0)" office:value-type="float" office:value="0">
            <text:p>0</text:p>
          </table:table-cell>
          <table:table-cell table:style-name="ce4" table:formula="of:=IF(ISNUMBER([.I1156]);[.I1156];0)" office:value-type="float" office:value="1.3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7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157]);[.C1157];0)" office:value-type="float" office:value="11853">
            <text:p>11,853</text:p>
          </table:table-cell>
          <table:table-cell table:formula="of:=IF(ISNUMBER([.D1157]);[.D1157];0)" office:value-type="float" office:value="99">
            <text:p>99</text:p>
          </table:table-cell>
          <table:table-cell table:formula="of:=IF(ISNUMBER([.E1157]);[.E1157];0)" office:value-type="float" office:value="0">
            <text:p>0</text:p>
          </table:table-cell>
          <table:table-cell table:formula="of:=IF(ISNUMBER([.F1157]);[.F1157];0)" office:value-type="float" office:value="0">
            <text:p>0</text:p>
          </table:table-cell>
          <table:table-cell table:formula="of:=IF(ISNUMBER([.G1157]);[.G1157];0)" office:value-type="float" office:value="99">
            <text:p>99</text:p>
          </table:table-cell>
          <table:table-cell table:formula="of:=IF(ISNUMBER([.H1157]);[.H1157];0)" office:value-type="float" office:value="0">
            <text:p>0</text:p>
          </table:table-cell>
          <table:table-cell table:style-name="ce4" table:formula="of:=IF(ISNUMBER([.I1157]);[.I1157];0)" office:value-type="float" office:value="2.4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8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158]);[.C1158];0)" office:value-type="float" office:value="11932">
            <text:p>11,932</text:p>
          </table:table-cell>
          <table:table-cell table:formula="of:=IF(ISNUMBER([.D1158]);[.D1158];0)" office:value-type="float" office:value="20">
            <text:p>20</text:p>
          </table:table-cell>
          <table:table-cell table:formula="of:=IF(ISNUMBER([.E1158]);[.E1158];0)" office:value-type="float" office:value="0">
            <text:p>0</text:p>
          </table:table-cell>
          <table:table-cell table:formula="of:=IF(ISNUMBER([.F1158]);[.F1158];0)" office:value-type="float" office:value="0">
            <text:p>0</text:p>
          </table:table-cell>
          <table:table-cell table:formula="of:=IF(ISNUMBER([.G1158]);[.G1158];0)" office:value-type="float" office:value="20">
            <text:p>20</text:p>
          </table:table-cell>
          <table:table-cell table:formula="of:=IF(ISNUMBER([.H1158]);[.H1158];0)" office:value-type="float" office:value="0">
            <text:p>0</text:p>
          </table:table-cell>
          <table:table-cell table:style-name="ce4" table:formula="of:=IF(ISNUMBER([.I1158]);[.I1158];0)" office:value-type="float" office:value="3.2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59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159]);[.C1159];0)" office:value-type="float" office:value="0">
            <text:p>0</text:p>
          </table:table-cell>
          <table:table-cell table:formula="of:=IF(ISNUMBER([.D1159]);[.D1159];0)" office:value-type="float" office:value="0">
            <text:p>0</text:p>
          </table:table-cell>
          <table:table-cell table:formula="of:=IF(ISNUMBER([.E1159]);[.E1159];0)" office:value-type="float" office:value="0">
            <text:p>0</text:p>
          </table:table-cell>
          <table:table-cell table:formula="of:=IF(ISNUMBER([.F1159]);[.F1159];0)" office:value-type="float" office:value="0">
            <text:p>0</text:p>
          </table:table-cell>
          <table:table-cell table:formula="of:=IF(ISNUMBER([.G1159]);[.G1159];0)" office:value-type="float" office:value="0">
            <text:p>0</text:p>
          </table:table-cell>
          <table:table-cell table:formula="of:=IF(ISNUMBER([.H1159]);[.H1159];0)" office:value-type="float" office:value="0">
            <text:p>0</text:p>
          </table:table-cell>
          <table:table-cell table:style-name="ce4" table:formula="of:=IF(ISNUMBER([.I1159]);[.I115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0]" office:value-type="string" office:string-value="      Improving Energy Efficiency Affecting:">
            <text:p><text:s text:c="6"/>Improving Energy Efficiency Affecting:</text:p>
          </table:table-cell>
          <table:table-cell table:formula="of:=IF(ISNUMBER([.C1160]);[.C1160];0)" office:value-type="float" office:value="0">
            <text:p>0</text:p>
          </table:table-cell>
          <table:table-cell table:formula="of:=IF(ISNUMBER([.D1160]);[.D1160];0)" office:value-type="float" office:value="0">
            <text:p>0</text:p>
          </table:table-cell>
          <table:table-cell table:formula="of:=IF(ISNUMBER([.E1160]);[.E1160];0)" office:value-type="float" office:value="0">
            <text:p>0</text:p>
          </table:table-cell>
          <table:table-cell table:formula="of:=IF(ISNUMBER([.F1160]);[.F1160];0)" office:value-type="float" office:value="0">
            <text:p>0</text:p>
          </table:table-cell>
          <table:table-cell table:formula="of:=IF(ISNUMBER([.G1160]);[.G1160];0)" office:value-type="float" office:value="0">
            <text:p>0</text:p>
          </table:table-cell>
          <table:table-cell table:formula="of:=IF(ISNUMBER([.H1160]);[.H1160];0)" office:value-type="float" office:value="0">
            <text:p>0</text:p>
          </table:table-cell>
          <table:table-cell table:style-name="ce4" table:formula="of:=IF(ISNUMBER([.I1160]);[.I1160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1]" office:value-type="string" office:string-value="            Steam Production (d)">
            <text:p><text:s text:c="12"/>Steam Production (d)</text:p>
          </table:table-cell>
          <table:table-cell table:formula="of:=IF(ISNUMBER([.C1161]);[.C1161];0)" office:value-type="float" office:value="11600">
            <text:p>11,600</text:p>
          </table:table-cell>
          <table:table-cell table:formula="of:=IF(ISNUMBER([.D1161]);[.D1161];0)" office:value-type="float" office:value="352">
            <text:p>352</text:p>
          </table:table-cell>
          <table:table-cell table:formula="of:=IF(ISNUMBER([.E1161]);[.E1161];0)" office:value-type="float" office:value="0">
            <text:p>0</text:p>
          </table:table-cell>
          <table:table-cell table:formula="of:=IF(ISNUMBER([.F1161]);[.F1161];0)" office:value-type="float" office:value="314">
            <text:p>314</text:p>
          </table:table-cell>
          <table:table-cell table:formula="of:=IF(ISNUMBER([.G1161]);[.G1161];0)" office:value-type="float" office:value="0">
            <text:p>0</text:p>
          </table:table-cell>
          <table:table-cell table:formula="of:=IF(ISNUMBER([.H1161]);[.H1161];0)" office:value-type="float" office:value="12">
            <text:p>12</text:p>
          </table:table-cell>
          <table:table-cell table:style-name="ce4" table:formula="of:=IF(ISNUMBER([.I1161]);[.I1161];0)" office:value-type="float" office:value="15.5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2]" office:value-type="string" office:string-value="            Direct/Indirect Process Heating">
            <text:p><text:s text:c="12"/>Direct/Indirect Process Heating</text:p>
          </table:table-cell>
          <table:table-cell table:formula="of:=IF(ISNUMBER([.C1162]);[.C1162];0)" office:value-type="float" office:value="11325">
            <text:p>11,325</text:p>
          </table:table-cell>
          <table:table-cell table:formula="of:=IF(ISNUMBER([.D1162]);[.D1162];0)" office:value-type="float" office:value="627">
            <text:p>627</text:p>
          </table:table-cell>
          <table:table-cell table:formula="of:=IF(ISNUMBER([.E1162]);[.E1162];0)" office:value-type="float" office:value="270">
            <text:p>270</text:p>
          </table:table-cell>
          <table:table-cell table:formula="of:=IF(ISNUMBER([.F1162]);[.F1162];0)" office:value-type="float" office:value="357">
            <text:p>357</text:p>
          </table:table-cell>
          <table:table-cell table:formula="of:=IF(ISNUMBER([.G1162]);[.G1162];0)" office:value-type="float" office:value="0">
            <text:p>0</text:p>
          </table:table-cell>
          <table:table-cell table:formula="of:=IF(ISNUMBER([.H1162]);[.H1162];0)" office:value-type="float" office:value="40">
            <text:p>40</text:p>
          </table:table-cell>
          <table:table-cell table:style-name="ce4" table:formula="of:=IF(ISNUMBER([.I1162]);[.I1162];0)" office:value-type="float" office:value="17.9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3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163]);[.C1163];0)" office:value-type="float" office:value="11576">
            <text:p>11,576</text:p>
          </table:table-cell>
          <table:table-cell table:formula="of:=IF(ISNUMBER([.D1163]);[.D1163];0)" office:value-type="float" office:value="376">
            <text:p>376</text:p>
          </table:table-cell>
          <table:table-cell table:formula="of:=IF(ISNUMBER([.E1163]);[.E1163];0)" office:value-type="float" office:value="97">
            <text:p>97</text:p>
          </table:table-cell>
          <table:table-cell table:formula="of:=IF(ISNUMBER([.F1163]);[.F1163];0)" office:value-type="float" office:value="292">
            <text:p>292</text:p>
          </table:table-cell>
          <table:table-cell table:formula="of:=IF(ISNUMBER([.G1163]);[.G1163];0)" office:value-type="float" office:value="0">
            <text:p>0</text:p>
          </table:table-cell>
          <table:table-cell table:formula="of:=IF(ISNUMBER([.H1163]);[.H1163];0)" office:value-type="float" office:value="26">
            <text:p>26</text:p>
          </table:table-cell>
          <table:table-cell table:style-name="ce4" table:formula="of:=IF(ISNUMBER([.I1163]);[.I1163];0)" office:value-type="float" office:value="11.4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4]" office:value-type="string" office:string-value="            Direct Machine Drive (e)">
            <text:p><text:s text:c="12"/>Direct Machine Drive (e)</text:p>
          </table:table-cell>
          <table:table-cell table:formula="of:=IF(ISNUMBER([.C1164]);[.C1164];0)" office:value-type="float" office:value="10836">
            <text:p>10,836</text:p>
          </table:table-cell>
          <table:table-cell table:formula="of:=IF(ISNUMBER([.D1164]);[.D1164];0)" office:value-type="float" office:value="1116">
            <text:p>1,116</text:p>
          </table:table-cell>
          <table:table-cell table:formula="of:=IF(ISNUMBER([.E1164]);[.E1164];0)" office:value-type="float" office:value="504">
            <text:p>504</text:p>
          </table:table-cell>
          <table:table-cell table:formula="of:=IF(ISNUMBER([.F1164]);[.F1164];0)" office:value-type="float" office:value="716">
            <text:p>716</text:p>
          </table:table-cell>
          <table:table-cell table:formula="of:=IF(ISNUMBER([.G1164]);[.G1164];0)" office:value-type="float" office:value="0">
            <text:p>0</text:p>
          </table:table-cell>
          <table:table-cell table:formula="of:=IF(ISNUMBER([.H1164]);[.H1164];0)" office:value-type="float" office:value="77">
            <text:p>77</text:p>
          </table:table-cell>
          <table:table-cell table:style-name="ce4" table:formula="of:=IF(ISNUMBER([.I1164]);[.I1164];0)" office:value-type="float" office:value="14.5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5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165]);[.C1165];0)" office:value-type="float" office:value="11175">
            <text:p>11,175</text:p>
          </table:table-cell>
          <table:table-cell table:formula="of:=IF(ISNUMBER([.D1165]);[.D1165];0)" office:value-type="float" office:value="777">
            <text:p>777</text:p>
          </table:table-cell>
          <table:table-cell table:formula="of:=IF(ISNUMBER([.E1165]);[.E1165];0)" office:value-type="float" office:value="222">
            <text:p>222</text:p>
          </table:table-cell>
          <table:table-cell table:formula="of:=IF(ISNUMBER([.F1165]);[.F1165];0)" office:value-type="float" office:value="561">
            <text:p>561</text:p>
          </table:table-cell>
          <table:table-cell table:formula="of:=IF(ISNUMBER([.G1165]);[.G1165];0)" office:value-type="float" office:value="38">
            <text:p>38</text:p>
          </table:table-cell>
          <table:table-cell table:formula="of:=IF(ISNUMBER([.H1165]);[.H1165];0)" office:value-type="float" office:value="50">
            <text:p>50</text:p>
          </table:table-cell>
          <table:table-cell table:style-name="ce4" table:formula="of:=IF(ISNUMBER([.I1165]);[.I1165];0)" office:value-type="float" office:value="11.7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6]" office:value-type="string" office:string-value="            Facility Lighting">
            <text:p><text:s text:c="12"/>Facility Lighting</text:p>
          </table:table-cell>
          <table:table-cell table:formula="of:=IF(ISNUMBER([.C1166]);[.C1166];0)" office:value-type="float" office:value="10714">
            <text:p>10,714</text:p>
          </table:table-cell>
          <table:table-cell table:formula="of:=IF(ISNUMBER([.D1166]);[.D1166];0)" office:value-type="float" office:value="1238">
            <text:p>1,238</text:p>
          </table:table-cell>
          <table:table-cell table:formula="of:=IF(ISNUMBER([.E1166]);[.E1166];0)" office:value-type="float" office:value="552">
            <text:p>552</text:p>
          </table:table-cell>
          <table:table-cell table:formula="of:=IF(ISNUMBER([.F1166]);[.F1166];0)" office:value-type="float" office:value="779">
            <text:p>779</text:p>
          </table:table-cell>
          <table:table-cell table:formula="of:=IF(ISNUMBER([.G1166]);[.G1166];0)" office:value-type="float" office:value="26">
            <text:p>26</text:p>
          </table:table-cell>
          <table:table-cell table:formula="of:=IF(ISNUMBER([.H1166]);[.H1166];0)" office:value-type="float" office:value="60">
            <text:p>60</text:p>
          </table:table-cell>
          <table:table-cell table:style-name="ce4" table:formula="of:=IF(ISNUMBER([.I1166]);[.I1166];0)" office:value-type="float" office:value="9.6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7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167]);[.C1167];0)" office:value-type="float" office:value="0">
            <text:p>0</text:p>
          </table:table-cell>
          <table:table-cell table:formula="of:=IF(ISNUMBER([.D1167]);[.D1167];0)" office:value-type="float" office:value="0">
            <text:p>0</text:p>
          </table:table-cell>
          <table:table-cell table:formula="of:=IF(ISNUMBER([.E1167]);[.E1167];0)" office:value-type="float" office:value="0">
            <text:p>0</text:p>
          </table:table-cell>
          <table:table-cell table:formula="of:=IF(ISNUMBER([.F1167]);[.F1167];0)" office:value-type="float" office:value="0">
            <text:p>0</text:p>
          </table:table-cell>
          <table:table-cell table:formula="of:=IF(ISNUMBER([.G1167]);[.G1167];0)" office:value-type="float" office:value="0">
            <text:p>0</text:p>
          </table:table-cell>
          <table:table-cell table:formula="of:=IF(ISNUMBER([.H1167]);[.H1167];0)" office:value-type="float" office:value="0">
            <text:p>0</text:p>
          </table:table-cell>
          <table:table-cell table:style-name="ce4" table:formula="of:=IF(ISNUMBER([.I1167]);[.I1167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8]" office:value-type="string" office:string-value="      Using a Different Energy Source (f)">
            <text:p><text:s text:c="6"/>Using a Different Energy Source (f)</text:p>
          </table:table-cell>
          <table:table-cell table:formula="of:=IF(ISNUMBER([.C1168]);[.C1168];0)" office:value-type="float" office:value="11820">
            <text:p>11,820</text:p>
          </table:table-cell>
          <table:table-cell table:formula="of:=IF(ISNUMBER([.D1168]);[.D1168];0)" office:value-type="float" office:value="132">
            <text:p>132</text:p>
          </table:table-cell>
          <table:table-cell table:formula="of:=IF(ISNUMBER([.E1168]);[.E1168];0)" office:value-type="float" office:value="26">
            <text:p>26</text:p>
          </table:table-cell>
          <table:table-cell table:formula="of:=IF(ISNUMBER([.F1168]);[.F1168];0)" office:value-type="float" office:value="106">
            <text:p>106</text:p>
          </table:table-cell>
          <table:table-cell table:formula="of:=IF(ISNUMBER([.G1168]);[.G1168];0)" office:value-type="float" office:value="0">
            <text:p>0</text:p>
          </table:table-cell>
          <table:table-cell table:formula="of:=IF(ISNUMBER([.H1168]);[.H1168];0)" office:value-type="float" office:value="0">
            <text:p>0</text:p>
          </table:table-cell>
          <table:table-cell table:style-name="ce4" table:formula="of:=IF(ISNUMBER([.I1168]);[.I1168];0)" office:value-type="float" office:value="17.6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169]" office:value-type="string" office:string-value="    Other (g)">
            <text:p><text:s text:c="4"/>Other (g)</text:p>
          </table:table-cell>
          <table:table-cell table:formula="of:=IF(ISNUMBER([.C1169]);[.C1169];0)" office:value-type="float" office:value="11927">
            <text:p>11,927</text:p>
          </table:table-cell>
          <table:table-cell table:formula="of:=IF(ISNUMBER([.D1169]);[.D1169];0)" office:value-type="float" office:value="25">
            <text:p>25</text:p>
          </table:table-cell>
          <table:table-cell table:formula="of:=IF(ISNUMBER([.E1169]);[.E1169];0)" office:value-type="float" office:value="0">
            <text:p>0</text:p>
          </table:table-cell>
          <table:table-cell table:formula="of:=IF(ISNUMBER([.F1169]);[.F1169];0)" office:value-type="float" office:value="9">
            <text:p>9</text:p>
          </table:table-cell>
          <table:table-cell table:formula="of:=IF(ISNUMBER([.G1169]);[.G1169];0)" office:value-type="float" office:value="3">
            <text:p>3</text:p>
          </table:table-cell>
          <table:table-cell table:formula="of:=IF(ISNUMBER([.H1169]);[.H1169];0)" office:value-type="float" office:value="0">
            <text:p>0</text:p>
          </table:table-cell>
          <table:table-cell table:style-name="ce4" table:formula="of:=IF(ISNUMBER([.I1169]);[.I1169];0)" office:value-type="float" office:value="13.7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0</text:p>
          </table:table-cell>
          <table:table-cell office:value-type="string">
            <text:p>RUBBER and MISC. PLASTICS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8579">
            <text:p>8,579</text:p>
          </table:table-cell>
          <table:table-cell office:value-type="float" office:value="3373">
            <text:p>3,373</text:p>
          </table:table-cell>
          <table:table-cell office:value-type="float" office:value="2480">
            <text:p>2,480</text:p>
          </table:table-cell>
          <table:table-cell office:value-type="float" office:value="2099">
            <text:p>2,099</text:p>
          </table:table-cell>
          <table:table-cell office:value-type="float" office:value="270">
            <text:p>270</text:p>
          </table:table-cell>
          <table:table-cell office:value-type="float" office:value="415">
            <text:p>415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9792">
            <text:p>9,792</text:p>
          </table:table-cell>
          <table:table-cell office:value-type="float" office:value="2160">
            <text:p>2,160</text:p>
          </table:table-cell>
          <table:table-cell office:value-type="float" office:value="1434">
            <text:p>1,434</text:p>
          </table:table-cell>
          <table:table-cell office:value-type="float" office:value="1128">
            <text:p>1,128</text:p>
          </table:table-cell>
          <table:table-cell office:value-type="float" office:value="106">
            <text:p>106</text:p>
          </table:table-cell>
          <table:table-cell office:value-type="float" office:value="295">
            <text:p>295</text:p>
          </table:table-cell>
          <table:table-cell office:value-type="float" office:value="10.1">
            <text:p>1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0403">
            <text:p>10,403</text:p>
          </table:table-cell>
          <table:table-cell office:value-type="float" office:value="1549">
            <text:p>1,549</text:p>
          </table:table-cell>
          <table:table-cell office:value-type="float" office:value="820">
            <text:p>820</text:p>
          </table:table-cell>
          <table:table-cell office:value-type="float" office:value="1073">
            <text:p>1,073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0916">
            <text:p>10,916</text:p>
          </table:table-cell>
          <table:table-cell table:number-columns-repeated="2" office:value-type="float" office:value="1035">
            <text:p>1,035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1866">
            <text:p>11,866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1169">
            <text:p>11,169</text:p>
          </table:table-cell>
          <table:table-cell office:value-type="float" office:value="783">
            <text:p>783</text:p>
          </table:table-cell>
          <table:table-cell office:value-type="float" office:value="724">
            <text:p>724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0602">
            <text:p>10,602</text:p>
          </table:table-cell>
          <table:table-cell office:value-type="float" office:value="1350">
            <text:p>1,350</text:p>
          </table:table-cell>
          <table:table-cell office:value-type="float" office:value="780">
            <text:p>780</text:p>
          </table:table-cell>
          <table:table-cell office:value-type="float" office:value="814">
            <text:p>8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8">
            <text:p>88</text:p>
          </table:table-cell>
          <table:table-cell office:value-type="float" office:value="13.8">
            <text:p>13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1936">
            <text:p>11,936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1853">
            <text:p>11,853</text:p>
          </table:table-cell>
          <table:table-cell office:value-type="float" office:value="99">
            <text:p>99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99">
            <text:p>99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1932">
            <text:p>11,932</text:p>
          </table:table-cell>
          <table:table-cell office:value-type="float" office:value="20">
            <text:p>2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1600">
            <text:p>11,600</text:p>
          </table:table-cell>
          <table:table-cell office:value-type="float" office:value="352">
            <text:p>35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14">
            <text:p>3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1325">
            <text:p>11,325</text:p>
          </table:table-cell>
          <table:table-cell office:value-type="float" office:value="627">
            <text:p>627</text:p>
          </table:table-cell>
          <table:table-cell office:value-type="float" office:value="270">
            <text:p>270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1576">
            <text:p>11,576</text:p>
          </table:table-cell>
          <table:table-cell office:value-type="float" office:value="376">
            <text:p>376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0836">
            <text:p>10,836</text:p>
          </table:table-cell>
          <table:table-cell office:value-type="float" office:value="1116">
            <text:p>1,116</text:p>
          </table:table-cell>
          <table:table-cell office:value-type="float" office:value="504">
            <text:p>504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1175">
            <text:p>11,175</text:p>
          </table:table-cell>
          <table:table-cell office:value-type="float" office:value="777">
            <text:p>777</text:p>
          </table:table-cell>
          <table:table-cell office:value-type="float" office:value="222">
            <text:p>222</text:p>
          </table:table-cell>
          <table:table-cell office:value-type="float" office:value="561">
            <text:p>56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0714">
            <text:p>10,714</text:p>
          </table:table-cell>
          <table:table-cell office:value-type="float" office:value="1238">
            <text:p>1,238</text:p>
          </table:table-cell>
          <table:table-cell office:value-type="float" office:value="552">
            <text:p>552</text:p>
          </table:table-cell>
          <table:table-cell office:value-type="float" office:value="779">
            <text:p>779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9.6">
            <text:p>9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1820">
            <text:p>11,820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1927">
            <text:p>11,927</text:p>
          </table:table-cell>
          <table:table-cell office:value-type="float" office:value="25">
            <text:p>2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011</text:p>
          </table:table-cell>
          <table:table-cell office:value-type="string">
            <text:p>Tires and Inner Tub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.2">
            <text:p>1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2">
            <text:p>82</text:p>
          </table:table-cell>
          <table:table-cell table:number-columns-repeated="2" office:value-type="float" office:value="30">
            <text:p>30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12">
            <text:p>112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06">
            <text:p>106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8">
            <text:p>14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6">
            <text:p>4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08</text:p>
          </table:table-cell>
          <table:table-cell office:value-type="string">
            <text:p>Miscellaneous Plastics Products, nec.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7182">
            <text:p>7,182</text:p>
          </table:table-cell>
          <table:table-cell office:value-type="float" office:value="2785">
            <text:p>2,785</text:p>
          </table:table-cell>
          <table:table-cell office:value-type="float" office:value="2104">
            <text:p>2,104</text:p>
          </table:table-cell>
          <table:table-cell office:value-type="float" office:value="1653">
            <text:p>1,653</text:p>
          </table:table-cell>
          <table:table-cell office:value-type="float" office:value="227">
            <text:p>227</text:p>
          </table:table-cell>
          <table:table-cell office:value-type="float" office:value="275">
            <text:p>275</text:p>
          </table:table-cell>
          <table:table-cell office:value-type="float" office:value="8.5">
            <text:p>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8168">
            <text:p>8,168</text:p>
          </table:table-cell>
          <table:table-cell office:value-type="float" office:value="1799">
            <text:p>1,799</text:p>
          </table:table-cell>
          <table:table-cell office:value-type="float" office:value="1250">
            <text:p>1,250</text:p>
          </table:table-cell>
          <table:table-cell office:value-type="float" office:value="906">
            <text:p>906</text:p>
          </table:table-cell>
          <table:table-cell office:value-type="float" office:value="82">
            <text:p>82</text:p>
          </table:table-cell>
          <table:table-cell office:value-type="float" office:value="169">
            <text:p>169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8732">
            <text:p>8,732</text:p>
          </table:table-cell>
          <table:table-cell office:value-type="float" office:value="1235">
            <text:p>1,235</text:p>
          </table:table-cell>
          <table:table-cell office:value-type="float" office:value="668">
            <text:p>668</text:p>
          </table:table-cell>
          <table:table-cell office:value-type="float" office:value="857">
            <text:p>85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9077">
            <text:p>9,077</text:p>
          </table:table-cell>
          <table:table-cell table:number-columns-repeated="2" office:value-type="float" office:value="890">
            <text:p>890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9889">
            <text:p>9,889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9263">
            <text:p>9,263</text:p>
          </table:table-cell>
          <table:table-cell office:value-type="float" office:value="704">
            <text:p>704</text:p>
          </table:table-cell>
          <table:table-cell office:value-type="float" office:value="646">
            <text:p>646</text:p>
          </table:table-cell>
          <table:table-cell office:value-type="float" office:value="102">
            <text:p>10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836">
            <text:p>8,836</text:p>
          </table:table-cell>
          <table:table-cell office:value-type="float" office:value="1131">
            <text:p>1,131</text:p>
          </table:table-cell>
          <table:table-cell office:value-type="float" office:value="721">
            <text:p>721</text:p>
          </table:table-cell>
          <table:table-cell office:value-type="float" office:value="666">
            <text:p>66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9">
            <text:p>49</text:p>
          </table:table-cell>
          <table:table-cell office:value-type="float" office:value="14.8">
            <text:p>14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9951">
            <text:p>9,951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9885">
            <text:p>9,885</text:p>
          </table:table-cell>
          <table:table-cell office:value-type="float" office:value="82">
            <text:p>8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82">
            <text:p>82</text:p>
          </table:table-cell>
          <table:table-cell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9947">
            <text:p>9,947</text:p>
          </table:table-cell>
          <table:table-cell office:value-type="float" office:value="20">
            <text:p>2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9785">
            <text:p>9,785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9452">
            <text:p>9,452</text:p>
          </table:table-cell>
          <table:table-cell office:value-type="float" office:value="515">
            <text:p>515</text:p>
          </table:table-cell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9668">
            <text:p>9,668</text:p>
          </table:table-cell>
          <table:table-cell office:value-type="float" office:value="299">
            <text:p>299</text:p>
          </table:table-cell>
          <table:table-cell office:value-type="float" office:value="89">
            <text:p>89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9081">
            <text:p>9,081</text:p>
          </table:table-cell>
          <table:table-cell office:value-type="float" office:value="886">
            <text:p>886</text:p>
          </table:table-cell>
          <table:table-cell office:value-type="float" office:value="422">
            <text:p>42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5">
            <text:p>1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9365">
            <text:p>9,365</text:p>
          </table:table-cell>
          <table:table-cell office:value-type="float" office:value="602">
            <text:p>602</text:p>
          </table:table-cell>
          <table:table-cell office:value-type="float" office:value="198">
            <text:p>198</text:p>
          </table:table-cell>
          <table:table-cell office:value-type="float" office:value="409">
            <text:p>40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922">
            <text:p>8,922</text:p>
          </table:table-cell>
          <table:table-cell office:value-type="float" office:value="1045">
            <text:p>1,045</text:p>
          </table:table-cell>
          <table:table-cell office:value-type="float" office:value="506">
            <text:p>506</text:p>
          </table:table-cell>
          <table:table-cell office:value-type="float" office:value="621">
            <text:p>621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9851">
            <text:p>9,851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9943">
            <text:p>9,943</text:p>
          </table:table-cell>
          <table:table-cell office:value-type="float" office:value="24">
            <text:p>2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1</text:p>
          </table:table-cell>
          <table:table-cell office:value-type="string">
            <text:p>LEATHER and LEATHER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183">
            <text:p>1,183</text:p>
          </table:table-cell>
          <table:table-cell office:value-type="float" office:value="173">
            <text:p>17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9">
            <text:p>49</text:p>
          </table:table-cell>
          <table:table-cell office:value-type="float" office:value="22.6">
            <text:p>2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214">
            <text:p>1,214</text:p>
          </table:table-cell>
          <table:table-cell office:value-type="float" office:value="142">
            <text:p>142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9">
            <text:p>49</text:p>
          </table:table-cell>
          <table:table-cell office:value-type="float" office:value="23.4">
            <text:p>2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280">
            <text:p>1,280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office:value-type="float" office:value="22">
            <text:p>2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335">
            <text:p>1,335</text:p>
          </table:table-cell>
          <table:table-cell table:number-columns-repeated="2" office:value-type="float" office:value="21">
            <text:p>2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339">
            <text:p>1,339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312">
            <text:p>1,31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319">
            <text:p>1,319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9">
            <text:p>18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356">
            <text:p>1,35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327">
            <text:p>1,32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">
            <text:p>18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327">
            <text:p>1,32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.6">
            <text:p>1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317">
            <text:p>1,317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4.4">
            <text:p>2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331">
            <text:p>1,33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289">
            <text:p>1,289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4.6">
            <text:p>2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273">
            <text:p>1,273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1.5">
            <text:p>2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330">
            <text:p>1,3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356">
            <text:p>1,35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one, glass and clay products</text:p>
          </table:table-cell>
          <table:table-cell table:number-columns-repeated="1022"/>
        </table:table-row>
        <table:table-row table:style-name="ro1">
          <table:table-cell/>
          <table:table-cell table:style-name="Default" table:formula="of:=[.B1265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265]);[.C1265];0)" office:value-type="float" office:value="9733">
            <text:p>9,733</text:p>
          </table:table-cell>
          <table:table-cell table:formula="of:=IF(ISNUMBER([.D1265]);[.D1265];0)" office:value-type="float" office:value="2133">
            <text:p>2,133</text:p>
          </table:table-cell>
          <table:table-cell table:formula="of:=IF(ISNUMBER([.E1265]);[.E1265];0)" office:value-type="float" office:value="1350">
            <text:p>1,350</text:p>
          </table:table-cell>
          <table:table-cell table:formula="of:=IF(ISNUMBER([.F1265]);[.F1265];0)" office:value-type="float" office:value="1085">
            <text:p>1,085</text:p>
          </table:table-cell>
          <table:table-cell table:formula="of:=IF(ISNUMBER([.G1265]);[.G1265];0)" office:value-type="float" office:value="151">
            <text:p>151</text:p>
          </table:table-cell>
          <table:table-cell table:formula="of:=IF(ISNUMBER([.H1265]);[.H1265];0)" office:value-type="float" office:value="411">
            <text:p>411</text:p>
          </table:table-cell>
          <table:table-cell table:style-name="ce4" table:formula="of:=IF(ISNUMBER([.I1265]);[.I1265];0)" office:value-type="float" office:value="14.5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66]" office:value-type="string" office:string-value="    Energy Audits">
            <text:p><text:s text:c="4"/>Energy Audits</text:p>
          </table:table-cell>
          <table:table-cell table:formula="of:=IF(ISNUMBER([.C1266]);[.C1266];0)" office:value-type="float" office:value="10749">
            <text:p>10,749</text:p>
          </table:table-cell>
          <table:table-cell table:formula="of:=IF(ISNUMBER([.D1266]);[.D1266];0)" office:value-type="float" office:value="1117">
            <text:p>1,117</text:p>
          </table:table-cell>
          <table:table-cell table:formula="of:=IF(ISNUMBER([.E1266]);[.E1266];0)" office:value-type="float" office:value="609">
            <text:p>609</text:p>
          </table:table-cell>
          <table:table-cell table:formula="of:=IF(ISNUMBER([.F1266]);[.F1266];0)" office:value-type="float" office:value="592">
            <text:p>592</text:p>
          </table:table-cell>
          <table:table-cell table:formula="of:=IF(ISNUMBER([.G1266]);[.G1266];0)" office:value-type="float" office:value="0">
            <text:p>0</text:p>
          </table:table-cell>
          <table:table-cell table:formula="of:=IF(ISNUMBER([.H1266]);[.H1266];0)" office:value-type="float" office:value="141">
            <text:p>141</text:p>
          </table:table-cell>
          <table:table-cell table:style-name="ce4" table:formula="of:=IF(ISNUMBER([.I1266]);[.I1266];0)" office:value-type="float" office:value="13.6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67]" office:value-type="string" office:string-value="    Electricity Load Control">
            <text:p><text:s text:c="4"/>Electricity Load Control</text:p>
          </table:table-cell>
          <table:table-cell table:formula="of:=IF(ISNUMBER([.C1267]);[.C1267];0)" office:value-type="float" office:value="11224">
            <text:p>11,224</text:p>
          </table:table-cell>
          <table:table-cell table:formula="of:=IF(ISNUMBER([.D1267]);[.D1267];0)" office:value-type="float" office:value="642">
            <text:p>642</text:p>
          </table:table-cell>
          <table:table-cell table:formula="of:=IF(ISNUMBER([.E1267]);[.E1267];0)" office:value-type="float" office:value="317">
            <text:p>317</text:p>
          </table:table-cell>
          <table:table-cell table:formula="of:=IF(ISNUMBER([.F1267]);[.F1267];0)" office:value-type="float" office:value="413">
            <text:p>413</text:p>
          </table:table-cell>
          <table:table-cell table:formula="of:=IF(ISNUMBER([.G1267]);[.G1267];0)" office:value-type="float" office:value="0">
            <text:p>0</text:p>
          </table:table-cell>
          <table:table-cell table:formula="of:=IF(ISNUMBER([.H1267]);[.H1267];0)" office:value-type="float" office:value="52">
            <text:p>52</text:p>
          </table:table-cell>
          <table:table-cell table:style-name="ce4" table:formula="of:=IF(ISNUMBER([.I1267]);[.I1267];0)" office:value-type="float" office:value="10.7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68]" office:value-type="string" office:string-value="    Special Rate Schedule (c)">
            <text:p><text:s text:c="4"/>Special Rate Schedule (c)</text:p>
          </table:table-cell>
          <table:table-cell table:formula="of:=IF(ISNUMBER([.C1268]);[.C1268];0)" office:value-type="float" office:value="11355">
            <text:p>11,355</text:p>
          </table:table-cell>
          <table:table-cell table:formula="of:=IF(ISNUMBER([.D1268]);[.D1268];0)" office:value-type="float" office:value="511">
            <text:p>511</text:p>
          </table:table-cell>
          <table:table-cell table:formula="of:=IF(ISNUMBER([.E1268]);[.E1268];0)" office:value-type="float" office:value="511">
            <text:p>511</text:p>
          </table:table-cell>
          <table:table-cell table:formula="of:=IF(ISNUMBER([.F1268]);[.F1268];0)" office:value-type="float" office:value="0">
            <text:p>0</text:p>
          </table:table-cell>
          <table:table-cell table:formula="of:=IF(ISNUMBER([.G1268]);[.G1268];0)" office:value-type="float" office:value="0">
            <text:p>0</text:p>
          </table:table-cell>
          <table:table-cell table:formula="of:=IF(ISNUMBER([.H1268]);[.H1268];0)" office:value-type="float" office:value="0">
            <text:p>0</text:p>
          </table:table-cell>
          <table:table-cell table:style-name="ce4" table:formula="of:=IF(ISNUMBER([.I1268]);[.I1268];0)" office:value-type="float" office:value="2.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69]" office:value-type="string" office:string-value="    Standby Generation Program">
            <text:p><text:s text:c="4"/>Standby Generation Program</text:p>
          </table:table-cell>
          <table:table-cell table:formula="of:=IF(ISNUMBER([.C1269]);[.C1269];0)" office:value-type="float" office:value="11708">
            <text:p>11,708</text:p>
          </table:table-cell>
          <table:table-cell table:formula="of:=IF(ISNUMBER([.D1269]);[.D1269];0)" office:value-type="float" office:value="158">
            <text:p>158</text:p>
          </table:table-cell>
          <table:table-cell table:formula="of:=IF(ISNUMBER([.E1269]);[.E1269];0)" office:value-type="float" office:value="69">
            <text:p>69</text:p>
          </table:table-cell>
          <table:table-cell table:formula="of:=IF(ISNUMBER([.F1269]);[.F1269];0)" office:value-type="float" office:value="105">
            <text:p>105</text:p>
          </table:table-cell>
          <table:table-cell table:formula="of:=IF(ISNUMBER([.G1269]);[.G1269];0)" office:value-type="float" office:value="0">
            <text:p>0</text:p>
          </table:table-cell>
          <table:table-cell table:formula="of:=IF(ISNUMBER([.H1269]);[.H1269];0)" office:value-type="float" office:value="3">
            <text:p>3</text:p>
          </table:table-cell>
          <table:table-cell table:style-name="ce4" table:formula="of:=IF(ISNUMBER([.I1269]);[.I1269];0)" office:value-type="float" office:value="18.8">
            <text:p>1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0]" office:value-type="string" office:string-value="    Equipment Rebates">
            <text:p><text:s text:c="4"/>Equipment Rebates</text:p>
          </table:table-cell>
          <table:table-cell table:formula="of:=IF(ISNUMBER([.C1270]);[.C1270];0)" office:value-type="float" office:value="11097">
            <text:p>11,097</text:p>
          </table:table-cell>
          <table:table-cell table:formula="of:=IF(ISNUMBER([.D1270]);[.D1270];0)" office:value-type="float" office:value="770">
            <text:p>770</text:p>
          </table:table-cell>
          <table:table-cell table:formula="of:=IF(ISNUMBER([.E1270]);[.E1270];0)" office:value-type="float" office:value="597">
            <text:p>597</text:p>
          </table:table-cell>
          <table:table-cell table:formula="of:=IF(ISNUMBER([.F1270]);[.F1270];0)" office:value-type="float" office:value="54">
            <text:p>54</text:p>
          </table:table-cell>
          <table:table-cell table:formula="of:=IF(ISNUMBER([.G1270]);[.G1270];0)" office:value-type="float" office:value="0">
            <text:p>0</text:p>
          </table:table-cell>
          <table:table-cell table:formula="of:=IF(ISNUMBER([.H1270]);[.H1270];0)" office:value-type="float" office:value="0">
            <text:p>0</text:p>
          </table:table-cell>
          <table:table-cell table:style-name="ce4" table:formula="of:=IF(ISNUMBER([.I1270]);[.I1270];0)" office:value-type="float" office:value="17.9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1]" office:value-type="string" office:string-value="    Power Factor Correction or Improvement">
            <text:p><text:s text:c="4"/>Power Factor Correction or Improvement</text:p>
          </table:table-cell>
          <table:table-cell table:formula="of:=IF(ISNUMBER([.C1271]);[.C1271];0)" office:value-type="float" office:value="11411">
            <text:p>11,411</text:p>
          </table:table-cell>
          <table:table-cell table:formula="of:=IF(ISNUMBER([.D1271]);[.D1271];0)" office:value-type="float" office:value="455">
            <text:p>455</text:p>
          </table:table-cell>
          <table:table-cell table:formula="of:=IF(ISNUMBER([.E1271]);[.E1271];0)" office:value-type="float" office:value="170">
            <text:p>170</text:p>
          </table:table-cell>
          <table:table-cell table:formula="of:=IF(ISNUMBER([.F1271]);[.F1271];0)" office:value-type="float" office:value="337">
            <text:p>337</text:p>
          </table:table-cell>
          <table:table-cell table:formula="of:=IF(ISNUMBER([.G1271]);[.G1271];0)" office:value-type="float" office:value="0">
            <text:p>0</text:p>
          </table:table-cell>
          <table:table-cell table:formula="of:=IF(ISNUMBER([.H1271]);[.H1271];0)" office:value-type="float" office:value="15">
            <text:p>15</text:p>
          </table:table-cell>
          <table:table-cell table:style-name="ce4" table:formula="of:=IF(ISNUMBER([.I1271]);[.I1271];0)" office:value-type="float" office:value="12.6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2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272]);[.C1272];0)" office:value-type="float" office:value="11840">
            <text:p>11,840</text:p>
          </table:table-cell>
          <table:table-cell table:formula="of:=IF(ISNUMBER([.D1272]);[.D1272];0)" office:value-type="float" office:value="0">
            <text:p>0</text:p>
          </table:table-cell>
          <table:table-cell table:formula="of:=IF(ISNUMBER([.E1272]);[.E1272];0)" office:value-type="float" office:value="0">
            <text:p>0</text:p>
          </table:table-cell>
          <table:table-cell table:formula="of:=IF(ISNUMBER([.F1272]);[.F1272];0)" office:value-type="float" office:value="0">
            <text:p>0</text:p>
          </table:table-cell>
          <table:table-cell table:formula="of:=IF(ISNUMBER([.G1272]);[.G1272];0)" office:value-type="float" office:value="0">
            <text:p>0</text:p>
          </table:table-cell>
          <table:table-cell table:formula="of:=IF(ISNUMBER([.H1272]);[.H1272];0)" office:value-type="float" office:value="0">
            <text:p>0</text:p>
          </table:table-cell>
          <table:table-cell table:style-name="ce4" table:formula="of:=IF(ISNUMBER([.I1272]);[.I1272];0)" office:value-type="float" office:value="1.3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3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273]);[.C1273];0)" office:value-type="float" office:value="11809">
            <text:p>11,809</text:p>
          </table:table-cell>
          <table:table-cell table:formula="of:=IF(ISNUMBER([.D1273]);[.D1273];0)" office:value-type="float" office:value="58">
            <text:p>58</text:p>
          </table:table-cell>
          <table:table-cell table:formula="of:=IF(ISNUMBER([.E1273]);[.E1273];0)" office:value-type="float" office:value="0">
            <text:p>0</text:p>
          </table:table-cell>
          <table:table-cell table:formula="of:=IF(ISNUMBER([.F1273]);[.F1273];0)" office:value-type="float" office:value="0">
            <text:p>0</text:p>
          </table:table-cell>
          <table:table-cell table:formula="of:=IF(ISNUMBER([.G1273]);[.G1273];0)" office:value-type="float" office:value="58">
            <text:p>58</text:p>
          </table:table-cell>
          <table:table-cell table:formula="of:=IF(ISNUMBER([.H1273]);[.H1273];0)" office:value-type="float" office:value="0">
            <text:p>0</text:p>
          </table:table-cell>
          <table:table-cell table:style-name="ce4" table:formula="of:=IF(ISNUMBER([.I1273]);[.I1273];0)" office:value-type="float" office:value="3.5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4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274]);[.C1274];0)" office:value-type="float" office:value="11797">
            <text:p>11,797</text:p>
          </table:table-cell>
          <table:table-cell table:formula="of:=IF(ISNUMBER([.D1274]);[.D1274];0)" office:value-type="float" office:value="0">
            <text:p>0</text:p>
          </table:table-cell>
          <table:table-cell table:formula="of:=IF(ISNUMBER([.E1274]);[.E1274];0)" office:value-type="float" office:value="0">
            <text:p>0</text:p>
          </table:table-cell>
          <table:table-cell table:formula="of:=IF(ISNUMBER([.F1274]);[.F1274];0)" office:value-type="float" office:value="0">
            <text:p>0</text:p>
          </table:table-cell>
          <table:table-cell table:formula="of:=IF(ISNUMBER([.G1274]);[.G1274];0)" office:value-type="float" office:value="0">
            <text:p>0</text:p>
          </table:table-cell>
          <table:table-cell table:formula="of:=IF(ISNUMBER([.H1274]);[.H1274];0)" office:value-type="float" office:value="0">
            <text:p>0</text:p>
          </table:table-cell>
          <table:table-cell table:style-name="ce4" table:formula="of:=IF(ISNUMBER([.I1274]);[.I1274];0)" office:value-type="float" office:value="1.3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5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275]);[.C1275];0)" office:value-type="float" office:value="0">
            <text:p>0</text:p>
          </table:table-cell>
          <table:table-cell table:formula="of:=IF(ISNUMBER([.D1275]);[.D1275];0)" office:value-type="float" office:value="0">
            <text:p>0</text:p>
          </table:table-cell>
          <table:table-cell table:formula="of:=IF(ISNUMBER([.E1275]);[.E1275];0)" office:value-type="float" office:value="0">
            <text:p>0</text:p>
          </table:table-cell>
          <table:table-cell table:formula="of:=IF(ISNUMBER([.F1275]);[.F1275];0)" office:value-type="float" office:value="0">
            <text:p>0</text:p>
          </table:table-cell>
          <table:table-cell table:formula="of:=IF(ISNUMBER([.G1275]);[.G1275];0)" office:value-type="float" office:value="0">
            <text:p>0</text:p>
          </table:table-cell>
          <table:table-cell table:formula="of:=IF(ISNUMBER([.H1275]);[.H1275];0)" office:value-type="float" office:value="0">
            <text:p>0</text:p>
          </table:table-cell>
          <table:table-cell table:style-name="ce4" table:formula="of:=IF(ISNUMBER([.I1275]);[.I1275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6]" office:value-type="string" office:string-value="      Improving Energy Efficiency Affecting:">
            <text:p><text:s text:c="6"/>Improving Energy Efficiency Affecting:</text:p>
          </table:table-cell>
          <table:table-cell table:formula="of:=IF(ISNUMBER([.C1276]);[.C1276];0)" office:value-type="float" office:value="0">
            <text:p>0</text:p>
          </table:table-cell>
          <table:table-cell table:formula="of:=IF(ISNUMBER([.D1276]);[.D1276];0)" office:value-type="float" office:value="0">
            <text:p>0</text:p>
          </table:table-cell>
          <table:table-cell table:formula="of:=IF(ISNUMBER([.E1276]);[.E1276];0)" office:value-type="float" office:value="0">
            <text:p>0</text:p>
          </table:table-cell>
          <table:table-cell table:formula="of:=IF(ISNUMBER([.F1276]);[.F1276];0)" office:value-type="float" office:value="0">
            <text:p>0</text:p>
          </table:table-cell>
          <table:table-cell table:formula="of:=IF(ISNUMBER([.G1276]);[.G1276];0)" office:value-type="float" office:value="0">
            <text:p>0</text:p>
          </table:table-cell>
          <table:table-cell table:formula="of:=IF(ISNUMBER([.H1276]);[.H1276];0)" office:value-type="float" office:value="0">
            <text:p>0</text:p>
          </table:table-cell>
          <table:table-cell table:style-name="ce4" table:formula="of:=IF(ISNUMBER([.I1276]);[.I127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7]" office:value-type="string" office:string-value="            Steam Production (d)">
            <text:p><text:s text:c="12"/>Steam Production (d)</text:p>
          </table:table-cell>
          <table:table-cell table:formula="of:=IF(ISNUMBER([.C1277]);[.C1277];0)" office:value-type="float" office:value="11729">
            <text:p>11,729</text:p>
          </table:table-cell>
          <table:table-cell table:formula="of:=IF(ISNUMBER([.D1277]);[.D1277];0)" office:value-type="float" office:value="138">
            <text:p>138</text:p>
          </table:table-cell>
          <table:table-cell table:formula="of:=IF(ISNUMBER([.E1277]);[.E1277];0)" office:value-type="float" office:value="0">
            <text:p>0</text:p>
          </table:table-cell>
          <table:table-cell table:formula="of:=IF(ISNUMBER([.F1277]);[.F1277];0)" office:value-type="float" office:value="0">
            <text:p>0</text:p>
          </table:table-cell>
          <table:table-cell table:formula="of:=IF(ISNUMBER([.G1277]);[.G1277];0)" office:value-type="float" office:value="0">
            <text:p>0</text:p>
          </table:table-cell>
          <table:table-cell table:formula="of:=IF(ISNUMBER([.H1277]);[.H1277];0)" office:value-type="float" office:value="48">
            <text:p>48</text:p>
          </table:table-cell>
          <table:table-cell table:style-name="ce4" table:formula="of:=IF(ISNUMBER([.I1277]);[.I1277];0)" office:value-type="float" office:value="15.7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8]" office:value-type="string" office:string-value="            Direct/Indirect Process Heating">
            <text:p><text:s text:c="12"/>Direct/Indirect Process Heating</text:p>
          </table:table-cell>
          <table:table-cell table:formula="of:=IF(ISNUMBER([.C1278]);[.C1278];0)" office:value-type="float" office:value="11558">
            <text:p>11,558</text:p>
          </table:table-cell>
          <table:table-cell table:formula="of:=IF(ISNUMBER([.D1278]);[.D1278];0)" office:value-type="float" office:value="308">
            <text:p>308</text:p>
          </table:table-cell>
          <table:table-cell table:formula="of:=IF(ISNUMBER([.E1278]);[.E1278];0)" office:value-type="float" office:value="0">
            <text:p>0</text:p>
          </table:table-cell>
          <table:table-cell table:formula="of:=IF(ISNUMBER([.F1278]);[.F1278];0)" office:value-type="float" office:value="249">
            <text:p>249</text:p>
          </table:table-cell>
          <table:table-cell table:formula="of:=IF(ISNUMBER([.G1278]);[.G1278];0)" office:value-type="float" office:value="0">
            <text:p>0</text:p>
          </table:table-cell>
          <table:table-cell table:formula="of:=IF(ISNUMBER([.H1278]);[.H1278];0)" office:value-type="float" office:value="0">
            <text:p>0</text:p>
          </table:table-cell>
          <table:table-cell table:style-name="ce4" table:formula="of:=IF(ISNUMBER([.I1278]);[.I1278];0)" office:value-type="float" office:value="9.4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79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279]);[.C1279];0)" office:value-type="float" office:value="11761">
            <text:p>11,761</text:p>
          </table:table-cell>
          <table:table-cell table:formula="of:=IF(ISNUMBER([.D1279]);[.D1279];0)" office:value-type="float" office:value="105">
            <text:p>105</text:p>
          </table:table-cell>
          <table:table-cell table:formula="of:=IF(ISNUMBER([.E1279]);[.E1279];0)" office:value-type="float" office:value="0">
            <text:p>0</text:p>
          </table:table-cell>
          <table:table-cell table:formula="of:=IF(ISNUMBER([.F1279]);[.F1279];0)" office:value-type="float" office:value="58">
            <text:p>58</text:p>
          </table:table-cell>
          <table:table-cell table:formula="of:=IF(ISNUMBER([.G1279]);[.G1279];0)" office:value-type="float" office:value="0">
            <text:p>0</text:p>
          </table:table-cell>
          <table:table-cell table:formula="of:=IF(ISNUMBER([.H1279]);[.H1279];0)" office:value-type="float" office:value="0">
            <text:p>0</text:p>
          </table:table-cell>
          <table:table-cell table:style-name="ce4" table:formula="of:=IF(ISNUMBER([.I1279]);[.I1279];0)" office:value-type="float" office:value="15.2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0]" office:value-type="string" office:string-value="            Direct Machine Drive (e)">
            <text:p><text:s text:c="12"/>Direct Machine Drive (e)</text:p>
          </table:table-cell>
          <table:table-cell table:formula="of:=IF(ISNUMBER([.C1280]);[.C1280];0)" office:value-type="float" office:value="11258">
            <text:p>11,258</text:p>
          </table:table-cell>
          <table:table-cell table:formula="of:=IF(ISNUMBER([.D1280]);[.D1280];0)" office:value-type="float" office:value="609">
            <text:p>609</text:p>
          </table:table-cell>
          <table:table-cell table:formula="of:=IF(ISNUMBER([.E1280]);[.E1280];0)" office:value-type="float" office:value="215">
            <text:p>215</text:p>
          </table:table-cell>
          <table:table-cell table:formula="of:=IF(ISNUMBER([.F1280]);[.F1280];0)" office:value-type="float" office:value="407">
            <text:p>407</text:p>
          </table:table-cell>
          <table:table-cell table:formula="of:=IF(ISNUMBER([.G1280]);[.G1280];0)" office:value-type="float" office:value="0">
            <text:p>0</text:p>
          </table:table-cell>
          <table:table-cell table:formula="of:=IF(ISNUMBER([.H1280]);[.H1280];0)" office:value-type="float" office:value="50">
            <text:p>50</text:p>
          </table:table-cell>
          <table:table-cell table:style-name="ce4" table:formula="of:=IF(ISNUMBER([.I1280]);[.I1280];0)" office:value-type="float" office:value="13.6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1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281]);[.C1281];0)" office:value-type="float" office:value="11616">
            <text:p>11,616</text:p>
          </table:table-cell>
          <table:table-cell table:formula="of:=IF(ISNUMBER([.D1281]);[.D1281];0)" office:value-type="float" office:value="251">
            <text:p>251</text:p>
          </table:table-cell>
          <table:table-cell table:formula="of:=IF(ISNUMBER([.E1281]);[.E1281];0)" office:value-type="float" office:value="58">
            <text:p>58</text:p>
          </table:table-cell>
          <table:table-cell table:formula="of:=IF(ISNUMBER([.F1281]);[.F1281];0)" office:value-type="float" office:value="195">
            <text:p>195</text:p>
          </table:table-cell>
          <table:table-cell table:formula="of:=IF(ISNUMBER([.G1281]);[.G1281];0)" office:value-type="float" office:value="0">
            <text:p>0</text:p>
          </table:table-cell>
          <table:table-cell table:formula="of:=IF(ISNUMBER([.H1281]);[.H1281];0)" office:value-type="float" office:value="16">
            <text:p>16</text:p>
          </table:table-cell>
          <table:table-cell table:style-name="ce4" table:formula="of:=IF(ISNUMBER([.I1281]);[.I1281];0)" office:value-type="float" office:value="16.1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2]" office:value-type="string" office:string-value="            Facility Lighting">
            <text:p><text:s text:c="12"/>Facility Lighting</text:p>
          </table:table-cell>
          <table:table-cell table:formula="of:=IF(ISNUMBER([.C1282]);[.C1282];0)" office:value-type="float" office:value="11111">
            <text:p>11,111</text:p>
          </table:table-cell>
          <table:table-cell table:formula="of:=IF(ISNUMBER([.D1282]);[.D1282];0)" office:value-type="float" office:value="756">
            <text:p>756</text:p>
          </table:table-cell>
          <table:table-cell table:formula="of:=IF(ISNUMBER([.E1282]);[.E1282];0)" office:value-type="float" office:value="398">
            <text:p>398</text:p>
          </table:table-cell>
          <table:table-cell table:formula="of:=IF(ISNUMBER([.F1282]);[.F1282];0)" office:value-type="float" office:value="340">
            <text:p>340</text:p>
          </table:table-cell>
          <table:table-cell table:formula="of:=IF(ISNUMBER([.G1282]);[.G1282];0)" office:value-type="float" office:value="0">
            <text:p>0</text:p>
          </table:table-cell>
          <table:table-cell table:formula="of:=IF(ISNUMBER([.H1282]);[.H1282];0)" office:value-type="float" office:value="122">
            <text:p>122</text:p>
          </table:table-cell>
          <table:table-cell table:style-name="ce4" table:formula="of:=IF(ISNUMBER([.I1282]);[.I1282];0)" office:value-type="float" office:value="18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3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283]);[.C1283];0)" office:value-type="float" office:value="0">
            <text:p>0</text:p>
          </table:table-cell>
          <table:table-cell table:formula="of:=IF(ISNUMBER([.D1283]);[.D1283];0)" office:value-type="float" office:value="0">
            <text:p>0</text:p>
          </table:table-cell>
          <table:table-cell table:formula="of:=IF(ISNUMBER([.E1283]);[.E1283];0)" office:value-type="float" office:value="0">
            <text:p>0</text:p>
          </table:table-cell>
          <table:table-cell table:formula="of:=IF(ISNUMBER([.F1283]);[.F1283];0)" office:value-type="float" office:value="0">
            <text:p>0</text:p>
          </table:table-cell>
          <table:table-cell table:formula="of:=IF(ISNUMBER([.G1283]);[.G1283];0)" office:value-type="float" office:value="0">
            <text:p>0</text:p>
          </table:table-cell>
          <table:table-cell table:formula="of:=IF(ISNUMBER([.H1283]);[.H1283];0)" office:value-type="float" office:value="0">
            <text:p>0</text:p>
          </table:table-cell>
          <table:table-cell table:style-name="ce4" table:formula="of:=IF(ISNUMBER([.I1283]);[.I128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4]" office:value-type="string" office:string-value="      Using a Different Energy Source (f)">
            <text:p><text:s text:c="6"/>Using a Different Energy Source (f)</text:p>
          </table:table-cell>
          <table:table-cell table:formula="of:=IF(ISNUMBER([.C1284]);[.C1284];0)" office:value-type="float" office:value="11606">
            <text:p>11,606</text:p>
          </table:table-cell>
          <table:table-cell table:formula="of:=IF(ISNUMBER([.D1284]);[.D1284];0)" office:value-type="float" office:value="261">
            <text:p>261</text:p>
          </table:table-cell>
          <table:table-cell table:formula="of:=IF(ISNUMBER([.E1284]);[.E1284];0)" office:value-type="float" office:value="0">
            <text:p>0</text:p>
          </table:table-cell>
          <table:table-cell table:formula="of:=IF(ISNUMBER([.F1284]);[.F1284];0)" office:value-type="float" office:value="0">
            <text:p>0</text:p>
          </table:table-cell>
          <table:table-cell table:formula="of:=IF(ISNUMBER([.G1284]);[.G1284];0)" office:value-type="float" office:value="0">
            <text:p>0</text:p>
          </table:table-cell>
          <table:table-cell table:formula="of:=IF(ISNUMBER([.H1284]);[.H1284];0)" office:value-type="float" office:value="0">
            <text:p>0</text:p>
          </table:table-cell>
          <table:table-cell table:style-name="ce4" table:formula="of:=IF(ISNUMBER([.I1284]);[.I1284];0)" office:value-type="float" office:value="15.9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285]" office:value-type="string" office:string-value="    Other (g)">
            <text:p><text:s text:c="4"/>Other (g)</text:p>
          </table:table-cell>
          <table:table-cell table:formula="of:=IF(ISNUMBER([.C1285]);[.C1285];0)" office:value-type="float" office:value="11819">
            <text:p>11,819</text:p>
          </table:table-cell>
          <table:table-cell table:formula="of:=IF(ISNUMBER([.D1285]);[.D1285];0)" office:value-type="float" office:value="47">
            <text:p>47</text:p>
          </table:table-cell>
          <table:table-cell table:formula="of:=IF(ISNUMBER([.E1285]);[.E1285];0)" office:value-type="float" office:value="0">
            <text:p>0</text:p>
          </table:table-cell>
          <table:table-cell table:formula="of:=IF(ISNUMBER([.F1285]);[.F1285];0)" office:value-type="float" office:value="13">
            <text:p>13</text:p>
          </table:table-cell>
          <table:table-cell table:formula="of:=IF(ISNUMBER([.G1285]);[.G1285];0)" office:value-type="float" office:value="0">
            <text:p>0</text:p>
          </table:table-cell>
          <table:table-cell table:formula="of:=IF(ISNUMBER([.H1285]);[.H1285];0)" office:value-type="float" office:value="6">
            <text:p>6</text:p>
          </table:table-cell>
          <table:table-cell table:style-name="ce4" table:formula="of:=IF(ISNUMBER([.I1285]);[.I1285];0)" office:value-type="float" office:value="14.2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2</text:p>
          </table:table-cell>
          <table:table-cell office:value-type="string">
            <text:p>STONE, CLAY and GLASS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9733">
            <text:p>9,733</text:p>
          </table:table-cell>
          <table:table-cell office:value-type="float" office:value="2133">
            <text:p>2,133</text:p>
          </table:table-cell>
          <table:table-cell office:value-type="float" office:value="1350">
            <text:p>1,350</text:p>
          </table:table-cell>
          <table:table-cell office:value-type="float" office:value="1085">
            <text:p>1,085</text:p>
          </table:table-cell>
          <table:table-cell office:value-type="float" office:value="151">
            <text:p>151</text:p>
          </table:table-cell>
          <table:table-cell office:value-type="float" office:value="411">
            <text:p>411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0749">
            <text:p>10,749</text:p>
          </table:table-cell>
          <table:table-cell office:value-type="float" office:value="1117">
            <text:p>1,117</text:p>
          </table:table-cell>
          <table:table-cell office:value-type="float" office:value="609">
            <text:p>609</text:p>
          </table:table-cell>
          <table:table-cell office:value-type="float" office:value="592">
            <text:p>59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41">
            <text:p>141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1224">
            <text:p>11,224</text:p>
          </table:table-cell>
          <table:table-cell office:value-type="float" office:value="642">
            <text:p>642</text:p>
          </table:table-cell>
          <table:table-cell office:value-type="float" office:value="317">
            <text:p>317</text:p>
          </table:table-cell>
          <table:table-cell office:value-type="float" office:value="413">
            <text:p>41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52">
            <text:p>52</text:p>
          </table:table-cell>
          <table:table-cell office:value-type="float" office:value="10.7">
            <text:p>1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1355">
            <text:p>11,355</text:p>
          </table:table-cell>
          <table:table-cell table:number-columns-repeated="2" office:value-type="float" office:value="511">
            <text:p>51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1708">
            <text:p>11,708</text:p>
          </table:table-cell>
          <table:table-cell office:value-type="float" office:value="158">
            <text:p>158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1097">
            <text:p>11,097</text:p>
          </table:table-cell>
          <table:table-cell office:value-type="float" office:value="770">
            <text:p>770</text:p>
          </table:table-cell>
          <table:table-cell office:value-type="float" office:value="597">
            <text:p>597</text:p>
          </table:table-cell>
          <table:table-cell office:value-type="float" office:value="54">
            <text:p>54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1411">
            <text:p>11,411</text:p>
          </table:table-cell>
          <table:table-cell office:value-type="float" office:value="455">
            <text:p>455</text:p>
          </table:table-cell>
          <table:table-cell office:value-type="float" office:value="170">
            <text:p>170</text:p>
          </table:table-cell>
          <table:table-cell office:value-type="float" office:value="337">
            <text:p>33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1840">
            <text:p>11,84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1809">
            <text:p>11,809</text:p>
          </table:table-cell>
          <table:table-cell office:value-type="float" office:value="58">
            <text:p>5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58">
            <text:p>58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1797">
            <text:p>11,797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1729">
            <text:p>11,729</text:p>
          </table:table-cell>
          <table:table-cell office:value-type="float" office:value="138">
            <text:p>138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5.7">
            <text:p>1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1558">
            <text:p>11,558</text:p>
          </table:table-cell>
          <table:table-cell office:value-type="float" office:value="308">
            <text:p>308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49">
            <text:p>249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1761">
            <text:p>11,761</text:p>
          </table:table-cell>
          <table:table-cell office:value-type="float" office:value="105">
            <text:p>10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1258">
            <text:p>11,258</text:p>
          </table:table-cell>
          <table:table-cell office:value-type="float" office:value="609">
            <text:p>609</text:p>
          </table:table-cell>
          <table:table-cell office:value-type="float" office:value="215">
            <text:p>215</text:p>
          </table:table-cell>
          <table:table-cell office:value-type="float" office:value="407">
            <text:p>40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0">
            <text:p>50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1616">
            <text:p>11,616</text:p>
          </table:table-cell>
          <table:table-cell office:value-type="float" office:value="251">
            <text:p>251</text:p>
          </table:table-cell>
          <table:table-cell office:value-type="float" office:value="58">
            <text:p>58</text:p>
          </table:table-cell>
          <table:table-cell office:value-type="float" office:value="195">
            <text:p>19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">
            <text:p>16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1111">
            <text:p>11,111</text:p>
          </table:table-cell>
          <table:table-cell office:value-type="float" office:value="756">
            <text:p>756</text:p>
          </table:table-cell>
          <table:table-cell office:value-type="float" office:value="398">
            <text:p>398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1606">
            <text:p>11,606</text:p>
          </table:table-cell>
          <table:table-cell office:value-type="float" office:value="261">
            <text:p>261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1819">
            <text:p>11,819</text:p>
          </table:table-cell>
          <table:table-cell office:value-type="float" office:value="47">
            <text:p>4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11</text:p>
          </table:table-cell>
          <table:table-cell office:value-type="string">
            <text:p>Flat Glas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office:value-type="float" office:value="8.9">
            <text:p>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1">
            <text:p>41</text:p>
          </table:table-cell>
          <table:table-cell table:number-columns-repeated="2" office:value-type="float" office:value="27">
            <text:p>27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3">
            <text:p>1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7">
            <text:p>1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21</text:p>
          </table:table-cell>
          <table:table-cell office:value-type="string">
            <text:p>Glass Container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55">
            <text:p>55</text:p>
          </table:table-cell>
          <table:table-cell table:number-columns-repeated="2" office:value-type="float" office:value="23">
            <text:p>2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78">
            <text:p>7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.8">
            <text:p>5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9">
            <text:p>11.9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29</text:p>
          </table:table-cell>
          <table:table-cell office:value-type="string">
            <text:p>Pressed and Blown Glass, nec.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35">
            <text:p>13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.4">
            <text:p>2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7.4">
            <text:p>2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2">
            <text:p>1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.2">
            <text:p>2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56">
            <text:p>15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9.4">
            <text:p>19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9">
            <text:p>14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9.4">
            <text:p>29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.8">
            <text:p>2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30.1">
            <text:p>3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6.5">
            <text:p>2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41</text:p>
          </table:table-cell>
          <table:table-cell office:value-type="string">
            <text:p>Cement, Hydraulic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1">
            <text:p>51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3.2">
            <text:p>1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6">
            <text:p>86</text:p>
          </table:table-cell>
          <table:table-cell table:number-columns-repeated="2" office:value-type="float" office:value="104">
            <text:p>10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79">
            <text:p>17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.6">
            <text:p>10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35">
            <text:p>135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">
            <text:p>14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7"/>--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57">
            <text:p>15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.2">
            <text:p>1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37">
            <text:p>137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79">
            <text:p>17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74</text:p>
          </table:table-cell>
          <table:table-cell office:value-type="string">
            <text:p>Lime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4.3">
            <text:p>1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2">
            <text:p>72</text:p>
          </table:table-cell>
          <table:table-cell table:number-columns-repeated="2" office:value-type="float" office:value="12">
            <text:p>1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.2">
            <text:p>1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.7">
            <text:p>2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84">
            <text:p>84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296</text:p>
          </table:table-cell>
          <table:table-cell office:value-type="string">
            <text:p>Mineral Wool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">
            <text:p>10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table:number-columns-repeated="2"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33">
            <text:p>13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4">
            <text:p>6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7">
            <text:p>9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.6">
            <text:p>6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7"/>--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6.6">
            <text:p>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45">
            <text:p>145</text:p>
          </table:table-cell>
          <table:table-cell office:value-type="float" office:value="29">
            <text:p>2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.9">
            <text:p>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rimary Metals</text:p>
          </table:table-cell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1">
          <table:table-cell/>
          <table:table-cell table:style-name="Default" table:formula="of:=[.B1450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450]);[.C1450];0)" office:value-type="float" office:value="3347">
            <text:p>3,347</text:p>
          </table:table-cell>
          <table:table-cell table:formula="of:=IF(ISNUMBER([.D1450]);[.D1450];0)" office:value-type="float" office:value="1824">
            <text:p>1,824</text:p>
          </table:table-cell>
          <table:table-cell table:formula="of:=IF(ISNUMBER([.E1450]);[.E1450];0)" office:value-type="float" office:value="1237">
            <text:p>1,237</text:p>
          </table:table-cell>
          <table:table-cell table:formula="of:=IF(ISNUMBER([.F1450]);[.F1450];0)" office:value-type="float" office:value="1298">
            <text:p>1,298</text:p>
          </table:table-cell>
          <table:table-cell table:formula="of:=IF(ISNUMBER([.G1450]);[.G1450];0)" office:value-type="float" office:value="142">
            <text:p>142</text:p>
          </table:table-cell>
          <table:table-cell table:formula="of:=IF(ISNUMBER([.H1450]);[.H1450];0)" office:value-type="float" office:value="265">
            <text:p>265</text:p>
          </table:table-cell>
          <table:table-cell table:style-name="ce4" table:formula="of:=IF(ISNUMBER([.I1450]);[.I1450];0)" office:value-type="float" office:value="8.4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1]" office:value-type="string" office:string-value="    Energy Audits">
            <text:p><text:s text:c="4"/>Energy Audits</text:p>
          </table:table-cell>
          <table:table-cell table:formula="of:=IF(ISNUMBER([.C1451]);[.C1451];0)" office:value-type="float" office:value="4091">
            <text:p>4,091</text:p>
          </table:table-cell>
          <table:table-cell table:formula="of:=IF(ISNUMBER([.D1451]);[.D1451];0)" office:value-type="float" office:value="1080">
            <text:p>1,080</text:p>
          </table:table-cell>
          <table:table-cell table:formula="of:=IF(ISNUMBER([.E1451]);[.E1451];0)" office:value-type="float" office:value="470">
            <text:p>470</text:p>
          </table:table-cell>
          <table:table-cell table:formula="of:=IF(ISNUMBER([.F1451]);[.F1451];0)" office:value-type="float" office:value="644">
            <text:p>644</text:p>
          </table:table-cell>
          <table:table-cell table:formula="of:=IF(ISNUMBER([.G1451]);[.G1451];0)" office:value-type="float" office:value="50">
            <text:p>50</text:p>
          </table:table-cell>
          <table:table-cell table:formula="of:=IF(ISNUMBER([.H1451]);[.H1451];0)" office:value-type="float" office:value="193">
            <text:p>193</text:p>
          </table:table-cell>
          <table:table-cell table:style-name="ce4" table:formula="of:=IF(ISNUMBER([.I1451]);[.I1451];0)" office:value-type="float" office:value="9.1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2]" office:value-type="string" office:string-value="    Electricity Load Control">
            <text:p><text:s text:c="4"/>Electricity Load Control</text:p>
          </table:table-cell>
          <table:table-cell table:formula="of:=IF(ISNUMBER([.C1452]);[.C1452];0)" office:value-type="float" office:value="4206">
            <text:p>4,206</text:p>
          </table:table-cell>
          <table:table-cell table:formula="of:=IF(ISNUMBER([.D1452]);[.D1452];0)" office:value-type="float" office:value="965">
            <text:p>965</text:p>
          </table:table-cell>
          <table:table-cell table:formula="of:=IF(ISNUMBER([.E1452]);[.E1452];0)" office:value-type="float" office:value="410">
            <text:p>410</text:p>
          </table:table-cell>
          <table:table-cell table:formula="of:=IF(ISNUMBER([.F1452]);[.F1452];0)" office:value-type="float" office:value="695">
            <text:p>695</text:p>
          </table:table-cell>
          <table:table-cell table:formula="of:=IF(ISNUMBER([.G1452]);[.G1452];0)" office:value-type="float" office:value="0">
            <text:p>0</text:p>
          </table:table-cell>
          <table:table-cell table:formula="of:=IF(ISNUMBER([.H1452]);[.H1452];0)" office:value-type="float" office:value="47">
            <text:p>47</text:p>
          </table:table-cell>
          <table:table-cell table:style-name="ce4" table:formula="of:=IF(ISNUMBER([.I1452]);[.I1452];0)" office:value-type="float" office:value="8.1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3]" office:value-type="string" office:string-value="    Special Rate Schedule (c)">
            <text:p><text:s text:c="4"/>Special Rate Schedule (c)</text:p>
          </table:table-cell>
          <table:table-cell table:formula="of:=IF(ISNUMBER([.C1453]);[.C1453];0)" office:value-type="float" office:value="4329">
            <text:p>4,329</text:p>
          </table:table-cell>
          <table:table-cell table:formula="of:=IF(ISNUMBER([.D1453]);[.D1453];0)" office:value-type="float" office:value="842">
            <text:p>842</text:p>
          </table:table-cell>
          <table:table-cell table:formula="of:=IF(ISNUMBER([.E1453]);[.E1453];0)" office:value-type="float" office:value="842">
            <text:p>842</text:p>
          </table:table-cell>
          <table:table-cell table:formula="of:=IF(ISNUMBER([.F1453]);[.F1453];0)" office:value-type="float" office:value="0">
            <text:p>0</text:p>
          </table:table-cell>
          <table:table-cell table:formula="of:=IF(ISNUMBER([.G1453]);[.G1453];0)" office:value-type="float" office:value="0">
            <text:p>0</text:p>
          </table:table-cell>
          <table:table-cell table:formula="of:=IF(ISNUMBER([.H1453]);[.H1453];0)" office:value-type="float" office:value="0">
            <text:p>0</text:p>
          </table:table-cell>
          <table:table-cell table:style-name="ce4" table:formula="of:=IF(ISNUMBER([.I1453]);[.I1453];0)" office:value-type="float" office:value="2.1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4]" office:value-type="string" office:string-value="    Standby Generation Program">
            <text:p><text:s text:c="4"/>Standby Generation Program</text:p>
          </table:table-cell>
          <table:table-cell table:formula="of:=IF(ISNUMBER([.C1454]);[.C1454];0)" office:value-type="float" office:value="5048">
            <text:p>5,048</text:p>
          </table:table-cell>
          <table:table-cell table:formula="of:=IF(ISNUMBER([.D1454]);[.D1454];0)" office:value-type="float" office:value="123">
            <text:p>123</text:p>
          </table:table-cell>
          <table:table-cell table:formula="of:=IF(ISNUMBER([.E1454]);[.E1454];0)" office:value-type="float" office:value="32">
            <text:p>32</text:p>
          </table:table-cell>
          <table:table-cell table:formula="of:=IF(ISNUMBER([.F1454]);[.F1454];0)" office:value-type="float" office:value="85">
            <text:p>85</text:p>
          </table:table-cell>
          <table:table-cell table:formula="of:=IF(ISNUMBER([.G1454]);[.G1454];0)" office:value-type="float" office:value="0">
            <text:p>0</text:p>
          </table:table-cell>
          <table:table-cell table:formula="of:=IF(ISNUMBER([.H1454]);[.H1454];0)" office:value-type="float" office:value="12">
            <text:p>12</text:p>
          </table:table-cell>
          <table:table-cell table:style-name="ce4" table:formula="of:=IF(ISNUMBER([.I1454]);[.I1454];0)" office:value-type="float" office:value="10.5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5]" office:value-type="string" office:string-value="    Equipment Rebates">
            <text:p><text:s text:c="4"/>Equipment Rebates</text:p>
          </table:table-cell>
          <table:table-cell table:formula="of:=IF(ISNUMBER([.C1455]);[.C1455];0)" office:value-type="float" office:value="4720">
            <text:p>4,720</text:p>
          </table:table-cell>
          <table:table-cell table:formula="of:=IF(ISNUMBER([.D1455]);[.D1455];0)" office:value-type="float" office:value="451">
            <text:p>451</text:p>
          </table:table-cell>
          <table:table-cell table:formula="of:=IF(ISNUMBER([.E1455]);[.E1455];0)" office:value-type="float" office:value="436">
            <text:p>436</text:p>
          </table:table-cell>
          <table:table-cell table:formula="of:=IF(ISNUMBER([.F1455]);[.F1455];0)" office:value-type="float" office:value="52">
            <text:p>52</text:p>
          </table:table-cell>
          <table:table-cell table:formula="of:=IF(ISNUMBER([.G1455]);[.G1455];0)" office:value-type="float" office:value="5">
            <text:p>5</text:p>
          </table:table-cell>
          <table:table-cell table:formula="of:=IF(ISNUMBER([.H1455]);[.H1455];0)" office:value-type="float" office:value="17">
            <text:p>17</text:p>
          </table:table-cell>
          <table:table-cell table:style-name="ce4" table:formula="of:=IF(ISNUMBER([.I1455]);[.I1455];0)" office:value-type="float" office:value="10.8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6]" office:value-type="string" office:string-value="    Power Factor Correction or Improvement">
            <text:p><text:s text:c="4"/>Power Factor Correction or Improvement</text:p>
          </table:table-cell>
          <table:table-cell table:formula="of:=IF(ISNUMBER([.C1456]);[.C1456];0)" office:value-type="float" office:value="4561">
            <text:p>4,561</text:p>
          </table:table-cell>
          <table:table-cell table:formula="of:=IF(ISNUMBER([.D1456]);[.D1456];0)" office:value-type="float" office:value="610">
            <text:p>610</text:p>
          </table:table-cell>
          <table:table-cell table:formula="of:=IF(ISNUMBER([.E1456]);[.E1456];0)" office:value-type="float" office:value="239">
            <text:p>239</text:p>
          </table:table-cell>
          <table:table-cell table:formula="of:=IF(ISNUMBER([.F1456]);[.F1456];0)" office:value-type="float" office:value="453">
            <text:p>453</text:p>
          </table:table-cell>
          <table:table-cell table:formula="of:=IF(ISNUMBER([.G1456]);[.G1456];0)" office:value-type="float" office:value="5">
            <text:p>5</text:p>
          </table:table-cell>
          <table:table-cell table:formula="of:=IF(ISNUMBER([.H1456]);[.H1456];0)" office:value-type="float" office:value="29">
            <text:p>29</text:p>
          </table:table-cell>
          <table:table-cell table:style-name="ce4" table:formula="of:=IF(ISNUMBER([.I1456]);[.I1456];0)" office:value-type="float" office:value="10.7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7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457]);[.C1457];0)" office:value-type="float" office:value="5130">
            <text:p>5,130</text:p>
          </table:table-cell>
          <table:table-cell table:formula="of:=IF(ISNUMBER([.D1457]);[.D1457];0)" office:value-type="float" office:value="0">
            <text:p>0</text:p>
          </table:table-cell>
          <table:table-cell table:formula="of:=IF(ISNUMBER([.E1457]);[.E1457];0)" office:value-type="float" office:value="0">
            <text:p>0</text:p>
          </table:table-cell>
          <table:table-cell table:formula="of:=IF(ISNUMBER([.F1457]);[.F1457];0)" office:value-type="float" office:value="0">
            <text:p>0</text:p>
          </table:table-cell>
          <table:table-cell table:formula="of:=IF(ISNUMBER([.G1457]);[.G1457];0)" office:value-type="float" office:value="0">
            <text:p>0</text:p>
          </table:table-cell>
          <table:table-cell table:formula="of:=IF(ISNUMBER([.H1457]);[.H1457];0)" office:value-type="float" office:value="0">
            <text:p>0</text:p>
          </table:table-cell>
          <table:table-cell table:style-name="ce4" table:formula="of:=IF(ISNUMBER([.I1457]);[.I1457];0)" office:value-type="float" office:value="1.3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8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458]);[.C1458];0)" office:value-type="float" office:value="5137">
            <text:p>5,137</text:p>
          </table:table-cell>
          <table:table-cell table:formula="of:=IF(ISNUMBER([.D1458]);[.D1458];0)" office:value-type="float" office:value="34">
            <text:p>34</text:p>
          </table:table-cell>
          <table:table-cell table:formula="of:=IF(ISNUMBER([.E1458]);[.E1458];0)" office:value-type="float" office:value="0">
            <text:p>0</text:p>
          </table:table-cell>
          <table:table-cell table:formula="of:=IF(ISNUMBER([.F1458]);[.F1458];0)" office:value-type="float" office:value="0">
            <text:p>0</text:p>
          </table:table-cell>
          <table:table-cell table:formula="of:=IF(ISNUMBER([.G1458]);[.G1458];0)" office:value-type="float" office:value="34">
            <text:p>34</text:p>
          </table:table-cell>
          <table:table-cell table:formula="of:=IF(ISNUMBER([.H1458]);[.H1458];0)" office:value-type="float" office:value="0">
            <text:p>0</text:p>
          </table:table-cell>
          <table:table-cell table:style-name="ce4" table:formula="of:=IF(ISNUMBER([.I1458]);[.I1458];0)" office:value-type="float" office:value="2.1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59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459]);[.C1459];0)" office:value-type="float" office:value="5162">
            <text:p>5,162</text:p>
          </table:table-cell>
          <table:table-cell table:formula="of:=IF(ISNUMBER([.D1459]);[.D1459];0)" office:value-type="float" office:value="9">
            <text:p>9</text:p>
          </table:table-cell>
          <table:table-cell table:formula="of:=IF(ISNUMBER([.E1459]);[.E1459];0)" office:value-type="float" office:value="0">
            <text:p>0</text:p>
          </table:table-cell>
          <table:table-cell table:formula="of:=IF(ISNUMBER([.F1459]);[.F1459];0)" office:value-type="float" office:value="0">
            <text:p>0</text:p>
          </table:table-cell>
          <table:table-cell table:formula="of:=IF(ISNUMBER([.G1459]);[.G1459];0)" office:value-type="float" office:value="9">
            <text:p>9</text:p>
          </table:table-cell>
          <table:table-cell table:formula="of:=IF(ISNUMBER([.H1459]);[.H1459];0)" office:value-type="float" office:value="0">
            <text:p>0</text:p>
          </table:table-cell>
          <table:table-cell table:style-name="ce4" table:formula="of:=IF(ISNUMBER([.I1459]);[.I1459];0)" office:value-type="float" office:value="3.2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0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460]);[.C1460];0)" office:value-type="float" office:value="0">
            <text:p>0</text:p>
          </table:table-cell>
          <table:table-cell table:formula="of:=IF(ISNUMBER([.D1460]);[.D1460];0)" office:value-type="float" office:value="0">
            <text:p>0</text:p>
          </table:table-cell>
          <table:table-cell table:formula="of:=IF(ISNUMBER([.E1460]);[.E1460];0)" office:value-type="float" office:value="0">
            <text:p>0</text:p>
          </table:table-cell>
          <table:table-cell table:formula="of:=IF(ISNUMBER([.F1460]);[.F1460];0)" office:value-type="float" office:value="0">
            <text:p>0</text:p>
          </table:table-cell>
          <table:table-cell table:formula="of:=IF(ISNUMBER([.G1460]);[.G1460];0)" office:value-type="float" office:value="0">
            <text:p>0</text:p>
          </table:table-cell>
          <table:table-cell table:formula="of:=IF(ISNUMBER([.H1460]);[.H1460];0)" office:value-type="float" office:value="0">
            <text:p>0</text:p>
          </table:table-cell>
          <table:table-cell table:style-name="ce4" table:formula="of:=IF(ISNUMBER([.I1460]);[.I1460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1]" office:value-type="string" office:string-value="      Improving Energy Efficiency Affecting:">
            <text:p><text:s text:c="6"/>Improving Energy Efficiency Affecting:</text:p>
          </table:table-cell>
          <table:table-cell table:formula="of:=IF(ISNUMBER([.C1461]);[.C1461];0)" office:value-type="float" office:value="0">
            <text:p>0</text:p>
          </table:table-cell>
          <table:table-cell table:formula="of:=IF(ISNUMBER([.D1461]);[.D1461];0)" office:value-type="float" office:value="0">
            <text:p>0</text:p>
          </table:table-cell>
          <table:table-cell table:formula="of:=IF(ISNUMBER([.E1461]);[.E1461];0)" office:value-type="float" office:value="0">
            <text:p>0</text:p>
          </table:table-cell>
          <table:table-cell table:formula="of:=IF(ISNUMBER([.F1461]);[.F1461];0)" office:value-type="float" office:value="0">
            <text:p>0</text:p>
          </table:table-cell>
          <table:table-cell table:formula="of:=IF(ISNUMBER([.G1461]);[.G1461];0)" office:value-type="float" office:value="0">
            <text:p>0</text:p>
          </table:table-cell>
          <table:table-cell table:formula="of:=IF(ISNUMBER([.H1461]);[.H1461];0)" office:value-type="float" office:value="0">
            <text:p>0</text:p>
          </table:table-cell>
          <table:table-cell table:style-name="ce4" table:formula="of:=IF(ISNUMBER([.I1461]);[.I1461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2]" office:value-type="string" office:string-value="            Steam Production (d)">
            <text:p><text:s text:c="12"/>Steam Production (d)</text:p>
          </table:table-cell>
          <table:table-cell table:formula="of:=IF(ISNUMBER([.C1462]);[.C1462];0)" office:value-type="float" office:value="4942">
            <text:p>4,942</text:p>
          </table:table-cell>
          <table:table-cell table:formula="of:=IF(ISNUMBER([.D1462]);[.D1462];0)" office:value-type="float" office:value="229">
            <text:p>229</text:p>
          </table:table-cell>
          <table:table-cell table:formula="of:=IF(ISNUMBER([.E1462]);[.E1462];0)" office:value-type="float" office:value="31">
            <text:p>31</text:p>
          </table:table-cell>
          <table:table-cell table:formula="of:=IF(ISNUMBER([.F1462]);[.F1462];0)" office:value-type="float" office:value="192">
            <text:p>192</text:p>
          </table:table-cell>
          <table:table-cell table:formula="of:=IF(ISNUMBER([.G1462]);[.G1462];0)" office:value-type="float" office:value="0">
            <text:p>0</text:p>
          </table:table-cell>
          <table:table-cell table:formula="of:=IF(ISNUMBER([.H1462]);[.H1462];0)" office:value-type="float" office:value="23">
            <text:p>23</text:p>
          </table:table-cell>
          <table:table-cell table:style-name="ce4" table:formula="of:=IF(ISNUMBER([.I1462]);[.I1462];0)" office:value-type="float" office:value="13.8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3]" office:value-type="string" office:string-value="            Direct/Indirect Process Heating">
            <text:p><text:s text:c="12"/>Direct/Indirect Process Heating</text:p>
          </table:table-cell>
          <table:table-cell table:formula="of:=IF(ISNUMBER([.C1463]);[.C1463];0)" office:value-type="float" office:value="4760">
            <text:p>4,760</text:p>
          </table:table-cell>
          <table:table-cell table:formula="of:=IF(ISNUMBER([.D1463]);[.D1463];0)" office:value-type="float" office:value="411">
            <text:p>411</text:p>
          </table:table-cell>
          <table:table-cell table:formula="of:=IF(ISNUMBER([.E1463]);[.E1463];0)" office:value-type="float" office:value="84">
            <text:p>84</text:p>
          </table:table-cell>
          <table:table-cell table:formula="of:=IF(ISNUMBER([.F1463]);[.F1463];0)" office:value-type="float" office:value="332">
            <text:p>332</text:p>
          </table:table-cell>
          <table:table-cell table:formula="of:=IF(ISNUMBER([.G1463]);[.G1463];0)" office:value-type="float" office:value="0">
            <text:p>0</text:p>
          </table:table-cell>
          <table:table-cell table:formula="of:=IF(ISNUMBER([.H1463]);[.H1463];0)" office:value-type="float" office:value="39">
            <text:p>39</text:p>
          </table:table-cell>
          <table:table-cell table:style-name="ce4" table:formula="of:=IF(ISNUMBER([.I1463]);[.I1463];0)" office:value-type="float" office:value="10.6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4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464]);[.C1464];0)" office:value-type="float" office:value="5040">
            <text:p>5,040</text:p>
          </table:table-cell>
          <table:table-cell table:formula="of:=IF(ISNUMBER([.D1464]);[.D1464];0)" office:value-type="float" office:value="131">
            <text:p>131</text:p>
          </table:table-cell>
          <table:table-cell table:formula="of:=IF(ISNUMBER([.E1464]);[.E1464];0)" office:value-type="float" office:value="16">
            <text:p>16</text:p>
          </table:table-cell>
          <table:table-cell table:formula="of:=IF(ISNUMBER([.F1464]);[.F1464];0)" office:value-type="float" office:value="120">
            <text:p>120</text:p>
          </table:table-cell>
          <table:table-cell table:formula="of:=IF(ISNUMBER([.G1464]);[.G1464];0)" office:value-type="float" office:value="0">
            <text:p>0</text:p>
          </table:table-cell>
          <table:table-cell table:formula="of:=IF(ISNUMBER([.H1464]);[.H1464];0)" office:value-type="float" office:value="7">
            <text:p>7</text:p>
          </table:table-cell>
          <table:table-cell table:style-name="ce4" table:formula="of:=IF(ISNUMBER([.I1464]);[.I1464];0)" office:value-type="float" office:value="13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5]" office:value-type="string" office:string-value="            Direct Machine Drive (e)">
            <text:p><text:s text:c="12"/>Direct Machine Drive (e)</text:p>
          </table:table-cell>
          <table:table-cell table:formula="of:=IF(ISNUMBER([.C1465]);[.C1465];0)" office:value-type="float" office:value="4642">
            <text:p>4,642</text:p>
          </table:table-cell>
          <table:table-cell table:formula="of:=IF(ISNUMBER([.D1465]);[.D1465];0)" office:value-type="float" office:value="529">
            <text:p>529</text:p>
          </table:table-cell>
          <table:table-cell table:formula="of:=IF(ISNUMBER([.E1465]);[.E1465];0)" office:value-type="float" office:value="125">
            <text:p>125</text:p>
          </table:table-cell>
          <table:table-cell table:formula="of:=IF(ISNUMBER([.F1465]);[.F1465];0)" office:value-type="float" office:value="434">
            <text:p>434</text:p>
          </table:table-cell>
          <table:table-cell table:formula="of:=IF(ISNUMBER([.G1465]);[.G1465];0)" office:value-type="float" office:value="6">
            <text:p>6</text:p>
          </table:table-cell>
          <table:table-cell table:formula="of:=IF(ISNUMBER([.H1465]);[.H1465];0)" office:value-type="float" office:value="24">
            <text:p>24</text:p>
          </table:table-cell>
          <table:table-cell table:style-name="ce4" table:formula="of:=IF(ISNUMBER([.I1465]);[.I1465];0)" office:value-type="float" office:value="9.8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6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466]);[.C1466];0)" office:value-type="float" office:value="4801">
            <text:p>4,801</text:p>
          </table:table-cell>
          <table:table-cell table:formula="of:=IF(ISNUMBER([.D1466]);[.D1466];0)" office:value-type="float" office:value="370">
            <text:p>370</text:p>
          </table:table-cell>
          <table:table-cell table:formula="of:=IF(ISNUMBER([.E1466]);[.E1466];0)" office:value-type="float" office:value="59">
            <text:p>59</text:p>
          </table:table-cell>
          <table:table-cell table:formula="of:=IF(ISNUMBER([.F1466]);[.F1466];0)" office:value-type="float" office:value="312">
            <text:p>312</text:p>
          </table:table-cell>
          <table:table-cell table:formula="of:=IF(ISNUMBER([.G1466]);[.G1466];0)" office:value-type="float" office:value="0">
            <text:p>0</text:p>
          </table:table-cell>
          <table:table-cell table:formula="of:=IF(ISNUMBER([.H1466]);[.H1466];0)" office:value-type="float" office:value="31">
            <text:p>31</text:p>
          </table:table-cell>
          <table:table-cell table:style-name="ce4" table:formula="of:=IF(ISNUMBER([.I1466]);[.I1466];0)" office:value-type="float" office:value="10.3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7]" office:value-type="string" office:string-value="            Facility Lighting">
            <text:p><text:s text:c="12"/>Facility Lighting</text:p>
          </table:table-cell>
          <table:table-cell table:formula="of:=IF(ISNUMBER([.C1467]);[.C1467];0)" office:value-type="float" office:value="4508">
            <text:p>4,508</text:p>
          </table:table-cell>
          <table:table-cell table:formula="of:=IF(ISNUMBER([.D1467]);[.D1467];0)" office:value-type="float" office:value="663">
            <text:p>663</text:p>
          </table:table-cell>
          <table:table-cell table:formula="of:=IF(ISNUMBER([.E1467]);[.E1467];0)" office:value-type="float" office:value="233">
            <text:p>233</text:p>
          </table:table-cell>
          <table:table-cell table:formula="of:=IF(ISNUMBER([.F1467]);[.F1467];0)" office:value-type="float" office:value="469">
            <text:p>469</text:p>
          </table:table-cell>
          <table:table-cell table:formula="of:=IF(ISNUMBER([.G1467]);[.G1467];0)" office:value-type="float" office:value="4">
            <text:p>4</text:p>
          </table:table-cell>
          <table:table-cell table:formula="of:=IF(ISNUMBER([.H1467]);[.H1467];0)" office:value-type="float" office:value="41">
            <text:p>41</text:p>
          </table:table-cell>
          <table:table-cell table:style-name="ce4" table:formula="of:=IF(ISNUMBER([.I1467]);[.I1467];0)" office:value-type="float" office:value="10.8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8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468]);[.C1468];0)" office:value-type="float" office:value="0">
            <text:p>0</text:p>
          </table:table-cell>
          <table:table-cell table:formula="of:=IF(ISNUMBER([.D1468]);[.D1468];0)" office:value-type="float" office:value="0">
            <text:p>0</text:p>
          </table:table-cell>
          <table:table-cell table:formula="of:=IF(ISNUMBER([.E1468]);[.E1468];0)" office:value-type="float" office:value="0">
            <text:p>0</text:p>
          </table:table-cell>
          <table:table-cell table:formula="of:=IF(ISNUMBER([.F1468]);[.F1468];0)" office:value-type="float" office:value="0">
            <text:p>0</text:p>
          </table:table-cell>
          <table:table-cell table:formula="of:=IF(ISNUMBER([.G1468]);[.G1468];0)" office:value-type="float" office:value="0">
            <text:p>0</text:p>
          </table:table-cell>
          <table:table-cell table:formula="of:=IF(ISNUMBER([.H1468]);[.H1468];0)" office:value-type="float" office:value="0">
            <text:p>0</text:p>
          </table:table-cell>
          <table:table-cell table:style-name="ce4" table:formula="of:=IF(ISNUMBER([.I1468]);[.I1468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69]" office:value-type="string" office:string-value="      Using a Different Energy Source (f)">
            <text:p><text:s text:c="6"/>Using a Different Energy Source (f)</text:p>
          </table:table-cell>
          <table:table-cell table:formula="of:=IF(ISNUMBER([.C1469]);[.C1469];0)" office:value-type="float" office:value="5054">
            <text:p>5,054</text:p>
          </table:table-cell>
          <table:table-cell table:formula="of:=IF(ISNUMBER([.D1469]);[.D1469];0)" office:value-type="float" office:value="117">
            <text:p>117</text:p>
          </table:table-cell>
          <table:table-cell table:formula="of:=IF(ISNUMBER([.E1469]);[.E1469];0)" office:value-type="float" office:value="19">
            <text:p>19</text:p>
          </table:table-cell>
          <table:table-cell table:formula="of:=IF(ISNUMBER([.F1469]);[.F1469];0)" office:value-type="float" office:value="103">
            <text:p>103</text:p>
          </table:table-cell>
          <table:table-cell table:formula="of:=IF(ISNUMBER([.G1469]);[.G1469];0)" office:value-type="float" office:value="0">
            <text:p>0</text:p>
          </table:table-cell>
          <table:table-cell table:formula="of:=IF(ISNUMBER([.H1469]);[.H1469];0)" office:value-type="float" office:value="10">
            <text:p>10</text:p>
          </table:table-cell>
          <table:table-cell table:style-name="ce4" table:formula="of:=IF(ISNUMBER([.I1469]);[.I1469];0)" office:value-type="float" office:value="12.2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470]" office:value-type="string" office:string-value="    Other (g)">
            <text:p><text:s text:c="4"/>Other (g)</text:p>
          </table:table-cell>
          <table:table-cell table:formula="of:=IF(ISNUMBER([.C1470]);[.C1470];0)" office:value-type="float" office:value="5123">
            <text:p>5,123</text:p>
          </table:table-cell>
          <table:table-cell table:formula="of:=IF(ISNUMBER([.D1470]);[.D1470];0)" office:value-type="float" office:value="48">
            <text:p>48</text:p>
          </table:table-cell>
          <table:table-cell table:formula="of:=IF(ISNUMBER([.E1470]);[.E1470];0)" office:value-type="float" office:value="9">
            <text:p>9</text:p>
          </table:table-cell>
          <table:table-cell table:formula="of:=IF(ISNUMBER([.F1470]);[.F1470];0)" office:value-type="float" office:value="33">
            <text:p>33</text:p>
          </table:table-cell>
          <table:table-cell table:formula="of:=IF(ISNUMBER([.G1470]);[.G1470];0)" office:value-type="float" office:value="10">
            <text:p>10</text:p>
          </table:table-cell>
          <table:table-cell table:formula="of:=IF(ISNUMBER([.H1470]);[.H1470];0)" office:value-type="float" office:value="3">
            <text:p>3</text:p>
          </table:table-cell>
          <table:table-cell table:style-name="ce4" table:formula="of:=IF(ISNUMBER([.I1470]);[.I1470];0)" office:value-type="float" office:value="14.9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/>
          <table:table-cell table:style-name="Default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3</text:p>
          </table:table-cell>
          <table:table-cell office:value-type="string">
            <text:p>PRIMARY METAL INDUSTRI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3347">
            <text:p>3,347</text:p>
          </table:table-cell>
          <table:table-cell office:value-type="float" office:value="1824">
            <text:p>1,824</text:p>
          </table:table-cell>
          <table:table-cell office:value-type="float" office:value="1237">
            <text:p>1,237</text:p>
          </table:table-cell>
          <table:table-cell office:value-type="float" office:value="1298">
            <text:p>1,298</text:p>
          </table:table-cell>
          <table:table-cell office:value-type="float" office:value="142">
            <text:p>142</text:p>
          </table:table-cell>
          <table:table-cell office:value-type="float" office:value="265">
            <text:p>265</text:p>
          </table:table-cell>
          <table:table-cell office:value-type="float" office:value="8.4">
            <text:p>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4091">
            <text:p>4,091</text:p>
          </table:table-cell>
          <table:table-cell office:value-type="float" office:value="1080">
            <text:p>1,080</text:p>
          </table:table-cell>
          <table:table-cell office:value-type="float" office:value="470">
            <text:p>470</text:p>
          </table:table-cell>
          <table:table-cell office:value-type="float" office:value="644">
            <text:p>644</text:p>
          </table:table-cell>
          <table:table-cell office:value-type="float" office:value="50">
            <text:p>50</text:p>
          </table:table-cell>
          <table:table-cell office:value-type="float" office:value="193">
            <text:p>193</text:p>
          </table:table-cell>
          <table:table-cell office:value-type="float" office:value="9.1">
            <text:p>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4206">
            <text:p>4,206</text:p>
          </table:table-cell>
          <table:table-cell office:value-type="float" office:value="965">
            <text:p>965</text:p>
          </table:table-cell>
          <table:table-cell office:value-type="float" office:value="410">
            <text:p>410</text:p>
          </table:table-cell>
          <table:table-cell office:value-type="float" office:value="695">
            <text:p>69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7">
            <text:p>47</text:p>
          </table:table-cell>
          <table:table-cell office:value-type="float" office:value="8.1">
            <text:p>8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4329">
            <text:p>4,329</text:p>
          </table:table-cell>
          <table:table-cell table:number-columns-repeated="2" office:value-type="float" office:value="842">
            <text:p>84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048">
            <text:p>5,048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0.5">
            <text:p>10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720">
            <text:p>4,720</text:p>
          </table:table-cell>
          <table:table-cell office:value-type="float" office:value="451">
            <text:p>451</text:p>
          </table:table-cell>
          <table:table-cell office:value-type="float" office:value="436">
            <text:p>43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561">
            <text:p>4,561</text:p>
          </table:table-cell>
          <table:table-cell office:value-type="float" office:value="610">
            <text:p>610</text:p>
          </table:table-cell>
          <table:table-cell office:value-type="float" office:value="239">
            <text:p>239</text:p>
          </table:table-cell>
          <table:table-cell office:value-type="float" office:value="453">
            <text:p>45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0.7">
            <text:p>10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130">
            <text:p>5,13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137">
            <text:p>5,137</text:p>
          </table:table-cell>
          <table:table-cell office:value-type="float" office:value="34">
            <text:p>3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4">
            <text:p>34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162">
            <text:p>5,162</text:p>
          </table:table-cell>
          <table:table-cell office:value-type="float" office:value="9">
            <text:p>9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942">
            <text:p>4,942</text:p>
          </table:table-cell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192">
            <text:p>19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3">
            <text:p>23</text:p>
          </table:table-cell>
          <table:table-cell office:value-type="float" office:value="13.8">
            <text:p>1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760">
            <text:p>4,760</text:p>
          </table:table-cell>
          <table:table-cell office:value-type="float" office:value="411">
            <text:p>411</text:p>
          </table:table-cell>
          <table:table-cell office:value-type="float" office:value="84">
            <text:p>84</text:p>
          </table:table-cell>
          <table:table-cell office:value-type="float" office:value="332">
            <text:p>33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9">
            <text:p>39</text:p>
          </table:table-cell>
          <table:table-cell office:value-type="float" office:value="10.6">
            <text:p>10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040">
            <text:p>5,040</text:p>
          </table:table-cell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642">
            <text:p>4,642</text:p>
          </table:table-cell>
          <table:table-cell office:value-type="float" office:value="529">
            <text:p>529</text:p>
          </table:table-cell>
          <table:table-cell office:value-type="float" office:value="125">
            <text:p>125</text:p>
          </table:table-cell>
          <table:table-cell office:value-type="float" office:value="434">
            <text:p>4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.8">
            <text:p>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801">
            <text:p>4,801</text:p>
          </table:table-cell>
          <table:table-cell office:value-type="float" office:value="370">
            <text:p>370</text:p>
          </table:table-cell>
          <table:table-cell office:value-type="float" office:value="59">
            <text:p>59</text:p>
          </table:table-cell>
          <table:table-cell office:value-type="float" office:value="312">
            <text:p>3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1">
            <text:p>31</text:p>
          </table:table-cell>
          <table:table-cell office:value-type="float" office:value="10.3">
            <text:p>10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508">
            <text:p>4,508</text:p>
          </table:table-cell>
          <table:table-cell office:value-type="float" office:value="663">
            <text:p>663</text:p>
          </table:table-cell>
          <table:table-cell office:value-type="float" office:value="233">
            <text:p>233</text:p>
          </table:table-cell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0.8">
            <text:p>1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054">
            <text:p>5,054</text:p>
          </table:table-cell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123">
            <text:p>5,123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1</text:p>
          </table:table-cell>
          <table:table-cell office:value-type="string">
            <text:p>Blast Furnace and Basic Steel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78">
            <text:p>578</text:p>
          </table:table-cell>
          <table:table-cell office:value-type="float" office:value="403">
            <text:p>403</text:p>
          </table:table-cell>
          <table:table-cell office:value-type="float" office:value="307">
            <text:p>307</text:p>
          </table:table-cell>
          <table:table-cell office:value-type="float" office:value="268">
            <text:p>268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743">
            <text:p>743</text:p>
          </table:table-cell>
          <table:table-cell office:value-type="float" office:value="238">
            <text:p>238</text:p>
          </table:table-cell>
          <table:table-cell office:value-type="float" office:value="109">
            <text:p>109</text:p>
          </table:table-cell>
          <table:table-cell office:value-type="float" office:value="133">
            <text:p>13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6">
            <text:p>36</text:p>
          </table:table-cell>
          <table:table-cell office:value-type="float" office:value="14">
            <text:p>14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769">
            <text:p>769</text:p>
          </table:table-cell>
          <table:table-cell office:value-type="float" office:value="212">
            <text:p>212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.7">
            <text:p>1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67">
            <text:p>767</text:p>
          </table:table-cell>
          <table:table-cell table:number-columns-repeated="2" office:value-type="float" office:value="214">
            <text:p>21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947">
            <text:p>94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.3">
            <text:p>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903">
            <text:p>903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25">
            <text:p>825</text:p>
          </table:table-cell>
          <table:table-cell office:value-type="float" office:value="156">
            <text:p>156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978">
            <text:p>978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964">
            <text:p>964</text:p>
          </table:table-cell>
          <table:table-cell office:value-type="float" office:value="17">
            <text:p>1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975">
            <text:p>975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7"/>--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912">
            <text:p>91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886">
            <text:p>886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.5">
            <text:p>7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954">
            <text:p>954</text:p>
          </table:table-cell>
          <table:table-cell office:value-type="float" office:value="27">
            <text:p>2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3">
            <text:p>1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838">
            <text:p>838</text:p>
          </table:table-cell>
          <table:table-cell office:value-type="float" office:value="143">
            <text:p>143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office:value-type="float" office:value="11.6">
            <text:p>1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915">
            <text:p>91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39">
            <text:p>839</text:p>
          </table:table-cell>
          <table:table-cell office:value-type="float" office:value="142">
            <text:p>142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944">
            <text:p>94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966">
            <text:p>96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12</text:p>
          </table:table-cell>
          <table:table-cell office:value-type="string">
            <text:p>Blast Furnaces and Steel Mill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09">
            <text:p>109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office:value-type="float" office:value="126">
            <text:p>12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90">
            <text:p>190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3">
            <text:p>23</text:p>
          </table:table-cell>
          <table:table-cell office:value-type="float" office:value="5">
            <text:p>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64">
            <text:p>164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29">
            <text:p>129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62">
            <text:p>26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.4">
            <text:p>4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10">
            <text:p>21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7"/>--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75">
            <text:p>27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office:value-type="float" office:value="5.4">
            <text:p>5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50">
            <text:p>250</text:p>
          </table:table-cell>
          <table:table-cell office:value-type="float" office:value="34">
            <text:p>3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36">
            <text:p>23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.2">
            <text:p>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62">
            <text:p>26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78">
            <text:p>278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0.3">
            <text:p>10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13</text:p>
          </table:table-cell>
          <table:table-cell office:value-type="string">
            <text:p>Electrometallurgical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32.4">
            <text:p>3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0.8">
            <text:p>40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9.8">
            <text:p>3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5">
            <text:p>25</text:p>
          </table:table-cell>
          <table:table-cell table:number-columns-repeated="2" office:value-type="float" office:value="11">
            <text:p>1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5.1">
            <text:p>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1">
            <text:p>31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2.8">
            <text:p>4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1">
            <text:p>3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2.8">
            <text:p>4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2">
            <text:p>3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34.2">
            <text:p>34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1">
            <text:p>31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2.8">
            <text:p>4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21</text:p>
          </table:table-cell>
          <table:table-cell office:value-type="string">
            <text:p>Gray and Ductile Iron Foundri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63">
            <text:p>263</text:p>
          </table:table-cell>
          <table:table-cell office:value-type="float" office:value="254">
            <text:p>254</text:p>
          </table:table-cell>
          <table:table-cell office:value-type="float" office:value="200">
            <text:p>200</text:p>
          </table:table-cell>
          <table:table-cell office:value-type="float" office:value="163">
            <text:p>16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.4">
            <text:p>18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73">
            <text:p>373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0.1">
            <text:p>20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80">
            <text:p>380</text:p>
          </table:table-cell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69">
            <text:p>369</text:p>
          </table:table-cell>
          <table:table-cell table:number-columns-repeated="2" office:value-type="float" office:value="148">
            <text:p>14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17">
            <text:p>4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452">
            <text:p>452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2">
            <text:p>17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494">
            <text:p>494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26.1">
            <text:p>26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60">
            <text:p>460</text:p>
          </table:table-cell>
          <table:table-cell office:value-type="float" office:value="57">
            <text:p>5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1.1">
            <text:p>21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462">
            <text:p>462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6.5">
            <text:p>1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91">
            <text:p>491</text:p>
          </table:table-cell>
          <table:table-cell office:value-type="float" office:value="26">
            <text:p>2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5">
            <text:p>1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463">
            <text:p>463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11">
            <text:p>5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17">
            <text:p>517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31</text:p>
          </table:table-cell>
          <table:table-cell office:value-type="string">
            <text:p>Primary Copper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">
            <text:p>1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34</text:p>
          </table:table-cell>
          <table:table-cell office:value-type="string">
            <text:p>Primary Aluminum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6.2">
            <text:p>6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.9">
            <text:p>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39</text:p>
          </table:table-cell>
          <table:table-cell office:value-type="string">
            <text:p>Primary Nonferrous Metals, nec.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8.7">
            <text:p>18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4">
            <text:p>17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72">
            <text:p>72</text:p>
          </table:table-cell>
          <table:table-cell table:number-columns-repeated="2" office:value-type="float" office:value="16">
            <text:p>16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88">
            <text:p>8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8.3">
            <text:p>18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9.9">
            <text:p>1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office:value-type="float" office:value="13.8">
            <text:p>1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9.7">
            <text:p>19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0.7">
            <text:p>20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88">
            <text:p>88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353</text:p>
          </table:table-cell>
          <table:table-cell office:value-type="string">
            <text:p>Aluminum Sheet, Plate, and Foil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">
            <text:p>17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5.3">
            <text:p>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7.7">
            <text:p>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">
            <text:p>1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5">
            <text:p>5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7"/>--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9">
            <text:p>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5">
            <text:p>5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bricated Metals</text:p>
          </table:table-cell>
          <table:table-cell table:number-columns-repeated="1022"/>
        </table:table-row>
        <table:table-row table:style-name="ro1">
          <table:table-cell/>
          <table:table-cell table:style-name="Default" table:formula="of:=[.B1681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681]);[.C1681];0)" office:value-type="float" office:value="22300">
            <text:p>22,300</text:p>
          </table:table-cell>
          <table:table-cell table:formula="of:=IF(ISNUMBER([.D1681]);[.D1681];0)" office:value-type="float" office:value="3962">
            <text:p>3,962</text:p>
          </table:table-cell>
          <table:table-cell table:formula="of:=IF(ISNUMBER([.E1681]);[.E1681];0)" office:value-type="float" office:value="2681">
            <text:p>2,681</text:p>
          </table:table-cell>
          <table:table-cell table:formula="of:=IF(ISNUMBER([.F1681]);[.F1681];0)" office:value-type="float" office:value="2215">
            <text:p>2,215</text:p>
          </table:table-cell>
          <table:table-cell table:formula="of:=IF(ISNUMBER([.G1681]);[.G1681];0)" office:value-type="float" office:value="199">
            <text:p>199</text:p>
          </table:table-cell>
          <table:table-cell table:formula="of:=IF(ISNUMBER([.H1681]);[.H1681];0)" office:value-type="float" office:value="807">
            <text:p>807</text:p>
          </table:table-cell>
          <table:table-cell table:style-name="ce4" table:formula="of:=IF(ISNUMBER([.I1681]);[.I1681];0)"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2]" office:value-type="string" office:string-value="    Energy Audits">
            <text:p><text:s text:c="4"/>Energy Audits</text:p>
          </table:table-cell>
          <table:table-cell table:formula="of:=IF(ISNUMBER([.C1682]);[.C1682];0)" office:value-type="float" office:value="23707">
            <text:p>23,707</text:p>
          </table:table-cell>
          <table:table-cell table:formula="of:=IF(ISNUMBER([.D1682]);[.D1682];0)" office:value-type="float" office:value="2555">
            <text:p>2,555</text:p>
          </table:table-cell>
          <table:table-cell table:formula="of:=IF(ISNUMBER([.E1682]);[.E1682];0)" office:value-type="float" office:value="1605">
            <text:p>1,605</text:p>
          </table:table-cell>
          <table:table-cell table:formula="of:=IF(ISNUMBER([.F1682]);[.F1682];0)" office:value-type="float" office:value="1044">
            <text:p>1,044</text:p>
          </table:table-cell>
          <table:table-cell table:formula="of:=IF(ISNUMBER([.G1682]);[.G1682];0)" office:value-type="float" office:value="71">
            <text:p>71</text:p>
          </table:table-cell>
          <table:table-cell table:formula="of:=IF(ISNUMBER([.H1682]);[.H1682];0)" office:value-type="float" office:value="304">
            <text:p>304</text:p>
          </table:table-cell>
          <table:table-cell table:style-name="ce4" table:formula="of:=IF(ISNUMBER([.I1682]);[.I1682];0)" office:value-type="float" office:value="11.3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3]" office:value-type="string" office:string-value="    Electricity Load Control">
            <text:p><text:s text:c="4"/>Electricity Load Control</text:p>
          </table:table-cell>
          <table:table-cell table:formula="of:=IF(ISNUMBER([.C1683]);[.C1683];0)" office:value-type="float" office:value="24790">
            <text:p>24,790</text:p>
          </table:table-cell>
          <table:table-cell table:formula="of:=IF(ISNUMBER([.D1683]);[.D1683];0)" office:value-type="float" office:value="1472">
            <text:p>1,472</text:p>
          </table:table-cell>
          <table:table-cell table:formula="of:=IF(ISNUMBER([.E1683]);[.E1683];0)" office:value-type="float" office:value="691">
            <text:p>691</text:p>
          </table:table-cell>
          <table:table-cell table:formula="of:=IF(ISNUMBER([.F1683]);[.F1683];0)" office:value-type="float" office:value="822">
            <text:p>822</text:p>
          </table:table-cell>
          <table:table-cell table:formula="of:=IF(ISNUMBER([.G1683]);[.G1683];0)" office:value-type="float" office:value="32">
            <text:p>32</text:p>
          </table:table-cell>
          <table:table-cell table:formula="of:=IF(ISNUMBER([.H1683]);[.H1683];0)" office:value-type="float" office:value="144">
            <text:p>144</text:p>
          </table:table-cell>
          <table:table-cell table:style-name="ce4" table:formula="of:=IF(ISNUMBER([.I1683]);[.I1683];0)" office:value-type="float" office:value="13.5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4]" office:value-type="string" office:string-value="    Special Rate Schedule (c)">
            <text:p><text:s text:c="4"/>Special Rate Schedule (c)</text:p>
          </table:table-cell>
          <table:table-cell table:formula="of:=IF(ISNUMBER([.C1684]);[.C1684];0)" office:value-type="float" office:value="25471">
            <text:p>25,471</text:p>
          </table:table-cell>
          <table:table-cell table:formula="of:=IF(ISNUMBER([.D1684]);[.D1684];0)" office:value-type="float" office:value="791">
            <text:p>791</text:p>
          </table:table-cell>
          <table:table-cell table:formula="of:=IF(ISNUMBER([.E1684]);[.E1684];0)" office:value-type="float" office:value="791">
            <text:p>791</text:p>
          </table:table-cell>
          <table:table-cell table:formula="of:=IF(ISNUMBER([.F1684]);[.F1684];0)" office:value-type="float" office:value="0">
            <text:p>0</text:p>
          </table:table-cell>
          <table:table-cell table:formula="of:=IF(ISNUMBER([.G1684]);[.G1684];0)" office:value-type="float" office:value="0">
            <text:p>0</text:p>
          </table:table-cell>
          <table:table-cell table:formula="of:=IF(ISNUMBER([.H1684]);[.H1684];0)" office:value-type="float" office:value="0">
            <text:p>0</text:p>
          </table:table-cell>
          <table:table-cell table:style-name="ce4" table:formula="of:=IF(ISNUMBER([.I1684]);[.I1684];0)" office:value-type="float" office:value="2.4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5]" office:value-type="string" office:string-value="    Standby Generation Program">
            <text:p><text:s text:c="4"/>Standby Generation Program</text:p>
          </table:table-cell>
          <table:table-cell table:formula="of:=IF(ISNUMBER([.C1685]);[.C1685];0)" office:value-type="float" office:value="25925">
            <text:p>25,925</text:p>
          </table:table-cell>
          <table:table-cell table:formula="of:=IF(ISNUMBER([.D1685]);[.D1685];0)" office:value-type="float" office:value="337">
            <text:p>337</text:p>
          </table:table-cell>
          <table:table-cell table:formula="of:=IF(ISNUMBER([.E1685]);[.E1685];0)" office:value-type="float" office:value="62">
            <text:p>62</text:p>
          </table:table-cell>
          <table:table-cell table:formula="of:=IF(ISNUMBER([.F1685]);[.F1685];0)" office:value-type="float" office:value="290">
            <text:p>290</text:p>
          </table:table-cell>
          <table:table-cell table:formula="of:=IF(ISNUMBER([.G1685]);[.G1685];0)" office:value-type="float" office:value="3">
            <text:p>3</text:p>
          </table:table-cell>
          <table:table-cell table:formula="of:=IF(ISNUMBER([.H1685]);[.H1685];0)" office:value-type="float" office:value="28">
            <text:p>28</text:p>
          </table:table-cell>
          <table:table-cell table:style-name="ce4" table:formula="of:=IF(ISNUMBER([.I1685]);[.I1685];0)" office:value-type="float" office:value="18.5">
            <text:p>1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6]" office:value-type="string" office:string-value="    Equipment Rebates">
            <text:p><text:s text:c="4"/>Equipment Rebates</text:p>
          </table:table-cell>
          <table:table-cell table:formula="of:=IF(ISNUMBER([.C1686]);[.C1686];0)" office:value-type="float" office:value="24782">
            <text:p>24,782</text:p>
          </table:table-cell>
          <table:table-cell table:formula="of:=IF(ISNUMBER([.D1686]);[.D1686];0)" office:value-type="float" office:value="1480">
            <text:p>1,480</text:p>
          </table:table-cell>
          <table:table-cell table:formula="of:=IF(ISNUMBER([.E1686]);[.E1686];0)" office:value-type="float" office:value="1112">
            <text:p>1,112</text:p>
          </table:table-cell>
          <table:table-cell table:formula="of:=IF(ISNUMBER([.F1686]);[.F1686];0)" office:value-type="float" office:value="311">
            <text:p>311</text:p>
          </table:table-cell>
          <table:table-cell table:formula="of:=IF(ISNUMBER([.G1686]);[.G1686];0)" office:value-type="float" office:value="15">
            <text:p>15</text:p>
          </table:table-cell>
          <table:table-cell table:formula="of:=IF(ISNUMBER([.H1686]);[.H1686];0)" office:value-type="float" office:value="0">
            <text:p>0</text:p>
          </table:table-cell>
          <table:table-cell table:style-name="ce4" table:formula="of:=IF(ISNUMBER([.I1686]);[.I1686];0)" office:value-type="float" office:value="16.3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7]" office:value-type="string" office:string-value="    Power Factor Correction or Improvement">
            <text:p><text:s text:c="4"/>Power Factor Correction or Improvement</text:p>
          </table:table-cell>
          <table:table-cell table:formula="of:=IF(ISNUMBER([.C1687]);[.C1687];0)" office:value-type="float" office:value="24962">
            <text:p>24,962</text:p>
          </table:table-cell>
          <table:table-cell table:formula="of:=IF(ISNUMBER([.D1687]);[.D1687];0)" office:value-type="float" office:value="1300">
            <text:p>1,300</text:p>
          </table:table-cell>
          <table:table-cell table:formula="of:=IF(ISNUMBER([.E1687]);[.E1687];0)" office:value-type="float" office:value="652">
            <text:p>652</text:p>
          </table:table-cell>
          <table:table-cell table:formula="of:=IF(ISNUMBER([.F1687]);[.F1687];0)" office:value-type="float" office:value="760">
            <text:p>760</text:p>
          </table:table-cell>
          <table:table-cell table:formula="of:=IF(ISNUMBER([.G1687]);[.G1687];0)" office:value-type="float" office:value="6">
            <text:p>6</text:p>
          </table:table-cell>
          <table:table-cell table:formula="of:=IF(ISNUMBER([.H1687]);[.H1687];0)" office:value-type="float" office:value="37">
            <text:p>37</text:p>
          </table:table-cell>
          <table:table-cell table:style-name="ce4" table:formula="of:=IF(ISNUMBER([.I1687]);[.I1687];0)" office:value-type="float" office:value="11.9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8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688]);[.C1688];0)" office:value-type="float" office:value="26252">
            <text:p>26,252</text:p>
          </table:table-cell>
          <table:table-cell table:formula="of:=IF(ISNUMBER([.D1688]);[.D1688];0)" office:value-type="float" office:value="10">
            <text:p>10</text:p>
          </table:table-cell>
          <table:table-cell table:formula="of:=IF(ISNUMBER([.E1688]);[.E1688];0)" office:value-type="float" office:value="0">
            <text:p>0</text:p>
          </table:table-cell>
          <table:table-cell table:formula="of:=IF(ISNUMBER([.F1688]);[.F1688];0)" office:value-type="float" office:value="0">
            <text:p>0</text:p>
          </table:table-cell>
          <table:table-cell table:formula="of:=IF(ISNUMBER([.G1688]);[.G1688];0)" office:value-type="float" office:value="10">
            <text:p>10</text:p>
          </table:table-cell>
          <table:table-cell table:formula="of:=IF(ISNUMBER([.H1688]);[.H1688];0)" office:value-type="float" office:value="0">
            <text:p>0</text:p>
          </table:table-cell>
          <table:table-cell table:style-name="ce4" table:formula="of:=IF(ISNUMBER([.I1688]);[.I1688];0)" office:value-type="float" office:value="3.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89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689]);[.C1689];0)" office:value-type="float" office:value="26185">
            <text:p>26,185</text:p>
          </table:table-cell>
          <table:table-cell table:formula="of:=IF(ISNUMBER([.D1689]);[.D1689];0)" office:value-type="float" office:value="77">
            <text:p>77</text:p>
          </table:table-cell>
          <table:table-cell table:formula="of:=IF(ISNUMBER([.E1689]);[.E1689];0)" office:value-type="float" office:value="0">
            <text:p>0</text:p>
          </table:table-cell>
          <table:table-cell table:formula="of:=IF(ISNUMBER([.F1689]);[.F1689];0)" office:value-type="float" office:value="0">
            <text:p>0</text:p>
          </table:table-cell>
          <table:table-cell table:formula="of:=IF(ISNUMBER([.G1689]);[.G1689];0)" office:value-type="float" office:value="77">
            <text:p>77</text:p>
          </table:table-cell>
          <table:table-cell table:formula="of:=IF(ISNUMBER([.H1689]);[.H1689];0)" office:value-type="float" office:value="0">
            <text:p>0</text:p>
          </table:table-cell>
          <table:table-cell table:style-name="ce4" table:formula="of:=IF(ISNUMBER([.I1689]);[.I1689];0)" office:value-type="float" office:value="2.9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0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690]);[.C1690];0)" office:value-type="float" office:value="26249">
            <text:p>26,249</text:p>
          </table:table-cell>
          <table:table-cell table:formula="of:=IF(ISNUMBER([.D1690]);[.D1690];0)" office:value-type="float" office:value="13">
            <text:p>13</text:p>
          </table:table-cell>
          <table:table-cell table:formula="of:=IF(ISNUMBER([.E1690]);[.E1690];0)" office:value-type="float" office:value="0">
            <text:p>0</text:p>
          </table:table-cell>
          <table:table-cell table:formula="of:=IF(ISNUMBER([.F1690]);[.F1690];0)" office:value-type="float" office:value="0">
            <text:p>0</text:p>
          </table:table-cell>
          <table:table-cell table:formula="of:=IF(ISNUMBER([.G1690]);[.G1690];0)" office:value-type="float" office:value="13">
            <text:p>13</text:p>
          </table:table-cell>
          <table:table-cell table:formula="of:=IF(ISNUMBER([.H1690]);[.H1690];0)" office:value-type="float" office:value="0">
            <text:p>0</text:p>
          </table:table-cell>
          <table:table-cell table:style-name="ce4" table:formula="of:=IF(ISNUMBER([.I1690]);[.I1690];0)" office:value-type="float" office:value="2.6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1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691]);[.C1691];0)" office:value-type="float" office:value="0">
            <text:p>0</text:p>
          </table:table-cell>
          <table:table-cell table:formula="of:=IF(ISNUMBER([.D1691]);[.D1691];0)" office:value-type="float" office:value="0">
            <text:p>0</text:p>
          </table:table-cell>
          <table:table-cell table:formula="of:=IF(ISNUMBER([.E1691]);[.E1691];0)" office:value-type="float" office:value="0">
            <text:p>0</text:p>
          </table:table-cell>
          <table:table-cell table:formula="of:=IF(ISNUMBER([.F1691]);[.F1691];0)" office:value-type="float" office:value="0">
            <text:p>0</text:p>
          </table:table-cell>
          <table:table-cell table:formula="of:=IF(ISNUMBER([.G1691]);[.G1691];0)" office:value-type="float" office:value="0">
            <text:p>0</text:p>
          </table:table-cell>
          <table:table-cell table:formula="of:=IF(ISNUMBER([.H1691]);[.H1691];0)" office:value-type="float" office:value="0">
            <text:p>0</text:p>
          </table:table-cell>
          <table:table-cell table:style-name="ce4" table:formula="of:=IF(ISNUMBER([.I1691]);[.I1691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2]" office:value-type="string" office:string-value="      Improving Energy Efficiency Affecting:">
            <text:p><text:s text:c="6"/>Improving Energy Efficiency Affecting:</text:p>
          </table:table-cell>
          <table:table-cell table:formula="of:=IF(ISNUMBER([.C1692]);[.C1692];0)" office:value-type="float" office:value="0">
            <text:p>0</text:p>
          </table:table-cell>
          <table:table-cell table:formula="of:=IF(ISNUMBER([.D1692]);[.D1692];0)" office:value-type="float" office:value="0">
            <text:p>0</text:p>
          </table:table-cell>
          <table:table-cell table:formula="of:=IF(ISNUMBER([.E1692]);[.E1692];0)" office:value-type="float" office:value="0">
            <text:p>0</text:p>
          </table:table-cell>
          <table:table-cell table:formula="of:=IF(ISNUMBER([.F1692]);[.F1692];0)" office:value-type="float" office:value="0">
            <text:p>0</text:p>
          </table:table-cell>
          <table:table-cell table:formula="of:=IF(ISNUMBER([.G1692]);[.G1692];0)" office:value-type="float" office:value="0">
            <text:p>0</text:p>
          </table:table-cell>
          <table:table-cell table:formula="of:=IF(ISNUMBER([.H1692]);[.H1692];0)" office:value-type="float" office:value="0">
            <text:p>0</text:p>
          </table:table-cell>
          <table:table-cell table:style-name="ce4" table:formula="of:=IF(ISNUMBER([.I1692]);[.I1692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3]" office:value-type="string" office:string-value="            Steam Production (d)">
            <text:p><text:s text:c="12"/>Steam Production (d)</text:p>
          </table:table-cell>
          <table:table-cell table:formula="of:=IF(ISNUMBER([.C1693]);[.C1693];0)" office:value-type="float" office:value="25789">
            <text:p>25,789</text:p>
          </table:table-cell>
          <table:table-cell table:formula="of:=IF(ISNUMBER([.D1693]);[.D1693];0)" office:value-type="float" office:value="473">
            <text:p>473</text:p>
          </table:table-cell>
          <table:table-cell table:formula="of:=IF(ISNUMBER([.E1693]);[.E1693];0)" office:value-type="float" office:value="38">
            <text:p>38</text:p>
          </table:table-cell>
          <table:table-cell table:formula="of:=IF(ISNUMBER([.F1693]);[.F1693];0)" office:value-type="float" office:value="408">
            <text:p>408</text:p>
          </table:table-cell>
          <table:table-cell table:formula="of:=IF(ISNUMBER([.G1693]);[.G1693];0)" office:value-type="float" office:value="15">
            <text:p>15</text:p>
          </table:table-cell>
          <table:table-cell table:formula="of:=IF(ISNUMBER([.H1693]);[.H1693];0)" office:value-type="float" office:value="81">
            <text:p>81</text:p>
          </table:table-cell>
          <table:table-cell table:style-name="ce4" table:formula="of:=IF(ISNUMBER([.I1693]);[.I1693];0)" office:value-type="float" office:value="18.5">
            <text:p>1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4]" office:value-type="string" office:string-value="            Direct/Indirect Process Heating">
            <text:p><text:s text:c="12"/>Direct/Indirect Process Heating</text:p>
          </table:table-cell>
          <table:table-cell table:formula="of:=IF(ISNUMBER([.C1694]);[.C1694];0)" office:value-type="float" office:value="25691">
            <text:p>25,691</text:p>
          </table:table-cell>
          <table:table-cell table:formula="of:=IF(ISNUMBER([.D1694]);[.D1694];0)" office:value-type="float" office:value="571">
            <text:p>571</text:p>
          </table:table-cell>
          <table:table-cell table:formula="of:=IF(ISNUMBER([.E1694]);[.E1694];0)" office:value-type="float" office:value="25">
            <text:p>25</text:p>
          </table:table-cell>
          <table:table-cell table:formula="of:=IF(ISNUMBER([.F1694]);[.F1694];0)" office:value-type="float" office:value="536">
            <text:p>536</text:p>
          </table:table-cell>
          <table:table-cell table:formula="of:=IF(ISNUMBER([.G1694]);[.G1694];0)" office:value-type="float" office:value="0">
            <text:p>0</text:p>
          </table:table-cell>
          <table:table-cell table:formula="of:=IF(ISNUMBER([.H1694]);[.H1694];0)" office:value-type="float" office:value="63">
            <text:p>63</text:p>
          </table:table-cell>
          <table:table-cell table:style-name="ce4" table:formula="of:=IF(ISNUMBER([.I1694]);[.I1694];0)" office:value-type="float" office:value="17.6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5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695]);[.C1695];0)" office:value-type="float" office:value="25916">
            <text:p>25,916</text:p>
          </table:table-cell>
          <table:table-cell table:formula="of:=IF(ISNUMBER([.D1695]);[.D1695];0)" office:value-type="float" office:value="346">
            <text:p>346</text:p>
          </table:table-cell>
          <table:table-cell table:formula="of:=IF(ISNUMBER([.E1695]);[.E1695];0)" office:value-type="float" office:value="35">
            <text:p>35</text:p>
          </table:table-cell>
          <table:table-cell table:formula="of:=IF(ISNUMBER([.F1695]);[.F1695];0)" office:value-type="float" office:value="317">
            <text:p>317</text:p>
          </table:table-cell>
          <table:table-cell table:formula="of:=IF(ISNUMBER([.G1695]);[.G1695];0)" office:value-type="float" office:value="0">
            <text:p>0</text:p>
          </table:table-cell>
          <table:table-cell table:formula="of:=IF(ISNUMBER([.H1695]);[.H1695];0)" office:value-type="float" office:value="0">
            <text:p>0</text:p>
          </table:table-cell>
          <table:table-cell table:style-name="ce4" table:formula="of:=IF(ISNUMBER([.I1695]);[.I1695];0)" office:value-type="float" office:value="17.1">
            <text:p>1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6]" office:value-type="string" office:string-value="            Direct Machine Drive (e)">
            <text:p><text:s text:c="12"/>Direct Machine Drive (e)</text:p>
          </table:table-cell>
          <table:table-cell table:formula="of:=IF(ISNUMBER([.C1696]);[.C1696];0)" office:value-type="float" office:value="25156">
            <text:p>25,156</text:p>
          </table:table-cell>
          <table:table-cell table:formula="of:=IF(ISNUMBER([.D1696]);[.D1696];0)" office:value-type="float" office:value="1106">
            <text:p>1,106</text:p>
          </table:table-cell>
          <table:table-cell table:formula="of:=IF(ISNUMBER([.E1696]);[.E1696];0)" office:value-type="float" office:value="412">
            <text:p>412</text:p>
          </table:table-cell>
          <table:table-cell table:formula="of:=IF(ISNUMBER([.F1696]);[.F1696];0)" office:value-type="float" office:value="768">
            <text:p>768</text:p>
          </table:table-cell>
          <table:table-cell table:formula="of:=IF(ISNUMBER([.G1696]);[.G1696];0)" office:value-type="float" office:value="4">
            <text:p>4</text:p>
          </table:table-cell>
          <table:table-cell table:formula="of:=IF(ISNUMBER([.H1696]);[.H1696];0)" office:value-type="float" office:value="256">
            <text:p>256</text:p>
          </table:table-cell>
          <table:table-cell table:style-name="ce4" table:formula="of:=IF(ISNUMBER([.I1696]);[.I1696];0)" office:value-type="float" office:value="15.3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7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697]);[.C1697];0)" office:value-type="float" office:value="25198">
            <text:p>25,198</text:p>
          </table:table-cell>
          <table:table-cell table:formula="of:=IF(ISNUMBER([.D1697]);[.D1697];0)" office:value-type="float" office:value="1064">
            <text:p>1,064</text:p>
          </table:table-cell>
          <table:table-cell table:formula="of:=IF(ISNUMBER([.E1697]);[.E1697];0)" office:value-type="float" office:value="220">
            <text:p>220</text:p>
          </table:table-cell>
          <table:table-cell table:formula="of:=IF(ISNUMBER([.F1697]);[.F1697];0)" office:value-type="float" office:value="890">
            <text:p>890</text:p>
          </table:table-cell>
          <table:table-cell table:formula="of:=IF(ISNUMBER([.G1697]);[.G1697];0)" office:value-type="float" office:value="0">
            <text:p>0</text:p>
          </table:table-cell>
          <table:table-cell table:formula="of:=IF(ISNUMBER([.H1697]);[.H1697];0)" office:value-type="float" office:value="130">
            <text:p>130</text:p>
          </table:table-cell>
          <table:table-cell table:style-name="ce4" table:formula="of:=IF(ISNUMBER([.I1697]);[.I1697];0)" office:value-type="float" office:value="13.7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8]" office:value-type="string" office:string-value="            Facility Lighting">
            <text:p><text:s text:c="12"/>Facility Lighting</text:p>
          </table:table-cell>
          <table:table-cell table:formula="of:=IF(ISNUMBER([.C1698]);[.C1698];0)" office:value-type="float" office:value="24328">
            <text:p>24,328</text:p>
          </table:table-cell>
          <table:table-cell table:formula="of:=IF(ISNUMBER([.D1698]);[.D1698];0)" office:value-type="float" office:value="1934">
            <text:p>1,934</text:p>
          </table:table-cell>
          <table:table-cell table:formula="of:=IF(ISNUMBER([.E1698]);[.E1698];0)" office:value-type="float" office:value="1003">
            <text:p>1,003</text:p>
          </table:table-cell>
          <table:table-cell table:formula="of:=IF(ISNUMBER([.F1698]);[.F1698];0)" office:value-type="float" office:value="973">
            <text:p>973</text:p>
          </table:table-cell>
          <table:table-cell table:formula="of:=IF(ISNUMBER([.G1698]);[.G1698];0)" office:value-type="float" office:value="9">
            <text:p>9</text:p>
          </table:table-cell>
          <table:table-cell table:formula="of:=IF(ISNUMBER([.H1698]);[.H1698];0)" office:value-type="float" office:value="264">
            <text:p>264</text:p>
          </table:table-cell>
          <table:table-cell table:style-name="ce4" table:formula="of:=IF(ISNUMBER([.I1698]);[.I1698];0)" office:value-type="float" office:value="12.7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699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699]);[.C1699];0)" office:value-type="float" office:value="0">
            <text:p>0</text:p>
          </table:table-cell>
          <table:table-cell table:formula="of:=IF(ISNUMBER([.D1699]);[.D1699];0)" office:value-type="float" office:value="0">
            <text:p>0</text:p>
          </table:table-cell>
          <table:table-cell table:formula="of:=IF(ISNUMBER([.E1699]);[.E1699];0)" office:value-type="float" office:value="0">
            <text:p>0</text:p>
          </table:table-cell>
          <table:table-cell table:formula="of:=IF(ISNUMBER([.F1699]);[.F1699];0)" office:value-type="float" office:value="0">
            <text:p>0</text:p>
          </table:table-cell>
          <table:table-cell table:formula="of:=IF(ISNUMBER([.G1699]);[.G1699];0)" office:value-type="float" office:value="0">
            <text:p>0</text:p>
          </table:table-cell>
          <table:table-cell table:formula="of:=IF(ISNUMBER([.H1699]);[.H1699];0)" office:value-type="float" office:value="0">
            <text:p>0</text:p>
          </table:table-cell>
          <table:table-cell table:style-name="ce4" table:formula="of:=IF(ISNUMBER([.I1699]);[.I169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00]" office:value-type="string" office:string-value="      Using a Different Energy Source (f)">
            <text:p><text:s text:c="6"/>Using a Different Energy Source (f)</text:p>
          </table:table-cell>
          <table:table-cell table:formula="of:=IF(ISNUMBER([.C1700]);[.C1700];0)" office:value-type="float" office:value="25936">
            <text:p>25,936</text:p>
          </table:table-cell>
          <table:table-cell table:formula="of:=IF(ISNUMBER([.D1700]);[.D1700];0)" office:value-type="float" office:value="326">
            <text:p>326</text:p>
          </table:table-cell>
          <table:table-cell table:formula="of:=IF(ISNUMBER([.E1700]);[.E1700];0)" office:value-type="float" office:value="23">
            <text:p>23</text:p>
          </table:table-cell>
          <table:table-cell table:formula="of:=IF(ISNUMBER([.F1700]);[.F1700];0)" office:value-type="float" office:value="298">
            <text:p>298</text:p>
          </table:table-cell>
          <table:table-cell table:formula="of:=IF(ISNUMBER([.G1700]);[.G1700];0)" office:value-type="float" office:value="0">
            <text:p>0</text:p>
          </table:table-cell>
          <table:table-cell table:formula="of:=IF(ISNUMBER([.H1700]);[.H1700];0)" office:value-type="float" office:value="29">
            <text:p>29</text:p>
          </table:table-cell>
          <table:table-cell table:style-name="ce4" table:formula="of:=IF(ISNUMBER([.I1700]);[.I1700];0)" office:value-type="float" office:value="20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01]" office:value-type="string" office:string-value="    Other (g)">
            <text:p><text:s text:c="4"/>Other (g)</text:p>
          </table:table-cell>
          <table:table-cell table:formula="of:=IF(ISNUMBER([.C1701]);[.C1701];0)" office:value-type="float" office:value="26030">
            <text:p>26,030</text:p>
          </table:table-cell>
          <table:table-cell table:formula="of:=IF(ISNUMBER([.D1701]);[.D1701];0)" office:value-type="float" office:value="0">
            <text:p>0</text:p>
          </table:table-cell>
          <table:table-cell table:formula="of:=IF(ISNUMBER([.E1701]);[.E1701];0)" office:value-type="float" office:value="0">
            <text:p>0</text:p>
          </table:table-cell>
          <table:table-cell table:formula="of:=IF(ISNUMBER([.F1701]);[.F1701];0)" office:value-type="float" office:value="0">
            <text:p>0</text:p>
          </table:table-cell>
          <table:table-cell table:formula="of:=IF(ISNUMBER([.G1701]);[.G1701];0)" office:value-type="float" office:value="0">
            <text:p>0</text:p>
          </table:table-cell>
          <table:table-cell table:formula="of:=IF(ISNUMBER([.H1701]);[.H1701];0)" office:value-type="float" office:value="0">
            <text:p>0</text:p>
          </table:table-cell>
          <table:table-cell table:style-name="ce4" table:formula="of:=IF(ISNUMBER([.I1701]);[.I1701];0)" office:value-type="float" office:value="4.3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/>
          <table:table-cell table:style-name="Default"/>
          <table:table-cell table:number-columns-repeated="1022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4</text:p>
          </table:table-cell>
          <table:table-cell office:value-type="string">
            <text:p>FABRICATED METAL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2300">
            <text:p>22,300</text:p>
          </table:table-cell>
          <table:table-cell office:value-type="float" office:value="3962">
            <text:p>3,962</text:p>
          </table:table-cell>
          <table:table-cell office:value-type="float" office:value="2681">
            <text:p>2,681</text:p>
          </table:table-cell>
          <table:table-cell office:value-type="float" office:value="2215">
            <text:p>2,215</text:p>
          </table:table-cell>
          <table:table-cell office:value-type="float" office:value="199">
            <text:p>199</text:p>
          </table:table-cell>
          <table:table-cell office:value-type="float" office:value="807">
            <text:p>807</text:p>
          </table:table-cell>
          <table:table-cell office:value-type="float" office:value="10">
            <text:p>1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23707">
            <text:p>23,707</text:p>
          </table:table-cell>
          <table:table-cell office:value-type="float" office:value="2555">
            <text:p>2,555</text:p>
          </table:table-cell>
          <table:table-cell office:value-type="float" office:value="1605">
            <text:p>1,605</text:p>
          </table:table-cell>
          <table:table-cell office:value-type="float" office:value="1044">
            <text:p>1,044</text:p>
          </table:table-cell>
          <table:table-cell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float" office:value="11.3">
            <text:p>1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24790">
            <text:p>24,790</text:p>
          </table:table-cell>
          <table:table-cell office:value-type="float" office:value="1472">
            <text:p>1,472</text:p>
          </table:table-cell>
          <table:table-cell office:value-type="float" office:value="691">
            <text:p>691</text:p>
          </table:table-cell>
          <table:table-cell office:value-type="float" office:value="822">
            <text:p>822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25471">
            <text:p>25,471</text:p>
          </table:table-cell>
          <table:table-cell table:number-columns-repeated="2" office:value-type="float" office:value="791">
            <text:p>79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5925">
            <text:p>25,925</text:p>
          </table:table-cell>
          <table:table-cell office:value-type="float" office:value="337">
            <text:p>337</text:p>
          </table:table-cell>
          <table:table-cell office:value-type="float" office:value="62">
            <text:p>62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.5">
            <text:p>1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24782">
            <text:p>24,782</text:p>
          </table:table-cell>
          <table:table-cell office:value-type="float" office:value="1480">
            <text:p>1,480</text:p>
          </table:table-cell>
          <table:table-cell office:value-type="float" office:value="1112">
            <text:p>1,112</text:p>
          </table:table-cell>
          <table:table-cell office:value-type="float" office:value="311">
            <text:p>311</text:p>
          </table:table-cell>
          <table:table-cell office:value-type="float" office:value="15">
            <text:p>1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.3">
            <text:p>16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24962">
            <text:p>24,962</text:p>
          </table:table-cell>
          <table:table-cell office:value-type="float" office:value="1300">
            <text:p>1,300</text:p>
          </table:table-cell>
          <table:table-cell office:value-type="float" office:value="652">
            <text:p>652</text:p>
          </table:table-cell>
          <table:table-cell office:value-type="float" office:value="760">
            <text:p>76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1.9">
            <text:p>1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6252">
            <text:p>26,252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6185">
            <text:p>26,185</text:p>
          </table:table-cell>
          <table:table-cell office:value-type="float" office:value="77">
            <text:p>7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77">
            <text:p>77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6249">
            <text:p>26,249</text:p>
          </table:table-cell>
          <table:table-cell office:value-type="float" office:value="13">
            <text:p>1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3">
            <text:p>13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5789">
            <text:p>25,789</text:p>
          </table:table-cell>
          <table:table-cell office:value-type="float" office:value="473">
            <text:p>473</text:p>
          </table:table-cell>
          <table:table-cell office:value-type="float" office:value="38">
            <text:p>38</text:p>
          </table:table-cell>
          <table:table-cell office:value-type="float" office:value="408">
            <text:p>408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18.5">
            <text:p>18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5691">
            <text:p>25,691</text:p>
          </table:table-cell>
          <table:table-cell office:value-type="float" office:value="571">
            <text:p>571</text:p>
          </table:table-cell>
          <table:table-cell office:value-type="float" office:value="25">
            <text:p>25</text:p>
          </table:table-cell>
          <table:table-cell office:value-type="float" office:value="536">
            <text:p>53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63">
            <text:p>63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5916">
            <text:p>25,916</text:p>
          </table:table-cell>
          <table:table-cell office:value-type="float" office:value="346">
            <text:p>346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25156">
            <text:p>25,156</text:p>
          </table:table-cell>
          <table:table-cell office:value-type="float" office:value="1106">
            <text:p>1,106</text:p>
          </table:table-cell>
          <table:table-cell office:value-type="float" office:value="412">
            <text:p>412</text:p>
          </table:table-cell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5198">
            <text:p>25,198</text:p>
          </table:table-cell>
          <table:table-cell office:value-type="float" office:value="1064">
            <text:p>1,064</text:p>
          </table:table-cell>
          <table:table-cell office:value-type="float" office:value="220">
            <text:p>220</text:p>
          </table:table-cell>
          <table:table-cell office:value-type="float" office:value="890">
            <text:p>89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0">
            <text:p>130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4328">
            <text:p>24,328</text:p>
          </table:table-cell>
          <table:table-cell office:value-type="float" office:value="1934">
            <text:p>1,934</text:p>
          </table:table-cell>
          <table:table-cell office:value-type="float" office:value="1003">
            <text:p>1,003</text:p>
          </table:table-cell>
          <table:table-cell office:value-type="float" office:value="973">
            <text:p>973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5936">
            <text:p>25,936</text:p>
          </table:table-cell>
          <table:table-cell office:value-type="float" office:value="326">
            <text:p>326</text:p>
          </table:table-cell>
          <table:table-cell office:value-type="float" office:value="23">
            <text:p>23</text:p>
          </table:table-cell>
          <table:table-cell office:value-type="float" office:value="298">
            <text:p>29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9">
            <text:p>29</text:p>
          </table:table-cell>
          <table:table-cell office:value-type="float" office:value="20">
            <text:p>2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6030">
            <text:p>26,030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chinery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Default" table:formula="of:=[.B1728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728]);[.C1728];0)-IF(ISNUMBER([.C1775]);[.C1775];0)" office:value-type="float" office:value="27618">
            <text:p>27,618</text:p>
          </table:table-cell>
          <table:table-cell table:formula="of:=IF(ISNUMBER([.D1728]);[.D1728];0)-IF(ISNUMBER([.D1775]);[.D1775];0)" office:value-type="float" office:value="4809">
            <text:p>4,809</text:p>
          </table:table-cell>
          <table:table-cell table:formula="of:=IF(ISNUMBER([.E1728]);[.E1728];0)-IF(ISNUMBER([.E1775]);[.E1775];0)" office:value-type="float" office:value="2909">
            <text:p>2,909</text:p>
          </table:table-cell>
          <table:table-cell table:formula="of:=IF(ISNUMBER([.F1728]);[.F1728];0)-IF(ISNUMBER([.F1775]);[.F1775];0)" office:value-type="float" office:value="3134">
            <text:p>3,134</text:p>
          </table:table-cell>
          <table:table-cell table:formula="of:=IF(ISNUMBER([.G1728]);[.G1728];0)-IF(ISNUMBER([.G1775]);[.G1775];0)" office:value-type="float" office:value="272">
            <text:p>272</text:p>
          </table:table-cell>
          <table:table-cell table:formula="of:=IF(ISNUMBER([.H1728]);[.H1728];0)-IF(ISNUMBER([.H1775]);[.H1775];0)" office:value-type="float" office:value="697">
            <text:p>697</text:p>
          </table:table-cell>
          <table:table-cell table:style-name="ce4" table:formula="of:=IF(ISNUMBER([.I1728]);[.I1728];0)-IF(ISNUMBER([.I1775]);[.I1775];0)" office:value-type="float" office:value="-19.9">
            <text:p>-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29]" office:value-type="string" office:string-value="    Energy Audits">
            <text:p><text:s text:c="4"/>Energy Audits</text:p>
          </table:table-cell>
          <table:table-cell table:formula="of:=IF(ISNUMBER([.C1729]);[.C1729];0)-IF(ISNUMBER([.C1776]);[.C1776];0)" office:value-type="float" office:value="29313">
            <text:p>29,313</text:p>
          </table:table-cell>
          <table:table-cell table:formula="of:=IF(ISNUMBER([.D1729]);[.D1729];0)-IF(ISNUMBER([.D1776]);[.D1776];0)" office:value-type="float" office:value="3114">
            <text:p>3,114</text:p>
          </table:table-cell>
          <table:table-cell table:formula="of:=IF(ISNUMBER([.E1729]);[.E1729];0)-IF(ISNUMBER([.E1776]);[.E1776];0)" office:value-type="float" office:value="1726">
            <text:p>1,726</text:p>
          </table:table-cell>
          <table:table-cell table:formula="of:=IF(ISNUMBER([.F1729]);[.F1729];0)-IF(ISNUMBER([.F1776]);[.F1776];0)" office:value-type="float" office:value="1614">
            <text:p>1,614</text:p>
          </table:table-cell>
          <table:table-cell table:formula="of:=IF(ISNUMBER([.G1729]);[.G1729];0)-IF(ISNUMBER([.G1776]);[.G1776];0)" office:value-type="float" office:value="120">
            <text:p>120</text:p>
          </table:table-cell>
          <table:table-cell table:formula="of:=IF(ISNUMBER([.H1729]);[.H1729];0)-IF(ISNUMBER([.H1776]);[.H1776];0)" office:value-type="float" office:value="475">
            <text:p>475</text:p>
          </table:table-cell>
          <table:table-cell table:style-name="ce4" table:formula="of:=IF(ISNUMBER([.I1729]);[.I1729];0)-IF(ISNUMBER([.I1776]);[.I1776];0)" office:value-type="float" office:value="-22.8">
            <text:p>-2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0]" office:value-type="string" office:string-value="    Electricity Load Control">
            <text:p><text:s text:c="4"/>Electricity Load Control</text:p>
          </table:table-cell>
          <table:table-cell table:formula="of:=IF(ISNUMBER([.C1730]);[.C1730];0)-IF(ISNUMBER([.C1777]);[.C1777];0)" office:value-type="float" office:value="30475">
            <text:p>30,475</text:p>
          </table:table-cell>
          <table:table-cell table:formula="of:=IF(ISNUMBER([.D1730]);[.D1730];0)-IF(ISNUMBER([.D1777]);[.D1777];0)" office:value-type="float" office:value="1951">
            <text:p>1,951</text:p>
          </table:table-cell>
          <table:table-cell table:formula="of:=IF(ISNUMBER([.E1730]);[.E1730];0)-IF(ISNUMBER([.E1777]);[.E1777];0)" office:value-type="float" office:value="712">
            <text:p>712</text:p>
          </table:table-cell>
          <table:table-cell table:formula="of:=IF(ISNUMBER([.F1730]);[.F1730];0)-IF(ISNUMBER([.F1777]);[.F1777];0)" office:value-type="float" office:value="1493">
            <text:p>1,493</text:p>
          </table:table-cell>
          <table:table-cell table:formula="of:=IF(ISNUMBER([.G1730]);[.G1730];0)-IF(ISNUMBER([.G1777]);[.G1777];0)" office:value-type="float" office:value="23">
            <text:p>23</text:p>
          </table:table-cell>
          <table:table-cell table:formula="of:=IF(ISNUMBER([.H1730]);[.H1730];0)-IF(ISNUMBER([.H1777]);[.H1777];0)" office:value-type="float" office:value="70">
            <text:p>70</text:p>
          </table:table-cell>
          <table:table-cell table:style-name="ce4" table:formula="of:=IF(ISNUMBER([.I1730]);[.I1730];0)-IF(ISNUMBER([.I1777]);[.I1777];0)" office:value-type="float" office:value="-9.9">
            <text:p>-1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1]" office:value-type="string" office:string-value="    Special Rate Schedule (c)">
            <text:p><text:s text:c="4"/>Special Rate Schedule (c)</text:p>
          </table:table-cell>
          <table:table-cell table:formula="of:=IF(ISNUMBER([.C1731]);[.C1731];0)-IF(ISNUMBER([.C1778]);[.C1778];0)" office:value-type="float" office:value="31510">
            <text:p>31,510</text:p>
          </table:table-cell>
          <table:table-cell table:formula="of:=IF(ISNUMBER([.D1731]);[.D1731];0)-IF(ISNUMBER([.D1778]);[.D1778];0)" office:value-type="float" office:value="917">
            <text:p>917</text:p>
          </table:table-cell>
          <table:table-cell table:formula="of:=IF(ISNUMBER([.E1731]);[.E1731];0)-IF(ISNUMBER([.E1778]);[.E1778];0)" office:value-type="float" office:value="917">
            <text:p>917</text:p>
          </table:table-cell>
          <table:table-cell table:formula="of:=IF(ISNUMBER([.F1731]);[.F1731];0)-IF(ISNUMBER([.F1778]);[.F1778];0)" office:value-type="float" office:value="0">
            <text:p>0</text:p>
          </table:table-cell>
          <table:table-cell table:formula="of:=IF(ISNUMBER([.G1731]);[.G1731];0)-IF(ISNUMBER([.G1778]);[.G1778];0)" office:value-type="float" office:value="0">
            <text:p>0</text:p>
          </table:table-cell>
          <table:table-cell table:formula="of:=IF(ISNUMBER([.H1731]);[.H1731];0)-IF(ISNUMBER([.H1778]);[.H1778];0)" office:value-type="float" office:value="0">
            <text:p>0</text:p>
          </table:table-cell>
          <table:table-cell table:style-name="ce4" table:formula="of:=IF(ISNUMBER([.I1731]);[.I1731];0)-IF(ISNUMBER([.I1778]);[.I1778];0)" office:value-type="float" office:value="-1.1">
            <text:p>-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2]" office:value-type="string" office:string-value="    Standby Generation Program">
            <text:p><text:s text:c="4"/>Standby Generation Program</text:p>
          </table:table-cell>
          <table:table-cell table:formula="of:=IF(ISNUMBER([.C1732]);[.C1732];0)-IF(ISNUMBER([.C1779]);[.C1779];0)" office:value-type="float" office:value="32146">
            <text:p>32,146</text:p>
          </table:table-cell>
          <table:table-cell table:formula="of:=IF(ISNUMBER([.D1732]);[.D1732];0)-IF(ISNUMBER([.D1779]);[.D1779];0)" office:value-type="float" office:value="281">
            <text:p>281</text:p>
          </table:table-cell>
          <table:table-cell table:formula="of:=IF(ISNUMBER([.E1732]);[.E1732];0)-IF(ISNUMBER([.E1779]);[.E1779];0)" office:value-type="float" office:value="27">
            <text:p>27</text:p>
          </table:table-cell>
          <table:table-cell table:formula="of:=IF(ISNUMBER([.F1732]);[.F1732];0)-IF(ISNUMBER([.F1779]);[.F1779];0)" office:value-type="float" office:value="259">
            <text:p>259</text:p>
          </table:table-cell>
          <table:table-cell table:formula="of:=IF(ISNUMBER([.G1732]);[.G1732];0)-IF(ISNUMBER([.G1779]);[.G1779];0)" office:value-type="float" office:value="8">
            <text:p>8</text:p>
          </table:table-cell>
          <table:table-cell table:formula="of:=IF(ISNUMBER([.H1732]);[.H1732];0)-IF(ISNUMBER([.H1779]);[.H1779];0)" office:value-type="float" office:value="8">
            <text:p>8</text:p>
          </table:table-cell>
          <table:table-cell table:style-name="ce4" table:formula="of:=IF(ISNUMBER([.I1732]);[.I1732];0)-IF(ISNUMBER([.I1779]);[.I1779];0)" office:value-type="float" office:value="3.8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3]" office:value-type="string" office:string-value="    Equipment Rebates">
            <text:p><text:s text:c="4"/>Equipment Rebates</text:p>
          </table:table-cell>
          <table:table-cell table:formula="of:=IF(ISNUMBER([.C1733]);[.C1733];0)-IF(ISNUMBER([.C1780]);[.C1780];0)" office:value-type="float" office:value="31207">
            <text:p>31,207</text:p>
          </table:table-cell>
          <table:table-cell table:formula="of:=IF(ISNUMBER([.D1733]);[.D1733];0)-IF(ISNUMBER([.D1780]);[.D1780];0)" office:value-type="float" office:value="1220">
            <text:p>1,220</text:p>
          </table:table-cell>
          <table:table-cell table:formula="of:=IF(ISNUMBER([.E1733]);[.E1733];0)-IF(ISNUMBER([.E1780]);[.E1780];0)" office:value-type="float" office:value="1194">
            <text:p>1,194</text:p>
          </table:table-cell>
          <table:table-cell table:formula="of:=IF(ISNUMBER([.F1733]);[.F1733];0)-IF(ISNUMBER([.F1780]);[.F1780];0)" office:value-type="float" office:value="59">
            <text:p>59</text:p>
          </table:table-cell>
          <table:table-cell table:formula="of:=IF(ISNUMBER([.G1733]);[.G1733];0)-IF(ISNUMBER([.G1780]);[.G1780];0)" office:value-type="float" office:value="0">
            <text:p>0</text:p>
          </table:table-cell>
          <table:table-cell table:formula="of:=IF(ISNUMBER([.H1733]);[.H1733];0)-IF(ISNUMBER([.H1780]);[.H1780];0)" office:value-type="float" office:value="41">
            <text:p>41</text:p>
          </table:table-cell>
          <table:table-cell table:style-name="ce4" table:formula="of:=IF(ISNUMBER([.I1733]);[.I1733];0)-IF(ISNUMBER([.I1780]);[.I1780];0)" office:value-type="float" office:value="-2.7">
            <text:p>-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4]" office:value-type="string" office:string-value="    Power Factor Correction or Improvement">
            <text:p><text:s text:c="4"/>Power Factor Correction or Improvement</text:p>
          </table:table-cell>
          <table:table-cell table:formula="of:=IF(ISNUMBER([.C1734]);[.C1734];0)-IF(ISNUMBER([.C1781]);[.C1781];0)" office:value-type="float" office:value="31151">
            <text:p>31,151</text:p>
          </table:table-cell>
          <table:table-cell table:formula="of:=IF(ISNUMBER([.D1734]);[.D1734];0)-IF(ISNUMBER([.D1781]);[.D1781];0)" office:value-type="float" office:value="1276">
            <text:p>1,276</text:p>
          </table:table-cell>
          <table:table-cell table:formula="of:=IF(ISNUMBER([.E1734]);[.E1734];0)-IF(ISNUMBER([.E1781]);[.E1781];0)" office:value-type="float" office:value="632">
            <text:p>632</text:p>
          </table:table-cell>
          <table:table-cell table:formula="of:=IF(ISNUMBER([.F1734]);[.F1734];0)-IF(ISNUMBER([.F1781]);[.F1781];0)" office:value-type="float" office:value="686">
            <text:p>686</text:p>
          </table:table-cell>
          <table:table-cell table:formula="of:=IF(ISNUMBER([.G1734]);[.G1734];0)-IF(ISNUMBER([.G1781]);[.G1781];0)" office:value-type="float" office:value="0">
            <text:p>0</text:p>
          </table:table-cell>
          <table:table-cell table:formula="of:=IF(ISNUMBER([.H1734]);[.H1734];0)-IF(ISNUMBER([.H1781]);[.H1781];0)" office:value-type="float" office:value="119">
            <text:p>119</text:p>
          </table:table-cell>
          <table:table-cell table:style-name="ce4" table:formula="of:=IF(ISNUMBER([.I1734]);[.I1734];0)-IF(ISNUMBER([.I1781]);[.I1781];0)" office:value-type="float" office:value="-0.6">
            <text:p>-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5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735]);[.C1735];0)-IF(ISNUMBER([.C1782]);[.C1782];0)" office:value-type="float" office:value="32423">
            <text:p>32,423</text:p>
          </table:table-cell>
          <table:table-cell table:formula="of:=IF(ISNUMBER([.D1735]);[.D1735];0)-IF(ISNUMBER([.D1782]);[.D1782];0)" office:value-type="float" office:value="4">
            <text:p>4</text:p>
          </table:table-cell>
          <table:table-cell table:formula="of:=IF(ISNUMBER([.E1735]);[.E1735];0)-IF(ISNUMBER([.E1782]);[.E1782];0)" office:value-type="float" office:value="0">
            <text:p>0</text:p>
          </table:table-cell>
          <table:table-cell table:formula="of:=IF(ISNUMBER([.F1735]);[.F1735];0)-IF(ISNUMBER([.F1782]);[.F1782];0)" office:value-type="float" office:value="0">
            <text:p>0</text:p>
          </table:table-cell>
          <table:table-cell table:formula="of:=IF(ISNUMBER([.G1735]);[.G1735];0)-IF(ISNUMBER([.G1782]);[.G1782];0)" office:value-type="float" office:value="4">
            <text:p>4</text:p>
          </table:table-cell>
          <table:table-cell table:formula="of:=IF(ISNUMBER([.H1735]);[.H1735];0)-IF(ISNUMBER([.H1782]);[.H1782];0)" office:value-type="float" office:value="0">
            <text:p>0</text:p>
          </table:table-cell>
          <table:table-cell table:style-name="ce4" table:formula="of:=IF(ISNUMBER([.I1735]);[.I1735];0)-IF(ISNUMBER([.I1782]);[.I1782];0)" office:value-type="float" office:value="-0.3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6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736]);[.C1736];0)-IF(ISNUMBER([.C1783]);[.C1783];0)" office:value-type="float" office:value="32314">
            <text:p>32,314</text:p>
          </table:table-cell>
          <table:table-cell table:formula="of:=IF(ISNUMBER([.D1736]);[.D1736];0)-IF(ISNUMBER([.D1783]);[.D1783];0)" office:value-type="float" office:value="113">
            <text:p>113</text:p>
          </table:table-cell>
          <table:table-cell table:formula="of:=IF(ISNUMBER([.E1736]);[.E1736];0)-IF(ISNUMBER([.E1783]);[.E1783];0)" office:value-type="float" office:value="0">
            <text:p>0</text:p>
          </table:table-cell>
          <table:table-cell table:formula="of:=IF(ISNUMBER([.F1736]);[.F1736];0)-IF(ISNUMBER([.F1783]);[.F1783];0)" office:value-type="float" office:value="0">
            <text:p>0</text:p>
          </table:table-cell>
          <table:table-cell table:formula="of:=IF(ISNUMBER([.G1736]);[.G1736];0)-IF(ISNUMBER([.G1783]);[.G1783];0)" office:value-type="float" office:value="113">
            <text:p>113</text:p>
          </table:table-cell>
          <table:table-cell table:formula="of:=IF(ISNUMBER([.H1736]);[.H1736];0)-IF(ISNUMBER([.H1783]);[.H1783];0)" office:value-type="float" office:value="0">
            <text:p>0</text:p>
          </table:table-cell>
          <table:table-cell table:style-name="ce4" table:formula="of:=IF(ISNUMBER([.I1736]);[.I1736];0)-IF(ISNUMBER([.I1783]);[.I1783];0)" office:value-type="float" office:value="-0.3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7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737]);[.C1737];0)-IF(ISNUMBER([.C1784]);[.C1784];0)" office:value-type="float" office:value="32418">
            <text:p>32,418</text:p>
          </table:table-cell>
          <table:table-cell table:formula="of:=IF(ISNUMBER([.D1737]);[.D1737];0)-IF(ISNUMBER([.D1784]);[.D1784];0)" office:value-type="float" office:value="9">
            <text:p>9</text:p>
          </table:table-cell>
          <table:table-cell table:formula="of:=IF(ISNUMBER([.E1737]);[.E1737];0)-IF(ISNUMBER([.E1784]);[.E1784];0)" office:value-type="float" office:value="0">
            <text:p>0</text:p>
          </table:table-cell>
          <table:table-cell table:formula="of:=IF(ISNUMBER([.F1737]);[.F1737];0)-IF(ISNUMBER([.F1784]);[.F1784];0)" office:value-type="float" office:value="0">
            <text:p>0</text:p>
          </table:table-cell>
          <table:table-cell table:formula="of:=IF(ISNUMBER([.G1737]);[.G1737];0)-IF(ISNUMBER([.G1784]);[.G1784];0)" office:value-type="float" office:value="9">
            <text:p>9</text:p>
          </table:table-cell>
          <table:table-cell table:formula="of:=IF(ISNUMBER([.H1737]);[.H1737];0)-IF(ISNUMBER([.H1784]);[.H1784];0)" office:value-type="float" office:value="0">
            <text:p>0</text:p>
          </table:table-cell>
          <table:table-cell table:style-name="ce4" table:formula="of:=IF(ISNUMBER([.I1737]);[.I1737];0)-IF(ISNUMBER([.I1784]);[.I1784];0)" office:value-type="float" office:value="-0.5">
            <text:p>-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8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738]);[.C1738];0)-IF(ISNUMBER([.C1785]);[.C1785];0)" office:value-type="float" office:value="0">
            <text:p>0</text:p>
          </table:table-cell>
          <table:table-cell table:formula="of:=IF(ISNUMBER([.D1738]);[.D1738];0)-IF(ISNUMBER([.D1785]);[.D1785];0)" office:value-type="float" office:value="0">
            <text:p>0</text:p>
          </table:table-cell>
          <table:table-cell table:formula="of:=IF(ISNUMBER([.E1738]);[.E1738];0)-IF(ISNUMBER([.E1785]);[.E1785];0)" office:value-type="float" office:value="0">
            <text:p>0</text:p>
          </table:table-cell>
          <table:table-cell table:formula="of:=IF(ISNUMBER([.F1738]);[.F1738];0)-IF(ISNUMBER([.F1785]);[.F1785];0)" office:value-type="float" office:value="0">
            <text:p>0</text:p>
          </table:table-cell>
          <table:table-cell table:formula="of:=IF(ISNUMBER([.G1738]);[.G1738];0)-IF(ISNUMBER([.G1785]);[.G1785];0)" office:value-type="float" office:value="0">
            <text:p>0</text:p>
          </table:table-cell>
          <table:table-cell table:formula="of:=IF(ISNUMBER([.H1738]);[.H1738];0)-IF(ISNUMBER([.H1785]);[.H1785];0)" office:value-type="float" office:value="0">
            <text:p>0</text:p>
          </table:table-cell>
          <table:table-cell table:style-name="ce4" table:formula="of:=IF(ISNUMBER([.I1738]);[.I1738];0)-IF(ISNUMBER([.I1785]);[.I1785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39]" office:value-type="string" office:string-value="      Improving Energy Efficiency Affecting:">
            <text:p><text:s text:c="6"/>Improving Energy Efficiency Affecting:</text:p>
          </table:table-cell>
          <table:table-cell table:formula="of:=IF(ISNUMBER([.C1739]);[.C1739];0)-IF(ISNUMBER([.C1786]);[.C1786];0)" office:value-type="float" office:value="0">
            <text:p>0</text:p>
          </table:table-cell>
          <table:table-cell table:formula="of:=IF(ISNUMBER([.D1739]);[.D1739];0)-IF(ISNUMBER([.D1786]);[.D1786];0)" office:value-type="float" office:value="0">
            <text:p>0</text:p>
          </table:table-cell>
          <table:table-cell table:formula="of:=IF(ISNUMBER([.E1739]);[.E1739];0)-IF(ISNUMBER([.E1786]);[.E1786];0)" office:value-type="float" office:value="0">
            <text:p>0</text:p>
          </table:table-cell>
          <table:table-cell table:formula="of:=IF(ISNUMBER([.F1739]);[.F1739];0)-IF(ISNUMBER([.F1786]);[.F1786];0)" office:value-type="float" office:value="0">
            <text:p>0</text:p>
          </table:table-cell>
          <table:table-cell table:formula="of:=IF(ISNUMBER([.G1739]);[.G1739];0)-IF(ISNUMBER([.G1786]);[.G1786];0)" office:value-type="float" office:value="0">
            <text:p>0</text:p>
          </table:table-cell>
          <table:table-cell table:formula="of:=IF(ISNUMBER([.H1739]);[.H1739];0)-IF(ISNUMBER([.H1786]);[.H1786];0)" office:value-type="float" office:value="0">
            <text:p>0</text:p>
          </table:table-cell>
          <table:table-cell table:style-name="ce4" table:formula="of:=IF(ISNUMBER([.I1739]);[.I1739];0)-IF(ISNUMBER([.I1786]);[.I178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0]" office:value-type="string" office:string-value="            Steam Production (d)">
            <text:p><text:s text:c="12"/>Steam Production (d)</text:p>
          </table:table-cell>
          <table:table-cell table:formula="of:=IF(ISNUMBER([.C1740]);[.C1740];0)-IF(ISNUMBER([.C1787]);[.C1787];0)" office:value-type="float" office:value="32309">
            <text:p>32,309</text:p>
          </table:table-cell>
          <table:table-cell table:formula="of:=IF(ISNUMBER([.D1740]);[.D1740];0)-IF(ISNUMBER([.D1787]);[.D1787];0)" office:value-type="float" office:value="138">
            <text:p>138</text:p>
          </table:table-cell>
          <table:table-cell table:formula="of:=IF(ISNUMBER([.E1740]);[.E1740];0)-IF(ISNUMBER([.E1787]);[.E1787];0)" office:value-type="float" office:value="11">
            <text:p>11</text:p>
          </table:table-cell>
          <table:table-cell table:formula="of:=IF(ISNUMBER([.F1740]);[.F1740];0)-IF(ISNUMBER([.F1787]);[.F1787];0)" office:value-type="float" office:value="125">
            <text:p>125</text:p>
          </table:table-cell>
          <table:table-cell table:formula="of:=IF(ISNUMBER([.G1740]);[.G1740];0)-IF(ISNUMBER([.G1787]);[.G1787];0)" office:value-type="float" office:value="3">
            <text:p>3</text:p>
          </table:table-cell>
          <table:table-cell table:formula="of:=IF(ISNUMBER([.H1740]);[.H1740];0)-IF(ISNUMBER([.H1787]);[.H1787];0)" office:value-type="float" office:value="0">
            <text:p>0</text:p>
          </table:table-cell>
          <table:table-cell table:style-name="ce4" table:formula="of:=IF(ISNUMBER([.I1740]);[.I1740];0)-IF(ISNUMBER([.I1787]);[.I1787];0)" office:value-type="float" office:value="1.4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1]" office:value-type="string" office:string-value="            Direct/Indirect Process Heating">
            <text:p><text:s text:c="12"/>Direct/Indirect Process Heating</text:p>
          </table:table-cell>
          <table:table-cell table:formula="of:=IF(ISNUMBER([.C1741]);[.C1741];0)-IF(ISNUMBER([.C1788]);[.C1788];0)" office:value-type="float" office:value="31994">
            <text:p>31,994</text:p>
          </table:table-cell>
          <table:table-cell table:formula="of:=IF(ISNUMBER([.D1741]);[.D1741];0)-IF(ISNUMBER([.D1788]);[.D1788];0)" office:value-type="float" office:value="433">
            <text:p>433</text:p>
          </table:table-cell>
          <table:table-cell table:formula="of:=IF(ISNUMBER([.E1741]);[.E1741];0)-IF(ISNUMBER([.E1788]);[.E1788];0)" office:value-type="float" office:value="0">
            <text:p>0</text:p>
          </table:table-cell>
          <table:table-cell table:formula="of:=IF(ISNUMBER([.F1741]);[.F1741];0)-IF(ISNUMBER([.F1788]);[.F1788];0)" office:value-type="float" office:value="252">
            <text:p>252</text:p>
          </table:table-cell>
          <table:table-cell table:formula="of:=IF(ISNUMBER([.G1741]);[.G1741];0)-IF(ISNUMBER([.G1788]);[.G1788];0)" office:value-type="float" office:value="0">
            <text:p>0</text:p>
          </table:table-cell>
          <table:table-cell table:formula="of:=IF(ISNUMBER([.H1741]);[.H1741];0)-IF(ISNUMBER([.H1788]);[.H1788];0)" office:value-type="float" office:value="0">
            <text:p>0</text:p>
          </table:table-cell>
          <table:table-cell table:style-name="ce4" table:formula="of:=IF(ISNUMBER([.I1741]);[.I1741];0)-IF(ISNUMBER([.I1788]);[.I1788];0)" office:value-type="float" office:value="-1.9">
            <text:p>-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2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742]);[.C1742];0)-IF(ISNUMBER([.C1789]);[.C1789];0)" office:value-type="float" office:value="32101">
            <text:p>32,101</text:p>
          </table:table-cell>
          <table:table-cell table:formula="of:=IF(ISNUMBER([.D1742]);[.D1742];0)-IF(ISNUMBER([.D1789]);[.D1789];0)" office:value-type="float" office:value="325">
            <text:p>325</text:p>
          </table:table-cell>
          <table:table-cell table:formula="of:=IF(ISNUMBER([.E1742]);[.E1742];0)-IF(ISNUMBER([.E1789]);[.E1789];0)" office:value-type="float" office:value="-5">
            <text:p>-5</text:p>
          </table:table-cell>
          <table:table-cell table:formula="of:=IF(ISNUMBER([.F1742]);[.F1742];0)-IF(ISNUMBER([.F1789]);[.F1789];0)" office:value-type="float" office:value="160">
            <text:p>160</text:p>
          </table:table-cell>
          <table:table-cell table:formula="of:=IF(ISNUMBER([.G1742]);[.G1742];0)-IF(ISNUMBER([.G1789]);[.G1789];0)" office:value-type="float" office:value="4">
            <text:p>4</text:p>
          </table:table-cell>
          <table:table-cell table:formula="of:=IF(ISNUMBER([.H1742]);[.H1742];0)-IF(ISNUMBER([.H1789]);[.H1789];0)" office:value-type="float" office:value="44">
            <text:p>44</text:p>
          </table:table-cell>
          <table:table-cell table:style-name="ce4" table:formula="of:=IF(ISNUMBER([.I1742]);[.I1742];0)-IF(ISNUMBER([.I1789]);[.I1789];0)" office:value-type="float" office:value="0.5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3]" office:value-type="string" office:string-value="            Direct Machine Drive (e)">
            <text:p><text:s text:c="12"/>Direct Machine Drive (e)</text:p>
          </table:table-cell>
          <table:table-cell table:formula="of:=IF(ISNUMBER([.C1743]);[.C1743];0)-IF(ISNUMBER([.C1790]);[.C1790];0)" office:value-type="float" office:value="31757">
            <text:p>31,757</text:p>
          </table:table-cell>
          <table:table-cell table:formula="of:=IF(ISNUMBER([.D1743]);[.D1743];0)-IF(ISNUMBER([.D1790]);[.D1790];0)" office:value-type="float" office:value="669">
            <text:p>669</text:p>
          </table:table-cell>
          <table:table-cell table:formula="of:=IF(ISNUMBER([.E1743]);[.E1743];0)-IF(ISNUMBER([.E1790]);[.E1790];0)" office:value-type="float" office:value="106">
            <text:p>106</text:p>
          </table:table-cell>
          <table:table-cell table:formula="of:=IF(ISNUMBER([.F1743]);[.F1743];0)-IF(ISNUMBER([.F1790]);[.F1790];0)" office:value-type="float" office:value="615">
            <text:p>615</text:p>
          </table:table-cell>
          <table:table-cell table:formula="of:=IF(ISNUMBER([.G1743]);[.G1743];0)-IF(ISNUMBER([.G1790]);[.G1790];0)" office:value-type="float" office:value="14">
            <text:p>14</text:p>
          </table:table-cell>
          <table:table-cell table:formula="of:=IF(ISNUMBER([.H1743]);[.H1743];0)-IF(ISNUMBER([.H1790]);[.H1790];0)" office:value-type="float" office:value="20">
            <text:p>20</text:p>
          </table:table-cell>
          <table:table-cell table:style-name="ce4" table:formula="of:=IF(ISNUMBER([.I1743]);[.I1743];0)-IF(ISNUMBER([.I1790]);[.I1790];0)" office:value-type="float" office:value="-2.5">
            <text:p>-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4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744]);[.C1744];0)-IF(ISNUMBER([.C1791]);[.C1791];0)" office:value-type="float" office:value="30450">
            <text:p>30,450</text:p>
          </table:table-cell>
          <table:table-cell table:formula="of:=IF(ISNUMBER([.D1744]);[.D1744];0)-IF(ISNUMBER([.D1791]);[.D1791];0)" office:value-type="float" office:value="1977">
            <text:p>1,977</text:p>
          </table:table-cell>
          <table:table-cell table:formula="of:=IF(ISNUMBER([.E1744]);[.E1744];0)-IF(ISNUMBER([.E1791]);[.E1791];0)" office:value-type="float" office:value="496">
            <text:p>496</text:p>
          </table:table-cell>
          <table:table-cell table:formula="of:=IF(ISNUMBER([.F1744]);[.F1744];0)-IF(ISNUMBER([.F1791]);[.F1791];0)" office:value-type="float" office:value="1627">
            <text:p>1,627</text:p>
          </table:table-cell>
          <table:table-cell table:formula="of:=IF(ISNUMBER([.G1744]);[.G1744];0)-IF(ISNUMBER([.G1791]);[.G1791];0)" office:value-type="float" office:value="18">
            <text:p>18</text:p>
          </table:table-cell>
          <table:table-cell table:formula="of:=IF(ISNUMBER([.H1744]);[.H1744];0)-IF(ISNUMBER([.H1791]);[.H1791];0)" office:value-type="float" office:value="148">
            <text:p>148</text:p>
          </table:table-cell>
          <table:table-cell table:style-name="ce4" table:formula="of:=IF(ISNUMBER([.I1744]);[.I1744];0)-IF(ISNUMBER([.I1791]);[.I1791];0)" office:value-type="float" office:value="-18.5">
            <text:p>-1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5]" office:value-type="string" office:string-value="            Facility Lighting">
            <text:p><text:s text:c="12"/>Facility Lighting</text:p>
          </table:table-cell>
          <table:table-cell table:formula="of:=IF(ISNUMBER([.C1745]);[.C1745];0)-IF(ISNUMBER([.C1792]);[.C1792];0)" office:value-type="float" office:value="30612">
            <text:p>30,612</text:p>
          </table:table-cell>
          <table:table-cell table:formula="of:=IF(ISNUMBER([.D1745]);[.D1745];0)-IF(ISNUMBER([.D1792]);[.D1792];0)" office:value-type="float" office:value="1815">
            <text:p>1,815</text:p>
          </table:table-cell>
          <table:table-cell table:formula="of:=IF(ISNUMBER([.E1745]);[.E1745];0)-IF(ISNUMBER([.E1792]);[.E1792];0)" office:value-type="float" office:value="1174">
            <text:p>1,174</text:p>
          </table:table-cell>
          <table:table-cell table:formula="of:=IF(ISNUMBER([.F1745]);[.F1745];0)-IF(ISNUMBER([.F1792]);[.F1792];0)" office:value-type="float" office:value="1033">
            <text:p>1,033</text:p>
          </table:table-cell>
          <table:table-cell table:formula="of:=IF(ISNUMBER([.G1745]);[.G1745];0)-IF(ISNUMBER([.G1792]);[.G1792];0)" office:value-type="float" office:value="21">
            <text:p>21</text:p>
          </table:table-cell>
          <table:table-cell table:formula="of:=IF(ISNUMBER([.H1745]);[.H1745];0)-IF(ISNUMBER([.H1792]);[.H1792];0)" office:value-type="float" office:value="131">
            <text:p>131</text:p>
          </table:table-cell>
          <table:table-cell table:style-name="ce4" table:formula="of:=IF(ISNUMBER([.I1745]);[.I1745];0)-IF(ISNUMBER([.I1792]);[.I1792];0)" office:value-type="float" office:value="-18.7">
            <text:p>-1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6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746]);[.C1746];0)-IF(ISNUMBER([.C1793]);[.C1793];0)" office:value-type="float" office:value="0">
            <text:p>0</text:p>
          </table:table-cell>
          <table:table-cell table:formula="of:=IF(ISNUMBER([.D1746]);[.D1746];0)-IF(ISNUMBER([.D1793]);[.D1793];0)" office:value-type="float" office:value="0">
            <text:p>0</text:p>
          </table:table-cell>
          <table:table-cell table:formula="of:=IF(ISNUMBER([.E1746]);[.E1746];0)-IF(ISNUMBER([.E1793]);[.E1793];0)" office:value-type="float" office:value="0">
            <text:p>0</text:p>
          </table:table-cell>
          <table:table-cell table:formula="of:=IF(ISNUMBER([.F1746]);[.F1746];0)-IF(ISNUMBER([.F1793]);[.F1793];0)" office:value-type="float" office:value="0">
            <text:p>0</text:p>
          </table:table-cell>
          <table:table-cell table:formula="of:=IF(ISNUMBER([.G1746]);[.G1746];0)-IF(ISNUMBER([.G1793]);[.G1793];0)" office:value-type="float" office:value="0">
            <text:p>0</text:p>
          </table:table-cell>
          <table:table-cell table:formula="of:=IF(ISNUMBER([.H1746]);[.H1746];0)-IF(ISNUMBER([.H1793]);[.H1793];0)" office:value-type="float" office:value="0">
            <text:p>0</text:p>
          </table:table-cell>
          <table:table-cell table:style-name="ce4" table:formula="of:=IF(ISNUMBER([.I1746]);[.I1746];0)-IF(ISNUMBER([.I1793]);[.I179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7]" office:value-type="string" office:string-value="      Using a Different Energy Source (f)">
            <text:p><text:s text:c="6"/>Using a Different Energy Source (f)</text:p>
          </table:table-cell>
          <table:table-cell table:formula="of:=IF(ISNUMBER([.C1747]);[.C1747];0)-IF(ISNUMBER([.C1794]);[.C1794];0)" office:value-type="float" office:value="32003">
            <text:p>32,003</text:p>
          </table:table-cell>
          <table:table-cell table:formula="of:=IF(ISNUMBER([.D1747]);[.D1747];0)-IF(ISNUMBER([.D1794]);[.D1794];0)" office:value-type="float" office:value="424">
            <text:p>424</text:p>
          </table:table-cell>
          <table:table-cell table:formula="of:=IF(ISNUMBER([.E1747]);[.E1747];0)-IF(ISNUMBER([.E1794]);[.E1794];0)" office:value-type="float" office:value="27">
            <text:p>27</text:p>
          </table:table-cell>
          <table:table-cell table:formula="of:=IF(ISNUMBER([.F1747]);[.F1747];0)-IF(ISNUMBER([.F1794]);[.F1794];0)" office:value-type="float" office:value="401">
            <text:p>401</text:p>
          </table:table-cell>
          <table:table-cell table:formula="of:=IF(ISNUMBER([.G1747]);[.G1747];0)-IF(ISNUMBER([.G1794]);[.G1794];0)" office:value-type="float" office:value="0">
            <text:p>0</text:p>
          </table:table-cell>
          <table:table-cell table:formula="of:=IF(ISNUMBER([.H1747]);[.H1747];0)-IF(ISNUMBER([.H1794]);[.H1794];0)" office:value-type="float" office:value="0">
            <text:p>0</text:p>
          </table:table-cell>
          <table:table-cell table:style-name="ce4" table:formula="of:=IF(ISNUMBER([.I1747]);[.I1747];0)-IF(ISNUMBER([.I1794]);[.I1794];0)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48]" office:value-type="string" office:string-value="    Other (g)">
            <text:p><text:s text:c="4"/>Other (g)</text:p>
          </table:table-cell>
          <table:table-cell table:formula="of:=IF(ISNUMBER([.C1748]);[.C1748];0)-IF(ISNUMBER([.C1795]);[.C1795];0)" office:value-type="float" office:value="32360">
            <text:p>32,360</text:p>
          </table:table-cell>
          <table:table-cell table:formula="of:=IF(ISNUMBER([.D1748]);[.D1748];0)-IF(ISNUMBER([.D1795]);[.D1795];0)" office:value-type="float" office:value="67">
            <text:p>67</text:p>
          </table:table-cell>
          <table:table-cell table:formula="of:=IF(ISNUMBER([.E1748]);[.E1748];0)-IF(ISNUMBER([.E1795]);[.E1795];0)" office:value-type="float" office:value="0">
            <text:p>0</text:p>
          </table:table-cell>
          <table:table-cell table:formula="of:=IF(ISNUMBER([.F1748]);[.F1748];0)-IF(ISNUMBER([.F1795]);[.F1795];0)" office:value-type="float" office:value="30">
            <text:p>30</text:p>
          </table:table-cell>
          <table:table-cell table:formula="of:=IF(ISNUMBER([.G1748]);[.G1748];0)-IF(ISNUMBER([.G1795]);[.G1795];0)" office:value-type="float" office:value="0">
            <text:p>0</text:p>
          </table:table-cell>
          <table:table-cell table:formula="of:=IF(ISNUMBER([.H1748]);[.H1748];0)-IF(ISNUMBER([.H1795]);[.H1795];0)" office:value-type="float" office:value="0">
            <text:p>0</text:p>
          </table:table-cell>
          <table:table-cell table:style-name="ce4" table:formula="of:=IF(ISNUMBER([.I1748]);[.I1748];0)-IF(ISNUMBER([.I1795]);[.I1795];0)" office:value-type="float" office:value="12.3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1" table:visibility="collapse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5</text:p>
          </table:table-cell>
          <table:table-cell office:value-type="string">
            <text:p>INDUSTRIAL MACHINERY and EQUIPMENT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28630">
            <text:p>28,630</text:p>
          </table:table-cell>
          <table:table-cell office:value-type="float" office:value="5207">
            <text:p>5,207</text:p>
          </table:table-cell>
          <table:table-cell office:value-type="float" office:value="3199">
            <text:p>3,199</text:p>
          </table:table-cell>
          <table:table-cell office:value-type="float" office:value="3346">
            <text:p>3,346</text:p>
          </table:table-cell>
          <table:table-cell office:value-type="float" office:value="320">
            <text:p>320</text:p>
          </table:table-cell>
          <table:table-cell office:value-type="float" office:value="736">
            <text:p>736</text:p>
          </table:table-cell>
          <table:table-cell office:value-type="float" office:value="9.2">
            <text:p>9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0452">
            <text:p>30,452</text:p>
          </table:table-cell>
          <table:table-cell office:value-type="float" office:value="3385">
            <text:p>3,385</text:p>
          </table:table-cell>
          <table:table-cell office:value-type="float" office:value="1962">
            <text:p>1,962</text:p>
          </table:table-cell>
          <table:table-cell office:value-type="float" office:value="1688">
            <text:p>1,688</text:p>
          </table:table-cell>
          <table:table-cell office:value-type="float" office:value="120">
            <text:p>120</text:p>
          </table:table-cell>
          <table:table-cell office:value-type="float" office:value="512">
            <text:p>512</text:p>
          </table:table-cell>
          <table:table-cell office:value-type="float" office:value="11.8">
            <text:p>1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1787">
            <text:p>31,787</text:p>
          </table:table-cell>
          <table:table-cell office:value-type="float" office:value="2049">
            <text:p>2,049</text:p>
          </table:table-cell>
          <table:table-cell office:value-type="float" office:value="773">
            <text:p>773</text:p>
          </table:table-cell>
          <table:table-cell office:value-type="float" office:value="1576">
            <text:p>1,576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1.4">
            <text:p>1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2859">
            <text:p>32,859</text:p>
          </table:table-cell>
          <table:table-cell table:number-columns-repeated="2" office:value-type="float" office:value="978">
            <text:p>978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33536">
            <text:p>33,536</text:p>
          </table:table-cell>
          <table:table-cell office:value-type="float" office:value="301">
            <text:p>301</text:p>
          </table:table-cell>
          <table:table-cell office:value-type="float" office:value="32">
            <text:p>32</text:p>
          </table:table-cell>
          <table:table-cell office:value-type="float" office:value="278">
            <text:p>278</text:p>
          </table:table-cell>
          <table:table-cell table:number-columns-repeated="2" office:value-type="float" office:value="8">
            <text:p>8</text:p>
          </table:table-cell>
          <table:table-cell office:value-type="float" office:value="19.7">
            <text:p>19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2537">
            <text:p>32,537</text:p>
          </table:table-cell>
          <table:table-cell office:value-type="float" office:value="1300">
            <text:p>1,300</text:p>
          </table:table-cell>
          <table:table-cell office:value-type="float" office:value="1271">
            <text:p>1,271</text:p>
          </table:table-cell>
          <table:table-cell office:value-type="float" office:value="76">
            <text:p>7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1">
            <text:p>41</text:p>
          </table:table-cell>
          <table:table-cell office:value-type="float" office:value="13.9">
            <text:p>13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2534">
            <text:p>32,534</text:p>
          </table:table-cell>
          <table:table-cell office:value-type="float" office:value="1303">
            <text:p>1,303</text:p>
          </table:table-cell>
          <table:table-cell office:value-type="float" office:value="640">
            <text:p>640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3817">
            <text:p>33,817</text:p>
          </table:table-cell>
          <table:table-cell office:value-type="float" office:value="20">
            <text:p>2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33686">
            <text:p>33,686</text:p>
          </table:table-cell>
          <table:table-cell office:value-type="float" office:value="151">
            <text:p>151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51">
            <text:p>151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3825">
            <text:p>33,825</text:p>
          </table:table-cell>
          <table:table-cell office:value-type="float" office:value="12">
            <text:p>12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2">
            <text:p>12</text:p>
          </table:table-cell>
          <table:table-cell table:style-name="ce5" office:value-type="string">
            <text:p><text:s text:c="7"/>--</text:p>
          </table:table-cell>
          <table:table-cell office:value-type="float" office:value="2.7">
            <text:p>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3699">
            <text:p>33,699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.1">
            <text:p>1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3396">
            <text:p>33,396</text:p>
          </table:table-cell>
          <table:table-cell office:value-type="float" office:value="441">
            <text:p>44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60">
            <text:p>260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33492">
            <text:p>33,492</text:p>
          </table:table-cell>
          <table:table-cell office:value-type="float" office:value="344">
            <text:p>344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3138">
            <text:p>33,138</text:p>
          </table:table-cell>
          <table:table-cell office:value-type="float" office:value="698">
            <text:p>698</text:p>
          </table:table-cell>
          <table:table-cell office:value-type="float" office:value="118">
            <text:p>118</text:p>
          </table:table-cell>
          <table:table-cell office:value-type="float" office:value="641">
            <text:p>6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4.4">
            <text:p>14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31720">
            <text:p>31,720</text:p>
          </table:table-cell>
          <table:table-cell office:value-type="float" office:value="2117">
            <text:p>2,117</text:p>
          </table:table-cell>
          <table:table-cell office:value-type="float" office:value="522">
            <text:p>522</text:p>
          </table:table-cell>
          <table:table-cell office:value-type="float" office:value="1627">
            <text:p>1,627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13.4">
            <text:p>1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31769">
            <text:p>31,769</text:p>
          </table:table-cell>
          <table:table-cell office:value-type="float" office:value="2068">
            <text:p>2,068</text:p>
          </table:table-cell>
          <table:table-cell office:value-type="float" office:value="1174">
            <text:p>1,174</text:p>
          </table:table-cell>
          <table:table-cell office:value-type="float" office:value="1099">
            <text:p>1,099</text:p>
          </table:table-cell>
          <table:table-cell office:value-type="float" office:value="31">
            <text:p>31</text:p>
          </table:table-cell>
          <table:table-cell office:value-type="float" office:value="131">
            <text:p>131</text:p>
          </table:table-cell>
          <table:table-cell office:value-type="float" office:value="11.1">
            <text:p>11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3402">
            <text:p>33,402</text:p>
          </table:table-cell>
          <table:table-cell office:value-type="float" office:value="435">
            <text:p>435</text:p>
          </table:table-cell>
          <table:table-cell office:value-type="float" office:value="27">
            <text:p>27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8.9">
            <text:p>18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3770">
            <text:p>33,770</text:p>
          </table:table-cell>
          <table:table-cell office:value-type="float" office:value="67">
            <text:p>6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0">
            <text:p>30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puters &amp; Electronics</text:p>
          </table:table-cell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Default" table:formula="of:=[.B1775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775]);[.C1775];0)+IF(ISNUMBER([.C1798]);[.C1798];0)" office:value-type="float" office:value="9603">
            <text:p>9,603</text:p>
          </table:table-cell>
          <table:table-cell table:formula="of:=IF(ISNUMBER([.D1775]);[.D1775];0)+IF(ISNUMBER([.D1798]);[.D1798];0)" office:value-type="float" office:value="3061">
            <text:p>3,061</text:p>
          </table:table-cell>
          <table:table-cell table:formula="of:=IF(ISNUMBER([.E1775]);[.E1775];0)+IF(ISNUMBER([.E1798]);[.E1798];0)" office:value-type="float" office:value="2156">
            <text:p>2,156</text:p>
          </table:table-cell>
          <table:table-cell table:formula="of:=IF(ISNUMBER([.F1775]);[.F1775];0)+IF(ISNUMBER([.F1798]);[.F1798];0)" office:value-type="float" office:value="1844">
            <text:p>1,844</text:p>
          </table:table-cell>
          <table:table-cell table:formula="of:=IF(ISNUMBER([.G1775]);[.G1775];0)+IF(ISNUMBER([.G1798]);[.G1798];0)" office:value-type="float" office:value="540">
            <text:p>540</text:p>
          </table:table-cell>
          <table:table-cell table:formula="of:=IF(ISNUMBER([.H1775]);[.H1775];0)+IF(ISNUMBER([.H1798]);[.H1798];0)" office:value-type="float" office:value="594">
            <text:p>594</text:p>
          </table:table-cell>
          <table:table-cell table:style-name="ce4" table:formula="of:=IF(ISNUMBER([.I1775]);[.I1775];0)+IF(ISNUMBER([.I1798]);[.I1798];0)" office:value-type="float" office:value="42">
            <text:p>4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76]" office:value-type="string" office:string-value="    Energy Audits">
            <text:p><text:s text:c="4"/>Energy Audits</text:p>
          </table:table-cell>
          <table:table-cell table:formula="of:=IF(ISNUMBER([.C1776]);[.C1776];0)+IF(ISNUMBER([.C1799]);[.C1799];0)" office:value-type="float" office:value="10833">
            <text:p>10,833</text:p>
          </table:table-cell>
          <table:table-cell table:formula="of:=IF(ISNUMBER([.D1776]);[.D1776];0)+IF(ISNUMBER([.D1799]);[.D1799];0)" office:value-type="float" office:value="1831">
            <text:p>1,831</text:p>
          </table:table-cell>
          <table:table-cell table:formula="of:=IF(ISNUMBER([.E1776]);[.E1776];0)+IF(ISNUMBER([.E1799]);[.E1799];0)" office:value-type="float" office:value="1139">
            <text:p>1,139</text:p>
          </table:table-cell>
          <table:table-cell table:formula="of:=IF(ISNUMBER([.F1776]);[.F1776];0)+IF(ISNUMBER([.F1799]);[.F1799];0)" office:value-type="float" office:value="969">
            <text:p>969</text:p>
          </table:table-cell>
          <table:table-cell table:formula="of:=IF(ISNUMBER([.G1776]);[.G1776];0)+IF(ISNUMBER([.G1799]);[.G1799];0)" office:value-type="float" office:value="272">
            <text:p>272</text:p>
          </table:table-cell>
          <table:table-cell table:formula="of:=IF(ISNUMBER([.H1776]);[.H1776];0)+IF(ISNUMBER([.H1799]);[.H1799];0)" office:value-type="float" office:value="525">
            <text:p>525</text:p>
          </table:table-cell>
          <table:table-cell table:style-name="ce4" table:formula="of:=IF(ISNUMBER([.I1776]);[.I1776];0)+IF(ISNUMBER([.I1799]);[.I1799];0)" office:value-type="float" office:value="49.1">
            <text:p>4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77]" office:value-type="string" office:string-value="    Electricity Load Control">
            <text:p><text:s text:c="4"/>Electricity Load Control</text:p>
          </table:table-cell>
          <table:table-cell table:formula="of:=IF(ISNUMBER([.C1777]);[.C1777];0)+IF(ISNUMBER([.C1800]);[.C1800];0)" office:value-type="float" office:value="11539">
            <text:p>11,539</text:p>
          </table:table-cell>
          <table:table-cell table:formula="of:=IF(ISNUMBER([.D1777]);[.D1777];0)+IF(ISNUMBER([.D1800]);[.D1800];0)" office:value-type="float" office:value="1125">
            <text:p>1,125</text:p>
          </table:table-cell>
          <table:table-cell table:formula="of:=IF(ISNUMBER([.E1777]);[.E1777];0)+IF(ISNUMBER([.E1800]);[.E1800];0)" office:value-type="float" office:value="591">
            <text:p>591</text:p>
          </table:table-cell>
          <table:table-cell table:formula="of:=IF(ISNUMBER([.F1777]);[.F1777];0)+IF(ISNUMBER([.F1800]);[.F1800];0)" office:value-type="float" office:value="860">
            <text:p>860</text:p>
          </table:table-cell>
          <table:table-cell table:formula="of:=IF(ISNUMBER([.G1777]);[.G1777];0)+IF(ISNUMBER([.G1800]);[.G1800];0)" office:value-type="float" office:value="0">
            <text:p>0</text:p>
          </table:table-cell>
          <table:table-cell table:formula="of:=IF(ISNUMBER([.H1777]);[.H1777];0)+IF(ISNUMBER([.H1800]);[.H1800];0)" office:value-type="float" office:value="8">
            <text:p>8</text:p>
          </table:table-cell>
          <table:table-cell table:style-name="ce4" table:formula="of:=IF(ISNUMBER([.I1777]);[.I1777];0)+IF(ISNUMBER([.I1800]);[.I1800];0)" office:value-type="float" office:value="36.4">
            <text:p>3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78]" office:value-type="string" office:string-value="    Special Rate Schedule (c)">
            <text:p><text:s text:c="4"/>Special Rate Schedule (c)</text:p>
          </table:table-cell>
          <table:table-cell table:formula="of:=IF(ISNUMBER([.C1778]);[.C1778];0)+IF(ISNUMBER([.C1801]);[.C1801];0)" office:value-type="float" office:value="12031">
            <text:p>12,031</text:p>
          </table:table-cell>
          <table:table-cell table:formula="of:=IF(ISNUMBER([.D1778]);[.D1778];0)+IF(ISNUMBER([.D1801]);[.D1801];0)" office:value-type="float" office:value="633">
            <text:p>633</text:p>
          </table:table-cell>
          <table:table-cell table:formula="of:=IF(ISNUMBER([.E1778]);[.E1778];0)+IF(ISNUMBER([.E1801]);[.E1801];0)" office:value-type="float" office:value="633">
            <text:p>633</text:p>
          </table:table-cell>
          <table:table-cell table:formula="of:=IF(ISNUMBER([.F1778]);[.F1778];0)+IF(ISNUMBER([.F1801]);[.F1801];0)" office:value-type="float" office:value="0">
            <text:p>0</text:p>
          </table:table-cell>
          <table:table-cell table:formula="of:=IF(ISNUMBER([.G1778]);[.G1778];0)+IF(ISNUMBER([.G1801]);[.G1801];0)" office:value-type="float" office:value="0">
            <text:p>0</text:p>
          </table:table-cell>
          <table:table-cell table:formula="of:=IF(ISNUMBER([.H1778]);[.H1778];0)+IF(ISNUMBER([.H1801]);[.H1801];0)" office:value-type="float" office:value="0">
            <text:p>0</text:p>
          </table:table-cell>
          <table:table-cell table:style-name="ce4" table:formula="of:=IF(ISNUMBER([.I1778]);[.I1778];0)+IF(ISNUMBER([.I1801]);[.I1801];0)" office:value-type="float" office:value="6.7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79]" office:value-type="string" office:string-value="    Standby Generation Program">
            <text:p><text:s text:c="4"/>Standby Generation Program</text:p>
          </table:table-cell>
          <table:table-cell table:formula="of:=IF(ISNUMBER([.C1779]);[.C1779];0)+IF(ISNUMBER([.C1802]);[.C1802];0)" office:value-type="float" office:value="12489">
            <text:p>12,489</text:p>
          </table:table-cell>
          <table:table-cell table:formula="of:=IF(ISNUMBER([.D1779]);[.D1779];0)+IF(ISNUMBER([.D1802]);[.D1802];0)" office:value-type="float" office:value="174">
            <text:p>174</text:p>
          </table:table-cell>
          <table:table-cell table:formula="of:=IF(ISNUMBER([.E1779]);[.E1779];0)+IF(ISNUMBER([.E1802]);[.E1802];0)" office:value-type="float" office:value="32">
            <text:p>32</text:p>
          </table:table-cell>
          <table:table-cell table:formula="of:=IF(ISNUMBER([.F1779]);[.F1779];0)+IF(ISNUMBER([.F1802]);[.F1802];0)" office:value-type="float" office:value="147">
            <text:p>147</text:p>
          </table:table-cell>
          <table:table-cell table:formula="of:=IF(ISNUMBER([.G1779]);[.G1779];0)+IF(ISNUMBER([.G1802]);[.G1802];0)" office:value-type="float" office:value="0">
            <text:p>0</text:p>
          </table:table-cell>
          <table:table-cell table:formula="of:=IF(ISNUMBER([.H1779]);[.H1779];0)+IF(ISNUMBER([.H1802]);[.H1802];0)" office:value-type="float" office:value="29">
            <text:p>29</text:p>
          </table:table-cell>
          <table:table-cell table:style-name="ce4" table:formula="of:=IF(ISNUMBER([.I1779]);[.I1779];0)+IF(ISNUMBER([.I1802]);[.I1802];0)" office:value-type="float" office:value="31.1">
            <text:p>3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0]" office:value-type="string" office:string-value="    Equipment Rebates">
            <text:p><text:s text:c="4"/>Equipment Rebates</text:p>
          </table:table-cell>
          <table:table-cell table:formula="of:=IF(ISNUMBER([.C1780]);[.C1780];0)+IF(ISNUMBER([.C1803]);[.C1803];0)" office:value-type="float" office:value="11677">
            <text:p>11,677</text:p>
          </table:table-cell>
          <table:table-cell table:formula="of:=IF(ISNUMBER([.D1780]);[.D1780];0)+IF(ISNUMBER([.D1803]);[.D1803];0)" office:value-type="float" office:value="987">
            <text:p>987</text:p>
          </table:table-cell>
          <table:table-cell table:formula="of:=IF(ISNUMBER([.E1780]);[.E1780];0)+IF(ISNUMBER([.E1803]);[.E1803];0)" office:value-type="float" office:value="954">
            <text:p>954</text:p>
          </table:table-cell>
          <table:table-cell table:formula="of:=IF(ISNUMBER([.F1780]);[.F1780];0)+IF(ISNUMBER([.F1803]);[.F1803];0)" office:value-type="float" office:value="17">
            <text:p>17</text:p>
          </table:table-cell>
          <table:table-cell table:formula="of:=IF(ISNUMBER([.G1780]);[.G1780];0)+IF(ISNUMBER([.G1803]);[.G1803];0)" office:value-type="float" office:value="0">
            <text:p>0</text:p>
          </table:table-cell>
          <table:table-cell table:formula="of:=IF(ISNUMBER([.H1780]);[.H1780];0)+IF(ISNUMBER([.H1803]);[.H1803];0)" office:value-type="float" office:value="0">
            <text:p>0</text:p>
          </table:table-cell>
          <table:table-cell table:style-name="ce4" table:formula="of:=IF(ISNUMBER([.I1780]);[.I1780];0)+IF(ISNUMBER([.I1803]);[.I1803];0)" office:value-type="float" office:value="28.4">
            <text:p>2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1]" office:value-type="string" office:string-value="    Power Factor Correction or Improvement">
            <text:p><text:s text:c="4"/>Power Factor Correction or Improvement</text:p>
          </table:table-cell>
          <table:table-cell table:formula="of:=IF(ISNUMBER([.C1781]);[.C1781];0)+IF(ISNUMBER([.C1804]);[.C1804];0)" office:value-type="float" office:value="12081">
            <text:p>12,081</text:p>
          </table:table-cell>
          <table:table-cell table:formula="of:=IF(ISNUMBER([.D1781]);[.D1781];0)+IF(ISNUMBER([.D1804]);[.D1804];0)" office:value-type="float" office:value="583">
            <text:p>583</text:p>
          </table:table-cell>
          <table:table-cell table:formula="of:=IF(ISNUMBER([.E1781]);[.E1781];0)+IF(ISNUMBER([.E1804]);[.E1804];0)" office:value-type="float" office:value="293">
            <text:p>293</text:p>
          </table:table-cell>
          <table:table-cell table:formula="of:=IF(ISNUMBER([.F1781]);[.F1781];0)+IF(ISNUMBER([.F1804]);[.F1804];0)" office:value-type="float" office:value="337">
            <text:p>337</text:p>
          </table:table-cell>
          <table:table-cell table:formula="of:=IF(ISNUMBER([.G1781]);[.G1781];0)+IF(ISNUMBER([.G1804]);[.G1804];0)" office:value-type="float" office:value="0">
            <text:p>0</text:p>
          </table:table-cell>
          <table:table-cell table:formula="of:=IF(ISNUMBER([.H1781]);[.H1781];0)+IF(ISNUMBER([.H1804]);[.H1804];0)" office:value-type="float" office:value="31">
            <text:p>31</text:p>
          </table:table-cell>
          <table:table-cell table:style-name="ce4" table:formula="of:=IF(ISNUMBER([.I1781]);[.I1781];0)+IF(ISNUMBER([.I1804]);[.I1804];0)" office:value-type="float" office:value="27.1">
            <text:p>2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2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782]);[.C1782];0)+IF(ISNUMBER([.C1805]);[.C1805];0)" office:value-type="float" office:value="12499">
            <text:p>12,499</text:p>
          </table:table-cell>
          <table:table-cell table:formula="of:=IF(ISNUMBER([.D1782]);[.D1782];0)+IF(ISNUMBER([.D1805]);[.D1805];0)" office:value-type="float" office:value="16">
            <text:p>16</text:p>
          </table:table-cell>
          <table:table-cell table:formula="of:=IF(ISNUMBER([.E1782]);[.E1782];0)+IF(ISNUMBER([.E1805]);[.E1805];0)" office:value-type="float" office:value="0">
            <text:p>0</text:p>
          </table:table-cell>
          <table:table-cell table:formula="of:=IF(ISNUMBER([.F1782]);[.F1782];0)+IF(ISNUMBER([.F1805]);[.F1805];0)" office:value-type="float" office:value="0">
            <text:p>0</text:p>
          </table:table-cell>
          <table:table-cell table:formula="of:=IF(ISNUMBER([.G1782]);[.G1782];0)+IF(ISNUMBER([.G1805]);[.G1805];0)" office:value-type="float" office:value="16">
            <text:p>16</text:p>
          </table:table-cell>
          <table:table-cell table:formula="of:=IF(ISNUMBER([.H1782]);[.H1782];0)+IF(ISNUMBER([.H1805]);[.H1805];0)" office:value-type="float" office:value="0">
            <text:p>0</text:p>
          </table:table-cell>
          <table:table-cell table:style-name="ce4" table:formula="of:=IF(ISNUMBER([.I1782]);[.I1782];0)+IF(ISNUMBER([.I1805]);[.I1805];0)" office:value-type="float" office:value="4.6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3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783]);[.C1783];0)+IF(ISNUMBER([.C1806]);[.C1806];0)" office:value-type="float" office:value="12236">
            <text:p>12,236</text:p>
          </table:table-cell>
          <table:table-cell table:formula="of:=IF(ISNUMBER([.D1783]);[.D1783];0)+IF(ISNUMBER([.D1806]);[.D1806];0)" office:value-type="float" office:value="428">
            <text:p>428</text:p>
          </table:table-cell>
          <table:table-cell table:formula="of:=IF(ISNUMBER([.E1783]);[.E1783];0)+IF(ISNUMBER([.E1806]);[.E1806];0)" office:value-type="float" office:value="0">
            <text:p>0</text:p>
          </table:table-cell>
          <table:table-cell table:formula="of:=IF(ISNUMBER([.F1783]);[.F1783];0)+IF(ISNUMBER([.F1806]);[.F1806];0)" office:value-type="float" office:value="0">
            <text:p>0</text:p>
          </table:table-cell>
          <table:table-cell table:formula="of:=IF(ISNUMBER([.G1783]);[.G1783];0)+IF(ISNUMBER([.G1806]);[.G1806];0)" office:value-type="float" office:value="428">
            <text:p>428</text:p>
          </table:table-cell>
          <table:table-cell table:formula="of:=IF(ISNUMBER([.H1783]);[.H1783];0)+IF(ISNUMBER([.H1806]);[.H1806];0)" office:value-type="float" office:value="0">
            <text:p>0</text:p>
          </table:table-cell>
          <table:table-cell table:style-name="ce4" table:formula="of:=IF(ISNUMBER([.I1783]);[.I1783];0)+IF(ISNUMBER([.I1806]);[.I1806];0)" office:value-type="float" office:value="6.4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4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784]);[.C1784];0)+IF(ISNUMBER([.C1807]);[.C1807];0)" office:value-type="float" office:value="12534">
            <text:p>12,534</text:p>
          </table:table-cell>
          <table:table-cell table:formula="of:=IF(ISNUMBER([.D1784]);[.D1784];0)+IF(ISNUMBER([.D1807]);[.D1807];0)" office:value-type="float" office:value="3">
            <text:p>3</text:p>
          </table:table-cell>
          <table:table-cell table:formula="of:=IF(ISNUMBER([.E1784]);[.E1784];0)+IF(ISNUMBER([.E1807]);[.E1807];0)" office:value-type="float" office:value="0">
            <text:p>0</text:p>
          </table:table-cell>
          <table:table-cell table:formula="of:=IF(ISNUMBER([.F1784]);[.F1784];0)+IF(ISNUMBER([.F1807]);[.F1807];0)" office:value-type="float" office:value="0">
            <text:p>0</text:p>
          </table:table-cell>
          <table:table-cell table:formula="of:=IF(ISNUMBER([.G1784]);[.G1784];0)+IF(ISNUMBER([.G1807]);[.G1807];0)" office:value-type="float" office:value="3">
            <text:p>3</text:p>
          </table:table-cell>
          <table:table-cell table:formula="of:=IF(ISNUMBER([.H1784]);[.H1784];0)+IF(ISNUMBER([.H1807]);[.H1807];0)" office:value-type="float" office:value="0">
            <text:p>0</text:p>
          </table:table-cell>
          <table:table-cell table:style-name="ce4" table:formula="of:=IF(ISNUMBER([.I1784]);[.I1784];0)+IF(ISNUMBER([.I1807]);[.I1807];0)" office:value-type="float" office:value="4.5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5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785]);[.C1785];0)+IF(ISNUMBER([.C1808]);[.C1808];0)" office:value-type="float" office:value="0">
            <text:p>0</text:p>
          </table:table-cell>
          <table:table-cell table:formula="of:=IF(ISNUMBER([.D1785]);[.D1785];0)+IF(ISNUMBER([.D1808]);[.D1808];0)" office:value-type="float" office:value="0">
            <text:p>0</text:p>
          </table:table-cell>
          <table:table-cell table:formula="of:=IF(ISNUMBER([.E1785]);[.E1785];0)+IF(ISNUMBER([.E1808]);[.E1808];0)" office:value-type="float" office:value="0">
            <text:p>0</text:p>
          </table:table-cell>
          <table:table-cell table:formula="of:=IF(ISNUMBER([.F1785]);[.F1785];0)+IF(ISNUMBER([.F1808]);[.F1808];0)" office:value-type="float" office:value="0">
            <text:p>0</text:p>
          </table:table-cell>
          <table:table-cell table:formula="of:=IF(ISNUMBER([.G1785]);[.G1785];0)+IF(ISNUMBER([.G1808]);[.G1808];0)" office:value-type="float" office:value="0">
            <text:p>0</text:p>
          </table:table-cell>
          <table:table-cell table:formula="of:=IF(ISNUMBER([.H1785]);[.H1785];0)+IF(ISNUMBER([.H1808]);[.H1808];0)" office:value-type="float" office:value="0">
            <text:p>0</text:p>
          </table:table-cell>
          <table:table-cell table:style-name="ce4" table:formula="of:=IF(ISNUMBER([.I1785]);[.I1785];0)+IF(ISNUMBER([.I1808]);[.I1808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6]" office:value-type="string" office:string-value="      Improving Energy Efficiency Affecting:">
            <text:p><text:s text:c="6"/>Improving Energy Efficiency Affecting:</text:p>
          </table:table-cell>
          <table:table-cell table:formula="of:=IF(ISNUMBER([.C1786]);[.C1786];0)+IF(ISNUMBER([.C1809]);[.C1809];0)" office:value-type="float" office:value="0">
            <text:p>0</text:p>
          </table:table-cell>
          <table:table-cell table:formula="of:=IF(ISNUMBER([.D1786]);[.D1786];0)+IF(ISNUMBER([.D1809]);[.D1809];0)" office:value-type="float" office:value="0">
            <text:p>0</text:p>
          </table:table-cell>
          <table:table-cell table:formula="of:=IF(ISNUMBER([.E1786]);[.E1786];0)+IF(ISNUMBER([.E1809]);[.E1809];0)" office:value-type="float" office:value="0">
            <text:p>0</text:p>
          </table:table-cell>
          <table:table-cell table:formula="of:=IF(ISNUMBER([.F1786]);[.F1786];0)+IF(ISNUMBER([.F1809]);[.F1809];0)" office:value-type="float" office:value="0">
            <text:p>0</text:p>
          </table:table-cell>
          <table:table-cell table:formula="of:=IF(ISNUMBER([.G1786]);[.G1786];0)+IF(ISNUMBER([.G1809]);[.G1809];0)" office:value-type="float" office:value="0">
            <text:p>0</text:p>
          </table:table-cell>
          <table:table-cell table:formula="of:=IF(ISNUMBER([.H1786]);[.H1786];0)+IF(ISNUMBER([.H1809]);[.H1809];0)" office:value-type="float" office:value="0">
            <text:p>0</text:p>
          </table:table-cell>
          <table:table-cell table:style-name="ce4" table:formula="of:=IF(ISNUMBER([.I1786]);[.I1786];0)+IF(ISNUMBER([.I1809]);[.I180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7]" office:value-type="string" office:string-value="            Steam Production (d)">
            <text:p><text:s text:c="12"/>Steam Production (d)</text:p>
          </table:table-cell>
          <table:table-cell table:formula="of:=IF(ISNUMBER([.C1787]);[.C1787];0)+IF(ISNUMBER([.C1810]);[.C1810];0)" office:value-type="float" office:value="12276">
            <text:p>12,276</text:p>
          </table:table-cell>
          <table:table-cell table:formula="of:=IF(ISNUMBER([.D1787]);[.D1787];0)+IF(ISNUMBER([.D1810]);[.D1810];0)" office:value-type="float" office:value="368">
            <text:p>368</text:p>
          </table:table-cell>
          <table:table-cell table:formula="of:=IF(ISNUMBER([.E1787]);[.E1787];0)+IF(ISNUMBER([.E1810]);[.E1810];0)" office:value-type="float" office:value="0">
            <text:p>0</text:p>
          </table:table-cell>
          <table:table-cell table:formula="of:=IF(ISNUMBER([.F1787]);[.F1787];0)+IF(ISNUMBER([.F1810]);[.F1810];0)" office:value-type="float" office:value="180">
            <text:p>180</text:p>
          </table:table-cell>
          <table:table-cell table:formula="of:=IF(ISNUMBER([.G1787]);[.G1787];0)+IF(ISNUMBER([.G1810]);[.G1810];0)" office:value-type="float" office:value="3">
            <text:p>3</text:p>
          </table:table-cell>
          <table:table-cell table:formula="of:=IF(ISNUMBER([.H1787]);[.H1787];0)+IF(ISNUMBER([.H1810]);[.H1810];0)" office:value-type="float" office:value="36">
            <text:p>36</text:p>
          </table:table-cell>
          <table:table-cell table:style-name="ce4" table:formula="of:=IF(ISNUMBER([.I1787]);[.I1787];0)+IF(ISNUMBER([.I1810]);[.I1810];0)" office:value-type="float" office:value="32.1">
            <text:p>3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8]" office:value-type="string" office:string-value="            Direct/Indirect Process Heating">
            <text:p><text:s text:c="12"/>Direct/Indirect Process Heating</text:p>
          </table:table-cell>
          <table:table-cell table:formula="of:=IF(ISNUMBER([.C1788]);[.C1788];0)+IF(ISNUMBER([.C1811]);[.C1811];0)" office:value-type="float" office:value="12082">
            <text:p>12,082</text:p>
          </table:table-cell>
          <table:table-cell table:formula="of:=IF(ISNUMBER([.D1788]);[.D1788];0)+IF(ISNUMBER([.D1811]);[.D1811];0)" office:value-type="float" office:value="582">
            <text:p>582</text:p>
          </table:table-cell>
          <table:table-cell table:formula="of:=IF(ISNUMBER([.E1788]);[.E1788];0)+IF(ISNUMBER([.E1811]);[.E1811];0)" office:value-type="float" office:value="118">
            <text:p>118</text:p>
          </table:table-cell>
          <table:table-cell table:formula="of:=IF(ISNUMBER([.F1788]);[.F1788];0)+IF(ISNUMBER([.F1811]);[.F1811];0)" office:value-type="float" office:value="469">
            <text:p>469</text:p>
          </table:table-cell>
          <table:table-cell table:formula="of:=IF(ISNUMBER([.G1788]);[.G1788];0)+IF(ISNUMBER([.G1811]);[.G1811];0)" office:value-type="float" office:value="0">
            <text:p>0</text:p>
          </table:table-cell>
          <table:table-cell table:formula="of:=IF(ISNUMBER([.H1788]);[.H1788];0)+IF(ISNUMBER([.H1811]);[.H1811];0)" office:value-type="float" office:value="42">
            <text:p>42</text:p>
          </table:table-cell>
          <table:table-cell table:style-name="ce4" table:formula="of:=IF(ISNUMBER([.I1788]);[.I1788];0)+IF(ISNUMBER([.I1811]);[.I1811];0)" office:value-type="float" office:value="36.8">
            <text:p>3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89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789]);[.C1789];0)+IF(ISNUMBER([.C1812]);[.C1812];0)" office:value-type="float" office:value="12344">
            <text:p>12,344</text:p>
          </table:table-cell>
          <table:table-cell table:formula="of:=IF(ISNUMBER([.D1789]);[.D1789];0)+IF(ISNUMBER([.D1812]);[.D1812];0)" office:value-type="float" office:value="320">
            <text:p>320</text:p>
          </table:table-cell>
          <table:table-cell table:formula="of:=IF(ISNUMBER([.E1789]);[.E1789];0)+IF(ISNUMBER([.E1812]);[.E1812];0)" office:value-type="float" office:value="43">
            <text:p>43</text:p>
          </table:table-cell>
          <table:table-cell table:formula="of:=IF(ISNUMBER([.F1789]);[.F1789];0)+IF(ISNUMBER([.F1812]);[.F1812];0)" office:value-type="float" office:value="283">
            <text:p>283</text:p>
          </table:table-cell>
          <table:table-cell table:formula="of:=IF(ISNUMBER([.G1789]);[.G1789];0)+IF(ISNUMBER([.G1812]);[.G1812];0)" office:value-type="float" office:value="0">
            <text:p>0</text:p>
          </table:table-cell>
          <table:table-cell table:formula="of:=IF(ISNUMBER([.H1789]);[.H1789];0)+IF(ISNUMBER([.H1812]);[.H1812];0)" office:value-type="float" office:value="35">
            <text:p>35</text:p>
          </table:table-cell>
          <table:table-cell table:style-name="ce4" table:formula="of:=IF(ISNUMBER([.I1789]);[.I1789];0)+IF(ISNUMBER([.I1812]);[.I1812];0)" office:value-type="float" office:value="32.6">
            <text:p>3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0]" office:value-type="string" office:string-value="            Direct Machine Drive (e)">
            <text:p><text:s text:c="12"/>Direct Machine Drive (e)</text:p>
          </table:table-cell>
          <table:table-cell table:formula="of:=IF(ISNUMBER([.C1790]);[.C1790];0)+IF(ISNUMBER([.C1813]);[.C1813];0)" office:value-type="float" office:value="12171">
            <text:p>12,171</text:p>
          </table:table-cell>
          <table:table-cell table:formula="of:=IF(ISNUMBER([.D1790]);[.D1790];0)+IF(ISNUMBER([.D1813]);[.D1813];0)" office:value-type="float" office:value="492">
            <text:p>492</text:p>
          </table:table-cell>
          <table:table-cell table:formula="of:=IF(ISNUMBER([.E1790]);[.E1790];0)+IF(ISNUMBER([.E1813]);[.E1813];0)" office:value-type="float" office:value="239">
            <text:p>239</text:p>
          </table:table-cell>
          <table:table-cell table:formula="of:=IF(ISNUMBER([.F1790]);[.F1790];0)+IF(ISNUMBER([.F1813]);[.F1813];0)" office:value-type="float" office:value="288">
            <text:p>288</text:p>
          </table:table-cell>
          <table:table-cell table:formula="of:=IF(ISNUMBER([.G1790]);[.G1790];0)+IF(ISNUMBER([.G1813]);[.G1813];0)" office:value-type="float" office:value="0">
            <text:p>0</text:p>
          </table:table-cell>
          <table:table-cell table:formula="of:=IF(ISNUMBER([.H1790]);[.H1790];0)+IF(ISNUMBER([.H1813]);[.H1813];0)" office:value-type="float" office:value="56">
            <text:p>56</text:p>
          </table:table-cell>
          <table:table-cell table:style-name="ce4" table:formula="of:=IF(ISNUMBER([.I1790]);[.I1790];0)+IF(ISNUMBER([.I1813]);[.I1813];0)" office:value-type="float" office:value="30.7">
            <text:p>3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1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791]);[.C1791];0)+IF(ISNUMBER([.C1814]);[.C1814];0)" office:value-type="float" office:value="11820">
            <text:p>11,820</text:p>
          </table:table-cell>
          <table:table-cell table:formula="of:=IF(ISNUMBER([.D1791]);[.D1791];0)+IF(ISNUMBER([.D1814]);[.D1814];0)" office:value-type="float" office:value="844">
            <text:p>844</text:p>
          </table:table-cell>
          <table:table-cell table:formula="of:=IF(ISNUMBER([.E1791]);[.E1791];0)+IF(ISNUMBER([.E1814]);[.E1814];0)" office:value-type="float" office:value="215">
            <text:p>215</text:p>
          </table:table-cell>
          <table:table-cell table:formula="of:=IF(ISNUMBER([.F1791]);[.F1791];0)+IF(ISNUMBER([.F1814]);[.F1814];0)" office:value-type="float" office:value="546">
            <text:p>546</text:p>
          </table:table-cell>
          <table:table-cell table:formula="of:=IF(ISNUMBER([.G1791]);[.G1791];0)+IF(ISNUMBER([.G1814]);[.G1814];0)" office:value-type="float" office:value="0">
            <text:p>0</text:p>
          </table:table-cell>
          <table:table-cell table:formula="of:=IF(ISNUMBER([.H1791]);[.H1791];0)+IF(ISNUMBER([.H1814]);[.H1814];0)" office:value-type="float" office:value="68">
            <text:p>68</text:p>
          </table:table-cell>
          <table:table-cell table:style-name="ce4" table:formula="of:=IF(ISNUMBER([.I1791]);[.I1791];0)+IF(ISNUMBER([.I1814]);[.I1814];0)" office:value-type="float" office:value="46.8">
            <text:p>47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2]" office:value-type="string" office:string-value="            Facility Lighting">
            <text:p><text:s text:c="12"/>Facility Lighting</text:p>
          </table:table-cell>
          <table:table-cell table:formula="of:=IF(ISNUMBER([.C1792]);[.C1792];0)+IF(ISNUMBER([.C1815]);[.C1815];0)" office:value-type="float" office:value="11154">
            <text:p>11,154</text:p>
          </table:table-cell>
          <table:table-cell table:formula="of:=IF(ISNUMBER([.D1792]);[.D1792];0)+IF(ISNUMBER([.D1815]);[.D1815];0)" office:value-type="float" office:value="1510">
            <text:p>1,510</text:p>
          </table:table-cell>
          <table:table-cell table:formula="of:=IF(ISNUMBER([.E1792]);[.E1792];0)+IF(ISNUMBER([.E1815]);[.E1815];0)" office:value-type="float" office:value="770">
            <text:p>770</text:p>
          </table:table-cell>
          <table:table-cell table:formula="of:=IF(ISNUMBER([.F1792]);[.F1792];0)+IF(ISNUMBER([.F1815]);[.F1815];0)" office:value-type="float" office:value="624">
            <text:p>624</text:p>
          </table:table-cell>
          <table:table-cell table:formula="of:=IF(ISNUMBER([.G1792]);[.G1792];0)+IF(ISNUMBER([.G1815]);[.G1815];0)" office:value-type="float" office:value="41">
            <text:p>41</text:p>
          </table:table-cell>
          <table:table-cell table:formula="of:=IF(ISNUMBER([.H1792]);[.H1792];0)+IF(ISNUMBER([.H1815]);[.H1815];0)" office:value-type="float" office:value="82">
            <text:p>82</text:p>
          </table:table-cell>
          <table:table-cell table:style-name="ce4" table:formula="of:=IF(ISNUMBER([.I1792]);[.I1792];0)+IF(ISNUMBER([.I1815]);[.I1815];0)" office:value-type="float" office:value="45.1">
            <text:p>4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3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793]);[.C1793];0)+IF(ISNUMBER([.C1816]);[.C1816];0)" office:value-type="float" office:value="0">
            <text:p>0</text:p>
          </table:table-cell>
          <table:table-cell table:formula="of:=IF(ISNUMBER([.D1793]);[.D1793];0)+IF(ISNUMBER([.D1816]);[.D1816];0)" office:value-type="float" office:value="0">
            <text:p>0</text:p>
          </table:table-cell>
          <table:table-cell table:formula="of:=IF(ISNUMBER([.E1793]);[.E1793];0)+IF(ISNUMBER([.E1816]);[.E1816];0)" office:value-type="float" office:value="0">
            <text:p>0</text:p>
          </table:table-cell>
          <table:table-cell table:formula="of:=IF(ISNUMBER([.F1793]);[.F1793];0)+IF(ISNUMBER([.F1816]);[.F1816];0)" office:value-type="float" office:value="0">
            <text:p>0</text:p>
          </table:table-cell>
          <table:table-cell table:formula="of:=IF(ISNUMBER([.G1793]);[.G1793];0)+IF(ISNUMBER([.G1816]);[.G1816];0)" office:value-type="float" office:value="0">
            <text:p>0</text:p>
          </table:table-cell>
          <table:table-cell table:formula="of:=IF(ISNUMBER([.H1793]);[.H1793];0)+IF(ISNUMBER([.H1816]);[.H1816];0)" office:value-type="float" office:value="0">
            <text:p>0</text:p>
          </table:table-cell>
          <table:table-cell table:style-name="ce4" table:formula="of:=IF(ISNUMBER([.I1793]);[.I1793];0)+IF(ISNUMBER([.I1816]);[.I181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4]" office:value-type="string" office:string-value="      Using a Different Energy Source (f)">
            <text:p><text:s text:c="6"/>Using a Different Energy Source (f)</text:p>
          </table:table-cell>
          <table:table-cell table:formula="of:=IF(ISNUMBER([.C1794]);[.C1794];0)+IF(ISNUMBER([.C1817]);[.C1817];0)" office:value-type="float" office:value="12536">
            <text:p>12,536</text:p>
          </table:table-cell>
          <table:table-cell table:formula="of:=IF(ISNUMBER([.D1794]);[.D1794];0)+IF(ISNUMBER([.D1817]);[.D1817];0)" office:value-type="float" office:value="128">
            <text:p>128</text:p>
          </table:table-cell>
          <table:table-cell table:formula="of:=IF(ISNUMBER([.E1794]);[.E1794];0)+IF(ISNUMBER([.E1817]);[.E1817];0)" office:value-type="float" office:value="34">
            <text:p>34</text:p>
          </table:table-cell>
          <table:table-cell table:formula="of:=IF(ISNUMBER([.F1794]);[.F1794];0)+IF(ISNUMBER([.F1817]);[.F1817];0)" office:value-type="float" office:value="86">
            <text:p>86</text:p>
          </table:table-cell>
          <table:table-cell table:formula="of:=IF(ISNUMBER([.G1794]);[.G1794];0)+IF(ISNUMBER([.G1817]);[.G1817];0)" office:value-type="float" office:value="0">
            <text:p>0</text:p>
          </table:table-cell>
          <table:table-cell table:formula="of:=IF(ISNUMBER([.H1794]);[.H1794];0)+IF(ISNUMBER([.H1817]);[.H1817];0)" office:value-type="float" office:value="25">
            <text:p>25</text:p>
          </table:table-cell>
          <table:table-cell table:style-name="ce4" table:formula="of:=IF(ISNUMBER([.I1794]);[.I1794];0)+IF(ISNUMBER([.I1817]);[.I1817];0)" office:value-type="float" office:value="34.5">
            <text:p>3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795]" office:value-type="string" office:string-value="    Other (g)">
            <text:p><text:s text:c="4"/>Other (g)</text:p>
          </table:table-cell>
          <table:table-cell table:formula="of:=IF(ISNUMBER([.C1795]);[.C1795];0)+IF(ISNUMBER([.C1818]);[.C1818];0)" office:value-type="float" office:value="12498">
            <text:p>12,498</text:p>
          </table:table-cell>
          <table:table-cell table:formula="of:=IF(ISNUMBER([.D1795]);[.D1795];0)+IF(ISNUMBER([.D1818]);[.D1818];0)" office:value-type="float" office:value="0">
            <text:p>0</text:p>
          </table:table-cell>
          <table:table-cell table:formula="of:=IF(ISNUMBER([.E1795]);[.E1795];0)+IF(ISNUMBER([.E1818]);[.E1818];0)" office:value-type="float" office:value="0">
            <text:p>0</text:p>
          </table:table-cell>
          <table:table-cell table:formula="of:=IF(ISNUMBER([.F1795]);[.F1795];0)+IF(ISNUMBER([.F1818]);[.F1818];0)" office:value-type="float" office:value="0">
            <text:p>0</text:p>
          </table:table-cell>
          <table:table-cell table:formula="of:=IF(ISNUMBER([.G1795]);[.G1795];0)+IF(ISNUMBER([.G1818]);[.G1818];0)" office:value-type="float" office:value="0">
            <text:p>0</text:p>
          </table:table-cell>
          <table:table-cell table:formula="of:=IF(ISNUMBER([.H1795]);[.H1795];0)+IF(ISNUMBER([.H1818]);[.H1818];0)" office:value-type="float" office:value="0">
            <text:p>0</text:p>
          </table:table-cell>
          <table:table-cell table:style-name="ce4" table:formula="of:=IF(ISNUMBER([.I1795]);[.I1795];0)+IF(ISNUMBER([.I1818]);[.I1818];0)" office:value-type="float" office:value="8.6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visibility="collapse">
          <table:table-cell table:number-columns-repeated="4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57</text:p>
          </table:table-cell>
          <table:table-cell office:value-type="string">
            <text:p>Computer and Office Equipment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012">
            <text:p>1,012</text:p>
          </table:table-cell>
          <table:table-cell office:value-type="float" office:value="398">
            <text:p>398</text:p>
          </table:table-cell>
          <table:table-cell office:value-type="float" office:value="290">
            <text:p>290</text:p>
          </table:table-cell>
          <table:table-cell office:value-type="float" office:value="212">
            <text:p>212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29.1">
            <text:p>2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139">
            <text:p>1,139</text:p>
          </table:table-cell>
          <table:table-cell office:value-type="float" office:value="271">
            <text:p>271</text:p>
          </table:table-cell>
          <table:table-cell office:value-type="float" office:value="236">
            <text:p>236</text:p>
          </table:table-cell>
          <table:table-cell office:value-type="float" office:value="74">
            <text:p>7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7">
            <text:p>37</text:p>
          </table:table-cell>
          <table:table-cell office:value-type="float" office:value="34.6">
            <text:p>3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312">
            <text:p>1,312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.3">
            <text:p>2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349">
            <text:p>1,349</text:p>
          </table:table-cell>
          <table:table-cell table:number-columns-repeated="2" office:value-type="float" office:value="61">
            <text:p>61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6">
            <text:p>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390">
            <text:p>1,39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330">
            <text:p>1,330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383">
            <text:p>1,38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">
            <text:p>15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394">
            <text:p>1,394</text:p>
          </table:table-cell>
          <table:table-cell office:value-type="float" office:value="16">
            <text:p>16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6">
            <text:p>16</text:p>
          </table:table-cell>
          <table:table-cell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372">
            <text:p>1,372</text:p>
          </table:table-cell>
          <table:table-cell office:value-type="float" office:value="38">
            <text:p>3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8">
            <text:p>38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407">
            <text:p>1,407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3.2">
            <text:p>3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390">
            <text:p>1,390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1.7">
            <text:p>11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402">
            <text:p>1,40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391">
            <text:p>1,39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381">
            <text:p>1,38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9">
            <text:p>1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270">
            <text:p>1,270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.9">
            <text:p>31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157">
            <text:p>1,157</text:p>
          </table:table-cell>
          <table:table-cell office:value-type="float" office:value="253">
            <text:p>25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9.8">
            <text:p>29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399">
            <text:p>1,3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410">
            <text:p>1,410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6</text:p>
          </table:table-cell>
          <table:table-cell office:value-type="string">
            <text:p>ELECTRONIC and OTHER ELECTRIC EQUIPMENT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8591">
            <text:p>8,591</text:p>
          </table:table-cell>
          <table:table-cell office:value-type="float" office:value="2663">
            <text:p>2,663</text:p>
          </table:table-cell>
          <table:table-cell office:value-type="float" office:value="1866">
            <text:p>1,866</text:p>
          </table:table-cell>
          <table:table-cell office:value-type="float" office:value="1632">
            <text:p>1,632</text:p>
          </table:table-cell>
          <table:table-cell office:value-type="float" office:value="492">
            <text:p>492</text:p>
          </table:table-cell>
          <table:table-cell office:value-type="float" office:value="555">
            <text:p>555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9694">
            <text:p>9,694</text:p>
          </table:table-cell>
          <table:table-cell office:value-type="float" office:value="1560">
            <text:p>1,560</text:p>
          </table:table-cell>
          <table:table-cell office:value-type="float" office:value="903">
            <text:p>903</text:p>
          </table:table-cell>
          <table:table-cell office:value-type="float" office:value="895">
            <text:p>895</text:p>
          </table:table-cell>
          <table:table-cell office:value-type="float" office:value="272">
            <text:p>272</text:p>
          </table:table-cell>
          <table:table-cell office:value-type="float" office:value="488">
            <text:p>488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0227">
            <text:p>10,227</text:p>
          </table:table-cell>
          <table:table-cell office:value-type="float" office:value="1027">
            <text:p>1,027</text:p>
          </table:table-cell>
          <table:table-cell office:value-type="float" office:value="530">
            <text:p>530</text:p>
          </table:table-cell>
          <table:table-cell office:value-type="float" office:value="777">
            <text:p>777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0682">
            <text:p>10,682</text:p>
          </table:table-cell>
          <table:table-cell table:number-columns-repeated="2" office:value-type="float" office:value="572">
            <text:p>572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11099">
            <text:p>11,099</text:p>
          </table:table-cell>
          <table:table-cell office:value-type="float" office:value="154">
            <text:p>154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9">
            <text:p>29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0347">
            <text:p>10,347</text:p>
          </table:table-cell>
          <table:table-cell office:value-type="float" office:value="907">
            <text:p>907</text:p>
          </table:table-cell>
          <table:table-cell office:value-type="float" office:value="877">
            <text:p>877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11.8">
            <text:p>11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0698">
            <text:p>10,698</text:p>
          </table:table-cell>
          <table:table-cell office:value-type="float" office:value="556">
            <text:p>556</text:p>
          </table:table-cell>
          <table:table-cell office:value-type="float" office:value="285">
            <text:p>285</text:p>
          </table:table-cell>
          <table:table-cell office:value-type="float" office:value="312">
            <text:p>31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1">
            <text:p>31</text:p>
          </table:table-cell>
          <table:table-cell office:value-type="float" office:value="12.1">
            <text:p>12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11105">
            <text:p>11,105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10864">
            <text:p>10,864</text:p>
          </table:table-cell>
          <table:table-cell office:value-type="float" office:value="390">
            <text:p>39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90">
            <text:p>390</text:p>
          </table:table-cell>
          <table:table-cell table:style-name="ce5" office:value-type="string">
            <text:p><text:s text:c="7"/>--</text:p>
          </table:table-cell>
          <table:table-cell office:value-type="float" office:value="3.5">
            <text:p>3.5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11127">
            <text:p>11,127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10886">
            <text:p>10,886</text:p>
          </table:table-cell>
          <table:table-cell office:value-type="float" office:value="368">
            <text:p>368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0.4">
            <text:p>20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10680">
            <text:p>10,680</text:p>
          </table:table-cell>
          <table:table-cell office:value-type="float" office:value="574">
            <text:p>574</text:p>
          </table:table-cell>
          <table:table-cell office:value-type="float" office:value="118">
            <text:p>118</text:p>
          </table:table-cell>
          <table:table-cell office:value-type="float" office:value="461">
            <text:p>461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2">
            <text:p>42</text:p>
          </table:table-cell>
          <table:table-cell office:value-type="float" office:value="21.9">
            <text:p>21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10953">
            <text:p>10,953</text:p>
          </table:table-cell>
          <table:table-cell office:value-type="float" office:value="301">
            <text:p>301</text:p>
          </table:table-cell>
          <table:table-cell office:value-type="float" office:value="38">
            <text:p>38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0790">
            <text:p>10,790</text:p>
          </table:table-cell>
          <table:table-cell office:value-type="float" office:value="463">
            <text:p>463</text:p>
          </table:table-cell>
          <table:table-cell office:value-type="float" office:value="227">
            <text:p>22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3.8">
            <text:p>13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0550">
            <text:p>10,550</text:p>
          </table:table-cell>
          <table:table-cell office:value-type="float" office:value="704">
            <text:p>704</text:p>
          </table:table-cell>
          <table:table-cell office:value-type="float" office:value="189">
            <text:p>189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4.9">
            <text:p>14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9997">
            <text:p>9,997</text:p>
          </table:table-cell>
          <table:table-cell office:value-type="float" office:value="1257">
            <text:p>1,257</text:p>
          </table:table-cell>
          <table:table-cell office:value-type="float" office:value="770">
            <text:p>770</text:p>
          </table:table-cell>
          <table:table-cell office:value-type="float" office:value="558">
            <text:p>558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11137">
            <text:p>11,137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11088">
            <text:p>11,088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NSPORTATION EQUIPMENT</text:p>
          </table:table-cell>
          <table:table-cell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Default" table:formula="of:=[.B1845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845]);[.C1845];0)" office:value-type="float" office:value="5848">
            <text:p>5,848</text:p>
          </table:table-cell>
          <table:table-cell table:formula="of:=IF(ISNUMBER([.D1845]);[.D1845];0)" office:value-type="float" office:value="1392">
            <text:p>1,392</text:p>
          </table:table-cell>
          <table:table-cell table:formula="of:=IF(ISNUMBER([.E1845]);[.E1845];0)" office:value-type="float" office:value="851">
            <text:p>851</text:p>
          </table:table-cell>
          <table:table-cell table:formula="of:=IF(ISNUMBER([.F1845]);[.F1845];0)" office:value-type="float" office:value="961">
            <text:p>961</text:p>
          </table:table-cell>
          <table:table-cell table:formula="of:=IF(ISNUMBER([.G1845]);[.G1845];0)" office:value-type="float" office:value="130">
            <text:p>130</text:p>
          </table:table-cell>
          <table:table-cell table:formula="of:=IF(ISNUMBER([.H1845]);[.H1845];0)" office:value-type="float" office:value="271">
            <text:p>271</text:p>
          </table:table-cell>
          <table:table-cell table:style-name="ce4" table:formula="of:=IF(ISNUMBER([.I1845]);[.I1845];0)" office:value-type="float" office:value="13.7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46]" office:value-type="string" office:string-value="    Energy Audits">
            <text:p><text:s text:c="4"/>Energy Audits</text:p>
          </table:table-cell>
          <table:table-cell table:formula="of:=IF(ISNUMBER([.C1846]);[.C1846];0)" office:value-type="float" office:value="6396">
            <text:p>6,396</text:p>
          </table:table-cell>
          <table:table-cell table:formula="of:=IF(ISNUMBER([.D1846]);[.D1846];0)" office:value-type="float" office:value="844">
            <text:p>844</text:p>
          </table:table-cell>
          <table:table-cell table:formula="of:=IF(ISNUMBER([.E1846]);[.E1846];0)" office:value-type="float" office:value="385">
            <text:p>385</text:p>
          </table:table-cell>
          <table:table-cell table:formula="of:=IF(ISNUMBER([.F1846]);[.F1846];0)" office:value-type="float" office:value="484">
            <text:p>484</text:p>
          </table:table-cell>
          <table:table-cell table:formula="of:=IF(ISNUMBER([.G1846]);[.G1846];0)" office:value-type="float" office:value="49">
            <text:p>49</text:p>
          </table:table-cell>
          <table:table-cell table:formula="of:=IF(ISNUMBER([.H1846]);[.H1846];0)" office:value-type="float" office:value="193">
            <text:p>193</text:p>
          </table:table-cell>
          <table:table-cell table:style-name="ce4" table:formula="of:=IF(ISNUMBER([.I1846]);[.I1846];0)" office:value-type="float" office:value="12.5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47]" office:value-type="string" office:string-value="    Electricity Load Control">
            <text:p><text:s text:c="4"/>Electricity Load Control</text:p>
          </table:table-cell>
          <table:table-cell table:formula="of:=IF(ISNUMBER([.C1847]);[.C1847];0)" office:value-type="float" office:value="6805">
            <text:p>6,805</text:p>
          </table:table-cell>
          <table:table-cell table:formula="of:=IF(ISNUMBER([.D1847]);[.D1847];0)" office:value-type="float" office:value="435">
            <text:p>435</text:p>
          </table:table-cell>
          <table:table-cell table:formula="of:=IF(ISNUMBER([.E1847]);[.E1847];0)" office:value-type="float" office:value="190">
            <text:p>190</text:p>
          </table:table-cell>
          <table:table-cell table:formula="of:=IF(ISNUMBER([.F1847]);[.F1847];0)" office:value-type="float" office:value="293">
            <text:p>293</text:p>
          </table:table-cell>
          <table:table-cell table:formula="of:=IF(ISNUMBER([.G1847]);[.G1847];0)" office:value-type="float" office:value="0">
            <text:p>0</text:p>
          </table:table-cell>
          <table:table-cell table:formula="of:=IF(ISNUMBER([.H1847]);[.H1847];0)" office:value-type="float" office:value="69">
            <text:p>69</text:p>
          </table:table-cell>
          <table:table-cell table:style-name="ce4" table:formula="of:=IF(ISNUMBER([.I1847]);[.I1847];0)" office:value-type="float" office:value="10.9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48]" office:value-type="string" office:string-value="    Special Rate Schedule (c)">
            <text:p><text:s text:c="4"/>Special Rate Schedule (c)</text:p>
          </table:table-cell>
          <table:table-cell table:formula="of:=IF(ISNUMBER([.C1848]);[.C1848];0)" office:value-type="float" office:value="6927">
            <text:p>6,927</text:p>
          </table:table-cell>
          <table:table-cell table:formula="of:=IF(ISNUMBER([.D1848]);[.D1848];0)" office:value-type="float" office:value="313">
            <text:p>313</text:p>
          </table:table-cell>
          <table:table-cell table:formula="of:=IF(ISNUMBER([.E1848]);[.E1848];0)" office:value-type="float" office:value="313">
            <text:p>313</text:p>
          </table:table-cell>
          <table:table-cell table:formula="of:=IF(ISNUMBER([.F1848]);[.F1848];0)" office:value-type="float" office:value="0">
            <text:p>0</text:p>
          </table:table-cell>
          <table:table-cell table:formula="of:=IF(ISNUMBER([.G1848]);[.G1848];0)" office:value-type="float" office:value="0">
            <text:p>0</text:p>
          </table:table-cell>
          <table:table-cell table:formula="of:=IF(ISNUMBER([.H1848]);[.H1848];0)" office:value-type="float" office:value="0">
            <text:p>0</text:p>
          </table:table-cell>
          <table:table-cell table:style-name="ce4" table:formula="of:=IF(ISNUMBER([.I1848]);[.I1848];0)" office:value-type="float" office:value="2.4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49]" office:value-type="string" office:string-value="    Standby Generation Program">
            <text:p><text:s text:c="4"/>Standby Generation Program</text:p>
          </table:table-cell>
          <table:table-cell table:formula="of:=IF(ISNUMBER([.C1849]);[.C1849];0)" office:value-type="float" office:value="7164">
            <text:p>7,164</text:p>
          </table:table-cell>
          <table:table-cell table:formula="of:=IF(ISNUMBER([.D1849]);[.D1849];0)" office:value-type="float" office:value="76">
            <text:p>76</text:p>
          </table:table-cell>
          <table:table-cell table:formula="of:=IF(ISNUMBER([.E1849]);[.E1849];0)" office:value-type="float" office:value="19">
            <text:p>19</text:p>
          </table:table-cell>
          <table:table-cell table:formula="of:=IF(ISNUMBER([.F1849]);[.F1849];0)" office:value-type="float" office:value="58">
            <text:p>58</text:p>
          </table:table-cell>
          <table:table-cell table:formula="of:=IF(ISNUMBER([.G1849]);[.G1849];0)" office:value-type="float" office:value="0">
            <text:p>0</text:p>
          </table:table-cell>
          <table:table-cell table:formula="of:=IF(ISNUMBER([.H1849]);[.H1849];0)" office:value-type="float" office:value="8">
            <text:p>8</text:p>
          </table:table-cell>
          <table:table-cell table:style-name="ce4" table:formula="of:=IF(ISNUMBER([.I1849]);[.I1849];0)" office:value-type="float" office:value="10.9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0]" office:value-type="string" office:string-value="    Equipment Rebates">
            <text:p><text:s text:c="4"/>Equipment Rebates</text:p>
          </table:table-cell>
          <table:table-cell table:formula="of:=IF(ISNUMBER([.C1850]);[.C1850];0)" office:value-type="float" office:value="6932">
            <text:p>6,932</text:p>
          </table:table-cell>
          <table:table-cell table:formula="of:=IF(ISNUMBER([.D1850]);[.D1850];0)" office:value-type="float" office:value="308">
            <text:p>308</text:p>
          </table:table-cell>
          <table:table-cell table:formula="of:=IF(ISNUMBER([.E1850]);[.E1850];0)" office:value-type="float" office:value="294">
            <text:p>294</text:p>
          </table:table-cell>
          <table:table-cell table:formula="of:=IF(ISNUMBER([.F1850]);[.F1850];0)" office:value-type="float" office:value="45">
            <text:p>45</text:p>
          </table:table-cell>
          <table:table-cell table:formula="of:=IF(ISNUMBER([.G1850]);[.G1850];0)" office:value-type="float" office:value="0">
            <text:p>0</text:p>
          </table:table-cell>
          <table:table-cell table:formula="of:=IF(ISNUMBER([.H1850]);[.H1850];0)" office:value-type="float" office:value="12">
            <text:p>12</text:p>
          </table:table-cell>
          <table:table-cell table:style-name="ce4" table:formula="of:=IF(ISNUMBER([.I1850]);[.I1850];0)" office:value-type="float" office:value="12.2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1]" office:value-type="string" office:string-value="    Power Factor Correction or Improvement">
            <text:p><text:s text:c="4"/>Power Factor Correction or Improvement</text:p>
          </table:table-cell>
          <table:table-cell table:formula="of:=IF(ISNUMBER([.C1851]);[.C1851];0)" office:value-type="float" office:value="6835">
            <text:p>6,835</text:p>
          </table:table-cell>
          <table:table-cell table:formula="of:=IF(ISNUMBER([.D1851]);[.D1851];0)" office:value-type="float" office:value="405">
            <text:p>405</text:p>
          </table:table-cell>
          <table:table-cell table:formula="of:=IF(ISNUMBER([.E1851]);[.E1851];0)" office:value-type="float" office:value="171">
            <text:p>171</text:p>
          </table:table-cell>
          <table:table-cell table:formula="of:=IF(ISNUMBER([.F1851]);[.F1851];0)" office:value-type="float" office:value="278">
            <text:p>278</text:p>
          </table:table-cell>
          <table:table-cell table:formula="of:=IF(ISNUMBER([.G1851]);[.G1851];0)" office:value-type="float" office:value="3">
            <text:p>3</text:p>
          </table:table-cell>
          <table:table-cell table:formula="of:=IF(ISNUMBER([.H1851]);[.H1851];0)" office:value-type="float" office:value="45">
            <text:p>45</text:p>
          </table:table-cell>
          <table:table-cell table:style-name="ce4" table:formula="of:=IF(ISNUMBER([.I1851]);[.I1851];0)" office:value-type="float" office:value="13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2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852]);[.C1852];0)" office:value-type="float" office:value="7216">
            <text:p>7,216</text:p>
          </table:table-cell>
          <table:table-cell table:formula="of:=IF(ISNUMBER([.D1852]);[.D1852];0)" office:value-type="float" office:value="24">
            <text:p>24</text:p>
          </table:table-cell>
          <table:table-cell table:formula="of:=IF(ISNUMBER([.E1852]);[.E1852];0)" office:value-type="float" office:value="0">
            <text:p>0</text:p>
          </table:table-cell>
          <table:table-cell table:formula="of:=IF(ISNUMBER([.F1852]);[.F1852];0)" office:value-type="float" office:value="0">
            <text:p>0</text:p>
          </table:table-cell>
          <table:table-cell table:formula="of:=IF(ISNUMBER([.G1852]);[.G1852];0)" office:value-type="float" office:value="24">
            <text:p>24</text:p>
          </table:table-cell>
          <table:table-cell table:formula="of:=IF(ISNUMBER([.H1852]);[.H1852];0)" office:value-type="float" office:value="0">
            <text:p>0</text:p>
          </table:table-cell>
          <table:table-cell table:style-name="ce4" table:formula="of:=IF(ISNUMBER([.I1852]);[.I1852];0)" office:value-type="float" office:value="3.1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3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853]);[.C1853];0)" office:value-type="float" office:value="7175">
            <text:p>7,175</text:p>
          </table:table-cell>
          <table:table-cell table:formula="of:=IF(ISNUMBER([.D1853]);[.D1853];0)" office:value-type="float" office:value="65">
            <text:p>65</text:p>
          </table:table-cell>
          <table:table-cell table:formula="of:=IF(ISNUMBER([.E1853]);[.E1853];0)" office:value-type="float" office:value="0">
            <text:p>0</text:p>
          </table:table-cell>
          <table:table-cell table:formula="of:=IF(ISNUMBER([.F1853]);[.F1853];0)" office:value-type="float" office:value="0">
            <text:p>0</text:p>
          </table:table-cell>
          <table:table-cell table:formula="of:=IF(ISNUMBER([.G1853]);[.G1853];0)" office:value-type="float" office:value="65">
            <text:p>65</text:p>
          </table:table-cell>
          <table:table-cell table:formula="of:=IF(ISNUMBER([.H1853]);[.H1853];0)" office:value-type="float" office:value="0">
            <text:p>0</text:p>
          </table:table-cell>
          <table:table-cell table:style-name="ce4" table:formula="of:=IF(ISNUMBER([.I1853]);[.I1853];0)" office:value-type="float" office:value="2.6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4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854]);[.C1854];0)" office:value-type="float" office:value="7230">
            <text:p>7,230</text:p>
          </table:table-cell>
          <table:table-cell table:formula="of:=IF(ISNUMBER([.D1854]);[.D1854];0)" office:value-type="float" office:value="10">
            <text:p>10</text:p>
          </table:table-cell>
          <table:table-cell table:formula="of:=IF(ISNUMBER([.E1854]);[.E1854];0)" office:value-type="float" office:value="0">
            <text:p>0</text:p>
          </table:table-cell>
          <table:table-cell table:formula="of:=IF(ISNUMBER([.F1854]);[.F1854];0)" office:value-type="float" office:value="0">
            <text:p>0</text:p>
          </table:table-cell>
          <table:table-cell table:formula="of:=IF(ISNUMBER([.G1854]);[.G1854];0)" office:value-type="float" office:value="10">
            <text:p>10</text:p>
          </table:table-cell>
          <table:table-cell table:formula="of:=IF(ISNUMBER([.H1854]);[.H1854];0)" office:value-type="float" office:value="0">
            <text:p>0</text:p>
          </table:table-cell>
          <table:table-cell table:style-name="ce4" table:formula="of:=IF(ISNUMBER([.I1854]);[.I1854];0)" office:value-type="float" office:value="2.5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5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855]);[.C1855];0)" office:value-type="float" office:value="0">
            <text:p>0</text:p>
          </table:table-cell>
          <table:table-cell table:formula="of:=IF(ISNUMBER([.D1855]);[.D1855];0)" office:value-type="float" office:value="0">
            <text:p>0</text:p>
          </table:table-cell>
          <table:table-cell table:formula="of:=IF(ISNUMBER([.E1855]);[.E1855];0)" office:value-type="float" office:value="0">
            <text:p>0</text:p>
          </table:table-cell>
          <table:table-cell table:formula="of:=IF(ISNUMBER([.F1855]);[.F1855];0)" office:value-type="float" office:value="0">
            <text:p>0</text:p>
          </table:table-cell>
          <table:table-cell table:formula="of:=IF(ISNUMBER([.G1855]);[.G1855];0)" office:value-type="float" office:value="0">
            <text:p>0</text:p>
          </table:table-cell>
          <table:table-cell table:formula="of:=IF(ISNUMBER([.H1855]);[.H1855];0)" office:value-type="float" office:value="0">
            <text:p>0</text:p>
          </table:table-cell>
          <table:table-cell table:style-name="ce4" table:formula="of:=IF(ISNUMBER([.I1855]);[.I1855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6]" office:value-type="string" office:string-value="      Improving Energy Efficiency Affecting:">
            <text:p><text:s text:c="6"/>Improving Energy Efficiency Affecting:</text:p>
          </table:table-cell>
          <table:table-cell table:formula="of:=IF(ISNUMBER([.C1856]);[.C1856];0)" office:value-type="float" office:value="0">
            <text:p>0</text:p>
          </table:table-cell>
          <table:table-cell table:formula="of:=IF(ISNUMBER([.D1856]);[.D1856];0)" office:value-type="float" office:value="0">
            <text:p>0</text:p>
          </table:table-cell>
          <table:table-cell table:formula="of:=IF(ISNUMBER([.E1856]);[.E1856];0)" office:value-type="float" office:value="0">
            <text:p>0</text:p>
          </table:table-cell>
          <table:table-cell table:formula="of:=IF(ISNUMBER([.F1856]);[.F1856];0)" office:value-type="float" office:value="0">
            <text:p>0</text:p>
          </table:table-cell>
          <table:table-cell table:formula="of:=IF(ISNUMBER([.G1856]);[.G1856];0)" office:value-type="float" office:value="0">
            <text:p>0</text:p>
          </table:table-cell>
          <table:table-cell table:formula="of:=IF(ISNUMBER([.H1856]);[.H1856];0)" office:value-type="float" office:value="0">
            <text:p>0</text:p>
          </table:table-cell>
          <table:table-cell table:style-name="ce4" table:formula="of:=IF(ISNUMBER([.I1856]);[.I1856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7]" office:value-type="string" office:string-value="            Steam Production (d)">
            <text:p><text:s text:c="12"/>Steam Production (d)</text:p>
          </table:table-cell>
          <table:table-cell table:formula="of:=IF(ISNUMBER([.C1857]);[.C1857];0)" office:value-type="float" office:value="7106">
            <text:p>7,106</text:p>
          </table:table-cell>
          <table:table-cell table:formula="of:=IF(ISNUMBER([.D1857]);[.D1857];0)" office:value-type="float" office:value="134">
            <text:p>134</text:p>
          </table:table-cell>
          <table:table-cell table:formula="of:=IF(ISNUMBER([.E1857]);[.E1857];0)" office:value-type="float" office:value="24">
            <text:p>24</text:p>
          </table:table-cell>
          <table:table-cell table:formula="of:=IF(ISNUMBER([.F1857]);[.F1857];0)" office:value-type="float" office:value="98">
            <text:p>98</text:p>
          </table:table-cell>
          <table:table-cell table:formula="of:=IF(ISNUMBER([.G1857]);[.G1857];0)" office:value-type="float" office:value="0">
            <text:p>0</text:p>
          </table:table-cell>
          <table:table-cell table:formula="of:=IF(ISNUMBER([.H1857]);[.H1857];0)" office:value-type="float" office:value="8">
            <text:p>8</text:p>
          </table:table-cell>
          <table:table-cell table:style-name="ce4" table:formula="of:=IF(ISNUMBER([.I1857]);[.I1857];0)" office:value-type="float" office:value="15.1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8]" office:value-type="string" office:string-value="            Direct/Indirect Process Heating">
            <text:p><text:s text:c="12"/>Direct/Indirect Process Heating</text:p>
          </table:table-cell>
          <table:table-cell table:formula="of:=IF(ISNUMBER([.C1858]);[.C1858];0)" office:value-type="float" office:value="7049">
            <text:p>7,049</text:p>
          </table:table-cell>
          <table:table-cell table:formula="of:=IF(ISNUMBER([.D1858]);[.D1858];0)" office:value-type="float" office:value="191">
            <text:p>191</text:p>
          </table:table-cell>
          <table:table-cell table:formula="of:=IF(ISNUMBER([.E1858]);[.E1858];0)" office:value-type="float" office:value="28">
            <text:p>28</text:p>
          </table:table-cell>
          <table:table-cell table:formula="of:=IF(ISNUMBER([.F1858]);[.F1858];0)" office:value-type="float" office:value="177">
            <text:p>177</text:p>
          </table:table-cell>
          <table:table-cell table:formula="of:=IF(ISNUMBER([.G1858]);[.G1858];0)" office:value-type="float" office:value="3">
            <text:p>3</text:p>
          </table:table-cell>
          <table:table-cell table:formula="of:=IF(ISNUMBER([.H1858]);[.H1858];0)" office:value-type="float" office:value="9">
            <text:p>9</text:p>
          </table:table-cell>
          <table:table-cell table:style-name="ce4" table:formula="of:=IF(ISNUMBER([.I1858]);[.I1858];0)" office:value-type="float" office:value="15.5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59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859]);[.C1859];0)" office:value-type="float" office:value="7136">
            <text:p>7,136</text:p>
          </table:table-cell>
          <table:table-cell table:formula="of:=IF(ISNUMBER([.D1859]);[.D1859];0)" office:value-type="float" office:value="104">
            <text:p>104</text:p>
          </table:table-cell>
          <table:table-cell table:formula="of:=IF(ISNUMBER([.E1859]);[.E1859];0)" office:value-type="float" office:value="28">
            <text:p>28</text:p>
          </table:table-cell>
          <table:table-cell table:formula="of:=IF(ISNUMBER([.F1859]);[.F1859];0)" office:value-type="float" office:value="78">
            <text:p>78</text:p>
          </table:table-cell>
          <table:table-cell table:formula="of:=IF(ISNUMBER([.G1859]);[.G1859];0)" office:value-type="float" office:value="3">
            <text:p>3</text:p>
          </table:table-cell>
          <table:table-cell table:formula="of:=IF(ISNUMBER([.H1859]);[.H1859];0)" office:value-type="float" office:value="8">
            <text:p>8</text:p>
          </table:table-cell>
          <table:table-cell table:style-name="ce4" table:formula="of:=IF(ISNUMBER([.I1859]);[.I1859];0)" office:value-type="float" office:value="12.7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0]" office:value-type="string" office:string-value="            Direct Machine Drive (e)">
            <text:p><text:s text:c="12"/>Direct Machine Drive (e)</text:p>
          </table:table-cell>
          <table:table-cell table:formula="of:=IF(ISNUMBER([.C1860]);[.C1860];0)" office:value-type="float" office:value="6979">
            <text:p>6,979</text:p>
          </table:table-cell>
          <table:table-cell table:formula="of:=IF(ISNUMBER([.D1860]);[.D1860];0)" office:value-type="float" office:value="261">
            <text:p>261</text:p>
          </table:table-cell>
          <table:table-cell table:formula="of:=IF(ISNUMBER([.E1860]);[.E1860];0)" office:value-type="float" office:value="93">
            <text:p>93</text:p>
          </table:table-cell>
          <table:table-cell table:formula="of:=IF(ISNUMBER([.F1860]);[.F1860];0)" office:value-type="float" office:value="208">
            <text:p>208</text:p>
          </table:table-cell>
          <table:table-cell table:formula="of:=IF(ISNUMBER([.G1860]);[.G1860];0)" office:value-type="float" office:value="3">
            <text:p>3</text:p>
          </table:table-cell>
          <table:table-cell table:formula="of:=IF(ISNUMBER([.H1860]);[.H1860];0)" office:value-type="float" office:value="31">
            <text:p>31</text:p>
          </table:table-cell>
          <table:table-cell table:style-name="ce4" table:formula="of:=IF(ISNUMBER([.I1860]);[.I1860];0)" office:value-type="float" office:value="12.7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1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861]);[.C1861];0)" office:value-type="float" office:value="6778">
            <text:p>6,778</text:p>
          </table:table-cell>
          <table:table-cell table:formula="of:=IF(ISNUMBER([.D1861]);[.D1861];0)" office:value-type="float" office:value="462">
            <text:p>462</text:p>
          </table:table-cell>
          <table:table-cell table:formula="of:=IF(ISNUMBER([.E1861]);[.E1861];0)" office:value-type="float" office:value="91">
            <text:p>91</text:p>
          </table:table-cell>
          <table:table-cell table:formula="of:=IF(ISNUMBER([.F1861]);[.F1861];0)" office:value-type="float" office:value="347">
            <text:p>347</text:p>
          </table:table-cell>
          <table:table-cell table:formula="of:=IF(ISNUMBER([.G1861]);[.G1861];0)" office:value-type="float" office:value="10">
            <text:p>10</text:p>
          </table:table-cell>
          <table:table-cell table:formula="of:=IF(ISNUMBER([.H1861]);[.H1861];0)" office:value-type="float" office:value="0">
            <text:p>0</text:p>
          </table:table-cell>
          <table:table-cell table:style-name="ce4" table:formula="of:=IF(ISNUMBER([.I1861]);[.I1861];0)" office:value-type="float" office:value="17.6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2]" office:value-type="string" office:string-value="            Facility Lighting">
            <text:p><text:s text:c="12"/>Facility Lighting</text:p>
          </table:table-cell>
          <table:table-cell table:formula="of:=IF(ISNUMBER([.C1862]);[.C1862];0)" office:value-type="float" office:value="6498">
            <text:p>6,498</text:p>
          </table:table-cell>
          <table:table-cell table:formula="of:=IF(ISNUMBER([.D1862]);[.D1862];0)" office:value-type="float" office:value="742">
            <text:p>742</text:p>
          </table:table-cell>
          <table:table-cell table:formula="of:=IF(ISNUMBER([.E1862]);[.E1862];0)" office:value-type="float" office:value="251">
            <text:p>251</text:p>
          </table:table-cell>
          <table:table-cell table:formula="of:=IF(ISNUMBER([.F1862]);[.F1862];0)" office:value-type="float" office:value="555">
            <text:p>555</text:p>
          </table:table-cell>
          <table:table-cell table:formula="of:=IF(ISNUMBER([.G1862]);[.G1862];0)" office:value-type="float" office:value="12">
            <text:p>12</text:p>
          </table:table-cell>
          <table:table-cell table:formula="of:=IF(ISNUMBER([.H1862]);[.H1862];0)" office:value-type="float" office:value="116">
            <text:p>116</text:p>
          </table:table-cell>
          <table:table-cell table:style-name="ce4" table:formula="of:=IF(ISNUMBER([.I1862]);[.I1862];0)" office:value-type="float" office:value="19.7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3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863]);[.C1863];0)" office:value-type="float" office:value="0">
            <text:p>0</text:p>
          </table:table-cell>
          <table:table-cell table:formula="of:=IF(ISNUMBER([.D1863]);[.D1863];0)" office:value-type="float" office:value="0">
            <text:p>0</text:p>
          </table:table-cell>
          <table:table-cell table:formula="of:=IF(ISNUMBER([.E1863]);[.E1863];0)" office:value-type="float" office:value="0">
            <text:p>0</text:p>
          </table:table-cell>
          <table:table-cell table:formula="of:=IF(ISNUMBER([.F1863]);[.F1863];0)" office:value-type="float" office:value="0">
            <text:p>0</text:p>
          </table:table-cell>
          <table:table-cell table:formula="of:=IF(ISNUMBER([.G1863]);[.G1863];0)" office:value-type="float" office:value="0">
            <text:p>0</text:p>
          </table:table-cell>
          <table:table-cell table:formula="of:=IF(ISNUMBER([.H1863]);[.H1863];0)" office:value-type="float" office:value="0">
            <text:p>0</text:p>
          </table:table-cell>
          <table:table-cell table:style-name="ce4" table:formula="of:=IF(ISNUMBER([.I1863]);[.I186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4]" office:value-type="string" office:string-value="      Using a Different Energy Source (f)">
            <text:p><text:s text:c="6"/>Using a Different Energy Source (f)</text:p>
          </table:table-cell>
          <table:table-cell table:formula="of:=IF(ISNUMBER([.C1864]);[.C1864];0)" office:value-type="float" office:value="7103">
            <text:p>7,103</text:p>
          </table:table-cell>
          <table:table-cell table:formula="of:=IF(ISNUMBER([.D1864]);[.D1864];0)" office:value-type="float" office:value="137">
            <text:p>137</text:p>
          </table:table-cell>
          <table:table-cell table:formula="of:=IF(ISNUMBER([.E1864]);[.E1864];0)" office:value-type="float" office:value="11">
            <text:p>11</text:p>
          </table:table-cell>
          <table:table-cell table:formula="of:=IF(ISNUMBER([.F1864]);[.F1864];0)" office:value-type="float" office:value="132">
            <text:p>132</text:p>
          </table:table-cell>
          <table:table-cell table:formula="of:=IF(ISNUMBER([.G1864]);[.G1864];0)" office:value-type="float" office:value="4">
            <text:p>4</text:p>
          </table:table-cell>
          <table:table-cell table:formula="of:=IF(ISNUMBER([.H1864]);[.H1864];0)" office:value-type="float" office:value="6">
            <text:p>6</text:p>
          </table:table-cell>
          <table:table-cell table:style-name="ce4" table:formula="of:=IF(ISNUMBER([.I1864]);[.I1864];0)" office:value-type="float" office:value="15.3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865]" office:value-type="string" office:string-value="    Other (g)">
            <text:p><text:s text:c="4"/>Other (g)</text:p>
          </table:table-cell>
          <table:table-cell table:formula="of:=IF(ISNUMBER([.C1865]);[.C1865];0)" office:value-type="float" office:value="7220">
            <text:p>7,220</text:p>
          </table:table-cell>
          <table:table-cell table:formula="of:=IF(ISNUMBER([.D1865]);[.D1865];0)" office:value-type="float" office:value="20">
            <text:p>20</text:p>
          </table:table-cell>
          <table:table-cell table:formula="of:=IF(ISNUMBER([.E1865]);[.E1865];0)" office:value-type="float" office:value="6">
            <text:p>6</text:p>
          </table:table-cell>
          <table:table-cell table:formula="of:=IF(ISNUMBER([.F1865]);[.F1865];0)" office:value-type="float" office:value="16">
            <text:p>16</text:p>
          </table:table-cell>
          <table:table-cell table:formula="of:=IF(ISNUMBER([.G1865]);[.G1865];0)" office:value-type="float" office:value="5">
            <text:p>5</text:p>
          </table:table-cell>
          <table:table-cell table:formula="of:=IF(ISNUMBER([.H1865]);[.H1865];0)" office:value-type="float" office:value="0">
            <text:p>0</text:p>
          </table:table-cell>
          <table:table-cell table:style-name="ce4" table:formula="of:=IF(ISNUMBER([.I1865]);[.I1865];0)" office:value-type="float" office:value="17.8">
            <text:p>1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1" table:visibility="collapse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7</text:p>
          </table:table-cell>
          <table:table-cell office:value-type="string">
            <text:p>TRANSPORTATION EQUIPMENT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848">
            <text:p>5,848</text:p>
          </table:table-cell>
          <table:table-cell office:value-type="float" office:value="1392">
            <text:p>1,392</text:p>
          </table:table-cell>
          <table:table-cell office:value-type="float" office:value="851">
            <text:p>851</text:p>
          </table:table-cell>
          <table:table-cell office:value-type="float" office:value="961">
            <text:p>961</text:p>
          </table:table-cell>
          <table:table-cell office:value-type="float" office:value="130">
            <text:p>130</text:p>
          </table:table-cell>
          <table:table-cell office:value-type="float" office:value="271">
            <text:p>271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6396">
            <text:p>6,396</text:p>
          </table:table-cell>
          <table:table-cell office:value-type="float" office:value="844">
            <text:p>844</text:p>
          </table:table-cell>
          <table:table-cell office:value-type="float" office:value="385">
            <text:p>385</text:p>
          </table:table-cell>
          <table:table-cell office:value-type="float" office:value="484">
            <text:p>484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float" office:value="12.5">
            <text:p>1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805">
            <text:p>6,805</text:p>
          </table:table-cell>
          <table:table-cell office:value-type="float" office:value="435">
            <text:p>435</text:p>
          </table:table-cell>
          <table:table-cell office:value-type="float" office:value="190">
            <text:p>190</text:p>
          </table:table-cell>
          <table:table-cell office:value-type="float" office:value="293">
            <text:p>293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69">
            <text:p>69</text:p>
          </table:table-cell>
          <table:table-cell office:value-type="float" office:value="10.9">
            <text:p>1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6927">
            <text:p>6,927</text:p>
          </table:table-cell>
          <table:table-cell table:number-columns-repeated="2" office:value-type="float" office:value="313">
            <text:p>31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7164">
            <text:p>7,164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8">
            <text:p>8</text:p>
          </table:table-cell>
          <table:table-cell office:value-type="float" office:value="10.9">
            <text:p>10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932">
            <text:p>6,932</text:p>
          </table:table-cell>
          <table:table-cell office:value-type="float" office:value="308">
            <text:p>308</text:p>
          </table:table-cell>
          <table:table-cell office:value-type="float" office:value="294">
            <text:p>294</text:p>
          </table:table-cell>
          <table:table-cell office:value-type="float" office:value="45">
            <text:p>4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2.2">
            <text:p>12.2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835">
            <text:p>6,835</text:p>
          </table:table-cell>
          <table:table-cell office:value-type="float" office:value="405">
            <text:p>405</text:p>
          </table:table-cell>
          <table:table-cell office:value-type="float" office:value="171">
            <text:p>171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7216">
            <text:p>7,216</text:p>
          </table:table-cell>
          <table:table-cell office:value-type="float" office:value="24">
            <text:p>2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4">
            <text:p>24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7175">
            <text:p>7,175</text:p>
          </table:table-cell>
          <table:table-cell office:value-type="float" office:value="65">
            <text:p>65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65">
            <text:p>65</text:p>
          </table:table-cell>
          <table:table-cell table:style-name="ce5" office:value-type="string">
            <text:p><text:s text:c="7"/>--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7230">
            <text:p>7,230</text:p>
          </table:table-cell>
          <table:table-cell office:value-type="float" office:value="10">
            <text:p>1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7106">
            <text:p>7,106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8">
            <text:p>8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7049">
            <text:p>7,049</text:p>
          </table:table-cell>
          <table:table-cell office:value-type="float" office:value="191">
            <text:p>191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7136">
            <text:p>7,136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979">
            <text:p>6,979</text:p>
          </table:table-cell>
          <table:table-cell office:value-type="float" office:value="261">
            <text:p>261</text:p>
          </table:table-cell>
          <table:table-cell office:value-type="float" office:value="93">
            <text:p>93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2.7">
            <text:p>1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6778">
            <text:p>6,778</text:p>
          </table:table-cell>
          <table:table-cell office:value-type="float" office:value="462">
            <text:p>462</text:p>
          </table:table-cell>
          <table:table-cell office:value-type="float" office:value="91">
            <text:p>91</text:p>
          </table:table-cell>
          <table:table-cell office:value-type="float" office:value="347">
            <text:p>347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6498">
            <text:p>6,498</text:p>
          </table:table-cell>
          <table:table-cell office:value-type="float" office:value="742">
            <text:p>742</text:p>
          </table:table-cell>
          <table:table-cell office:value-type="float" office:value="251">
            <text:p>251</text:p>
          </table:table-cell>
          <table:table-cell office:value-type="float" office:value="555">
            <text:p>555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19.7">
            <text:p>19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7103">
            <text:p>7,103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.3">
            <text:p>15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7220">
            <text:p>7,22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.8">
            <text:p>17.8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711</text:p>
          </table:table-cell>
          <table:table-cell office:value-type="string">
            <text:p>Motor Vehicles and Car Bodi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table:number-columns-repeated="4"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304">
            <text:p>304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5.7">
            <text:p>25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310">
            <text:p>310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314">
            <text:p>314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table:number-columns-repeated="4"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314">
            <text:p>314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310">
            <text:p>310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314">
            <text:p>314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.8">
            <text:p>12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317">
            <text:p>31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318">
            <text:p>318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312">
            <text:p>312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253">
            <text:p>253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92.7">
            <text:p>192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294">
            <text:p>294</text:p>
          </table:table-cell>
          <table:table-cell table:number-columns-repeated="3"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59.9">
            <text:p>59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319">
            <text:p>319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322">
            <text:p>322</text:p>
          </table:table-cell>
          <table:table-cell table:number-columns-repeated="5"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714</text:p>
          </table:table-cell>
          <table:table-cell office:value-type="string">
            <text:p>Motor Vehicle Parts and Accessori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1453">
            <text:p>1,453</text:p>
          </table:table-cell>
          <table:table-cell office:value-type="float" office:value="609">
            <text:p>609</text:p>
          </table:table-cell>
          <table:table-cell office:value-type="float" office:value="348">
            <text:p>348</text:p>
          </table:table-cell>
          <table:table-cell office:value-type="float" office:value="383">
            <text:p>383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21.8">
            <text:p>21.8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1744">
            <text:p>1,744</text:p>
          </table:table-cell>
          <table:table-cell office:value-type="float" office:value="318">
            <text:p>318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126">
            <text:p>126</text:p>
          </table:table-cell>
          <table:table-cell office:value-type="float" office:value="19.3">
            <text:p>1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1875">
            <text:p>1,875</text:p>
          </table:table-cell>
          <table:table-cell office:value-type="float" office:value="187">
            <text:p>187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7">
            <text:p>17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1942">
            <text:p>1,942</text:p>
          </table:table-cell>
          <table:table-cell table:number-columns-repeated="2" office:value-type="float" office:value="120">
            <text:p>120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2033">
            <text:p>2,03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1936">
            <text:p>1,936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2.3">
            <text:p>22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1920">
            <text:p>1,920</text:p>
          </table:table-cell>
          <table:table-cell office:value-type="float" office:value="142">
            <text:p>142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5.4">
            <text:p>15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2052">
            <text:p>2,052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2045">
            <text:p>2,045</text:p>
          </table:table-cell>
          <table:table-cell office:value-type="float" office:value="17">
            <text:p>17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7">
            <text:p>17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2058">
            <text:p>2,058</text:p>
          </table:table-cell>
          <table:table-cell office:value-type="float" office:value="4">
            <text:p>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4">
            <text:p>4</text:p>
          </table:table-cell>
          <table:table-cell table:style-name="ce5" office:value-type="string">
            <text:p><text:s text:c="7"/>--</text:p>
          </table:table-cell>
          <table:table-cell office:value-type="float" office:value="3">
            <text:p>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2016">
            <text:p>2,016</text:p>
          </table:table-cell>
          <table:table-cell office:value-type="float" office:value="46">
            <text:p>4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8">
            <text:p>38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3">
            <text:p>3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2015">
            <text:p>2,01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6">
            <text:p>6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2019">
            <text:p>2,019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5">
            <text:p>5</text:p>
          </table:table-cell>
          <table:table-cell office:value-type="float" office:value="16.5">
            <text:p>1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1940">
            <text:p>1,940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.5">
            <text:p>17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1874">
            <text:p>1,874</text:p>
          </table:table-cell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2.2">
            <text:p>22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1674">
            <text:p>1,674</text:p>
          </table:table-cell>
          <table:table-cell office:value-type="float" office:value="388">
            <text:p>388</text:p>
          </table:table-cell>
          <table:table-cell office:value-type="float" office:value="137">
            <text:p>137</text:p>
          </table:table-cell>
          <table:table-cell office:value-type="float" office:value="259">
            <text:p>259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office:value-type="float" office:value="32.3">
            <text:p>32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2035">
            <text:p>2,03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.6">
            <text:p>15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2048">
            <text:p>2,048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1">
            <text:p>11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20.7">
            <text:p>20.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ellaneous</text:p>
          </table:table-cell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Default" table:formula="of:=[.B1938]" office:value-type="string" office:string-value="Participation in One or More of the Following Types of Programs">
            <text:p>Participation in One or More of the Following Types of Programs</text:p>
          </table:table-cell>
          <table:table-cell table:formula="of:=IF(ISNUMBER([.C1938]);[.C1938];0)+IF(ISNUMBER([.C1984]);[.C1984];0)" office:value-type="float" office:value="14455">
            <text:p>14,455</text:p>
          </table:table-cell>
          <table:table-cell table:formula="of:=IF(ISNUMBER([.D1938]);[.D1938];0)+IF(ISNUMBER([.D1984]);[.D1984];0)" office:value-type="float" office:value="2599">
            <text:p>2,599</text:p>
          </table:table-cell>
          <table:table-cell table:formula="of:=IF(ISNUMBER([.E1938]);[.E1938];0)+IF(ISNUMBER([.E1984]);[.E1984];0)" office:value-type="float" office:value="1720">
            <text:p>1,720</text:p>
          </table:table-cell>
          <table:table-cell table:formula="of:=IF(ISNUMBER([.F1938]);[.F1938];0)+IF(ISNUMBER([.F1984]);[.F1984];0)" office:value-type="float" office:value="1617">
            <text:p>1,617</text:p>
          </table:table-cell>
          <table:table-cell table:formula="of:=IF(ISNUMBER([.G1938]);[.G1938];0)+IF(ISNUMBER([.G1984]);[.G1984];0)" office:value-type="float" office:value="457">
            <text:p>457</text:p>
          </table:table-cell>
          <table:table-cell table:formula="of:=IF(ISNUMBER([.H1938]);[.H1938];0)+IF(ISNUMBER([.H1984]);[.H1984];0)" office:value-type="float" office:value="378">
            <text:p>378</text:p>
          </table:table-cell>
          <table:table-cell table:style-name="ce4" table:formula="of:=IF(ISNUMBER([.I1938]);[.I1938];0)+IF(ISNUMBER([.I1984]);[.I1984];0)" office:value-type="float" office:value="28.9">
            <text:p>2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39]" office:value-type="string" office:string-value="    Energy Audits">
            <text:p><text:s text:c="4"/>Energy Audits</text:p>
          </table:table-cell>
          <table:table-cell table:formula="of:=IF(ISNUMBER([.C1939]);[.C1939];0)+IF(ISNUMBER([.C1985]);[.C1985];0)" office:value-type="float" office:value="15516">
            <text:p>15,516</text:p>
          </table:table-cell>
          <table:table-cell table:formula="of:=IF(ISNUMBER([.D1939]);[.D1939];0)+IF(ISNUMBER([.D1985]);[.D1985];0)" office:value-type="float" office:value="1538">
            <text:p>1,538</text:p>
          </table:table-cell>
          <table:table-cell table:formula="of:=IF(ISNUMBER([.E1939]);[.E1939];0)+IF(ISNUMBER([.E1985]);[.E1985];0)" office:value-type="float" office:value="1031">
            <text:p>1,031</text:p>
          </table:table-cell>
          <table:table-cell table:formula="of:=IF(ISNUMBER([.F1939]);[.F1939];0)+IF(ISNUMBER([.F1985]);[.F1985];0)" office:value-type="float" office:value="808">
            <text:p>808</text:p>
          </table:table-cell>
          <table:table-cell table:formula="of:=IF(ISNUMBER([.G1939]);[.G1939];0)+IF(ISNUMBER([.G1985]);[.G1985];0)" office:value-type="float" office:value="119">
            <text:p>119</text:p>
          </table:table-cell>
          <table:table-cell table:formula="of:=IF(ISNUMBER([.H1939]);[.H1939];0)+IF(ISNUMBER([.H1985]);[.H1985];0)" office:value-type="float" office:value="236">
            <text:p>236</text:p>
          </table:table-cell>
          <table:table-cell table:style-name="ce4" table:formula="of:=IF(ISNUMBER([.I1939]);[.I1939];0)+IF(ISNUMBER([.I1985]);[.I1985];0)" office:value-type="float" office:value="28.7">
            <text:p>2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0]" office:value-type="string" office:string-value="    Electricity Load Control">
            <text:p><text:s text:c="4"/>Electricity Load Control</text:p>
          </table:table-cell>
          <table:table-cell table:formula="of:=IF(ISNUMBER([.C1940]);[.C1940];0)+IF(ISNUMBER([.C1986]);[.C1986];0)" office:value-type="float" office:value="16079">
            <text:p>16,079</text:p>
          </table:table-cell>
          <table:table-cell table:formula="of:=IF(ISNUMBER([.D1940]);[.D1940];0)+IF(ISNUMBER([.D1986]);[.D1986];0)" office:value-type="float" office:value="975">
            <text:p>975</text:p>
          </table:table-cell>
          <table:table-cell table:formula="of:=IF(ISNUMBER([.E1940]);[.E1940];0)+IF(ISNUMBER([.E1986]);[.E1986];0)" office:value-type="float" office:value="455">
            <text:p>455</text:p>
          </table:table-cell>
          <table:table-cell table:formula="of:=IF(ISNUMBER([.F1940]);[.F1940];0)+IF(ISNUMBER([.F1986]);[.F1986];0)" office:value-type="float" office:value="676">
            <text:p>676</text:p>
          </table:table-cell>
          <table:table-cell table:formula="of:=IF(ISNUMBER([.G1940]);[.G1940];0)+IF(ISNUMBER([.G1986]);[.G1986];0)" office:value-type="float" office:value="23">
            <text:p>23</text:p>
          </table:table-cell>
          <table:table-cell table:formula="of:=IF(ISNUMBER([.H1940]);[.H1940];0)+IF(ISNUMBER([.H1986]);[.H1986];0)" office:value-type="float" office:value="71">
            <text:p>71</text:p>
          </table:table-cell>
          <table:table-cell table:style-name="ce4" table:formula="of:=IF(ISNUMBER([.I1940]);[.I1940];0)+IF(ISNUMBER([.I1986]);[.I1986];0)" office:value-type="float" office:value="28.1">
            <text:p>28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1]" office:value-type="string" office:string-value="    Special Rate Schedule (c)">
            <text:p><text:s text:c="4"/>Special Rate Schedule (c)</text:p>
          </table:table-cell>
          <table:table-cell table:formula="of:=IF(ISNUMBER([.C1941]);[.C1941];0)+IF(ISNUMBER([.C1987]);[.C1987];0)" office:value-type="float" office:value="16647">
            <text:p>16,647</text:p>
          </table:table-cell>
          <table:table-cell table:formula="of:=IF(ISNUMBER([.D1941]);[.D1941];0)+IF(ISNUMBER([.D1987]);[.D1987];0)" office:value-type="float" office:value="407">
            <text:p>407</text:p>
          </table:table-cell>
          <table:table-cell table:formula="of:=IF(ISNUMBER([.E1941]);[.E1941];0)+IF(ISNUMBER([.E1987]);[.E1987];0)" office:value-type="float" office:value="407">
            <text:p>407</text:p>
          </table:table-cell>
          <table:table-cell table:formula="of:=IF(ISNUMBER([.F1941]);[.F1941];0)+IF(ISNUMBER([.F1987]);[.F1987];0)" office:value-type="float" office:value="0">
            <text:p>0</text:p>
          </table:table-cell>
          <table:table-cell table:formula="of:=IF(ISNUMBER([.G1941]);[.G1941];0)+IF(ISNUMBER([.G1987]);[.G1987];0)" office:value-type="float" office:value="0">
            <text:p>0</text:p>
          </table:table-cell>
          <table:table-cell table:formula="of:=IF(ISNUMBER([.H1941]);[.H1941];0)+IF(ISNUMBER([.H1987]);[.H1987];0)" office:value-type="float" office:value="0">
            <text:p>0</text:p>
          </table:table-cell>
          <table:table-cell table:style-name="ce4" table:formula="of:=IF(ISNUMBER([.I1941]);[.I1941];0)+IF(ISNUMBER([.I1987]);[.I1987];0)" office:value-type="float" office:value="5.8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2]" office:value-type="string" office:string-value="    Standby Generation Program">
            <text:p><text:s text:c="4"/>Standby Generation Program</text:p>
          </table:table-cell>
          <table:table-cell table:formula="of:=IF(ISNUMBER([.C1942]);[.C1942];0)+IF(ISNUMBER([.C1988]);[.C1988];0)" office:value-type="float" office:value="16902">
            <text:p>16,902</text:p>
          </table:table-cell>
          <table:table-cell table:formula="of:=IF(ISNUMBER([.D1942]);[.D1942];0)+IF(ISNUMBER([.D1988]);[.D1988];0)" office:value-type="float" office:value="152">
            <text:p>152</text:p>
          </table:table-cell>
          <table:table-cell table:formula="of:=IF(ISNUMBER([.E1942]);[.E1942];0)+IF(ISNUMBER([.E1988]);[.E1988];0)" office:value-type="float" office:value="71">
            <text:p>71</text:p>
          </table:table-cell>
          <table:table-cell table:formula="of:=IF(ISNUMBER([.F1942]);[.F1942];0)+IF(ISNUMBER([.F1988]);[.F1988];0)" office:value-type="float" office:value="100">
            <text:p>100</text:p>
          </table:table-cell>
          <table:table-cell table:formula="of:=IF(ISNUMBER([.G1942]);[.G1942];0)+IF(ISNUMBER([.G1988]);[.G1988];0)" office:value-type="float" office:value="3">
            <text:p>3</text:p>
          </table:table-cell>
          <table:table-cell table:formula="of:=IF(ISNUMBER([.H1942]);[.H1942];0)+IF(ISNUMBER([.H1988]);[.H1988];0)" office:value-type="float" office:value="5">
            <text:p>5</text:p>
          </table:table-cell>
          <table:table-cell table:style-name="ce4" table:formula="of:=IF(ISNUMBER([.I1942]);[.I1942];0)+IF(ISNUMBER([.I1988]);[.I1988];0)" office:value-type="float" office:value="32.1">
            <text:p>32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3]" office:value-type="string" office:string-value="    Equipment Rebates">
            <text:p><text:s text:c="4"/>Equipment Rebates</text:p>
          </table:table-cell>
          <table:table-cell table:formula="of:=IF(ISNUMBER([.C1943]);[.C1943];0)+IF(ISNUMBER([.C1989]);[.C1989];0)" office:value-type="float" office:value="15954">
            <text:p>15,954</text:p>
          </table:table-cell>
          <table:table-cell table:formula="of:=IF(ISNUMBER([.D1943]);[.D1943];0)+IF(ISNUMBER([.D1989]);[.D1989];0)" office:value-type="float" office:value="1100">
            <text:p>1,100</text:p>
          </table:table-cell>
          <table:table-cell table:formula="of:=IF(ISNUMBER([.E1943]);[.E1943];0)+IF(ISNUMBER([.E1989]);[.E1989];0)" office:value-type="float" office:value="1009">
            <text:p>1,009</text:p>
          </table:table-cell>
          <table:table-cell table:formula="of:=IF(ISNUMBER([.F1943]);[.F1943];0)+IF(ISNUMBER([.F1989]);[.F1989];0)" office:value-type="float" office:value="302">
            <text:p>302</text:p>
          </table:table-cell>
          <table:table-cell table:formula="of:=IF(ISNUMBER([.G1943]);[.G1943];0)+IF(ISNUMBER([.G1989]);[.G1989];0)" office:value-type="float" office:value="0">
            <text:p>0</text:p>
          </table:table-cell>
          <table:table-cell table:formula="of:=IF(ISNUMBER([.H1943]);[.H1943];0)+IF(ISNUMBER([.H1989]);[.H1989];0)" office:value-type="float" office:value="109">
            <text:p>109</text:p>
          </table:table-cell>
          <table:table-cell table:style-name="ce4" table:formula="of:=IF(ISNUMBER([.I1943]);[.I1943];0)+IF(ISNUMBER([.I1989]);[.I1989];0)" office:value-type="float" office:value="38.5">
            <text:p>3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4]" office:value-type="string" office:string-value="    Power Factor Correction or Improvement">
            <text:p><text:s text:c="4"/>Power Factor Correction or Improvement</text:p>
          </table:table-cell>
          <table:table-cell table:formula="of:=IF(ISNUMBER([.C1944]);[.C1944];0)+IF(ISNUMBER([.C1990]);[.C1990];0)" office:value-type="float" office:value="16569">
            <text:p>16,569</text:p>
          </table:table-cell>
          <table:table-cell table:formula="of:=IF(ISNUMBER([.D1944]);[.D1944];0)+IF(ISNUMBER([.D1990]);[.D1990];0)" office:value-type="float" office:value="484">
            <text:p>484</text:p>
          </table:table-cell>
          <table:table-cell table:formula="of:=IF(ISNUMBER([.E1944]);[.E1944];0)+IF(ISNUMBER([.E1990]);[.E1990];0)" office:value-type="float" office:value="312">
            <text:p>312</text:p>
          </table:table-cell>
          <table:table-cell table:formula="of:=IF(ISNUMBER([.F1944]);[.F1944];0)+IF(ISNUMBER([.F1990]);[.F1990];0)" office:value-type="float" office:value="230">
            <text:p>230</text:p>
          </table:table-cell>
          <table:table-cell table:formula="of:=IF(ISNUMBER([.G1944]);[.G1944];0)+IF(ISNUMBER([.G1990]);[.G1990];0)" office:value-type="float" office:value="9">
            <text:p>9</text:p>
          </table:table-cell>
          <table:table-cell table:formula="of:=IF(ISNUMBER([.H1944]);[.H1944];0)+IF(ISNUMBER([.H1990]);[.H1990];0)" office:value-type="float" office:value="45">
            <text:p>45</text:p>
          </table:table-cell>
          <table:table-cell table:style-name="ce4" table:formula="of:=IF(ISNUMBER([.I1944]);[.I1944];0)+IF(ISNUMBER([.I1990]);[.I1990];0)" office:value-type="float" office:value="29.3">
            <text:p>2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5]" office:value-type="string" office:string-value="    U.S. Environmental Protection Agency's Energy Star Program">
            <text:p><text:s text:c="4"/>U.S. Environmental Protection Agency's Energy Star Program</text:p>
          </table:table-cell>
          <table:table-cell table:formula="of:=IF(ISNUMBER([.C1945]);[.C1945];0)+IF(ISNUMBER([.C1991]);[.C1991];0)" office:value-type="float" office:value="17029">
            <text:p>17,029</text:p>
          </table:table-cell>
          <table:table-cell table:formula="of:=IF(ISNUMBER([.D1945]);[.D1945];0)+IF(ISNUMBER([.D1991]);[.D1991];0)" office:value-type="float" office:value="24">
            <text:p>24</text:p>
          </table:table-cell>
          <table:table-cell table:formula="of:=IF(ISNUMBER([.E1945]);[.E1945];0)+IF(ISNUMBER([.E1991]);[.E1991];0)" office:value-type="float" office:value="0">
            <text:p>0</text:p>
          </table:table-cell>
          <table:table-cell table:formula="of:=IF(ISNUMBER([.F1945]);[.F1945];0)+IF(ISNUMBER([.F1991]);[.F1991];0)" office:value-type="float" office:value="0">
            <text:p>0</text:p>
          </table:table-cell>
          <table:table-cell table:formula="of:=IF(ISNUMBER([.G1945]);[.G1945];0)+IF(ISNUMBER([.G1991]);[.G1991];0)" office:value-type="float" office:value="24">
            <text:p>24</text:p>
          </table:table-cell>
          <table:table-cell table:formula="of:=IF(ISNUMBER([.H1945]);[.H1945];0)+IF(ISNUMBER([.H1991]);[.H1991];0)" office:value-type="float" office:value="0">
            <text:p>0</text:p>
          </table:table-cell>
          <table:table-cell table:style-name="ce4" table:formula="of:=IF(ISNUMBER([.I1945]);[.I1945];0)+IF(ISNUMBER([.I1991]);[.I1991];0)" office:value-type="float" office:value="5.7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6]" office:value-type="string" office:string-value="    U.S. Environmental Protection Agency's Green Lights Program">
            <text:p><text:s text:c="4"/>U.S. Environmental Protection Agency's Green Lights Program</text:p>
          </table:table-cell>
          <table:table-cell table:formula="of:=IF(ISNUMBER([.C1946]);[.C1946];0)+IF(ISNUMBER([.C1992]);[.C1992];0)" office:value-type="float" office:value="16749">
            <text:p>16,749</text:p>
          </table:table-cell>
          <table:table-cell table:formula="of:=IF(ISNUMBER([.D1946]);[.D1946];0)+IF(ISNUMBER([.D1992]);[.D1992];0)" office:value-type="float" office:value="118">
            <text:p>118</text:p>
          </table:table-cell>
          <table:table-cell table:formula="of:=IF(ISNUMBER([.E1946]);[.E1946];0)+IF(ISNUMBER([.E1992]);[.E1992];0)" office:value-type="float" office:value="0">
            <text:p>0</text:p>
          </table:table-cell>
          <table:table-cell table:formula="of:=IF(ISNUMBER([.F1946]);[.F1946];0)+IF(ISNUMBER([.F1992]);[.F1992];0)" office:value-type="float" office:value="0">
            <text:p>0</text:p>
          </table:table-cell>
          <table:table-cell table:formula="of:=IF(ISNUMBER([.G1946]);[.G1946];0)+IF(ISNUMBER([.G1992]);[.G1992];0)" office:value-type="float" office:value="118">
            <text:p>118</text:p>
          </table:table-cell>
          <table:table-cell table:formula="of:=IF(ISNUMBER([.H1946]);[.H1946];0)+IF(ISNUMBER([.H1992]);[.H1992];0)" office:value-type="float" office:value="0">
            <text:p>0</text:p>
          </table:table-cell>
          <table:table-cell table:style-name="ce4" table:formula="of:=IF(ISNUMBER([.I1946]);[.I1946];0)+IF(ISNUMBER([.I1992]);[.I1992];0)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7]" office:value-type="string" office:string-value="    U.S. Department of Energy's Motor Challenge Program">
            <text:p><text:s text:c="4"/>U.S. Department of Energy's Motor Challenge Program</text:p>
          </table:table-cell>
          <table:table-cell table:formula="of:=IF(ISNUMBER([.C1947]);[.C1947];0)+IF(ISNUMBER([.C1993]);[.C1993];0)" office:value-type="float" office:value="17010">
            <text:p>17,010</text:p>
          </table:table-cell>
          <table:table-cell table:formula="of:=IF(ISNUMBER([.D1947]);[.D1947];0)+IF(ISNUMBER([.D1993]);[.D1993];0)" office:value-type="float" office:value="14">
            <text:p>14</text:p>
          </table:table-cell>
          <table:table-cell table:formula="of:=IF(ISNUMBER([.E1947]);[.E1947];0)+IF(ISNUMBER([.E1993]);[.E1993];0)" office:value-type="float" office:value="0">
            <text:p>0</text:p>
          </table:table-cell>
          <table:table-cell table:formula="of:=IF(ISNUMBER([.F1947]);[.F1947];0)+IF(ISNUMBER([.F1993]);[.F1993];0)" office:value-type="float" office:value="0">
            <text:p>0</text:p>
          </table:table-cell>
          <table:table-cell table:formula="of:=IF(ISNUMBER([.G1947]);[.G1947];0)+IF(ISNUMBER([.G1993]);[.G1993];0)" office:value-type="float" office:value="14">
            <text:p>14</text:p>
          </table:table-cell>
          <table:table-cell table:formula="of:=IF(ISNUMBER([.H1947]);[.H1947];0)+IF(ISNUMBER([.H1993]);[.H1993];0)" office:value-type="float" office:value="0">
            <text:p>0</text:p>
          </table:table-cell>
          <table:table-cell table:style-name="ce4" table:formula="of:=IF(ISNUMBER([.I1947]);[.I1947];0)+IF(ISNUMBER([.I1993]);[.I1993];0)" office:value-type="float" office:value="4.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8]" office:value-type="string" office:string-value="    Equipment Installation or Retrofit for the Primary Purpose of ">
            <text:p><text:s text:c="4"/>Equipment Installation or Retrofit for the Primary Purpose of </text:p>
          </table:table-cell>
          <table:table-cell table:formula="of:=IF(ISNUMBER([.C1948]);[.C1948];0)+IF(ISNUMBER([.C1994]);[.C1994];0)" office:value-type="float" office:value="0">
            <text:p>0</text:p>
          </table:table-cell>
          <table:table-cell table:formula="of:=IF(ISNUMBER([.D1948]);[.D1948];0)+IF(ISNUMBER([.D1994]);[.D1994];0)" office:value-type="float" office:value="0">
            <text:p>0</text:p>
          </table:table-cell>
          <table:table-cell table:formula="of:=IF(ISNUMBER([.E1948]);[.E1948];0)+IF(ISNUMBER([.E1994]);[.E1994];0)" office:value-type="float" office:value="0">
            <text:p>0</text:p>
          </table:table-cell>
          <table:table-cell table:formula="of:=IF(ISNUMBER([.F1948]);[.F1948];0)+IF(ISNUMBER([.F1994]);[.F1994];0)" office:value-type="float" office:value="0">
            <text:p>0</text:p>
          </table:table-cell>
          <table:table-cell table:formula="of:=IF(ISNUMBER([.G1948]);[.G1948];0)+IF(ISNUMBER([.G1994]);[.G1994];0)" office:value-type="float" office:value="0">
            <text:p>0</text:p>
          </table:table-cell>
          <table:table-cell table:formula="of:=IF(ISNUMBER([.H1948]);[.H1948];0)+IF(ISNUMBER([.H1994]);[.H1994];0)" office:value-type="float" office:value="0">
            <text:p>0</text:p>
          </table:table-cell>
          <table:table-cell table:style-name="ce4" table:formula="of:=IF(ISNUMBER([.I1948]);[.I1948];0)+IF(ISNUMBER([.I1994]);[.I1994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49]" office:value-type="string" office:string-value="      Improving Energy Efficiency Affecting:">
            <text:p><text:s text:c="6"/>Improving Energy Efficiency Affecting:</text:p>
          </table:table-cell>
          <table:table-cell table:formula="of:=IF(ISNUMBER([.C1949]);[.C1949];0)+IF(ISNUMBER([.C1995]);[.C1995];0)" office:value-type="float" office:value="0">
            <text:p>0</text:p>
          </table:table-cell>
          <table:table-cell table:formula="of:=IF(ISNUMBER([.D1949]);[.D1949];0)+IF(ISNUMBER([.D1995]);[.D1995];0)" office:value-type="float" office:value="0">
            <text:p>0</text:p>
          </table:table-cell>
          <table:table-cell table:formula="of:=IF(ISNUMBER([.E1949]);[.E1949];0)+IF(ISNUMBER([.E1995]);[.E1995];0)" office:value-type="float" office:value="0">
            <text:p>0</text:p>
          </table:table-cell>
          <table:table-cell table:formula="of:=IF(ISNUMBER([.F1949]);[.F1949];0)+IF(ISNUMBER([.F1995]);[.F1995];0)" office:value-type="float" office:value="0">
            <text:p>0</text:p>
          </table:table-cell>
          <table:table-cell table:formula="of:=IF(ISNUMBER([.G1949]);[.G1949];0)+IF(ISNUMBER([.G1995]);[.G1995];0)" office:value-type="float" office:value="0">
            <text:p>0</text:p>
          </table:table-cell>
          <table:table-cell table:formula="of:=IF(ISNUMBER([.H1949]);[.H1949];0)+IF(ISNUMBER([.H1995]);[.H1995];0)" office:value-type="float" office:value="0">
            <text:p>0</text:p>
          </table:table-cell>
          <table:table-cell table:style-name="ce4" table:formula="of:=IF(ISNUMBER([.I1949]);[.I1949];0)+IF(ISNUMBER([.I1995]);[.I1995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0]" office:value-type="string" office:string-value="            Steam Production (d)">
            <text:p><text:s text:c="12"/>Steam Production (d)</text:p>
          </table:table-cell>
          <table:table-cell table:formula="of:=IF(ISNUMBER([.C1950]);[.C1950];0)+IF(ISNUMBER([.C1996]);[.C1996];0)" office:value-type="float" office:value="16907">
            <text:p>16,907</text:p>
          </table:table-cell>
          <table:table-cell table:formula="of:=IF(ISNUMBER([.D1950]);[.D1950];0)+IF(ISNUMBER([.D1996]);[.D1996];0)" office:value-type="float" office:value="147">
            <text:p>147</text:p>
          </table:table-cell>
          <table:table-cell table:formula="of:=IF(ISNUMBER([.E1950]);[.E1950];0)+IF(ISNUMBER([.E1996]);[.E1996];0)" office:value-type="float" office:value="15">
            <text:p>15</text:p>
          </table:table-cell>
          <table:table-cell table:formula="of:=IF(ISNUMBER([.F1950]);[.F1950];0)+IF(ISNUMBER([.F1996]);[.F1996];0)" office:value-type="float" office:value="134">
            <text:p>134</text:p>
          </table:table-cell>
          <table:table-cell table:formula="of:=IF(ISNUMBER([.G1950]);[.G1950];0)+IF(ISNUMBER([.G1996]);[.G1996];0)" office:value-type="float" office:value="0">
            <text:p>0</text:p>
          </table:table-cell>
          <table:table-cell table:formula="of:=IF(ISNUMBER([.H1950]);[.H1950];0)+IF(ISNUMBER([.H1996]);[.H1996];0)" office:value-type="float" office:value="11">
            <text:p>11</text:p>
          </table:table-cell>
          <table:table-cell table:style-name="ce4" table:formula="of:=IF(ISNUMBER([.I1950]);[.I1950];0)+IF(ISNUMBER([.I1996]);[.I1996];0)" office:value-type="float" office:value="30.9">
            <text:p>31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1]" office:value-type="string" office:string-value="            Direct/Indirect Process Heating">
            <text:p><text:s text:c="12"/>Direct/Indirect Process Heating</text:p>
          </table:table-cell>
          <table:table-cell table:formula="of:=IF(ISNUMBER([.C1951]);[.C1951];0)+IF(ISNUMBER([.C1997]);[.C1997];0)" office:value-type="float" office:value="16899">
            <text:p>16,899</text:p>
          </table:table-cell>
          <table:table-cell table:formula="of:=IF(ISNUMBER([.D1951]);[.D1951];0)+IF(ISNUMBER([.D1997]);[.D1997];0)" office:value-type="float" office:value="154">
            <text:p>154</text:p>
          </table:table-cell>
          <table:table-cell table:formula="of:=IF(ISNUMBER([.E1951]);[.E1951];0)+IF(ISNUMBER([.E1997]);[.E1997];0)" office:value-type="float" office:value="29">
            <text:p>29</text:p>
          </table:table-cell>
          <table:table-cell table:formula="of:=IF(ISNUMBER([.F1951]);[.F1951];0)+IF(ISNUMBER([.F1997]);[.F1997];0)" office:value-type="float" office:value="133">
            <text:p>133</text:p>
          </table:table-cell>
          <table:table-cell table:formula="of:=IF(ISNUMBER([.G1951]);[.G1951];0)+IF(ISNUMBER([.G1997]);[.G1997];0)" office:value-type="float" office:value="0">
            <text:p>0</text:p>
          </table:table-cell>
          <table:table-cell table:formula="of:=IF(ISNUMBER([.H1951]);[.H1951];0)+IF(ISNUMBER([.H1997]);[.H1997];0)" office:value-type="float" office:value="16">
            <text:p>16</text:p>
          </table:table-cell>
          <table:table-cell table:style-name="ce4" table:formula="of:=IF(ISNUMBER([.I1951]);[.I1951];0)+IF(ISNUMBER([.I1997]);[.I1997];0)" office:value-type="float" office:value="29.6">
            <text:p>3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2]" office:value-type="string" office:string-value="            Direct Process Cooling/Refrigeration">
            <text:p><text:s text:c="12"/>Direct Process Cooling/Refrigeration</text:p>
          </table:table-cell>
          <table:table-cell table:formula="of:=IF(ISNUMBER([.C1952]);[.C1952];0)+IF(ISNUMBER([.C1998]);[.C1998];0)" office:value-type="float" office:value="16848">
            <text:p>16,848</text:p>
          </table:table-cell>
          <table:table-cell table:formula="of:=IF(ISNUMBER([.D1952]);[.D1952];0)+IF(ISNUMBER([.D1998]);[.D1998];0)" office:value-type="float" office:value="205">
            <text:p>205</text:p>
          </table:table-cell>
          <table:table-cell table:formula="of:=IF(ISNUMBER([.E1952]);[.E1952];0)+IF(ISNUMBER([.E1998]);[.E1998];0)" office:value-type="float" office:value="62">
            <text:p>62</text:p>
          </table:table-cell>
          <table:table-cell table:formula="of:=IF(ISNUMBER([.F1952]);[.F1952];0)+IF(ISNUMBER([.F1998]);[.F1998];0)" office:value-type="float" office:value="158">
            <text:p>158</text:p>
          </table:table-cell>
          <table:table-cell table:formula="of:=IF(ISNUMBER([.G1952]);[.G1952];0)+IF(ISNUMBER([.G1998]);[.G1998];0)" office:value-type="float" office:value="0">
            <text:p>0</text:p>
          </table:table-cell>
          <table:table-cell table:formula="of:=IF(ISNUMBER([.H1952]);[.H1952];0)+IF(ISNUMBER([.H1998]);[.H1998];0)" office:value-type="float" office:value="12">
            <text:p>12</text:p>
          </table:table-cell>
          <table:table-cell table:style-name="ce4" table:formula="of:=IF(ISNUMBER([.I1952]);[.I1952];0)+IF(ISNUMBER([.I1998]);[.I1998];0)" office:value-type="float" office:value="26">
            <text:p>2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3]" office:value-type="string" office:string-value="            Direct Machine Drive (e)">
            <text:p><text:s text:c="12"/>Direct Machine Drive (e)</text:p>
          </table:table-cell>
          <table:table-cell table:formula="of:=IF(ISNUMBER([.C1953]);[.C1953];0)+IF(ISNUMBER([.C1999]);[.C1999];0)" office:value-type="float" office:value="16644">
            <text:p>16,644</text:p>
          </table:table-cell>
          <table:table-cell table:formula="of:=IF(ISNUMBER([.D1953]);[.D1953];0)+IF(ISNUMBER([.D1999]);[.D1999];0)" office:value-type="float" office:value="410">
            <text:p>410</text:p>
          </table:table-cell>
          <table:table-cell table:formula="of:=IF(ISNUMBER([.E1953]);[.E1953];0)+IF(ISNUMBER([.E1999]);[.E1999];0)" office:value-type="float" office:value="195">
            <text:p>195</text:p>
          </table:table-cell>
          <table:table-cell table:formula="of:=IF(ISNUMBER([.F1953]);[.F1953];0)+IF(ISNUMBER([.F1999]);[.F1999];0)" office:value-type="float" office:value="326">
            <text:p>326</text:p>
          </table:table-cell>
          <table:table-cell table:formula="of:=IF(ISNUMBER([.G1953]);[.G1953];0)+IF(ISNUMBER([.G1999]);[.G1999];0)" office:value-type="float" office:value="9">
            <text:p>9</text:p>
          </table:table-cell>
          <table:table-cell table:formula="of:=IF(ISNUMBER([.H1953]);[.H1953];0)+IF(ISNUMBER([.H1999]);[.H1999];0)" office:value-type="float" office:value="18">
            <text:p>18</text:p>
          </table:table-cell>
          <table:table-cell table:style-name="ce4" table:formula="of:=IF(ISNUMBER([.I1953]);[.I1953];0)+IF(ISNUMBER([.I1999]);[.I1999];0)" office:value-type="float" office:value="29.6">
            <text:p>3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4]" office:value-type="string" office:string-value="            Facility Heating, Ventilation, and Air Conditioning ">
            <text:p><text:s text:c="12"/>Facility Heating, Ventilation, and Air Conditioning </text:p>
          </table:table-cell>
          <table:table-cell table:formula="of:=IF(ISNUMBER([.C1954]);[.C1954];0)+IF(ISNUMBER([.C2000]);[.C2000];0)" office:value-type="float" office:value="16154">
            <text:p>16,154</text:p>
          </table:table-cell>
          <table:table-cell table:formula="of:=IF(ISNUMBER([.D1954]);[.D1954];0)+IF(ISNUMBER([.D2000]);[.D2000];0)" office:value-type="float" office:value="900">
            <text:p>900</text:p>
          </table:table-cell>
          <table:table-cell table:formula="of:=IF(ISNUMBER([.E1954]);[.E1954];0)+IF(ISNUMBER([.E2000]);[.E2000];0)" office:value-type="float" office:value="314">
            <text:p>314</text:p>
          </table:table-cell>
          <table:table-cell table:formula="of:=IF(ISNUMBER([.F1954]);[.F1954];0)+IF(ISNUMBER([.F2000]);[.F2000];0)" office:value-type="float" office:value="759">
            <text:p>759</text:p>
          </table:table-cell>
          <table:table-cell table:formula="of:=IF(ISNUMBER([.G1954]);[.G1954];0)+IF(ISNUMBER([.G2000]);[.G2000];0)" office:value-type="float" office:value="9">
            <text:p>9</text:p>
          </table:table-cell>
          <table:table-cell table:formula="of:=IF(ISNUMBER([.H1954]);[.H1954];0)+IF(ISNUMBER([.H2000]);[.H2000];0)" office:value-type="float" office:value="56">
            <text:p>56</text:p>
          </table:table-cell>
          <table:table-cell table:style-name="ce4" table:formula="of:=IF(ISNUMBER([.I1954]);[.I1954];0)+IF(ISNUMBER([.I2000]);[.I2000];0)" office:value-type="float" office:value="35.7">
            <text:p>3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5]" office:value-type="string" office:string-value="            Facility Lighting">
            <text:p><text:s text:c="12"/>Facility Lighting</text:p>
          </table:table-cell>
          <table:table-cell table:formula="of:=IF(ISNUMBER([.C1955]);[.C1955];0)+IF(ISNUMBER([.C2001]);[.C2001];0)" office:value-type="float" office:value="15721">
            <text:p>15,721</text:p>
          </table:table-cell>
          <table:table-cell table:formula="of:=IF(ISNUMBER([.D1955]);[.D1955];0)+IF(ISNUMBER([.D2001]);[.D2001];0)" office:value-type="float" office:value="1333">
            <text:p>1,333</text:p>
          </table:table-cell>
          <table:table-cell table:formula="of:=IF(ISNUMBER([.E1955]);[.E1955];0)+IF(ISNUMBER([.E2001]);[.E2001];0)" office:value-type="float" office:value="594">
            <text:p>594</text:p>
          </table:table-cell>
          <table:table-cell table:formula="of:=IF(ISNUMBER([.F1955]);[.F1955];0)+IF(ISNUMBER([.F2001]);[.F2001];0)" office:value-type="float" office:value="812">
            <text:p>812</text:p>
          </table:table-cell>
          <table:table-cell table:formula="of:=IF(ISNUMBER([.G1955]);[.G1955];0)+IF(ISNUMBER([.G2001]);[.G2001];0)" office:value-type="float" office:value="0">
            <text:p>0</text:p>
          </table:table-cell>
          <table:table-cell table:formula="of:=IF(ISNUMBER([.H1955]);[.H1955];0)+IF(ISNUMBER([.H2001]);[.H2001];0)" office:value-type="float" office:value="46">
            <text:p>46</text:p>
          </table:table-cell>
          <table:table-cell table:style-name="ce4" table:formula="of:=IF(ISNUMBER([.I1955]);[.I1955];0)+IF(ISNUMBER([.I2001]);[.I2001];0)" office:value-type="float" office:value="28.6">
            <text:p>29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6]" office:value-type="string" office:string-value="    Equipment Installation/Retrofit for the Primary Purpose of">
            <text:p><text:s text:c="4"/>Equipment Installation/Retrofit for the Primary Purpose of</text:p>
          </table:table-cell>
          <table:table-cell table:formula="of:=IF(ISNUMBER([.C1956]);[.C1956];0)+IF(ISNUMBER([.C2002]);[.C2002];0)" office:value-type="float" office:value="0">
            <text:p>0</text:p>
          </table:table-cell>
          <table:table-cell table:formula="of:=IF(ISNUMBER([.D1956]);[.D1956];0)+IF(ISNUMBER([.D2002]);[.D2002];0)" office:value-type="float" office:value="0">
            <text:p>0</text:p>
          </table:table-cell>
          <table:table-cell table:formula="of:=IF(ISNUMBER([.E1956]);[.E1956];0)+IF(ISNUMBER([.E2002]);[.E2002];0)" office:value-type="float" office:value="0">
            <text:p>0</text:p>
          </table:table-cell>
          <table:table-cell table:formula="of:=IF(ISNUMBER([.F1956]);[.F1956];0)+IF(ISNUMBER([.F2002]);[.F2002];0)" office:value-type="float" office:value="0">
            <text:p>0</text:p>
          </table:table-cell>
          <table:table-cell table:formula="of:=IF(ISNUMBER([.G1956]);[.G1956];0)+IF(ISNUMBER([.G2002]);[.G2002];0)" office:value-type="float" office:value="0">
            <text:p>0</text:p>
          </table:table-cell>
          <table:table-cell table:formula="of:=IF(ISNUMBER([.H1956]);[.H1956];0)+IF(ISNUMBER([.H2002]);[.H2002];0)" office:value-type="float" office:value="0">
            <text:p>0</text:p>
          </table:table-cell>
          <table:table-cell table:style-name="ce4" table:formula="of:=IF(ISNUMBER([.I1956]);[.I1956];0)+IF(ISNUMBER([.I2002]);[.I2002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7]" office:value-type="string" office:string-value="      Using a Different Energy Source (f)">
            <text:p><text:s text:c="6"/>Using a Different Energy Source (f)</text:p>
          </table:table-cell>
          <table:table-cell table:formula="of:=IF(ISNUMBER([.C1957]);[.C1957];0)+IF(ISNUMBER([.C2003]);[.C2003];0)" office:value-type="float" office:value="16911">
            <text:p>16,911</text:p>
          </table:table-cell>
          <table:table-cell table:formula="of:=IF(ISNUMBER([.D1957]);[.D1957];0)+IF(ISNUMBER([.D2003]);[.D2003];0)" office:value-type="float" office:value="143">
            <text:p>143</text:p>
          </table:table-cell>
          <table:table-cell table:formula="of:=IF(ISNUMBER([.E1957]);[.E1957];0)+IF(ISNUMBER([.E2003]);[.E2003];0)" office:value-type="float" office:value="10">
            <text:p>10</text:p>
          </table:table-cell>
          <table:table-cell table:formula="of:=IF(ISNUMBER([.F1957]);[.F1957];0)+IF(ISNUMBER([.F2003]);[.F2003];0)" office:value-type="float" office:value="98">
            <text:p>98</text:p>
          </table:table-cell>
          <table:table-cell table:formula="of:=IF(ISNUMBER([.G1957]);[.G1957];0)+IF(ISNUMBER([.G2003]);[.G2003];0)" office:value-type="float" office:value="0">
            <text:p>0</text:p>
          </table:table-cell>
          <table:table-cell table:formula="of:=IF(ISNUMBER([.H1957]);[.H1957];0)+IF(ISNUMBER([.H2003]);[.H2003];0)" office:value-type="float" office:value="8">
            <text:p>8</text:p>
          </table:table-cell>
          <table:table-cell table:style-name="ce4" table:formula="of:=IF(ISNUMBER([.I1957]);[.I1957];0)+IF(ISNUMBER([.I2003]);[.I2003];0)" office:value-type="float" office:value="35.9">
            <text:p>36</text:p>
          </table:table-cell>
          <table:table-cell table:number-columns-repeated="1015"/>
        </table:table-row>
        <table:table-row table:style-name="ro1">
          <table:table-cell/>
          <table:table-cell table:style-name="Default" table:formula="of:=[.B1958]" office:value-type="string" office:string-value="    Other (g)">
            <text:p><text:s text:c="4"/>Other (g)</text:p>
          </table:table-cell>
          <table:table-cell table:formula="of:=IF(ISNUMBER([.C1958]);[.C1958];0)+IF(ISNUMBER([.C2004]);[.C2004];0)" office:value-type="float" office:value="7037">
            <text:p>7,037</text:p>
          </table:table-cell>
          <table:table-cell table:formula="of:=IF(ISNUMBER([.D1958]);[.D1958];0)+IF(ISNUMBER([.D2004]);[.D2004];0)" office:value-type="float" office:value="22">
            <text:p>22</text:p>
          </table:table-cell>
          <table:table-cell table:formula="of:=IF(ISNUMBER([.E1958]);[.E1958];0)+IF(ISNUMBER([.E2004]);[.E2004];0)" office:value-type="float" office:value="0">
            <text:p>0</text:p>
          </table:table-cell>
          <table:table-cell table:formula="of:=IF(ISNUMBER([.F1958]);[.F1958];0)+IF(ISNUMBER([.F2004]);[.F2004];0)" office:value-type="float" office:value="12">
            <text:p>12</text:p>
          </table:table-cell>
          <table:table-cell table:formula="of:=IF(ISNUMBER([.G1958]);[.G1958];0)+IF(ISNUMBER([.G2004]);[.G2004];0)" office:value-type="float" office:value="10">
            <text:p>10</text:p>
          </table:table-cell>
          <table:table-cell table:formula="of:=IF(ISNUMBER([.H1958]);[.H1958];0)+IF(ISNUMBER([.H2004]);[.H2004];0)" office:value-type="float" office:value="3">
            <text:p>3</text:p>
          </table:table-cell>
          <table:table-cell table:style-name="ce4" table:formula="of:=IF(ISNUMBER([.I1958]);[.I1958];0)+IF(ISNUMBER([.I2004]);[.I2004];0)" office:value-type="float" office:value="34.3">
            <text:p>34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visibility="collapse">
          <table:table-cell table:number-columns-repeated="4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8</text:p>
          </table:table-cell>
          <table:table-cell office:value-type="string">
            <text:p>INSTRUMENTS and RELATED PRODUC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5531">
            <text:p>5,531</text:p>
          </table:table-cell>
          <table:table-cell office:value-type="float" office:value="1529">
            <text:p>1,529</text:p>
          </table:table-cell>
          <table:table-cell office:value-type="float" office:value="1073">
            <text:p>1,073</text:p>
          </table:table-cell>
          <table:table-cell office:value-type="float" office:value="1017">
            <text:p>1,017</text:p>
          </table:table-cell>
          <table:table-cell office:value-type="float" office:value="184">
            <text:p>184</text:p>
          </table:table-cell>
          <table:table-cell office:value-type="float" office:value="160">
            <text:p>160</text:p>
          </table:table-cell>
          <table:table-cell office:value-type="float" office:value="12">
            <text:p>12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5964">
            <text:p>5,964</text:p>
          </table:table-cell>
          <table:table-cell office:value-type="float" office:value="1095">
            <text:p>1,095</text:p>
          </table:table-cell>
          <table:table-cell office:value-type="float" office:value="734">
            <text:p>734</text:p>
          </table:table-cell>
          <table:table-cell office:value-type="float" office:value="636">
            <text:p>636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13.6">
            <text:p>13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6418">
            <text:p>6,418</text:p>
          </table:table-cell>
          <table:table-cell office:value-type="float" office:value="642">
            <text:p>642</text:p>
          </table:table-cell>
          <table:table-cell office:value-type="float" office:value="234">
            <text:p>234</text:p>
          </table:table-cell>
          <table:table-cell office:value-type="float" office:value="554">
            <text:p>554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3.5">
            <text:p>13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6767">
            <text:p>6,767</text:p>
          </table:table-cell>
          <table:table-cell table:number-columns-repeated="2" office:value-type="float" office:value="293">
            <text:p>29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3.3">
            <text:p>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6937">
            <text:p>6,937</text:p>
          </table:table-cell>
          <table:table-cell office:value-type="float" office:value="123">
            <text:p>123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.2">
            <text:p>15.2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6409">
            <text:p>6,409</text:p>
          </table:table-cell>
          <table:table-cell office:value-type="float" office:value="651">
            <text:p>651</text:p>
          </table:table-cell>
          <table:table-cell office:value-type="float" office:value="614">
            <text:p>614</text:p>
          </table:table-cell>
          <table:table-cell office:value-type="float" office:value="265">
            <text:p>265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7">
            <text:p>27</text:p>
          </table:table-cell>
          <table:table-cell office:value-type="float" office:value="16.1">
            <text:p>16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6851">
            <text:p>6,851</text:p>
          </table:table-cell>
          <table:table-cell office:value-type="float" office:value="208">
            <text:p>208</text:p>
          </table:table-cell>
          <table:table-cell office:value-type="float" office:value="94">
            <text:p>94</text:p>
          </table:table-cell>
          <table:table-cell office:value-type="float" office:value="160">
            <text:p>16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1.9">
            <text:p>11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7038">
            <text:p>7,038</text:p>
          </table:table-cell>
          <table:table-cell office:value-type="float" office:value="21">
            <text:p>21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21">
            <text:p>21</text:p>
          </table:table-cell>
          <table:table-cell table:style-name="ce5" office:value-type="string">
            <text:p><text:s text:c="7"/>--</text:p>
          </table:table-cell>
          <table:table-cell office:value-type="float" office:value="2.8">
            <text:p>2.8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6941">
            <text:p>6,941</text:p>
          </table:table-cell>
          <table:table-cell office:value-type="float" office:value="118">
            <text:p>11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18">
            <text:p>118</text:p>
          </table:table-cell>
          <table:table-cell table:style-name="ce5" office:value-type="string">
            <text:p><text:s text:c="7"/>--</text:p>
          </table:table-cell>
          <table:table-cell office:value-type="float" office:value="2.4">
            <text:p>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7046">
            <text:p>7,046</text:p>
          </table:table-cell>
          <table:table-cell office:value-type="float" office:value="14">
            <text:p>14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14">
            <text:p>14</text:p>
          </table:table-cell>
          <table:table-cell table:style-name="ce5" office:value-type="string">
            <text:p><text:s text:c="7"/>--</text:p>
          </table:table-cell>
          <table:table-cell office:value-type="float" office:value="3.1">
            <text:p>3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6949">
            <text:p>6,949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6967">
            <text:p>6,967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.7">
            <text:p>13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6920">
            <text:p>6,920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6774">
            <text:p>6,774</text:p>
          </table:table-cell>
          <table:table-cell office:value-type="float" office:value="286">
            <text:p>286</text:p>
          </table:table-cell>
          <table:table-cell office:value-type="float" office:value="122">
            <text:p>122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6328">
            <text:p>6,328</text:p>
          </table:table-cell>
          <table:table-cell office:value-type="float" office:value="732">
            <text:p>732</text:p>
          </table:table-cell>
          <table:table-cell office:value-type="float" office:value="268">
            <text:p>268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6385">
            <text:p>6,385</text:p>
          </table:table-cell>
          <table:table-cell office:value-type="float" office:value="675">
            <text:p>675</text:p>
          </table:table-cell>
          <table:table-cell office:value-type="float" office:value="343">
            <text:p>343</text:p>
          </table:table-cell>
          <table:table-cell office:value-type="float" office:value="417">
            <text:p>417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6">
            <text:p>46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office:value-type="float" office:value="6990">
            <text:p>6,990</text:p>
          </table:table-cell>
          <table:table-cell office:value-type="float" office:value="70">
            <text:p>70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.5">
            <text:p>14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7037">
            <text:p>7,037</text:p>
          </table:table-cell>
          <table:table-cell office:value-type="float" office:value="22">
            <text:p>22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<text:s text:c="2"/>3841</text:p>
          </table:table-cell>
          <table:table-cell office:value-type="string">
            <text:p>Surgical and Medical Instrument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Participation in One or More of the Following Types of Programs</text:p>
          </table:table-cell>
          <table:table-cell office:value-type="float" office:value="712">
            <text:p>712</text:p>
          </table:table-cell>
          <table:table-cell office:value-type="float" office:value="166">
            <text:p>166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4.6">
            <text:p>24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nergy Audits</text:p>
          </table:table-cell>
          <table:table-cell office:value-type="float" office:value="741">
            <text:p>741</text:p>
          </table:table-cell>
          <table:table-cell office:value-type="float" office:value="137">
            <text:p>13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36">
            <text:p>36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">
            <text:p>13</text:p>
          </table:table-cell>
          <table:table-cell office:value-type="float" office:value="28">
            <text:p>2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lectricity Load Control</text:p>
          </table:table-cell>
          <table:table-cell office:value-type="float" office:value="827">
            <text:p>827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.9">
            <text:p>17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pecial Rate Schedule (c)</text:p>
          </table:table-cell>
          <table:table-cell office:value-type="float" office:value="855">
            <text:p>855</text:p>
          </table:table-cell>
          <table:table-cell table:number-columns-repeated="2" office:value-type="float" office:value="23">
            <text:p>23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874">
            <text:p>8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832">
            <text:p>832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.7">
            <text:p>21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854">
            <text:p>85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7">
            <text:p>17.7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870">
            <text:p>870</text:p>
          </table:table-cell>
          <table:table-cell office:value-type="float" office:value="8">
            <text:p>8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8">
            <text:p>8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3.4">
            <text:p>3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Improving Energy Efficiency Affecting:</text:p>
          </table:table-cell>
          <table:table-cell table:style-name="Default" table:number-columns-repeated="7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872">
            <text:p>872</text:p>
          </table:table-cell>
          <table:table-cell office:value-type="float" office:value="6">
            <text:p>6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9.3">
            <text:p>19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869">
            <text:p>86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5">
            <text:p>16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865">
            <text:p>86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3">
            <text:p>17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Machine Drive (e)</text:p>
          </table:table-cell>
          <table:table-cell office:value-type="float" office:value="864">
            <text:p>86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7.6">
            <text:p>17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836">
            <text:p>83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.1">
            <text:p>19.1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827">
            <text:p>82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.7">
            <text:p>18.7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6"/>Using a Different Energy Source (f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table:number-columns-repeated="3"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office:value-type="float" office:value="873">
            <text:p>8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table:style-name="ce5" office:value-type="string">
            <text:p><text:s text:c="10"/>W <text:s text:c="3"/></text:p>
          </table:table-cell>
          <table:table-cell office:value-type="float" office:value="16.5">
            <text:p>16.5</text:p>
          </table:table-cell>
          <table:table-cell table:number-columns-repeated="1015"/>
        </table:table-row>
        <table:table-row table:style-name="ro1" table:visibility="collapse">
          <table:table-cell table:style-name="Default" table:number-columns-repeated="2"/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>39</text:p>
          </table:table-cell>
          <table:table-cell office:value-type="string">
            <text:p>MISC. MANUFACTURING INDUSTRIES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Participation in One or More of the Following Types of Programs</text:p>
          </table:table-cell>
          <table:table-cell office:value-type="float" office:value="8924">
            <text:p>8,924</text:p>
          </table:table-cell>
          <table:table-cell office:value-type="float" office:value="1070">
            <text:p>1,070</text:p>
          </table:table-cell>
          <table:table-cell office:value-type="float" office:value="647">
            <text:p>647</text:p>
          </table:table-cell>
          <table:table-cell office:value-type="float" office:value="600">
            <text:p>600</text:p>
          </table:table-cell>
          <table:table-cell office:value-type="float" office:value="273">
            <text:p>273</text:p>
          </table:table-cell>
          <table:table-cell office:value-type="float" office:value="218">
            <text:p>218</text:p>
          </table:table-cell>
          <table:table-cell office:value-type="float" office:value="16.9">
            <text:p>16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nergy Audits</text:p>
          </table:table-cell>
          <table:table-cell office:value-type="float" office:value="9552">
            <text:p>9,552</text:p>
          </table:table-cell>
          <table:table-cell office:value-type="float" office:value="443">
            <text:p>443</text:p>
          </table:table-cell>
          <table:table-cell office:value-type="float" office:value="297">
            <text:p>297</text:p>
          </table:table-cell>
          <table:table-cell office:value-type="float" office:value="172">
            <text:p>172</text:p>
          </table:table-cell>
          <table:table-cell office:value-type="float" office:value="55">
            <text:p>55</text:p>
          </table:table-cell>
          <table:table-cell office:value-type="float" office:value="122">
            <text:p>122</text:p>
          </table:table-cell>
          <table:table-cell office:value-type="float" office:value="15.1">
            <text:p>15.1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Electricity Load Control</text:p>
          </table:table-cell>
          <table:table-cell office:value-type="float" office:value="9661">
            <text:p>9,661</text:p>
          </table:table-cell>
          <table:table-cell office:value-type="float" office:value="333">
            <text:p>333</text:p>
          </table:table-cell>
          <table:table-cell office:value-type="float" office:value="221">
            <text:p>221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4.6">
            <text:p>14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Special Rate Schedule (c)</text:p>
          </table:table-cell>
          <table:table-cell office:value-type="float" office:value="9880">
            <text:p>9,880</text:p>
          </table:table-cell>
          <table:table-cell table:number-columns-repeated="2" office:value-type="float" office:value="114">
            <text:p>114</text:p>
          </table:table-cell>
          <table:table-cell table:number-columns-repeated="3" table:style-name="ce5" office:value-type="string">
            <text:p><text:s text:c="7"/>--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Standby Generation Program</text:p>
          </table:table-cell>
          <table:table-cell office:value-type="float" office:value="9965">
            <text:p>9,96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Rebates</text:p>
          </table:table-cell>
          <table:table-cell office:value-type="float" office:value="9545">
            <text:p>9,545</text:p>
          </table:table-cell>
          <table:table-cell office:value-type="float" office:value="449">
            <text:p>449</text:p>
          </table:table-cell>
          <table:table-cell office:value-type="float" office:value="395">
            <text:p>395</text:p>
          </table:table-cell>
          <table:table-cell office:value-type="float" office:value="37">
            <text:p>37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82">
            <text:p>82</text:p>
          </table:table-cell>
          <table:table-cell office:value-type="float" office:value="22.4">
            <text:p>22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Power Factor Correction or Improvement</text:p>
          </table:table-cell>
          <table:table-cell office:value-type="float" office:value="9718">
            <text:p>9,718</text:p>
          </table:table-cell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7.4">
            <text:p>17.4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Energy Star Program</text:p>
          </table:table-cell>
          <table:table-cell office:value-type="float" office:value="9991">
            <text:p>9,991</text:p>
          </table:table-cell>
          <table:table-cell office:value-type="float" office:value="3">
            <text:p>3</text:p>
          </table:table-cell>
          <table:table-cell table:number-columns-repeated="2" table:style-name="ce5" office:value-type="string">
            <text:p><text:s text:c="7"/>--</text:p>
          </table:table-cell>
          <table:table-cell office:value-type="float" office:value="3">
            <text:p>3</text:p>
          </table:table-cell>
          <table:table-cell table:style-name="ce5" office:value-type="string">
            <text:p><text:s text:c="7"/>--</text:p>
          </table:table-cell>
          <table:table-cell office:value-type="float" office:value="2.9">
            <text:p>2.9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Environmental Protection Agency's Green Lights Program</text:p>
          </table:table-cell>
          <table:table-cell office:value-type="float" office:value="9808">
            <text:p>9,808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4"/>U.S. Department of Energy's Motor Challenge Program</text:p>
          </table:table-cell>
          <table:table-cell office:value-type="float" office:value="9964">
            <text:p>9,964</text:p>
          </table:table-cell>
          <table:table-cell table:style-name="ce5" office:value-type="string">
            <text:p><text:s text:c="10"/>Q <text:s text:c="3"/></text:p>
          </table:table-cell>
          <table:table-cell table:number-columns-repeated="2" table:style-name="ce5" office:value-type="string">
            <text:p><text:s text:c="7"/>--</text:p>
          </table:table-cell>
          <table:table-cell table:style-name="ce5" office:value-type="string">
            <text:p><text:s text:c="10"/>Q <text:s text:c="3"/></text:p>
          </table:table-cell>
          <table:table-cell table:style-name="ce5" office:value-type="string">
            <text:p><text:s text:c="7"/>--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 or Retrofit for the Primary Purpose of 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Improving Energy Efficiency Affecting:</text:p>
          </table:table-cell>
          <table:table-cell table:number-columns-repeated="7"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Steam Production (d)</text:p>
          </table:table-cell>
          <table:table-cell office:value-type="float" office:value="9958">
            <text:p>9,958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13.3">
            <text:p>13.3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/Indirect Process Heating</text:p>
          </table:table-cell>
          <table:table-cell office:value-type="float" office:value="9932">
            <text:p>9,932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5.9">
            <text:p>15.9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Direct Process Cooling/Refrigeration</text:p>
          </table:table-cell>
          <table:table-cell office:value-type="float" office:value="9928">
            <text:p>9,92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style-name="ce5" office:value-type="string">
            <text:p><text:s text:c="10"/>W <text:s text:c="3"/>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3">
            <text:p>13.0</text:p>
          </table:table-cell>
          <table:table-cell table:number-columns-repeated="1015"/>
        </table:table-row>
        <table:table-row table:style-name="ro1" table:visibility="collapse">
          <table:table-cell table:style-name="Default"/>
          <table:table-cell office:value-type="string">
            <text:p><text:s text:c="12"/>Direct Machine Drive (e)</text:p>
          </table:table-cell>
          <table:table-cell office:value-type="float" office:value="9870">
            <text:p>9,870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16.6">
            <text:p>16.6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Heating, Ventilation, and Air Conditioning </text:p>
          </table:table-cell>
          <table:table-cell office:value-type="float" office:value="9826">
            <text:p>9,826</text:p>
          </table:table-cell>
          <table:table-cell office:value-type="float" office:value="168">
            <text:p>168</text:p>
          </table:table-cell>
          <table:table-cell office:value-type="float" office:value="46">
            <text:p>46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table:style-name="ce5" office:value-type="string">
            <text:p><text:s text:c="10"/>Q <text:s text:c="3"/></text:p>
          </table:table-cell>
          <table:table-cell office:value-type="float" office:value="18">
            <text:p>18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12"/>Facility Lighting</text:p>
          </table:table-cell>
          <table:table-cell office:value-type="float" office:value="9336">
            <text:p>9,336</text:p>
          </table:table-cell>
          <table:table-cell office:value-type="float" office:value="658">
            <text:p>658</text:p>
          </table:table-cell>
          <table:table-cell office:value-type="float" office:value="251">
            <text:p>251</text:p>
          </table:table-cell>
          <table:table-cell office:value-type="float" office:value="395">
            <text:p>395</text:p>
          </table:table-cell>
          <table:table-cell table:number-columns-repeated="2" table:style-name="ce5" office:value-type="string">
            <text:p><text:s text:c="10"/>Q <text:s text:c="3"/></text:p>
          </table:table-cell>
          <table:table-cell office:value-type="float" office:value="16">
            <text:p>16.0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Equipment Installation/Retrofit for the Primary Purpose of</text:p>
          </table:table-cell>
          <table:table-cell table:number-columns-repeated="5"/>
          <table:table-cell table:style-name="ce3"/>
          <table:table-cell table:style-name="Default"/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6"/>Using a Different Energy Source (f)</text:p>
          </table:table-cell>
          <table:table-cell office:value-type="float" office:value="9921">
            <text:p>9,9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office:value-type="float" office:value="21.4">
            <text:p>21.4</text:p>
          </table:table-cell>
          <table:table-cell table:number-columns-repeated="1015"/>
        </table:table-row>
        <table:table-row table:style-name="ro1" table:visibility="collapse">
          <table:table-cell office:value-type="string">
            <text:p/>
          </table:table-cell>
          <table:table-cell office:value-type="string">
            <text:p><text:s text:c="4"/>Other (g)</text:p>
          </table:table-cell>
          <table:table-cell table:number-columns-repeated="2" table:style-name="ce5" office:value-type="string">
            <text:p><text:s text:c="10"/>W <text:s text:c="3"/></text:p>
          </table:table-cell>
          <table:table-cell office:value-type="float" office:value="0">
            <text:p>0</text:p>
          </table:table-cell>
          <table:table-cell table:style-name="ce5" office:value-type="string">
            <text:p><text:s text:c="10"/>W <text:s text:c="3"/>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string">
            <text:p><text:s text:c="3"/>(a) See Appendices B and F for descriptions of the Standard Industrial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Classification system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(b) This count includes only those establishments that reported this activity in 1994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See Appendix B for number of establishments by SIC in the sample frame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of 247,199 establishment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(c) For example, interruptible or time-of-use rate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(d) For example, boilers, burners, and nozzle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(e) For example, adjustable-speed drives, motors, and pump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(f) For example, electrification of a subset of the manufacturing operation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(g) Included are improvements in operating procedures and other energy-management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programs reported by respondent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NF=No applicable RSE row/column factor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* Estimate less than 0.5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W=Withheld to avoid disclosing data for individual establishments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Q=Withheld because Relative Standard Error is greater than 50 percent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NA=Not available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-- Estimation is not applicable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4"/>Notes: <text:s/>To obtain the RSE percentage for any table cell, multiply the cell'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corresponding RSE column and RSE row factors. <text:s text:c="2"/>Totals may not equal sum of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components because of independent rounding. <text:s text:c="2"/>The estimates presented in thi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table are for the total consumption of energy for the production of heat an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power, regardless of where the energy was produced. <text:s/>Specifically, the estimate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include the quantities of energy that were originally produced offsite an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purchased by or transferred to the establishment, plus those that were produce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onsite from other energy or input materials not classified as energy, or were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extracted from captive (onsite) mines or wells. <text:s text:c="2"/>'Sponsorship' is determine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by the respondent.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<text:s text:c="3"/>Source: Energy Information Administration, Office of Energy Markets and En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Use, Energy End Use and Integrated Statistics Division, Form EIA-846, '199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Manufacturing Energy Consumption Survey.'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/>
          </table:table-cell>
          <table:table-cell table:style-name="Default" table:number-columns-repeated="8"/>
          <table:table-cell table:number-columns-repeated="1015"/>
        </table:table-row>
      </table:table>
      <table:named-expressions>
        <table:named-range table:name="_J" table:base-cell-address="$Sheet1.$A$1" table:cell-range-address=".$N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7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7-18T17:36:24.89</dc:date>
    <meta:editing-duration>PT30M17S</meta:editing-duration>
    <meta:editing-cycles>5</meta:editing-cycles>
    <meta:document-statistic meta:table-count="1" meta:cell-count="14696" meta:object-count="0"/>
  </office:meta>
</office:document-meta>
</file>